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/>
    </style:style>
    <style:style style:name="gr2" style:family="graphic" style:parent-style-name="standard">
      <style:graphic-properties draw:stroke="solid" svg:stroke-width="0.003cm" svg:stroke-color="#000000" draw:fill="solid" draw:fill-color="#99ff66" draw:opacity="25%" fo:padding-top="0.001cm" fo:padding-bottom="0.001cm" fo:padding-left="0.001cm" fo:padding-right="0.001cm" draw:shadow-opacity="25%"/>
    </style:style>
    <style:style style:name="gr3" style:family="graphic" style:parent-style-name="standard">
      <style:graphic-properties draw:stroke="solid" svg:stroke-width="0.013cm" svg:stroke-color="#000000" draw:fill="solid" draw:fill-color="#99ff66" draw:opacity="25%" fo:padding-top="0.006cm" fo:padding-bottom="0.006cm" fo:padding-left="0.006cm" fo:padding-right="0.006cm" draw:shadow-opacity="25%"/>
    </style:style>
    <style:style style:name="gr4" style:family="graphic" style:parent-style-name="standard">
      <style:graphic-properties draw:stroke="solid" svg:stroke-width="0.003cm" svg:stroke-color="#000000" draw:fill="solid" draw:fill-color="#99ff66" draw:opacity="25%" fo:padding-top="0.001cm" fo:padding-bottom="0.001cm" fo:padding-left="0.001cm" fo:padding-right="0.001cm" draw:shadow="hidden" draw:shadow-opacity="25%"/>
    </style:style>
    <style:style style:name="gr5" style:family="graphic" style:parent-style-name="standard">
      <style:graphic-properties draw:stroke="solid" svg:stroke-width="0.013cm" svg:stroke-color="#000000" draw:fill="solid" draw:fill-color="#99ff66" draw:opacity="25%" fo:padding-top="0.006cm" fo:padding-bottom="0.006cm" fo:padding-left="0.006cm" fo:padding-right="0.006cm" draw:shadow="hidden" draw:shadow-opacity="25%"/>
    </style:style>
    <style:style style:name="gr6" style:family="graphic" style:parent-style-name="standard">
      <style:graphic-properties draw:stroke="solid" svg:stroke-width="0.003cm" svg:stroke-color="#000000" draw:fill="none" draw:fill-color="#ffffff" fo:padding-top="0.001cm" fo:padding-bottom="0.001cm" fo:padding-left="0.001cm" fo:padding-right="0.001cm"/>
    </style:style>
    <style:style style:name="gr7" style:family="graphic" style:parent-style-name="standard">
      <style:graphic-properties draw:stroke="solid" svg:stroke-width="0.013cm" svg:stroke-color="#000000" draw:fill="none" fo:padding-top="0.006cm" fo:padding-bottom="0.006cm" fo:padding-left="0.006cm" fo:padding-right="0.006cm"/>
    </style:style>
    <style:style style:name="gr8" style:family="graphic" style:parent-style-name="standard">
      <style:graphic-properties draw:stroke="solid" svg:stroke-width="0.013cm" svg:stroke-color="#000000" draw:fill="none" draw:fill-color="#ffffff" fo:padding-top="0.006cm" fo:padding-bottom="0.006cm" fo:padding-left="0.006cm" fo:padding-right="0.006cm"/>
    </style:style>
    <style:style style:name="gr9" style:family="graphic" style:parent-style-name="standard">
      <style:graphic-properties draw:stroke="none" draw:fill="solid" draw:fill-color="#99ff66" draw:opacity="25%" draw:shadow="hidden" draw:shadow-opacity="25%"/>
    </style:style>
    <style:style style:name="gr10" style:family="graphic" style:parent-style-name="standard">
      <style:graphic-properties draw:stroke="none" draw:fill="solid" draw:fill-color="#99ff66" draw:opacity="25%" draw:shadow-opacity="25%"/>
    </style:style>
    <style:style style:name="gr11" style:family="graphic" style:parent-style-name="standard">
      <style:graphic-properties draw:stroke="solid" svg:stroke-width="0.013cm" svg:stroke-color="#000000" draw:fill="none" draw:fill-color="#000000" draw:opacity="25%" fo:padding-top="0.006cm" fo:padding-bottom="0.006cm" fo:padding-left="0.006cm" fo:padding-right="0.006cm" draw:shadow="hidden" draw:shadow-opacity="25%"/>
    </style:style>
    <style:style style:name="gr12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13" style:family="graphic" style:parent-style-name="standard">
      <style:graphic-properties draw:stroke="solid" svg:stroke-width="0.003cm" svg:stroke-color="#000000" draw:fill="none" draw:fill-color="#000000" fo:padding-top="0.001cm" fo:padding-bottom="0.001cm" fo:padding-left="0.001cm" fo:padding-right="0.001cm"/>
    </style:style>
    <style:style style:name="gr14" style:family="graphic" style:parent-style-name="standard">
      <style:graphic-properties draw:stroke="solid" svg:stroke-width="0.013cm" svg:stroke-color="#000000" draw:fill="solid" draw:fill-color="#99ff66" draw:opacity="75%" fo:padding-top="0.006cm" fo:padding-bottom="0.006cm" fo:padding-left="0.006cm" fo:padding-right="0.006cm" draw:shadow-opacity="75%"/>
    </style:style>
  </office:automatic-styles>
  <office:body>
    <office:drawing>
      <draw:page draw:name="page1" draw:style-name="dp1" draw:master-page-name="Default">
        <draw:polygon draw:style-name="gr1" draw:layer="layout" svg:width="10.156cm" svg:height="10.156cm" svg:x="0.001cm" svg:y="10.401cm" svg:viewBox="0 0 10157 10157" draw:points="0,0 10157,0 10157,10157 0,10157">
          <text:p/>
        </draw:polygon>
        <draw:polygon draw:style-name="gr2" draw:layer="layout" svg:width="0.423cm" svg:height="0.424cm" svg:x="0.001cm" svg:y="20.137cm" svg:viewBox="0 0 424 425" draw:points="0,425 0,0 424,0 424,425">
          <text:p/>
        </draw:polygon>
        <draw:polygon draw:style-name="gr3" draw:layer="layout" svg:width="0.423cm" svg:height="0.424cm" svg:x="0.001cm" svg:y="20.137cm" svg:viewBox="0 0 424 425" draw:points="0,425 0,0 424,0 424,425">
          <text:p/>
        </draw:polygon>
        <draw:polygon draw:style-name="gr2" draw:layer="layout" svg:width="0.423cm" svg:height="0.424cm" svg:x="0.001cm" svg:y="20.137cm" svg:viewBox="0 0 424 425" draw:points="0,425 0,0 424,0 424,425">
          <text:p/>
        </draw:polygon>
        <draw:polygon draw:style-name="gr3" draw:layer="layout" svg:width="0.423cm" svg:height="0.424cm" svg:x="0.001cm" svg:y="20.137cm" svg:viewBox="0 0 424 425" draw:points="0,425 0,0 424,0 424,425">
          <text:p/>
        </draw:polygon>
        <draw:polygon draw:style-name="gr2" draw:layer="layout" svg:width="0.423cm" svg:height="0.423cm" svg:x="0.001cm" svg:y="19.714cm" svg:viewBox="0 0 424 424" draw:points="0,424 0,0 424,0 424,424">
          <text:p/>
        </draw:polygon>
        <draw:polygon draw:style-name="gr3" draw:layer="layout" svg:width="0.423cm" svg:height="0.423cm" svg:x="0.001cm" svg:y="19.714cm" svg:viewBox="0 0 424 424" draw:points="0,424 0,0 424,0 424,424">
          <text:p/>
        </draw:polygon>
        <draw:polygon draw:style-name="gr2" draw:layer="layout" svg:width="0.423cm" svg:height="0.423cm" svg:x="0.001cm" svg:y="19.714cm" svg:viewBox="0 0 424 424" draw:points="0,424 0,0 424,0 424,424">
          <text:p/>
        </draw:polygon>
        <draw:polygon draw:style-name="gr3" draw:layer="layout" svg:width="0.423cm" svg:height="0.423cm" svg:x="0.001cm" svg:y="19.714cm" svg:viewBox="0 0 424 424" draw:points="0,424 0,0 424,0 424,424">
          <text:p/>
        </draw:polygon>
        <draw:polygon draw:style-name="gr2" draw:layer="layout" svg:width="0.423cm" svg:height="0.423cm" svg:x="0.001cm" svg:y="19.291cm" svg:viewBox="0 0 424 424" draw:points="0,424 0,0 424,0 424,424">
          <text:p/>
        </draw:polygon>
        <draw:polygon draw:style-name="gr3" draw:layer="layout" svg:width="0.423cm" svg:height="0.423cm" svg:x="0.001cm" svg:y="19.291cm" svg:viewBox="0 0 424 424" draw:points="0,424 0,0 424,0 424,424">
          <text:p/>
        </draw:polygon>
        <draw:polygon draw:style-name="gr2" draw:layer="layout" svg:width="0.423cm" svg:height="0.423cm" svg:x="0.001cm" svg:y="19.291cm" svg:viewBox="0 0 424 424" draw:points="0,424 0,0 424,0 424,424">
          <text:p/>
        </draw:polygon>
        <draw:polygon draw:style-name="gr3" draw:layer="layout" svg:width="0.423cm" svg:height="0.423cm" svg:x="0.001cm" svg:y="19.291cm" svg:viewBox="0 0 424 424" draw:points="0,424 0,0 424,0 424,424">
          <text:p/>
        </draw:polygon>
        <draw:polygon draw:style-name="gr2" draw:layer="layout" svg:width="0.423cm" svg:height="0.424cm" svg:x="0.001cm" svg:y="18.867cm" svg:viewBox="0 0 424 425" draw:points="0,425 0,0 424,0 424,425">
          <text:p/>
        </draw:polygon>
        <draw:polygon draw:style-name="gr3" draw:layer="layout" svg:width="0.423cm" svg:height="0.424cm" svg:x="0.001cm" svg:y="18.867cm" svg:viewBox="0 0 424 425" draw:points="0,425 0,0 424,0 424,425">
          <text:p/>
        </draw:polygon>
        <draw:polygon draw:style-name="gr2" draw:layer="layout" svg:width="0.423cm" svg:height="0.424cm" svg:x="0.001cm" svg:y="18.867cm" svg:viewBox="0 0 424 425" draw:points="0,425 0,0 424,0 424,425">
          <text:p/>
        </draw:polygon>
        <draw:polygon draw:style-name="gr3" draw:layer="layout" svg:width="0.423cm" svg:height="0.424cm" svg:x="0.001cm" svg:y="18.867cm" svg:viewBox="0 0 424 425" draw:points="0,425 0,0 424,0 424,425">
          <text:p/>
        </draw:polygon>
        <draw:polygon draw:style-name="gr2" draw:layer="layout" svg:width="0.423cm" svg:height="0.423cm" svg:x="0.001cm" svg:y="18.444cm" svg:viewBox="0 0 424 424" draw:points="0,424 0,0 424,0 424,424">
          <text:p/>
        </draw:polygon>
        <draw:polygon draw:style-name="gr3" draw:layer="layout" svg:width="0.423cm" svg:height="0.423cm" svg:x="0.001cm" svg:y="18.444cm" svg:viewBox="0 0 424 424" draw:points="0,424 0,0 424,0 424,424">
          <text:p/>
        </draw:polygon>
        <draw:polygon draw:style-name="gr2" draw:layer="layout" svg:width="0.423cm" svg:height="0.423cm" svg:x="0.001cm" svg:y="18.444cm" svg:viewBox="0 0 424 424" draw:points="0,424 0,0 424,0 424,424">
          <text:p/>
        </draw:polygon>
        <draw:polygon draw:style-name="gr3" draw:layer="layout" svg:width="0.423cm" svg:height="0.423cm" svg:x="0.001cm" svg:y="18.444cm" svg:viewBox="0 0 424 424" draw:points="0,424 0,0 424,0 424,424">
          <text:p/>
        </draw:polygon>
        <draw:polygon draw:style-name="gr2" draw:layer="layout" svg:width="0.423cm" svg:height="0.423cm" svg:x="0.001cm" svg:y="18.021cm" svg:viewBox="0 0 424 424" draw:points="0,424 0,0 424,0 424,424">
          <text:p/>
        </draw:polygon>
        <draw:polygon draw:style-name="gr3" draw:layer="layout" svg:width="0.423cm" svg:height="0.423cm" svg:x="0.001cm" svg:y="18.021cm" svg:viewBox="0 0 424 424" draw:points="0,424 0,0 424,0 424,424">
          <text:p/>
        </draw:polygon>
        <draw:polygon draw:style-name="gr2" draw:layer="layout" svg:width="0.423cm" svg:height="0.423cm" svg:x="0.001cm" svg:y="18.021cm" svg:viewBox="0 0 424 424" draw:points="0,424 0,0 424,0 424,424">
          <text:p/>
        </draw:polygon>
        <draw:polygon draw:style-name="gr3" draw:layer="layout" svg:width="0.423cm" svg:height="0.423cm" svg:x="0.001cm" svg:y="18.021cm" svg:viewBox="0 0 424 424" draw:points="0,424 0,0 424,0 424,424">
          <text:p/>
        </draw:polygon>
        <draw:polygon draw:style-name="gr2" draw:layer="layout" svg:width="0.423cm" svg:height="0.424cm" svg:x="0.001cm" svg:y="17.597cm" svg:viewBox="0 0 424 425" draw:points="0,425 0,0 424,0 424,425">
          <text:p/>
        </draw:polygon>
        <draw:polygon draw:style-name="gr3" draw:layer="layout" svg:width="0.423cm" svg:height="0.424cm" svg:x="0.001cm" svg:y="17.597cm" svg:viewBox="0 0 424 425" draw:points="0,425 0,0 424,0 424,425">
          <text:p/>
        </draw:polygon>
        <draw:polygon draw:style-name="gr2" draw:layer="layout" svg:width="0.423cm" svg:height="0.424cm" svg:x="0.001cm" svg:y="17.597cm" svg:viewBox="0 0 424 425" draw:points="0,425 0,0 424,0 424,425">
          <text:p/>
        </draw:polygon>
        <draw:polygon draw:style-name="gr3" draw:layer="layout" svg:width="0.423cm" svg:height="0.424cm" svg:x="0.001cm" svg:y="17.597cm" svg:viewBox="0 0 424 425" draw:points="0,425 0,0 424,0 424,425">
          <text:p/>
        </draw:polygon>
        <draw:polygon draw:style-name="gr2" draw:layer="layout" svg:width="0.423cm" svg:height="0.423cm" svg:x="0.001cm" svg:y="17.174cm" svg:viewBox="0 0 424 424" draw:points="0,424 0,0 424,0 424,424">
          <text:p/>
        </draw:polygon>
        <draw:polygon draw:style-name="gr3" draw:layer="layout" svg:width="0.423cm" svg:height="0.423cm" svg:x="0.001cm" svg:y="17.174cm" svg:viewBox="0 0 424 424" draw:points="0,424 0,0 424,0 424,424">
          <text:p/>
        </draw:polygon>
        <draw:polygon draw:style-name="gr2" draw:layer="layout" svg:width="0.423cm" svg:height="0.423cm" svg:x="0.001cm" svg:y="17.174cm" svg:viewBox="0 0 424 424" draw:points="0,424 0,0 424,0 424,424">
          <text:p/>
        </draw:polygon>
        <draw:polygon draw:style-name="gr3" draw:layer="layout" svg:width="0.423cm" svg:height="0.423cm" svg:x="0.001cm" svg:y="17.174cm" svg:viewBox="0 0 424 424" draw:points="0,424 0,0 424,0 424,424">
          <text:p/>
        </draw:polygon>
        <draw:polygon draw:style-name="gr2" draw:layer="layout" svg:width="0.423cm" svg:height="0.423cm" svg:x="0.001cm" svg:y="16.751cm" svg:viewBox="0 0 424 424" draw:points="0,424 0,0 424,0 424,424">
          <text:p/>
        </draw:polygon>
        <draw:polygon draw:style-name="gr3" draw:layer="layout" svg:width="0.423cm" svg:height="0.423cm" svg:x="0.001cm" svg:y="16.751cm" svg:viewBox="0 0 424 424" draw:points="0,424 0,0 424,0 424,424">
          <text:p/>
        </draw:polygon>
        <draw:polygon draw:style-name="gr2" draw:layer="layout" svg:width="0.423cm" svg:height="0.423cm" svg:x="0.001cm" svg:y="16.751cm" svg:viewBox="0 0 424 424" draw:points="0,424 0,0 424,0 424,424">
          <text:p/>
        </draw:polygon>
        <draw:polygon draw:style-name="gr3" draw:layer="layout" svg:width="0.423cm" svg:height="0.423cm" svg:x="0.001cm" svg:y="16.751cm" svg:viewBox="0 0 424 424" draw:points="0,424 0,0 424,0 424,424">
          <text:p/>
        </draw:polygon>
        <draw:polygon draw:style-name="gr2" draw:layer="layout" svg:width="0.423cm" svg:height="0.424cm" svg:x="0.001cm" svg:y="16.327cm" svg:viewBox="0 0 424 425" draw:points="0,425 0,0 424,0 424,425">
          <text:p/>
        </draw:polygon>
        <draw:polygon draw:style-name="gr3" draw:layer="layout" svg:width="0.423cm" svg:height="0.424cm" svg:x="0.001cm" svg:y="16.327cm" svg:viewBox="0 0 424 425" draw:points="0,425 0,0 424,0 424,425">
          <text:p/>
        </draw:polygon>
        <draw:polygon draw:style-name="gr2" draw:layer="layout" svg:width="0.423cm" svg:height="0.424cm" svg:x="0.001cm" svg:y="16.327cm" svg:viewBox="0 0 424 425" draw:points="0,425 0,0 424,0 424,425">
          <text:p/>
        </draw:polygon>
        <draw:polygon draw:style-name="gr3" draw:layer="layout" svg:width="0.423cm" svg:height="0.424cm" svg:x="0.001cm" svg:y="16.327cm" svg:viewBox="0 0 424 425" draw:points="0,425 0,0 424,0 424,425">
          <text:p/>
        </draw:polygon>
        <draw:polygon draw:style-name="gr2" draw:layer="layout" svg:width="0.423cm" svg:height="0.423cm" svg:x="0.001cm" svg:y="15.904cm" svg:viewBox="0 0 424 424" draw:points="0,424 0,0 424,0 424,424">
          <text:p/>
        </draw:polygon>
        <draw:polygon draw:style-name="gr3" draw:layer="layout" svg:width="0.423cm" svg:height="0.423cm" svg:x="0.001cm" svg:y="15.904cm" svg:viewBox="0 0 424 424" draw:points="0,424 0,0 424,0 424,424">
          <text:p/>
        </draw:polygon>
        <draw:polygon draw:style-name="gr2" draw:layer="layout" svg:width="0.423cm" svg:height="0.423cm" svg:x="0.001cm" svg:y="15.904cm" svg:viewBox="0 0 424 424" draw:points="0,424 0,0 424,0 424,424">
          <text:p/>
        </draw:polygon>
        <draw:polygon draw:style-name="gr3" draw:layer="layout" svg:width="0.423cm" svg:height="0.423cm" svg:x="0.001cm" svg:y="15.904cm" svg:viewBox="0 0 424 424" draw:points="0,424 0,0 424,0 424,424">
          <text:p/>
        </draw:polygon>
        <draw:polygon draw:style-name="gr2" draw:layer="layout" svg:width="0.423cm" svg:height="0.423cm" svg:x="0.001cm" svg:y="15.481cm" svg:viewBox="0 0 424 424" draw:points="0,424 0,0 424,0 424,424">
          <text:p/>
        </draw:polygon>
        <draw:polygon draw:style-name="gr3" draw:layer="layout" svg:width="0.423cm" svg:height="0.423cm" svg:x="0.001cm" svg:y="15.481cm" svg:viewBox="0 0 424 424" draw:points="0,424 0,0 424,0 424,424">
          <text:p/>
        </draw:polygon>
        <draw:polygon draw:style-name="gr2" draw:layer="layout" svg:width="0.423cm" svg:height="0.423cm" svg:x="0.001cm" svg:y="15.481cm" svg:viewBox="0 0 424 424" draw:points="0,424 0,0 424,0 424,424">
          <text:p/>
        </draw:polygon>
        <draw:polygon draw:style-name="gr3" draw:layer="layout" svg:width="0.423cm" svg:height="0.423cm" svg:x="0.001cm" svg:y="15.481cm" svg:viewBox="0 0 424 424" draw:points="0,424 0,0 424,0 424,424">
          <text:p/>
        </draw:polygon>
        <draw:polygon draw:style-name="gr4" draw:layer="layout" svg:width="0.423cm" svg:height="0.424cm" svg:x="0.001cm" svg:y="15.057cm" svg:viewBox="0 0 424 425" draw:points="0,425 0,0 424,0 424,425">
          <text:p/>
        </draw:polygon>
        <draw:polygon draw:style-name="gr5" draw:layer="layout" svg:width="0.423cm" svg:height="0.424cm" svg:x="0.001cm" svg:y="15.057cm" svg:viewBox="0 0 424 425" draw:points="0,425 0,0 424,0 424,425">
          <text:p/>
        </draw:polygon>
        <draw:polygon draw:style-name="gr4" draw:layer="layout" svg:width="0.423cm" svg:height="0.424cm" svg:x="0.001cm" svg:y="15.057cm" svg:viewBox="0 0 424 425" draw:points="0,425 0,0 424,0 424,425">
          <text:p/>
        </draw:polygon>
        <draw:polygon draw:style-name="gr5" draw:layer="layout" svg:width="0.423cm" svg:height="0.424cm" svg:x="0.001cm" svg:y="15.057cm" svg:viewBox="0 0 424 425" draw:points="0,425 0,0 424,0 424,425">
          <text:p/>
        </draw:polygon>
        <draw:polygon draw:style-name="gr4" draw:layer="layout" svg:width="0.423cm" svg:height="0.423cm" svg:x="0.001cm" svg:y="14.634cm" svg:viewBox="0 0 424 424" draw:points="0,424 0,0 424,0 424,424">
          <text:p/>
        </draw:polygon>
        <draw:polygon draw:style-name="gr5" draw:layer="layout" svg:width="0.423cm" svg:height="0.423cm" svg:x="0.001cm" svg:y="14.634cm" svg:viewBox="0 0 424 424" draw:points="0,424 0,0 424,0 424,424">
          <text:p/>
        </draw:polygon>
        <draw:polygon draw:style-name="gr4" draw:layer="layout" svg:width="0.423cm" svg:height="0.423cm" svg:x="0.001cm" svg:y="14.634cm" svg:viewBox="0 0 424 424" draw:points="0,424 0,0 424,0 424,424">
          <text:p/>
        </draw:polygon>
        <draw:polygon draw:style-name="gr5" draw:layer="layout" svg:width="0.423cm" svg:height="0.423cm" svg:x="0.001cm" svg:y="14.634cm" svg:viewBox="0 0 424 424" draw:points="0,424 0,0 424,0 424,424">
          <text:p/>
        </draw:polygon>
        <draw:polygon draw:style-name="gr4" draw:layer="layout" svg:width="0.423cm" svg:height="0.423cm" svg:x="0.001cm" svg:y="14.211cm" svg:viewBox="0 0 424 424" draw:points="0,424 0,0 424,0 424,424">
          <text:p/>
        </draw:polygon>
        <draw:polygon draw:style-name="gr5" draw:layer="layout" svg:width="0.423cm" svg:height="0.423cm" svg:x="0.001cm" svg:y="14.211cm" svg:viewBox="0 0 424 424" draw:points="0,424 0,0 424,0 424,424">
          <text:p/>
        </draw:polygon>
        <draw:polygon draw:style-name="gr4" draw:layer="layout" svg:width="0.423cm" svg:height="0.423cm" svg:x="0.001cm" svg:y="14.211cm" svg:viewBox="0 0 424 424" draw:points="0,424 0,0 424,0 424,424">
          <text:p/>
        </draw:polygon>
        <draw:polygon draw:style-name="gr5" draw:layer="layout" svg:width="0.423cm" svg:height="0.423cm" svg:x="0.001cm" svg:y="14.211cm" svg:viewBox="0 0 424 424" draw:points="0,424 0,0 424,0 424,424">
          <text:p/>
        </draw:polygon>
        <draw:polygon draw:style-name="gr4" draw:layer="layout" svg:width="0.423cm" svg:height="0.424cm" svg:x="0.001cm" svg:y="13.787cm" svg:viewBox="0 0 424 425" draw:points="0,425 0,0 424,0 424,425">
          <text:p/>
        </draw:polygon>
        <draw:polygon draw:style-name="gr5" draw:layer="layout" svg:width="0.423cm" svg:height="0.424cm" svg:x="0.001cm" svg:y="13.787cm" svg:viewBox="0 0 424 425" draw:points="0,425 0,0 424,0 424,425">
          <text:p/>
        </draw:polygon>
        <draw:polygon draw:style-name="gr4" draw:layer="layout" svg:width="0.423cm" svg:height="0.424cm" svg:x="0.001cm" svg:y="13.787cm" svg:viewBox="0 0 424 425" draw:points="0,425 0,0 424,0 424,425">
          <text:p/>
        </draw:polygon>
        <draw:polygon draw:style-name="gr5" draw:layer="layout" svg:width="0.423cm" svg:height="0.424cm" svg:x="0.001cm" svg:y="13.787cm" svg:viewBox="0 0 424 425" draw:points="0,425 0,0 424,0 424,425">
          <text:p/>
        </draw:polygon>
        <draw:polygon draw:style-name="gr4" draw:layer="layout" svg:width="0.423cm" svg:height="0.423cm" svg:x="0.001cm" svg:y="13.364cm" svg:viewBox="0 0 424 424" draw:points="0,424 0,0 424,0 424,424">
          <text:p/>
        </draw:polygon>
        <draw:polygon draw:style-name="gr5" draw:layer="layout" svg:width="0.423cm" svg:height="0.423cm" svg:x="0.001cm" svg:y="13.364cm" svg:viewBox="0 0 424 424" draw:points="0,424 0,0 424,0 424,424">
          <text:p/>
        </draw:polygon>
        <draw:polygon draw:style-name="gr4" draw:layer="layout" svg:width="0.423cm" svg:height="0.423cm" svg:x="0.001cm" svg:y="13.364cm" svg:viewBox="0 0 424 424" draw:points="0,424 0,0 424,0 424,424">
          <text:p/>
        </draw:polygon>
        <draw:polygon draw:style-name="gr5" draw:layer="layout" svg:width="0.423cm" svg:height="0.423cm" svg:x="0.001cm" svg:y="13.364cm" svg:viewBox="0 0 424 424" draw:points="0,424 0,0 424,0 424,424">
          <text:p/>
        </draw:polygon>
        <draw:polygon draw:style-name="gr4" draw:layer="layout" svg:width="0.423cm" svg:height="0.423cm" svg:x="0.001cm" svg:y="12.941cm" svg:viewBox="0 0 424 424" draw:points="0,424 0,0 424,0 424,424">
          <text:p/>
        </draw:polygon>
        <draw:polygon draw:style-name="gr5" draw:layer="layout" svg:width="0.423cm" svg:height="0.423cm" svg:x="0.001cm" svg:y="12.941cm" svg:viewBox="0 0 424 424" draw:points="0,424 0,0 424,0 424,424">
          <text:p/>
        </draw:polygon>
        <draw:polygon draw:style-name="gr4" draw:layer="layout" svg:width="0.423cm" svg:height="0.423cm" svg:x="0.001cm" svg:y="12.941cm" svg:viewBox="0 0 424 424" draw:points="0,424 0,0 424,0 424,424">
          <text:p/>
        </draw:polygon>
        <draw:polygon draw:style-name="gr5" draw:layer="layout" svg:width="0.423cm" svg:height="0.423cm" svg:x="0.001cm" svg:y="12.941cm" svg:viewBox="0 0 424 424" draw:points="0,424 0,0 424,0 424,424">
          <text:p/>
        </draw:polygon>
        <draw:polygon draw:style-name="gr6" draw:layer="layout" svg:width="0.423cm" svg:height="0.424cm" svg:x="0.001cm" svg:y="12.517cm" svg:viewBox="0 0 424 425" draw:points="0,425 0,0 424,0 424,425">
          <text:p/>
        </draw:polygon>
        <draw:polygon draw:style-name="gr7" draw:layer="layout" svg:width="0.423cm" svg:height="0.424cm" svg:x="0.001cm" svg:y="12.517cm" svg:viewBox="0 0 424 425" draw:points="0,425 0,0 424,0 424,425">
          <text:p/>
        </draw:polygon>
        <draw:polygon draw:style-name="gr6" draw:layer="layout" svg:width="0.423cm" svg:height="0.424cm" svg:x="0.001cm" svg:y="12.517cm" svg:viewBox="0 0 424 425" draw:points="0,425 0,0 424,0 424,425">
          <text:p/>
        </draw:polygon>
        <draw:polygon draw:style-name="gr7" draw:layer="layout" svg:width="0.423cm" svg:height="0.424cm" svg:x="0.001cm" svg:y="12.517cm" svg:viewBox="0 0 424 425" draw:points="0,425 0,0 424,0 424,425">
          <text:p/>
        </draw:polygon>
        <draw:polygon draw:style-name="gr6" draw:layer="layout" svg:width="0.423cm" svg:height="0.423cm" svg:x="0.001cm" svg:y="12.094cm" svg:viewBox="0 0 424 424" draw:points="0,424 0,0 424,0 424,424">
          <text:p/>
        </draw:polygon>
        <draw:polygon draw:style-name="gr7" draw:layer="layout" svg:width="0.423cm" svg:height="0.423cm" svg:x="0.001cm" svg:y="12.094cm" svg:viewBox="0 0 424 424" draw:points="0,424 0,0 424,0 424,424">
          <text:p/>
        </draw:polygon>
        <draw:polygon draw:style-name="gr6" draw:layer="layout" svg:width="0.423cm" svg:height="0.423cm" svg:x="0.001cm" svg:y="12.094cm" svg:viewBox="0 0 424 424" draw:points="0,424 0,0 424,0 424,424">
          <text:p/>
        </draw:polygon>
        <draw:polygon draw:style-name="gr7" draw:layer="layout" svg:width="0.423cm" svg:height="0.423cm" svg:x="0.001cm" svg:y="12.094cm" svg:viewBox="0 0 424 424" draw:points="0,424 0,0 424,0 424,424">
          <text:p/>
        </draw:polygon>
        <draw:polygon draw:style-name="gr6" draw:layer="layout" svg:width="0.423cm" svg:height="0.423cm" svg:x="0.001cm" svg:y="11.671cm" svg:viewBox="0 0 424 424" draw:points="0,424 0,0 424,0 424,424">
          <text:p/>
        </draw:polygon>
        <draw:polygon draw:style-name="gr7" draw:layer="layout" svg:width="0.423cm" svg:height="0.423cm" svg:x="0.001cm" svg:y="11.671cm" svg:viewBox="0 0 424 424" draw:points="0,424 0,0 424,0 424,424">
          <text:p/>
        </draw:polygon>
        <draw:polygon draw:style-name="gr6" draw:layer="layout" svg:width="0.423cm" svg:height="0.423cm" svg:x="0.001cm" svg:y="11.671cm" svg:viewBox="0 0 424 424" draw:points="0,424 0,0 424,0 424,424">
          <text:p/>
        </draw:polygon>
        <draw:polygon draw:style-name="gr7" draw:layer="layout" svg:width="0.423cm" svg:height="0.423cm" svg:x="0.001cm" svg:y="11.671cm" svg:viewBox="0 0 424 424" draw:points="0,424 0,0 424,0 424,424">
          <text:p/>
        </draw:polygon>
        <draw:polygon draw:style-name="gr6" draw:layer="layout" svg:width="0.423cm" svg:height="0.424cm" svg:x="0.001cm" svg:y="11.247cm" svg:viewBox="0 0 424 425" draw:points="0,425 0,0 424,0 424,425">
          <text:p/>
        </draw:polygon>
        <draw:polygon draw:style-name="gr7" draw:layer="layout" svg:width="0.423cm" svg:height="0.424cm" svg:x="0.001cm" svg:y="11.247cm" svg:viewBox="0 0 424 425" draw:points="0,425 0,0 424,0 424,425">
          <text:p/>
        </draw:polygon>
        <draw:polygon draw:style-name="gr6" draw:layer="layout" svg:width="0.423cm" svg:height="0.424cm" svg:x="0.001cm" svg:y="11.247cm" svg:viewBox="0 0 424 425" draw:points="0,425 0,0 424,0 424,425">
          <text:p/>
        </draw:polygon>
        <draw:polygon draw:style-name="gr7" draw:layer="layout" svg:width="0.423cm" svg:height="0.424cm" svg:x="0.001cm" svg:y="11.247cm" svg:viewBox="0 0 424 425" draw:points="0,425 0,0 424,0 424,425">
          <text:p/>
        </draw:polygon>
        <draw:polygon draw:style-name="gr6" draw:layer="layout" svg:width="0.423cm" svg:height="0.423cm" svg:x="0.001cm" svg:y="10.824cm" svg:viewBox="0 0 424 424" draw:points="0,424 0,0 424,0 424,424">
          <text:p/>
        </draw:polygon>
        <draw:polygon draw:style-name="gr7" draw:layer="layout" svg:width="0.423cm" svg:height="0.423cm" svg:x="0.001cm" svg:y="10.824cm" svg:viewBox="0 0 424 424" draw:points="0,424 0,0 424,0 424,424">
          <text:p/>
        </draw:polygon>
        <draw:polygon draw:style-name="gr6" draw:layer="layout" svg:width="0.423cm" svg:height="0.423cm" svg:x="0.001cm" svg:y="10.824cm" svg:viewBox="0 0 424 424" draw:points="0,424 0,0 424,0 424,424">
          <text:p/>
        </draw:polygon>
        <draw:polygon draw:style-name="gr7" draw:layer="layout" svg:width="0.423cm" svg:height="0.423cm" svg:x="0.001cm" svg:y="10.824cm" svg:viewBox="0 0 424 424" draw:points="0,424 0,0 424,0 424,424">
          <text:p/>
        </draw:polygon>
        <draw:polygon draw:style-name="gr6" draw:layer="layout" svg:width="0.423cm" svg:height="0.423cm" svg:x="0.001cm" svg:y="10.401cm" svg:viewBox="0 0 424 424" draw:points="0,424 0,0 424,0 424,424">
          <text:p/>
        </draw:polygon>
        <draw:polygon draw:style-name="gr7" draw:layer="layout" svg:width="0.423cm" svg:height="0.423cm" svg:x="0.001cm" svg:y="10.401cm" svg:viewBox="0 0 424 424" draw:points="0,424 0,0 424,0 424,424">
          <text:p/>
        </draw:polygon>
        <draw:polygon draw:style-name="gr6" draw:layer="layout" svg:width="0.423cm" svg:height="0.423cm" svg:x="0.001cm" svg:y="10.401cm" svg:viewBox="0 0 424 424" draw:points="0,424 0,0 424,0 424,424">
          <text:p/>
        </draw:polygon>
        <draw:polygon draw:style-name="gr7" draw:layer="layout" svg:width="0.423cm" svg:height="0.423cm" svg:x="0.001cm" svg:y="10.401cm" svg:viewBox="0 0 424 424" draw:points="0,424 0,0 424,0 424,424">
          <text:p/>
        </draw:polygon>
        <draw:polygon draw:style-name="gr2" draw:layer="layout" svg:width="0.423cm" svg:height="0.424cm" svg:x="0.424cm" svg:y="20.137cm" svg:viewBox="0 0 424 425" draw:points="0,425 0,0 424,0 424,425">
          <text:p/>
        </draw:polygon>
        <draw:polygon draw:style-name="gr3" draw:layer="layout" svg:width="0.423cm" svg:height="0.424cm" svg:x="0.424cm" svg:y="20.137cm" svg:viewBox="0 0 424 425" draw:points="0,425 0,0 424,0 424,425">
          <text:p/>
        </draw:polygon>
        <draw:polygon draw:style-name="gr2" draw:layer="layout" svg:width="0.423cm" svg:height="0.424cm" svg:x="0.424cm" svg:y="20.137cm" svg:viewBox="0 0 424 425" draw:points="0,425 0,0 424,0 424,425">
          <text:p/>
        </draw:polygon>
        <draw:polygon draw:style-name="gr3" draw:layer="layout" svg:width="0.423cm" svg:height="0.424cm" svg:x="0.424cm" svg:y="20.137cm" svg:viewBox="0 0 424 425" draw:points="0,425 0,0 424,0 424,425">
          <text:p/>
        </draw:polygon>
        <draw:polygon draw:style-name="gr2" draw:layer="layout" svg:width="0.423cm" svg:height="0.423cm" svg:x="0.424cm" svg:y="19.714cm" svg:viewBox="0 0 424 424" draw:points="0,424 0,0 424,0 424,424">
          <text:p/>
        </draw:polygon>
        <draw:polygon draw:style-name="gr3" draw:layer="layout" svg:width="0.423cm" svg:height="0.423cm" svg:x="0.424cm" svg:y="19.714cm" svg:viewBox="0 0 424 424" draw:points="0,424 0,0 424,0 424,424">
          <text:p/>
        </draw:polygon>
        <draw:polygon draw:style-name="gr2" draw:layer="layout" svg:width="0.423cm" svg:height="0.423cm" svg:x="0.424cm" svg:y="19.714cm" svg:viewBox="0 0 424 424" draw:points="0,424 0,0 424,0 424,424">
          <text:p/>
        </draw:polygon>
        <draw:polygon draw:style-name="gr3" draw:layer="layout" svg:width="0.423cm" svg:height="0.423cm" svg:x="0.424cm" svg:y="19.714cm" svg:viewBox="0 0 424 424" draw:points="0,424 0,0 424,0 424,424">
          <text:p/>
        </draw:polygon>
        <draw:polygon draw:style-name="gr2" draw:layer="layout" svg:width="0.423cm" svg:height="0.423cm" svg:x="0.424cm" svg:y="19.291cm" svg:viewBox="0 0 424 424" draw:points="0,424 0,0 424,0 424,424">
          <text:p/>
        </draw:polygon>
        <draw:polygon draw:style-name="gr3" draw:layer="layout" svg:width="0.423cm" svg:height="0.423cm" svg:x="0.424cm" svg:y="19.291cm" svg:viewBox="0 0 424 424" draw:points="0,424 0,0 424,0 424,424">
          <text:p/>
        </draw:polygon>
        <draw:polygon draw:style-name="gr2" draw:layer="layout" svg:width="0.423cm" svg:height="0.423cm" svg:x="0.424cm" svg:y="19.291cm" svg:viewBox="0 0 424 424" draw:points="0,424 0,0 424,0 424,424">
          <text:p/>
        </draw:polygon>
        <draw:polygon draw:style-name="gr3" draw:layer="layout" svg:width="0.423cm" svg:height="0.423cm" svg:x="0.424cm" svg:y="19.291cm" svg:viewBox="0 0 424 424" draw:points="0,424 0,0 424,0 424,424">
          <text:p/>
        </draw:polygon>
        <draw:polygon draw:style-name="gr2" draw:layer="layout" svg:width="0.423cm" svg:height="0.424cm" svg:x="0.424cm" svg:y="18.867cm" svg:viewBox="0 0 424 425" draw:points="0,425 0,0 424,0 424,425">
          <text:p/>
        </draw:polygon>
        <draw:polygon draw:style-name="gr3" draw:layer="layout" svg:width="0.423cm" svg:height="0.424cm" svg:x="0.424cm" svg:y="18.867cm" svg:viewBox="0 0 424 425" draw:points="0,425 0,0 424,0 424,425">
          <text:p/>
        </draw:polygon>
        <draw:polygon draw:style-name="gr2" draw:layer="layout" svg:width="0.423cm" svg:height="0.424cm" svg:x="0.424cm" svg:y="18.867cm" svg:viewBox="0 0 424 425" draw:points="0,425 0,0 424,0 424,425">
          <text:p/>
        </draw:polygon>
        <draw:polygon draw:style-name="gr3" draw:layer="layout" svg:width="0.423cm" svg:height="0.424cm" svg:x="0.424cm" svg:y="18.867cm" svg:viewBox="0 0 424 425" draw:points="0,425 0,0 424,0 424,425">
          <text:p/>
        </draw:polygon>
        <draw:polygon draw:style-name="gr2" draw:layer="layout" svg:width="0.423cm" svg:height="0.423cm" svg:x="0.424cm" svg:y="18.444cm" svg:viewBox="0 0 424 424" draw:points="0,424 0,0 424,0 424,424">
          <text:p/>
        </draw:polygon>
        <draw:polygon draw:style-name="gr3" draw:layer="layout" svg:width="0.423cm" svg:height="0.423cm" svg:x="0.424cm" svg:y="18.444cm" svg:viewBox="0 0 424 424" draw:points="0,424 0,0 424,0 424,424">
          <text:p/>
        </draw:polygon>
        <draw:polygon draw:style-name="gr2" draw:layer="layout" svg:width="0.423cm" svg:height="0.423cm" svg:x="0.424cm" svg:y="18.444cm" svg:viewBox="0 0 424 424" draw:points="0,424 0,0 424,0 424,424">
          <text:p/>
        </draw:polygon>
        <draw:polygon draw:style-name="gr3" draw:layer="layout" svg:width="0.423cm" svg:height="0.423cm" svg:x="0.424cm" svg:y="18.444cm" svg:viewBox="0 0 424 424" draw:points="0,424 0,0 424,0 424,424">
          <text:p/>
        </draw:polygon>
        <draw:polygon draw:style-name="gr2" draw:layer="layout" svg:width="0.423cm" svg:height="0.423cm" svg:x="0.424cm" svg:y="18.021cm" svg:viewBox="0 0 424 424" draw:points="0,424 0,0 424,0 424,424">
          <text:p/>
        </draw:polygon>
        <draw:polygon draw:style-name="gr3" draw:layer="layout" svg:width="0.423cm" svg:height="0.423cm" svg:x="0.424cm" svg:y="18.021cm" svg:viewBox="0 0 424 424" draw:points="0,424 0,0 424,0 424,424">
          <text:p/>
        </draw:polygon>
        <draw:polygon draw:style-name="gr2" draw:layer="layout" svg:width="0.423cm" svg:height="0.423cm" svg:x="0.424cm" svg:y="18.021cm" svg:viewBox="0 0 424 424" draw:points="0,424 0,0 424,0 424,424">
          <text:p/>
        </draw:polygon>
        <draw:polygon draw:style-name="gr3" draw:layer="layout" svg:width="0.423cm" svg:height="0.423cm" svg:x="0.424cm" svg:y="18.021cm" svg:viewBox="0 0 424 424" draw:points="0,424 0,0 424,0 424,424">
          <text:p/>
        </draw:polygon>
        <draw:polygon draw:style-name="gr2" draw:layer="layout" svg:width="0.423cm" svg:height="0.424cm" svg:x="0.424cm" svg:y="17.597cm" svg:viewBox="0 0 424 425" draw:points="0,425 0,0 424,0 424,425">
          <text:p/>
        </draw:polygon>
        <draw:polygon draw:style-name="gr3" draw:layer="layout" svg:width="0.423cm" svg:height="0.424cm" svg:x="0.424cm" svg:y="17.597cm" svg:viewBox="0 0 424 425" draw:points="0,425 0,0 424,0 424,425">
          <text:p/>
        </draw:polygon>
        <draw:polygon draw:style-name="gr2" draw:layer="layout" svg:width="0.423cm" svg:height="0.424cm" svg:x="0.424cm" svg:y="17.597cm" svg:viewBox="0 0 424 425" draw:points="0,425 0,0 424,0 424,425">
          <text:p/>
        </draw:polygon>
        <draw:polygon draw:style-name="gr3" draw:layer="layout" svg:width="0.423cm" svg:height="0.424cm" svg:x="0.424cm" svg:y="17.597cm" svg:viewBox="0 0 424 425" draw:points="0,425 0,0 424,0 424,425">
          <text:p/>
        </draw:polygon>
        <draw:polygon draw:style-name="gr2" draw:layer="layout" svg:width="0.423cm" svg:height="0.423cm" svg:x="0.424cm" svg:y="17.174cm" svg:viewBox="0 0 424 424" draw:points="0,424 0,0 424,0 424,424">
          <text:p/>
        </draw:polygon>
        <draw:polygon draw:style-name="gr3" draw:layer="layout" svg:width="0.423cm" svg:height="0.423cm" svg:x="0.424cm" svg:y="17.174cm" svg:viewBox="0 0 424 424" draw:points="0,424 0,0 424,0 424,424">
          <text:p/>
        </draw:polygon>
        <draw:polygon draw:style-name="gr2" draw:layer="layout" svg:width="0.423cm" svg:height="0.423cm" svg:x="0.424cm" svg:y="17.174cm" svg:viewBox="0 0 424 424" draw:points="0,424 0,0 424,0 424,424">
          <text:p/>
        </draw:polygon>
        <draw:polygon draw:style-name="gr3" draw:layer="layout" svg:width="0.423cm" svg:height="0.423cm" svg:x="0.424cm" svg:y="17.174cm" svg:viewBox="0 0 424 424" draw:points="0,424 0,0 424,0 424,424">
          <text:p/>
        </draw:polygon>
        <draw:polygon draw:style-name="gr2" draw:layer="layout" svg:width="0.423cm" svg:height="0.423cm" svg:x="0.424cm" svg:y="16.751cm" svg:viewBox="0 0 424 424" draw:points="0,424 0,0 424,0 424,424">
          <text:p/>
        </draw:polygon>
        <draw:polygon draw:style-name="gr3" draw:layer="layout" svg:width="0.423cm" svg:height="0.423cm" svg:x="0.424cm" svg:y="16.751cm" svg:viewBox="0 0 424 424" draw:points="0,424 0,0 424,0 424,424">
          <text:p/>
        </draw:polygon>
        <draw:polygon draw:style-name="gr2" draw:layer="layout" svg:width="0.423cm" svg:height="0.423cm" svg:x="0.424cm" svg:y="16.751cm" svg:viewBox="0 0 424 424" draw:points="0,424 0,0 424,0 424,424">
          <text:p/>
        </draw:polygon>
        <draw:polygon draw:style-name="gr3" draw:layer="layout" svg:width="0.423cm" svg:height="0.423cm" svg:x="0.424cm" svg:y="16.751cm" svg:viewBox="0 0 424 424" draw:points="0,424 0,0 424,0 424,424">
          <text:p/>
        </draw:polygon>
        <draw:polygon draw:style-name="gr2" draw:layer="layout" svg:width="0.423cm" svg:height="0.424cm" svg:x="0.424cm" svg:y="16.327cm" svg:viewBox="0 0 424 425" draw:points="0,425 0,0 424,0 424,425">
          <text:p/>
        </draw:polygon>
        <draw:polygon draw:style-name="gr3" draw:layer="layout" svg:width="0.423cm" svg:height="0.424cm" svg:x="0.424cm" svg:y="16.327cm" svg:viewBox="0 0 424 425" draw:points="0,425 0,0 424,0 424,425">
          <text:p/>
        </draw:polygon>
        <draw:polygon draw:style-name="gr2" draw:layer="layout" svg:width="0.423cm" svg:height="0.424cm" svg:x="0.424cm" svg:y="16.327cm" svg:viewBox="0 0 424 425" draw:points="0,425 0,0 424,0 424,425">
          <text:p/>
        </draw:polygon>
        <draw:polygon draw:style-name="gr3" draw:layer="layout" svg:width="0.423cm" svg:height="0.424cm" svg:x="0.424cm" svg:y="16.327cm" svg:viewBox="0 0 424 425" draw:points="0,425 0,0 424,0 424,425">
          <text:p/>
        </draw:polygon>
        <draw:polygon draw:style-name="gr2" draw:layer="layout" svg:width="0.423cm" svg:height="0.423cm" svg:x="0.424cm" svg:y="15.904cm" svg:viewBox="0 0 424 424" draw:points="0,424 0,0 424,0 424,424">
          <text:p/>
        </draw:polygon>
        <draw:polygon draw:style-name="gr3" draw:layer="layout" svg:width="0.423cm" svg:height="0.423cm" svg:x="0.424cm" svg:y="15.904cm" svg:viewBox="0 0 424 424" draw:points="0,424 0,0 424,0 424,424">
          <text:p/>
        </draw:polygon>
        <draw:polygon draw:style-name="gr2" draw:layer="layout" svg:width="0.423cm" svg:height="0.423cm" svg:x="0.424cm" svg:y="15.904cm" svg:viewBox="0 0 424 424" draw:points="0,424 0,0 424,0 424,424">
          <text:p/>
        </draw:polygon>
        <draw:polygon draw:style-name="gr3" draw:layer="layout" svg:width="0.423cm" svg:height="0.423cm" svg:x="0.424cm" svg:y="15.904cm" svg:viewBox="0 0 424 424" draw:points="0,424 0,0 424,0 424,424">
          <text:p/>
        </draw:polygon>
        <draw:polygon draw:style-name="gr2" draw:layer="layout" svg:width="0.423cm" svg:height="0.423cm" svg:x="0.424cm" svg:y="15.481cm" svg:viewBox="0 0 424 424" draw:points="0,424 0,0 424,0 424,424">
          <text:p/>
        </draw:polygon>
        <draw:polygon draw:style-name="gr3" draw:layer="layout" svg:width="0.423cm" svg:height="0.423cm" svg:x="0.424cm" svg:y="15.481cm" svg:viewBox="0 0 424 424" draw:points="0,424 0,0 424,0 424,424">
          <text:p/>
        </draw:polygon>
        <draw:polygon draw:style-name="gr2" draw:layer="layout" svg:width="0.423cm" svg:height="0.423cm" svg:x="0.424cm" svg:y="15.481cm" svg:viewBox="0 0 424 424" draw:points="0,424 0,0 424,0 424,424">
          <text:p/>
        </draw:polygon>
        <draw:polygon draw:style-name="gr3" draw:layer="layout" svg:width="0.423cm" svg:height="0.423cm" svg:x="0.424cm" svg:y="15.481cm" svg:viewBox="0 0 424 424" draw:points="0,424 0,0 424,0 424,424">
          <text:p/>
        </draw:polygon>
        <draw:polygon draw:style-name="gr4" draw:layer="layout" svg:width="0.423cm" svg:height="0.424cm" svg:x="0.424cm" svg:y="15.057cm" svg:viewBox="0 0 424 425" draw:points="0,425 0,0 424,0 424,425">
          <text:p/>
        </draw:polygon>
        <draw:polygon draw:style-name="gr5" draw:layer="layout" svg:width="0.423cm" svg:height="0.424cm" svg:x="0.424cm" svg:y="15.057cm" svg:viewBox="0 0 424 425" draw:points="0,425 0,0 424,0 424,425">
          <text:p/>
        </draw:polygon>
        <draw:polygon draw:style-name="gr4" draw:layer="layout" svg:width="0.423cm" svg:height="0.424cm" svg:x="0.424cm" svg:y="15.057cm" svg:viewBox="0 0 424 425" draw:points="0,425 0,0 424,0 424,425">
          <text:p/>
        </draw:polygon>
        <draw:polygon draw:style-name="gr5" draw:layer="layout" svg:width="0.423cm" svg:height="0.424cm" svg:x="0.424cm" svg:y="15.057cm" svg:viewBox="0 0 424 425" draw:points="0,425 0,0 424,0 424,425">
          <text:p/>
        </draw:polygon>
        <draw:polygon draw:style-name="gr4" draw:layer="layout" svg:width="0.423cm" svg:height="0.423cm" svg:x="0.424cm" svg:y="14.634cm" svg:viewBox="0 0 424 424" draw:points="0,424 0,0 424,0 424,424">
          <text:p/>
        </draw:polygon>
        <draw:polygon draw:style-name="gr5" draw:layer="layout" svg:width="0.423cm" svg:height="0.423cm" svg:x="0.424cm" svg:y="14.634cm" svg:viewBox="0 0 424 424" draw:points="0,424 0,0 424,0 424,424">
          <text:p/>
        </draw:polygon>
        <draw:polygon draw:style-name="gr4" draw:layer="layout" svg:width="0.423cm" svg:height="0.423cm" svg:x="0.424cm" svg:y="14.634cm" svg:viewBox="0 0 424 424" draw:points="0,424 0,0 424,0 424,424">
          <text:p/>
        </draw:polygon>
        <draw:polygon draw:style-name="gr5" draw:layer="layout" svg:width="0.423cm" svg:height="0.423cm" svg:x="0.424cm" svg:y="14.634cm" svg:viewBox="0 0 424 424" draw:points="0,424 0,0 424,0 424,424">
          <text:p/>
        </draw:polygon>
        <draw:polygon draw:style-name="gr4" draw:layer="layout" svg:width="0.423cm" svg:height="0.423cm" svg:x="0.424cm" svg:y="14.211cm" svg:viewBox="0 0 424 424" draw:points="0,424 0,0 424,0 424,424">
          <text:p/>
        </draw:polygon>
        <draw:polygon draw:style-name="gr5" draw:layer="layout" svg:width="0.423cm" svg:height="0.423cm" svg:x="0.424cm" svg:y="14.211cm" svg:viewBox="0 0 424 424" draw:points="0,424 0,0 424,0 424,424">
          <text:p/>
        </draw:polygon>
        <draw:polygon draw:style-name="gr4" draw:layer="layout" svg:width="0.423cm" svg:height="0.423cm" svg:x="0.424cm" svg:y="14.211cm" svg:viewBox="0 0 424 424" draw:points="0,424 0,0 424,0 424,424">
          <text:p/>
        </draw:polygon>
        <draw:polygon draw:style-name="gr5" draw:layer="layout" svg:width="0.423cm" svg:height="0.423cm" svg:x="0.424cm" svg:y="14.211cm" svg:viewBox="0 0 424 424" draw:points="0,424 0,0 424,0 424,424">
          <text:p/>
        </draw:polygon>
        <draw:polygon draw:style-name="gr4" draw:layer="layout" svg:width="0.423cm" svg:height="0.424cm" svg:x="0.424cm" svg:y="13.787cm" svg:viewBox="0 0 424 425" draw:points="0,425 0,0 424,0 424,425">
          <text:p/>
        </draw:polygon>
        <draw:polygon draw:style-name="gr5" draw:layer="layout" svg:width="0.423cm" svg:height="0.424cm" svg:x="0.424cm" svg:y="13.787cm" svg:viewBox="0 0 424 425" draw:points="0,425 0,0 424,0 424,425">
          <text:p/>
        </draw:polygon>
        <draw:polygon draw:style-name="gr4" draw:layer="layout" svg:width="0.423cm" svg:height="0.424cm" svg:x="0.424cm" svg:y="13.787cm" svg:viewBox="0 0 424 425" draw:points="0,425 0,0 424,0 424,425">
          <text:p/>
        </draw:polygon>
        <draw:polygon draw:style-name="gr5" draw:layer="layout" svg:width="0.423cm" svg:height="0.424cm" svg:x="0.424cm" svg:y="13.787cm" svg:viewBox="0 0 424 425" draw:points="0,425 0,0 424,0 424,425">
          <text:p/>
        </draw:polygon>
        <draw:polygon draw:style-name="gr4" draw:layer="layout" svg:width="0.423cm" svg:height="0.423cm" svg:x="0.424cm" svg:y="13.364cm" svg:viewBox="0 0 424 424" draw:points="0,424 0,0 424,0 424,424">
          <text:p/>
        </draw:polygon>
        <draw:polygon draw:style-name="gr5" draw:layer="layout" svg:width="0.423cm" svg:height="0.423cm" svg:x="0.424cm" svg:y="13.364cm" svg:viewBox="0 0 424 424" draw:points="0,424 0,0 424,0 424,424">
          <text:p/>
        </draw:polygon>
        <draw:polygon draw:style-name="gr4" draw:layer="layout" svg:width="0.423cm" svg:height="0.423cm" svg:x="0.424cm" svg:y="13.364cm" svg:viewBox="0 0 424 424" draw:points="0,424 0,0 424,0 424,424">
          <text:p/>
        </draw:polygon>
        <draw:polygon draw:style-name="gr5" draw:layer="layout" svg:width="0.423cm" svg:height="0.423cm" svg:x="0.424cm" svg:y="13.364cm" svg:viewBox="0 0 424 424" draw:points="0,424 0,0 424,0 424,424">
          <text:p/>
        </draw:polygon>
        <draw:polygon draw:style-name="gr4" draw:layer="layout" svg:width="0.423cm" svg:height="0.423cm" svg:x="0.424cm" svg:y="12.941cm" svg:viewBox="0 0 424 424" draw:points="0,424 0,0 424,0 424,424">
          <text:p/>
        </draw:polygon>
        <draw:polygon draw:style-name="gr5" draw:layer="layout" svg:width="0.423cm" svg:height="0.423cm" svg:x="0.424cm" svg:y="12.941cm" svg:viewBox="0 0 424 424" draw:points="0,424 0,0 424,0 424,424">
          <text:p/>
        </draw:polygon>
        <draw:polygon draw:style-name="gr4" draw:layer="layout" svg:width="0.423cm" svg:height="0.423cm" svg:x="0.424cm" svg:y="12.941cm" svg:viewBox="0 0 424 424" draw:points="0,424 0,0 424,0 424,424">
          <text:p/>
        </draw:polygon>
        <draw:polygon draw:style-name="gr5" draw:layer="layout" svg:width="0.423cm" svg:height="0.423cm" svg:x="0.424cm" svg:y="12.941cm" svg:viewBox="0 0 424 424" draw:points="0,424 0,0 424,0 424,424">
          <text:p/>
        </draw:polygon>
        <draw:polygon draw:style-name="gr6" draw:layer="layout" svg:width="0.423cm" svg:height="0.424cm" svg:x="0.424cm" svg:y="12.517cm" svg:viewBox="0 0 424 425" draw:points="0,425 0,0 424,0 424,425">
          <text:p/>
        </draw:polygon>
        <draw:polygon draw:style-name="gr7" draw:layer="layout" svg:width="0.423cm" svg:height="0.424cm" svg:x="0.424cm" svg:y="12.517cm" svg:viewBox="0 0 424 425" draw:points="0,425 0,0 424,0 424,425">
          <text:p/>
        </draw:polygon>
        <draw:polygon draw:style-name="gr6" draw:layer="layout" svg:width="0.423cm" svg:height="0.424cm" svg:x="0.424cm" svg:y="12.517cm" svg:viewBox="0 0 424 425" draw:points="0,425 0,0 424,0 424,425">
          <text:p/>
        </draw:polygon>
        <draw:polygon draw:style-name="gr7" draw:layer="layout" svg:width="0.423cm" svg:height="0.424cm" svg:x="0.424cm" svg:y="12.517cm" svg:viewBox="0 0 424 425" draw:points="0,425 0,0 424,0 424,425">
          <text:p/>
        </draw:polygon>
        <draw:polygon draw:style-name="gr6" draw:layer="layout" svg:width="0.423cm" svg:height="0.423cm" svg:x="0.424cm" svg:y="12.094cm" svg:viewBox="0 0 424 424" draw:points="0,424 0,0 424,0 424,424">
          <text:p/>
        </draw:polygon>
        <draw:polygon draw:style-name="gr7" draw:layer="layout" svg:width="0.423cm" svg:height="0.423cm" svg:x="0.424cm" svg:y="12.094cm" svg:viewBox="0 0 424 424" draw:points="0,424 0,0 424,0 424,424">
          <text:p/>
        </draw:polygon>
        <draw:polygon draw:style-name="gr6" draw:layer="layout" svg:width="0.423cm" svg:height="0.423cm" svg:x="0.424cm" svg:y="12.094cm" svg:viewBox="0 0 424 424" draw:points="0,424 0,0 424,0 424,424">
          <text:p/>
        </draw:polygon>
        <draw:polygon draw:style-name="gr7" draw:layer="layout" svg:width="0.423cm" svg:height="0.423cm" svg:x="0.424cm" svg:y="12.094cm" svg:viewBox="0 0 424 424" draw:points="0,424 0,0 424,0 424,424">
          <text:p/>
        </draw:polygon>
        <draw:polygon draw:style-name="gr6" draw:layer="layout" svg:width="0.423cm" svg:height="0.423cm" svg:x="0.424cm" svg:y="11.671cm" svg:viewBox="0 0 424 424" draw:points="0,424 0,0 424,0 424,424">
          <text:p/>
        </draw:polygon>
        <draw:polygon draw:style-name="gr7" draw:layer="layout" svg:width="0.423cm" svg:height="0.423cm" svg:x="0.424cm" svg:y="11.671cm" svg:viewBox="0 0 424 424" draw:points="0,424 0,0 424,0 424,424">
          <text:p/>
        </draw:polygon>
        <draw:polygon draw:style-name="gr6" draw:layer="layout" svg:width="0.423cm" svg:height="0.423cm" svg:x="0.424cm" svg:y="11.671cm" svg:viewBox="0 0 424 424" draw:points="0,424 0,0 424,0 424,424">
          <text:p/>
        </draw:polygon>
        <draw:polygon draw:style-name="gr7" draw:layer="layout" svg:width="0.423cm" svg:height="0.423cm" svg:x="0.424cm" svg:y="11.671cm" svg:viewBox="0 0 424 424" draw:points="0,424 0,0 424,0 424,424">
          <text:p/>
        </draw:polygon>
        <draw:polygon draw:style-name="gr6" draw:layer="layout" svg:width="0.423cm" svg:height="0.424cm" svg:x="0.424cm" svg:y="11.247cm" svg:viewBox="0 0 424 425" draw:points="0,425 0,0 424,0 424,425">
          <text:p/>
        </draw:polygon>
        <draw:polygon draw:style-name="gr7" draw:layer="layout" svg:width="0.423cm" svg:height="0.424cm" svg:x="0.424cm" svg:y="11.247cm" svg:viewBox="0 0 424 425" draw:points="0,425 0,0 424,0 424,425">
          <text:p/>
        </draw:polygon>
        <draw:polygon draw:style-name="gr6" draw:layer="layout" svg:width="0.423cm" svg:height="0.424cm" svg:x="0.424cm" svg:y="11.247cm" svg:viewBox="0 0 424 425" draw:points="0,425 0,0 424,0 424,425">
          <text:p/>
        </draw:polygon>
        <draw:polygon draw:style-name="gr7" draw:layer="layout" svg:width="0.423cm" svg:height="0.424cm" svg:x="0.424cm" svg:y="11.247cm" svg:viewBox="0 0 424 425" draw:points="0,425 0,0 424,0 424,425">
          <text:p/>
        </draw:polygon>
        <draw:polygon draw:style-name="gr6" draw:layer="layout" svg:width="0.423cm" svg:height="0.423cm" svg:x="0.424cm" svg:y="10.824cm" svg:viewBox="0 0 424 424" draw:points="0,424 0,0 424,0 424,424">
          <text:p/>
        </draw:polygon>
        <draw:polygon draw:style-name="gr7" draw:layer="layout" svg:width="0.423cm" svg:height="0.423cm" svg:x="0.424cm" svg:y="10.824cm" svg:viewBox="0 0 424 424" draw:points="0,424 0,0 424,0 424,424">
          <text:p/>
        </draw:polygon>
        <draw:polygon draw:style-name="gr6" draw:layer="layout" svg:width="0.423cm" svg:height="0.423cm" svg:x="0.424cm" svg:y="10.824cm" svg:viewBox="0 0 424 424" draw:points="0,424 0,0 424,0 424,424">
          <text:p/>
        </draw:polygon>
        <draw:polygon draw:style-name="gr7" draw:layer="layout" svg:width="0.423cm" svg:height="0.423cm" svg:x="0.424cm" svg:y="10.824cm" svg:viewBox="0 0 424 424" draw:points="0,424 0,0 424,0 424,424">
          <text:p/>
        </draw:polygon>
        <draw:polygon draw:style-name="gr6" draw:layer="layout" svg:width="0.423cm" svg:height="0.423cm" svg:x="0.424cm" svg:y="10.401cm" svg:viewBox="0 0 424 424" draw:points="0,424 0,0 424,0 424,424">
          <text:p/>
        </draw:polygon>
        <draw:polygon draw:style-name="gr7" draw:layer="layout" svg:width="0.423cm" svg:height="0.423cm" svg:x="0.424cm" svg:y="10.401cm" svg:viewBox="0 0 424 424" draw:points="0,424 0,0 424,0 424,424">
          <text:p/>
        </draw:polygon>
        <draw:polygon draw:style-name="gr6" draw:layer="layout" svg:width="0.423cm" svg:height="0.423cm" svg:x="0.424cm" svg:y="10.401cm" svg:viewBox="0 0 424 424" draw:points="0,424 0,0 424,0 424,424">
          <text:p/>
        </draw:polygon>
        <draw:polygon draw:style-name="gr7" draw:layer="layout" svg:width="0.423cm" svg:height="0.423cm" svg:x="0.424cm" svg:y="10.401cm" svg:viewBox="0 0 424 424" draw:points="0,424 0,0 424,0 424,424">
          <text:p/>
        </draw:polygon>
        <draw:polygon draw:style-name="gr2" draw:layer="layout" svg:width="0.424cm" svg:height="0.424cm" svg:x="0.847cm" svg:y="20.137cm" svg:viewBox="0 0 425 425" draw:points="0,425 0,0 425,0 425,425">
          <text:p/>
        </draw:polygon>
        <draw:polygon draw:style-name="gr3" draw:layer="layout" svg:width="0.424cm" svg:height="0.424cm" svg:x="0.847cm" svg:y="20.137cm" svg:viewBox="0 0 425 425" draw:points="0,425 0,0 425,0 425,425">
          <text:p/>
        </draw:polygon>
        <draw:polygon draw:style-name="gr2" draw:layer="layout" svg:width="0.424cm" svg:height="0.424cm" svg:x="0.847cm" svg:y="20.137cm" svg:viewBox="0 0 425 425" draw:points="0,425 0,0 425,0 425,425">
          <text:p/>
        </draw:polygon>
        <draw:polygon draw:style-name="gr3" draw:layer="layout" svg:width="0.424cm" svg:height="0.424cm" svg:x="0.847cm" svg:y="20.137cm" svg:viewBox="0 0 425 425" draw:points="0,425 0,0 425,0 425,425">
          <text:p/>
        </draw:polygon>
        <draw:polygon draw:style-name="gr2" draw:layer="layout" svg:width="0.424cm" svg:height="0.423cm" svg:x="0.847cm" svg:y="19.714cm" svg:viewBox="0 0 425 424" draw:points="0,424 0,0 425,0 425,424">
          <text:p/>
        </draw:polygon>
        <draw:polygon draw:style-name="gr3" draw:layer="layout" svg:width="0.424cm" svg:height="0.423cm" svg:x="0.847cm" svg:y="19.714cm" svg:viewBox="0 0 425 424" draw:points="0,424 0,0 425,0 425,424">
          <text:p/>
        </draw:polygon>
        <draw:polygon draw:style-name="gr2" draw:layer="layout" svg:width="0.424cm" svg:height="0.423cm" svg:x="0.847cm" svg:y="19.714cm" svg:viewBox="0 0 425 424" draw:points="0,424 0,0 425,0 425,424">
          <text:p/>
        </draw:polygon>
        <draw:polygon draw:style-name="gr3" draw:layer="layout" svg:width="0.424cm" svg:height="0.423cm" svg:x="0.847cm" svg:y="19.714cm" svg:viewBox="0 0 425 424" draw:points="0,424 0,0 425,0 425,424">
          <text:p/>
        </draw:polygon>
        <draw:polygon draw:style-name="gr2" draw:layer="layout" svg:width="0.424cm" svg:height="0.423cm" svg:x="0.847cm" svg:y="19.291cm" svg:viewBox="0 0 425 424" draw:points="0,424 0,0 425,0 425,424">
          <text:p/>
        </draw:polygon>
        <draw:polygon draw:style-name="gr3" draw:layer="layout" svg:width="0.424cm" svg:height="0.423cm" svg:x="0.847cm" svg:y="19.291cm" svg:viewBox="0 0 425 424" draw:points="0,424 0,0 425,0 425,424">
          <text:p/>
        </draw:polygon>
        <draw:polygon draw:style-name="gr2" draw:layer="layout" svg:width="0.424cm" svg:height="0.423cm" svg:x="0.847cm" svg:y="19.291cm" svg:viewBox="0 0 425 424" draw:points="0,424 0,0 425,0 425,424">
          <text:p/>
        </draw:polygon>
        <draw:polygon draw:style-name="gr3" draw:layer="layout" svg:width="0.424cm" svg:height="0.423cm" svg:x="0.847cm" svg:y="19.291cm" svg:viewBox="0 0 425 424" draw:points="0,424 0,0 425,0 425,424">
          <text:p/>
        </draw:polygon>
        <draw:polygon draw:style-name="gr2" draw:layer="layout" svg:width="0.424cm" svg:height="0.424cm" svg:x="0.847cm" svg:y="18.867cm" svg:viewBox="0 0 425 425" draw:points="0,425 0,0 425,0 425,425">
          <text:p/>
        </draw:polygon>
        <draw:polygon draw:style-name="gr3" draw:layer="layout" svg:width="0.424cm" svg:height="0.424cm" svg:x="0.847cm" svg:y="18.867cm" svg:viewBox="0 0 425 425" draw:points="0,425 0,0 425,0 425,425">
          <text:p/>
        </draw:polygon>
        <draw:polygon draw:style-name="gr2" draw:layer="layout" svg:width="0.424cm" svg:height="0.424cm" svg:x="0.847cm" svg:y="18.867cm" svg:viewBox="0 0 425 425" draw:points="0,425 0,0 425,0 425,425">
          <text:p/>
        </draw:polygon>
        <draw:polygon draw:style-name="gr3" draw:layer="layout" svg:width="0.424cm" svg:height="0.424cm" svg:x="0.847cm" svg:y="18.867cm" svg:viewBox="0 0 425 425" draw:points="0,425 0,0 425,0 425,425">
          <text:p/>
        </draw:polygon>
        <draw:polygon draw:style-name="gr2" draw:layer="layout" svg:width="0.424cm" svg:height="0.423cm" svg:x="0.847cm" svg:y="18.444cm" svg:viewBox="0 0 425 424" draw:points="0,424 0,0 425,0 425,424">
          <text:p/>
        </draw:polygon>
        <draw:polygon draw:style-name="gr3" draw:layer="layout" svg:width="0.424cm" svg:height="0.423cm" svg:x="0.847cm" svg:y="18.444cm" svg:viewBox="0 0 425 424" draw:points="0,424 0,0 425,0 425,424">
          <text:p/>
        </draw:polygon>
        <draw:polygon draw:style-name="gr2" draw:layer="layout" svg:width="0.424cm" svg:height="0.423cm" svg:x="0.847cm" svg:y="18.444cm" svg:viewBox="0 0 425 424" draw:points="0,424 0,0 425,0 425,424">
          <text:p/>
        </draw:polygon>
        <draw:polygon draw:style-name="gr3" draw:layer="layout" svg:width="0.424cm" svg:height="0.423cm" svg:x="0.847cm" svg:y="18.444cm" svg:viewBox="0 0 425 424" draw:points="0,424 0,0 425,0 425,424">
          <text:p/>
        </draw:polygon>
        <draw:polygon draw:style-name="gr2" draw:layer="layout" svg:width="0.424cm" svg:height="0.423cm" svg:x="0.847cm" svg:y="18.021cm" svg:viewBox="0 0 425 424" draw:points="0,424 0,0 425,0 425,424">
          <text:p/>
        </draw:polygon>
        <draw:polygon draw:style-name="gr3" draw:layer="layout" svg:width="0.424cm" svg:height="0.423cm" svg:x="0.847cm" svg:y="18.021cm" svg:viewBox="0 0 425 424" draw:points="0,424 0,0 425,0 425,424">
          <text:p/>
        </draw:polygon>
        <draw:polygon draw:style-name="gr2" draw:layer="layout" svg:width="0.424cm" svg:height="0.423cm" svg:x="0.847cm" svg:y="18.021cm" svg:viewBox="0 0 425 424" draw:points="0,424 0,0 425,0 425,424">
          <text:p/>
        </draw:polygon>
        <draw:polygon draw:style-name="gr3" draw:layer="layout" svg:width="0.424cm" svg:height="0.423cm" svg:x="0.847cm" svg:y="18.021cm" svg:viewBox="0 0 425 424" draw:points="0,424 0,0 425,0 425,424">
          <text:p/>
        </draw:polygon>
        <draw:polygon draw:style-name="gr2" draw:layer="layout" svg:width="0.424cm" svg:height="0.424cm" svg:x="0.847cm" svg:y="17.597cm" svg:viewBox="0 0 425 425" draw:points="0,425 0,0 425,0 425,425">
          <text:p/>
        </draw:polygon>
        <draw:polygon draw:style-name="gr3" draw:layer="layout" svg:width="0.424cm" svg:height="0.424cm" svg:x="0.847cm" svg:y="17.597cm" svg:viewBox="0 0 425 425" draw:points="0,425 0,0 425,0 425,425">
          <text:p/>
        </draw:polygon>
        <draw:polygon draw:style-name="gr2" draw:layer="layout" svg:width="0.424cm" svg:height="0.424cm" svg:x="0.847cm" svg:y="17.597cm" svg:viewBox="0 0 425 425" draw:points="0,425 0,0 425,0 425,425">
          <text:p/>
        </draw:polygon>
        <draw:polygon draw:style-name="gr3" draw:layer="layout" svg:width="0.424cm" svg:height="0.424cm" svg:x="0.847cm" svg:y="17.597cm" svg:viewBox="0 0 425 425" draw:points="0,425 0,0 425,0 425,425">
          <text:p/>
        </draw:polygon>
        <draw:polygon draw:style-name="gr2" draw:layer="layout" svg:width="0.424cm" svg:height="0.423cm" svg:x="0.847cm" svg:y="17.174cm" svg:viewBox="0 0 425 424" draw:points="0,424 0,0 425,0 425,424">
          <text:p/>
        </draw:polygon>
        <draw:polygon draw:style-name="gr3" draw:layer="layout" svg:width="0.424cm" svg:height="0.423cm" svg:x="0.847cm" svg:y="17.174cm" svg:viewBox="0 0 425 424" draw:points="0,424 0,0 425,0 425,424">
          <text:p/>
        </draw:polygon>
        <draw:polygon draw:style-name="gr2" draw:layer="layout" svg:width="0.424cm" svg:height="0.423cm" svg:x="0.847cm" svg:y="17.174cm" svg:viewBox="0 0 425 424" draw:points="0,424 0,0 425,0 425,424">
          <text:p/>
        </draw:polygon>
        <draw:polygon draw:style-name="gr3" draw:layer="layout" svg:width="0.424cm" svg:height="0.423cm" svg:x="0.847cm" svg:y="17.174cm" svg:viewBox="0 0 425 424" draw:points="0,424 0,0 425,0 425,424">
          <text:p/>
        </draw:polygon>
        <draw:polygon draw:style-name="gr2" draw:layer="layout" svg:width="0.424cm" svg:height="0.423cm" svg:x="0.847cm" svg:y="16.751cm" svg:viewBox="0 0 425 424" draw:points="0,424 0,0 425,0 425,424">
          <text:p/>
        </draw:polygon>
        <draw:polygon draw:style-name="gr3" draw:layer="layout" svg:width="0.424cm" svg:height="0.423cm" svg:x="0.847cm" svg:y="16.751cm" svg:viewBox="0 0 425 424" draw:points="0,424 0,0 425,0 425,424">
          <text:p/>
        </draw:polygon>
        <draw:polygon draw:style-name="gr2" draw:layer="layout" svg:width="0.424cm" svg:height="0.423cm" svg:x="0.847cm" svg:y="16.751cm" svg:viewBox="0 0 425 424" draw:points="0,424 0,0 425,0 425,424">
          <text:p/>
        </draw:polygon>
        <draw:polygon draw:style-name="gr3" draw:layer="layout" svg:width="0.424cm" svg:height="0.423cm" svg:x="0.847cm" svg:y="16.751cm" svg:viewBox="0 0 425 424" draw:points="0,424 0,0 425,0 425,424">
          <text:p/>
        </draw:polygon>
        <draw:polygon draw:style-name="gr2" draw:layer="layout" svg:width="0.424cm" svg:height="0.424cm" svg:x="0.847cm" svg:y="16.327cm" svg:viewBox="0 0 425 425" draw:points="0,425 0,0 425,0 425,425">
          <text:p/>
        </draw:polygon>
        <draw:polygon draw:style-name="gr3" draw:layer="layout" svg:width="0.424cm" svg:height="0.424cm" svg:x="0.847cm" svg:y="16.327cm" svg:viewBox="0 0 425 425" draw:points="0,425 0,0 425,0 425,425">
          <text:p/>
        </draw:polygon>
        <draw:polygon draw:style-name="gr2" draw:layer="layout" svg:width="0.424cm" svg:height="0.424cm" svg:x="0.847cm" svg:y="16.327cm" svg:viewBox="0 0 425 425" draw:points="0,425 0,0 425,0 425,425">
          <text:p/>
        </draw:polygon>
        <draw:polygon draw:style-name="gr3" draw:layer="layout" svg:width="0.424cm" svg:height="0.424cm" svg:x="0.847cm" svg:y="16.327cm" svg:viewBox="0 0 425 425" draw:points="0,425 0,0 425,0 425,425">
          <text:p/>
        </draw:polygon>
        <draw:polygon draw:style-name="gr2" draw:layer="layout" svg:width="0.424cm" svg:height="0.423cm" svg:x="0.847cm" svg:y="15.904cm" svg:viewBox="0 0 425 424" draw:points="0,424 0,0 425,0 425,424">
          <text:p/>
        </draw:polygon>
        <draw:polygon draw:style-name="gr3" draw:layer="layout" svg:width="0.424cm" svg:height="0.423cm" svg:x="0.847cm" svg:y="15.904cm" svg:viewBox="0 0 425 424" draw:points="0,424 0,0 425,0 425,424">
          <text:p/>
        </draw:polygon>
        <draw:polygon draw:style-name="gr2" draw:layer="layout" svg:width="0.424cm" svg:height="0.423cm" svg:x="0.847cm" svg:y="15.904cm" svg:viewBox="0 0 425 424" draw:points="0,424 0,0 425,0 425,424">
          <text:p/>
        </draw:polygon>
        <draw:polygon draw:style-name="gr3" draw:layer="layout" svg:width="0.424cm" svg:height="0.423cm" svg:x="0.847cm" svg:y="15.904cm" svg:viewBox="0 0 425 424" draw:points="0,424 0,0 425,0 425,424">
          <text:p/>
        </draw:polygon>
        <draw:polygon draw:style-name="gr2" draw:layer="layout" svg:width="0.424cm" svg:height="0.423cm" svg:x="0.847cm" svg:y="15.481cm" svg:viewBox="0 0 425 424" draw:points="0,424 0,0 425,0 425,424">
          <text:p/>
        </draw:polygon>
        <draw:polygon draw:style-name="gr3" draw:layer="layout" svg:width="0.424cm" svg:height="0.423cm" svg:x="0.847cm" svg:y="15.481cm" svg:viewBox="0 0 425 424" draw:points="0,424 0,0 425,0 425,424">
          <text:p/>
        </draw:polygon>
        <draw:polygon draw:style-name="gr2" draw:layer="layout" svg:width="0.424cm" svg:height="0.423cm" svg:x="0.847cm" svg:y="15.481cm" svg:viewBox="0 0 425 424" draw:points="0,424 0,0 425,0 425,424">
          <text:p/>
        </draw:polygon>
        <draw:polygon draw:style-name="gr3" draw:layer="layout" svg:width="0.424cm" svg:height="0.423cm" svg:x="0.847cm" svg:y="15.481cm" svg:viewBox="0 0 425 424" draw:points="0,424 0,0 425,0 425,424">
          <text:p/>
        </draw:polygon>
        <draw:polygon draw:style-name="gr4" draw:layer="layout" svg:width="0.424cm" svg:height="0.424cm" svg:x="0.847cm" svg:y="15.057cm" svg:viewBox="0 0 425 425" draw:points="0,425 0,0 425,0 425,425">
          <text:p/>
        </draw:polygon>
        <draw:polygon draw:style-name="gr5" draw:layer="layout" svg:width="0.424cm" svg:height="0.424cm" svg:x="0.847cm" svg:y="15.057cm" svg:viewBox="0 0 425 425" draw:points="0,425 0,0 425,0 425,425">
          <text:p/>
        </draw:polygon>
        <draw:polygon draw:style-name="gr4" draw:layer="layout" svg:width="0.424cm" svg:height="0.424cm" svg:x="0.847cm" svg:y="15.057cm" svg:viewBox="0 0 425 425" draw:points="0,425 0,0 425,0 425,425">
          <text:p/>
        </draw:polygon>
        <draw:polygon draw:style-name="gr5" draw:layer="layout" svg:width="0.424cm" svg:height="0.424cm" svg:x="0.847cm" svg:y="15.057cm" svg:viewBox="0 0 425 425" draw:points="0,425 0,0 425,0 425,425">
          <text:p/>
        </draw:polygon>
        <draw:polygon draw:style-name="gr4" draw:layer="layout" svg:width="0.424cm" svg:height="0.423cm" svg:x="0.847cm" svg:y="14.634cm" svg:viewBox="0 0 425 424" draw:points="0,424 0,0 425,0 425,424">
          <text:p/>
        </draw:polygon>
        <draw:polygon draw:style-name="gr5" draw:layer="layout" svg:width="0.424cm" svg:height="0.423cm" svg:x="0.847cm" svg:y="14.634cm" svg:viewBox="0 0 425 424" draw:points="0,424 0,0 425,0 425,424">
          <text:p/>
        </draw:polygon>
        <draw:polygon draw:style-name="gr4" draw:layer="layout" svg:width="0.424cm" svg:height="0.423cm" svg:x="0.847cm" svg:y="14.634cm" svg:viewBox="0 0 425 424" draw:points="0,424 0,0 425,0 425,424">
          <text:p/>
        </draw:polygon>
        <draw:polygon draw:style-name="gr5" draw:layer="layout" svg:width="0.424cm" svg:height="0.423cm" svg:x="0.847cm" svg:y="14.634cm" svg:viewBox="0 0 425 424" draw:points="0,424 0,0 425,0 425,424">
          <text:p/>
        </draw:polygon>
        <draw:polygon draw:style-name="gr4" draw:layer="layout" svg:width="0.424cm" svg:height="0.423cm" svg:x="0.847cm" svg:y="14.211cm" svg:viewBox="0 0 425 424" draw:points="0,424 0,0 425,0 425,424">
          <text:p/>
        </draw:polygon>
        <draw:polygon draw:style-name="gr5" draw:layer="layout" svg:width="0.424cm" svg:height="0.423cm" svg:x="0.847cm" svg:y="14.211cm" svg:viewBox="0 0 425 424" draw:points="0,424 0,0 425,0 425,424">
          <text:p/>
        </draw:polygon>
        <draw:polygon draw:style-name="gr4" draw:layer="layout" svg:width="0.424cm" svg:height="0.423cm" svg:x="0.847cm" svg:y="14.211cm" svg:viewBox="0 0 425 424" draw:points="0,424 0,0 425,0 425,424">
          <text:p/>
        </draw:polygon>
        <draw:polygon draw:style-name="gr5" draw:layer="layout" svg:width="0.424cm" svg:height="0.423cm" svg:x="0.847cm" svg:y="14.211cm" svg:viewBox="0 0 425 424" draw:points="0,424 0,0 425,0 425,424">
          <text:p/>
        </draw:polygon>
        <draw:polygon draw:style-name="gr4" draw:layer="layout" svg:width="0.424cm" svg:height="0.424cm" svg:x="0.847cm" svg:y="13.787cm" svg:viewBox="0 0 425 425" draw:points="0,425 0,0 425,0 425,425">
          <text:p/>
        </draw:polygon>
        <draw:polygon draw:style-name="gr5" draw:layer="layout" svg:width="0.424cm" svg:height="0.424cm" svg:x="0.847cm" svg:y="13.787cm" svg:viewBox="0 0 425 425" draw:points="0,425 0,0 425,0 425,425">
          <text:p/>
        </draw:polygon>
        <draw:polygon draw:style-name="gr4" draw:layer="layout" svg:width="0.424cm" svg:height="0.424cm" svg:x="0.847cm" svg:y="13.787cm" svg:viewBox="0 0 425 425" draw:points="0,425 0,0 425,0 425,425">
          <text:p/>
        </draw:polygon>
        <draw:polygon draw:style-name="gr5" draw:layer="layout" svg:width="0.424cm" svg:height="0.424cm" svg:x="0.847cm" svg:y="13.787cm" svg:viewBox="0 0 425 425" draw:points="0,425 0,0 425,0 425,425">
          <text:p/>
        </draw:polygon>
        <draw:polygon draw:style-name="gr4" draw:layer="layout" svg:width="0.424cm" svg:height="0.423cm" svg:x="0.847cm" svg:y="13.364cm" svg:viewBox="0 0 425 424" draw:points="0,424 0,0 425,0 425,424">
          <text:p/>
        </draw:polygon>
        <draw:polygon draw:style-name="gr5" draw:layer="layout" svg:width="0.424cm" svg:height="0.423cm" svg:x="0.847cm" svg:y="13.364cm" svg:viewBox="0 0 425 424" draw:points="0,424 0,0 425,0 425,424">
          <text:p/>
        </draw:polygon>
        <draw:polygon draw:style-name="gr4" draw:layer="layout" svg:width="0.424cm" svg:height="0.423cm" svg:x="0.847cm" svg:y="13.364cm" svg:viewBox="0 0 425 424" draw:points="0,424 0,0 425,0 425,424">
          <text:p/>
        </draw:polygon>
        <draw:polygon draw:style-name="gr5" draw:layer="layout" svg:width="0.424cm" svg:height="0.423cm" svg:x="0.847cm" svg:y="13.364cm" svg:viewBox="0 0 425 424" draw:points="0,424 0,0 425,0 425,424">
          <text:p/>
        </draw:polygon>
        <draw:polygon draw:style-name="gr4" draw:layer="layout" svg:width="0.424cm" svg:height="0.423cm" svg:x="0.847cm" svg:y="12.941cm" svg:viewBox="0 0 425 424" draw:points="0,424 0,0 425,0 425,424">
          <text:p/>
        </draw:polygon>
        <draw:polygon draw:style-name="gr5" draw:layer="layout" svg:width="0.424cm" svg:height="0.423cm" svg:x="0.847cm" svg:y="12.941cm" svg:viewBox="0 0 425 424" draw:points="0,424 0,0 425,0 425,424">
          <text:p/>
        </draw:polygon>
        <draw:polygon draw:style-name="gr4" draw:layer="layout" svg:width="0.424cm" svg:height="0.423cm" svg:x="0.847cm" svg:y="12.941cm" svg:viewBox="0 0 425 424" draw:points="0,424 0,0 425,0 425,424">
          <text:p/>
        </draw:polygon>
        <draw:polygon draw:style-name="gr5" draw:layer="layout" svg:width="0.424cm" svg:height="0.423cm" svg:x="0.847cm" svg:y="12.941cm" svg:viewBox="0 0 425 424" draw:points="0,424 0,0 425,0 425,424">
          <text:p/>
        </draw:polygon>
        <draw:polygon draw:style-name="gr6" draw:layer="layout" svg:width="0.424cm" svg:height="0.424cm" svg:x="0.847cm" svg:y="12.517cm" svg:viewBox="0 0 425 425" draw:points="0,425 0,0 425,0 425,425">
          <text:p/>
        </draw:polygon>
        <draw:polygon draw:style-name="gr7" draw:layer="layout" svg:width="0.424cm" svg:height="0.424cm" svg:x="0.847cm" svg:y="12.517cm" svg:viewBox="0 0 425 425" draw:points="0,425 0,0 425,0 425,425">
          <text:p/>
        </draw:polygon>
        <draw:polygon draw:style-name="gr6" draw:layer="layout" svg:width="0.424cm" svg:height="0.424cm" svg:x="0.847cm" svg:y="12.517cm" svg:viewBox="0 0 425 425" draw:points="0,425 0,0 425,0 425,425">
          <text:p/>
        </draw:polygon>
        <draw:polygon draw:style-name="gr7" draw:layer="layout" svg:width="0.424cm" svg:height="0.424cm" svg:x="0.847cm" svg:y="12.517cm" svg:viewBox="0 0 425 425" draw:points="0,425 0,0 425,0 425,425">
          <text:p/>
        </draw:polygon>
        <draw:polygon draw:style-name="gr6" draw:layer="layout" svg:width="0.424cm" svg:height="0.423cm" svg:x="0.847cm" svg:y="12.094cm" svg:viewBox="0 0 425 424" draw:points="0,424 0,0 425,0 425,424">
          <text:p/>
        </draw:polygon>
        <draw:polygon draw:style-name="gr7" draw:layer="layout" svg:width="0.424cm" svg:height="0.423cm" svg:x="0.847cm" svg:y="12.094cm" svg:viewBox="0 0 425 424" draw:points="0,424 0,0 425,0 425,424">
          <text:p/>
        </draw:polygon>
        <draw:polygon draw:style-name="gr6" draw:layer="layout" svg:width="0.424cm" svg:height="0.423cm" svg:x="0.847cm" svg:y="12.094cm" svg:viewBox="0 0 425 424" draw:points="0,424 0,0 425,0 425,424">
          <text:p/>
        </draw:polygon>
        <draw:polygon draw:style-name="gr7" draw:layer="layout" svg:width="0.424cm" svg:height="0.423cm" svg:x="0.847cm" svg:y="12.094cm" svg:viewBox="0 0 425 424" draw:points="0,424 0,0 425,0 425,424">
          <text:p/>
        </draw:polygon>
        <draw:polygon draw:style-name="gr6" draw:layer="layout" svg:width="0.424cm" svg:height="0.423cm" svg:x="0.847cm" svg:y="11.671cm" svg:viewBox="0 0 425 424" draw:points="0,424 0,0 425,0 425,424">
          <text:p/>
        </draw:polygon>
        <draw:polygon draw:style-name="gr7" draw:layer="layout" svg:width="0.424cm" svg:height="0.423cm" svg:x="0.847cm" svg:y="11.671cm" svg:viewBox="0 0 425 424" draw:points="0,424 0,0 425,0 425,424">
          <text:p/>
        </draw:polygon>
        <draw:polygon draw:style-name="gr6" draw:layer="layout" svg:width="0.424cm" svg:height="0.423cm" svg:x="0.847cm" svg:y="11.671cm" svg:viewBox="0 0 425 424" draw:points="0,424 0,0 425,0 425,424">
          <text:p/>
        </draw:polygon>
        <draw:polygon draw:style-name="gr7" draw:layer="layout" svg:width="0.424cm" svg:height="0.423cm" svg:x="0.847cm" svg:y="11.671cm" svg:viewBox="0 0 425 424" draw:points="0,424 0,0 425,0 425,424">
          <text:p/>
        </draw:polygon>
        <draw:polygon draw:style-name="gr6" draw:layer="layout" svg:width="0.424cm" svg:height="0.424cm" svg:x="0.847cm" svg:y="11.247cm" svg:viewBox="0 0 425 425" draw:points="0,425 0,0 425,0 425,425">
          <text:p/>
        </draw:polygon>
        <draw:polygon draw:style-name="gr7" draw:layer="layout" svg:width="0.424cm" svg:height="0.424cm" svg:x="0.847cm" svg:y="11.247cm" svg:viewBox="0 0 425 425" draw:points="0,425 0,0 425,0 425,425">
          <text:p/>
        </draw:polygon>
        <draw:polygon draw:style-name="gr6" draw:layer="layout" svg:width="0.424cm" svg:height="0.424cm" svg:x="0.847cm" svg:y="11.247cm" svg:viewBox="0 0 425 425" draw:points="0,425 0,0 425,0 425,425">
          <text:p/>
        </draw:polygon>
        <draw:polygon draw:style-name="gr7" draw:layer="layout" svg:width="0.424cm" svg:height="0.424cm" svg:x="0.847cm" svg:y="11.247cm" svg:viewBox="0 0 425 425" draw:points="0,425 0,0 425,0 425,425">
          <text:p/>
        </draw:polygon>
        <draw:polygon draw:style-name="gr6" draw:layer="layout" svg:width="0.424cm" svg:height="0.423cm" svg:x="0.847cm" svg:y="10.824cm" svg:viewBox="0 0 425 424" draw:points="0,424 0,0 425,0 425,424">
          <text:p/>
        </draw:polygon>
        <draw:polygon draw:style-name="gr7" draw:layer="layout" svg:width="0.424cm" svg:height="0.423cm" svg:x="0.847cm" svg:y="10.824cm" svg:viewBox="0 0 425 424" draw:points="0,424 0,0 425,0 425,424">
          <text:p/>
        </draw:polygon>
        <draw:polygon draw:style-name="gr6" draw:layer="layout" svg:width="0.424cm" svg:height="0.423cm" svg:x="0.847cm" svg:y="10.824cm" svg:viewBox="0 0 425 424" draw:points="0,424 0,0 425,0 425,424">
          <text:p/>
        </draw:polygon>
        <draw:polygon draw:style-name="gr7" draw:layer="layout" svg:width="0.424cm" svg:height="0.423cm" svg:x="0.847cm" svg:y="10.824cm" svg:viewBox="0 0 425 424" draw:points="0,424 0,0 425,0 425,424">
          <text:p/>
        </draw:polygon>
        <draw:polygon draw:style-name="gr6" draw:layer="layout" svg:width="0.424cm" svg:height="0.423cm" svg:x="0.847cm" svg:y="10.401cm" svg:viewBox="0 0 425 424" draw:points="0,424 0,0 425,0 425,424">
          <text:p/>
        </draw:polygon>
        <draw:polygon draw:style-name="gr7" draw:layer="layout" svg:width="0.424cm" svg:height="0.423cm" svg:x="0.847cm" svg:y="10.401cm" svg:viewBox="0 0 425 424" draw:points="0,424 0,0 425,0 425,424">
          <text:p/>
        </draw:polygon>
        <draw:polygon draw:style-name="gr6" draw:layer="layout" svg:width="0.424cm" svg:height="0.423cm" svg:x="0.847cm" svg:y="10.401cm" svg:viewBox="0 0 425 424" draw:points="0,424 0,0 425,0 425,424">
          <text:p/>
        </draw:polygon>
        <draw:polygon draw:style-name="gr7" draw:layer="layout" svg:width="0.424cm" svg:height="0.423cm" svg:x="0.847cm" svg:y="10.401cm" svg:viewBox="0 0 425 424" draw:points="0,424 0,0 425,0 425,424">
          <text:p/>
        </draw:polygon>
        <draw:polygon draw:style-name="gr2" draw:layer="layout" svg:width="0.423cm" svg:height="0.424cm" svg:x="1.271cm" svg:y="20.137cm" svg:viewBox="0 0 424 425" draw:points="0,425 0,0 424,0 424,425">
          <text:p/>
        </draw:polygon>
        <draw:polygon draw:style-name="gr3" draw:layer="layout" svg:width="0.423cm" svg:height="0.424cm" svg:x="1.271cm" svg:y="20.137cm" svg:viewBox="0 0 424 425" draw:points="0,425 0,0 424,0 424,425">
          <text:p/>
        </draw:polygon>
        <draw:polygon draw:style-name="gr2" draw:layer="layout" svg:width="0.423cm" svg:height="0.424cm" svg:x="1.271cm" svg:y="20.137cm" svg:viewBox="0 0 424 425" draw:points="0,425 0,0 424,0 424,425">
          <text:p/>
        </draw:polygon>
        <draw:polygon draw:style-name="gr3" draw:layer="layout" svg:width="0.423cm" svg:height="0.424cm" svg:x="1.271cm" svg:y="20.137cm" svg:viewBox="0 0 424 425" draw:points="0,425 0,0 424,0 424,425">
          <text:p/>
        </draw:polygon>
        <draw:polygon draw:style-name="gr2" draw:layer="layout" svg:width="0.423cm" svg:height="0.423cm" svg:x="1.271cm" svg:y="19.714cm" svg:viewBox="0 0 424 424" draw:points="0,424 0,0 424,0 424,424">
          <text:p/>
        </draw:polygon>
        <draw:polygon draw:style-name="gr3" draw:layer="layout" svg:width="0.423cm" svg:height="0.423cm" svg:x="1.271cm" svg:y="19.714cm" svg:viewBox="0 0 424 424" draw:points="0,424 0,0 424,0 424,424">
          <text:p/>
        </draw:polygon>
        <draw:polygon draw:style-name="gr2" draw:layer="layout" svg:width="0.423cm" svg:height="0.423cm" svg:x="1.271cm" svg:y="19.714cm" svg:viewBox="0 0 424 424" draw:points="0,424 0,0 424,0 424,424">
          <text:p/>
        </draw:polygon>
        <draw:polygon draw:style-name="gr3" draw:layer="layout" svg:width="0.423cm" svg:height="0.423cm" svg:x="1.271cm" svg:y="19.714cm" svg:viewBox="0 0 424 424" draw:points="0,424 0,0 424,0 424,424">
          <text:p/>
        </draw:polygon>
        <draw:polygon draw:style-name="gr2" draw:layer="layout" svg:width="0.423cm" svg:height="0.423cm" svg:x="1.271cm" svg:y="19.291cm" svg:viewBox="0 0 424 424" draw:points="0,424 0,0 424,0 424,424">
          <text:p/>
        </draw:polygon>
        <draw:polygon draw:style-name="gr3" draw:layer="layout" svg:width="0.423cm" svg:height="0.423cm" svg:x="1.271cm" svg:y="19.291cm" svg:viewBox="0 0 424 424" draw:points="0,424 0,0 424,0 424,424">
          <text:p/>
        </draw:polygon>
        <draw:polygon draw:style-name="gr2" draw:layer="layout" svg:width="0.423cm" svg:height="0.423cm" svg:x="1.271cm" svg:y="19.291cm" svg:viewBox="0 0 424 424" draw:points="0,424 0,0 424,0 424,424">
          <text:p/>
        </draw:polygon>
        <draw:polygon draw:style-name="gr3" draw:layer="layout" svg:width="0.423cm" svg:height="0.423cm" svg:x="1.271cm" svg:y="19.291cm" svg:viewBox="0 0 424 424" draw:points="0,424 0,0 424,0 424,424">
          <text:p/>
        </draw:polygon>
        <draw:polygon draw:style-name="gr2" draw:layer="layout" svg:width="0.423cm" svg:height="0.424cm" svg:x="1.271cm" svg:y="18.867cm" svg:viewBox="0 0 424 425" draw:points="0,425 0,0 424,0 424,425">
          <text:p/>
        </draw:polygon>
        <draw:polygon draw:style-name="gr3" draw:layer="layout" svg:width="0.423cm" svg:height="0.424cm" svg:x="1.271cm" svg:y="18.867cm" svg:viewBox="0 0 424 425" draw:points="0,425 0,0 424,0 424,425">
          <text:p/>
        </draw:polygon>
        <draw:polygon draw:style-name="gr2" draw:layer="layout" svg:width="0.423cm" svg:height="0.424cm" svg:x="1.271cm" svg:y="18.867cm" svg:viewBox="0 0 424 425" draw:points="0,425 0,0 424,0 424,425">
          <text:p/>
        </draw:polygon>
        <draw:polygon draw:style-name="gr3" draw:layer="layout" svg:width="0.423cm" svg:height="0.424cm" svg:x="1.271cm" svg:y="18.867cm" svg:viewBox="0 0 424 425" draw:points="0,425 0,0 424,0 424,425">
          <text:p/>
        </draw:polygon>
        <draw:polygon draw:style-name="gr2" draw:layer="layout" svg:width="0.423cm" svg:height="0.423cm" svg:x="1.271cm" svg:y="18.444cm" svg:viewBox="0 0 424 424" draw:points="0,424 0,0 424,0 424,424">
          <text:p/>
        </draw:polygon>
        <draw:polygon draw:style-name="gr3" draw:layer="layout" svg:width="0.423cm" svg:height="0.423cm" svg:x="1.271cm" svg:y="18.444cm" svg:viewBox="0 0 424 424" draw:points="0,424 0,0 424,0 424,424">
          <text:p/>
        </draw:polygon>
        <draw:polygon draw:style-name="gr2" draw:layer="layout" svg:width="0.423cm" svg:height="0.423cm" svg:x="1.271cm" svg:y="18.444cm" svg:viewBox="0 0 424 424" draw:points="0,424 0,0 424,0 424,424">
          <text:p/>
        </draw:polygon>
        <draw:polygon draw:style-name="gr3" draw:layer="layout" svg:width="0.423cm" svg:height="0.423cm" svg:x="1.271cm" svg:y="18.444cm" svg:viewBox="0 0 424 424" draw:points="0,424 0,0 424,0 424,424">
          <text:p/>
        </draw:polygon>
        <draw:polygon draw:style-name="gr2" draw:layer="layout" svg:width="0.423cm" svg:height="0.423cm" svg:x="1.271cm" svg:y="18.021cm" svg:viewBox="0 0 424 424" draw:points="0,424 0,0 424,0 424,424">
          <text:p/>
        </draw:polygon>
        <draw:polygon draw:style-name="gr3" draw:layer="layout" svg:width="0.423cm" svg:height="0.423cm" svg:x="1.271cm" svg:y="18.021cm" svg:viewBox="0 0 424 424" draw:points="0,424 0,0 424,0 424,424">
          <text:p/>
        </draw:polygon>
        <draw:polygon draw:style-name="gr2" draw:layer="layout" svg:width="0.423cm" svg:height="0.423cm" svg:x="1.271cm" svg:y="18.021cm" svg:viewBox="0 0 424 424" draw:points="0,424 0,0 424,0 424,424">
          <text:p/>
        </draw:polygon>
        <draw:polygon draw:style-name="gr3" draw:layer="layout" svg:width="0.423cm" svg:height="0.423cm" svg:x="1.271cm" svg:y="18.021cm" svg:viewBox="0 0 424 424" draw:points="0,424 0,0 424,0 424,424">
          <text:p/>
        </draw:polygon>
        <draw:polygon draw:style-name="gr2" draw:layer="layout" svg:width="0.423cm" svg:height="0.424cm" svg:x="1.271cm" svg:y="17.597cm" svg:viewBox="0 0 424 425" draw:points="0,425 0,0 424,0 424,425">
          <text:p/>
        </draw:polygon>
        <draw:polygon draw:style-name="gr3" draw:layer="layout" svg:width="0.423cm" svg:height="0.424cm" svg:x="1.271cm" svg:y="17.597cm" svg:viewBox="0 0 424 425" draw:points="0,425 0,0 424,0 424,425">
          <text:p/>
        </draw:polygon>
        <draw:polygon draw:style-name="gr2" draw:layer="layout" svg:width="0.423cm" svg:height="0.424cm" svg:x="1.271cm" svg:y="17.597cm" svg:viewBox="0 0 424 425" draw:points="0,425 0,0 424,0 424,425">
          <text:p/>
        </draw:polygon>
        <draw:polygon draw:style-name="gr3" draw:layer="layout" svg:width="0.423cm" svg:height="0.424cm" svg:x="1.271cm" svg:y="17.597cm" svg:viewBox="0 0 424 425" draw:points="0,425 0,0 424,0 424,425">
          <text:p/>
        </draw:polygon>
        <draw:polygon draw:style-name="gr2" draw:layer="layout" svg:width="0.423cm" svg:height="0.423cm" svg:x="1.271cm" svg:y="17.174cm" svg:viewBox="0 0 424 424" draw:points="0,424 0,0 424,0 424,424">
          <text:p/>
        </draw:polygon>
        <draw:polygon draw:style-name="gr3" draw:layer="layout" svg:width="0.423cm" svg:height="0.423cm" svg:x="1.271cm" svg:y="17.174cm" svg:viewBox="0 0 424 424" draw:points="0,424 0,0 424,0 424,424">
          <text:p/>
        </draw:polygon>
        <draw:polygon draw:style-name="gr2" draw:layer="layout" svg:width="0.423cm" svg:height="0.423cm" svg:x="1.271cm" svg:y="17.174cm" svg:viewBox="0 0 424 424" draw:points="0,424 0,0 424,0 424,424">
          <text:p/>
        </draw:polygon>
        <draw:polygon draw:style-name="gr3" draw:layer="layout" svg:width="0.423cm" svg:height="0.423cm" svg:x="1.271cm" svg:y="17.174cm" svg:viewBox="0 0 424 424" draw:points="0,424 0,0 424,0 424,424">
          <text:p/>
        </draw:polygon>
        <draw:polygon draw:style-name="gr2" draw:layer="layout" svg:width="0.423cm" svg:height="0.423cm" svg:x="1.271cm" svg:y="16.751cm" svg:viewBox="0 0 424 424" draw:points="0,424 0,0 424,0 424,424">
          <text:p/>
        </draw:polygon>
        <draw:polygon draw:style-name="gr3" draw:layer="layout" svg:width="0.423cm" svg:height="0.423cm" svg:x="1.271cm" svg:y="16.751cm" svg:viewBox="0 0 424 424" draw:points="0,424 0,0 424,0 424,424">
          <text:p/>
        </draw:polygon>
        <draw:polygon draw:style-name="gr2" draw:layer="layout" svg:width="0.423cm" svg:height="0.424cm" svg:x="1.271cm" svg:y="16.327cm" svg:viewBox="0 0 424 425" draw:points="0,425 0,0 424,0 424,425">
          <text:p/>
        </draw:polygon>
        <draw:polygon draw:style-name="gr3" draw:layer="layout" svg:width="0.423cm" svg:height="0.424cm" svg:x="1.271cm" svg:y="16.327cm" svg:viewBox="0 0 424 425" draw:points="0,425 0,0 424,0 424,425">
          <text:p/>
        </draw:polygon>
        <draw:polygon draw:style-name="gr2" draw:layer="layout" svg:width="0.423cm" svg:height="0.423cm" svg:x="1.271cm" svg:y="15.904cm" svg:viewBox="0 0 424 424" draw:points="0,424 0,0 424,0 424,424">
          <text:p/>
        </draw:polygon>
        <draw:polygon draw:style-name="gr3" draw:layer="layout" svg:width="0.423cm" svg:height="0.423cm" svg:x="1.271cm" svg:y="15.904cm" svg:viewBox="0 0 424 424" draw:points="0,424 0,0 424,0 424,424">
          <text:p/>
        </draw:polygon>
        <draw:polygon draw:style-name="gr2" draw:layer="layout" svg:width="0.423cm" svg:height="0.423cm" svg:x="1.271cm" svg:y="15.481cm" svg:viewBox="0 0 424 424" draw:points="0,424 0,0 424,0 424,424">
          <text:p/>
        </draw:polygon>
        <draw:polygon draw:style-name="gr3" draw:layer="layout" svg:width="0.423cm" svg:height="0.423cm" svg:x="1.271cm" svg:y="15.481cm" svg:viewBox="0 0 424 424" draw:points="0,424 0,0 424,0 424,424">
          <text:p/>
        </draw:polygon>
        <draw:polygon draw:style-name="gr4" draw:layer="layout" svg:width="0.423cm" svg:height="0.424cm" svg:x="1.271cm" svg:y="15.057cm" svg:viewBox="0 0 424 425" draw:points="0,425 0,0 424,0 424,425">
          <text:p/>
        </draw:polygon>
        <draw:polygon draw:style-name="gr5" draw:layer="layout" svg:width="0.423cm" svg:height="0.424cm" svg:x="1.271cm" svg:y="15.057cm" svg:viewBox="0 0 424 425" draw:points="0,425 0,0 424,0 424,425">
          <text:p/>
        </draw:polygon>
        <draw:polygon draw:style-name="gr4" draw:layer="layout" svg:width="0.423cm" svg:height="0.423cm" svg:x="1.271cm" svg:y="14.634cm" svg:viewBox="0 0 424 424" draw:points="0,424 0,0 424,0 424,424">
          <text:p/>
        </draw:polygon>
        <draw:polygon draw:style-name="gr5" draw:layer="layout" svg:width="0.423cm" svg:height="0.423cm" svg:x="1.271cm" svg:y="14.634cm" svg:viewBox="0 0 424 424" draw:points="0,424 0,0 424,0 424,424">
          <text:p/>
        </draw:polygon>
        <draw:polygon draw:style-name="gr4" draw:layer="layout" svg:width="0.423cm" svg:height="0.423cm" svg:x="1.271cm" svg:y="14.211cm" svg:viewBox="0 0 424 424" draw:points="0,424 0,0 424,0 424,424">
          <text:p/>
        </draw:polygon>
        <draw:polygon draw:style-name="gr5" draw:layer="layout" svg:width="0.423cm" svg:height="0.423cm" svg:x="1.271cm" svg:y="14.211cm" svg:viewBox="0 0 424 424" draw:points="0,424 0,0 424,0 424,424">
          <text:p/>
        </draw:polygon>
        <draw:polygon draw:style-name="gr4" draw:layer="layout" svg:width="0.423cm" svg:height="0.424cm" svg:x="1.271cm" svg:y="13.787cm" svg:viewBox="0 0 424 425" draw:points="0,425 0,0 424,0 424,425">
          <text:p/>
        </draw:polygon>
        <draw:polygon draw:style-name="gr5" draw:layer="layout" svg:width="0.423cm" svg:height="0.424cm" svg:x="1.271cm" svg:y="13.787cm" svg:viewBox="0 0 424 425" draw:points="0,425 0,0 424,0 424,425">
          <text:p/>
        </draw:polygon>
        <draw:polygon draw:style-name="gr4" draw:layer="layout" svg:width="0.423cm" svg:height="0.423cm" svg:x="1.271cm" svg:y="13.364cm" svg:viewBox="0 0 424 424" draw:points="0,424 0,0 424,0 424,424">
          <text:p/>
        </draw:polygon>
        <draw:polygon draw:style-name="gr5" draw:layer="layout" svg:width="0.423cm" svg:height="0.423cm" svg:x="1.271cm" svg:y="13.364cm" svg:viewBox="0 0 424 424" draw:points="0,424 0,0 424,0 424,424">
          <text:p/>
        </draw:polygon>
        <draw:polygon draw:style-name="gr4" draw:layer="layout" svg:width="0.423cm" svg:height="0.423cm" svg:x="1.271cm" svg:y="12.941cm" svg:viewBox="0 0 424 424" draw:points="0,424 0,0 424,0 424,424">
          <text:p/>
        </draw:polygon>
        <draw:polygon draw:style-name="gr5" draw:layer="layout" svg:width="0.423cm" svg:height="0.423cm" svg:x="1.271cm" svg:y="12.941cm" svg:viewBox="0 0 424 424" draw:points="0,424 0,0 424,0 424,424">
          <text:p/>
        </draw:polygon>
        <draw:polygon draw:style-name="gr4" draw:layer="layout" svg:width="0.423cm" svg:height="0.423cm" svg:x="1.271cm" svg:y="12.941cm" svg:viewBox="0 0 424 424" draw:points="0,424 0,0 424,0 424,424">
          <text:p/>
        </draw:polygon>
        <draw:polygon draw:style-name="gr5" draw:layer="layout" svg:width="0.423cm" svg:height="0.423cm" svg:x="1.271cm" svg:y="12.941cm" svg:viewBox="0 0 424 424" draw:points="0,424 0,0 424,0 424,424">
          <text:p/>
        </draw:polygon>
        <draw:polygon draw:style-name="gr6" draw:layer="layout" svg:width="0.423cm" svg:height="0.424cm" svg:x="1.271cm" svg:y="12.517cm" svg:viewBox="0 0 424 425" draw:points="0,425 0,0 424,0 424,425">
          <text:p/>
        </draw:polygon>
        <draw:polygon draw:style-name="gr7" draw:layer="layout" svg:width="0.423cm" svg:height="0.424cm" svg:x="1.271cm" svg:y="12.517cm" svg:viewBox="0 0 424 425" draw:points="0,425 0,0 424,0 424,425">
          <text:p/>
        </draw:polygon>
        <draw:polygon draw:style-name="gr6" draw:layer="layout" svg:width="0.423cm" svg:height="0.424cm" svg:x="1.271cm" svg:y="12.517cm" svg:viewBox="0 0 424 425" draw:points="0,425 0,0 424,0 424,425">
          <text:p/>
        </draw:polygon>
        <draw:polygon draw:style-name="gr7" draw:layer="layout" svg:width="0.423cm" svg:height="0.424cm" svg:x="1.271cm" svg:y="12.517cm" svg:viewBox="0 0 424 425" draw:points="0,425 0,0 424,0 424,425">
          <text:p/>
        </draw:polygon>
        <draw:polygon draw:style-name="gr6" draw:layer="layout" svg:width="0.423cm" svg:height="0.423cm" svg:x="1.271cm" svg:y="12.094cm" svg:viewBox="0 0 424 424" draw:points="0,424 0,0 424,0 424,424">
          <text:p/>
        </draw:polygon>
        <draw:polygon draw:style-name="gr7" draw:layer="layout" svg:width="0.423cm" svg:height="0.423cm" svg:x="1.271cm" svg:y="12.094cm" svg:viewBox="0 0 424 424" draw:points="0,424 0,0 424,0 424,424">
          <text:p/>
        </draw:polygon>
        <draw:polygon draw:style-name="gr6" draw:layer="layout" svg:width="0.423cm" svg:height="0.423cm" svg:x="1.271cm" svg:y="12.094cm" svg:viewBox="0 0 424 424" draw:points="0,424 0,0 424,0 424,424">
          <text:p/>
        </draw:polygon>
        <draw:polygon draw:style-name="gr7" draw:layer="layout" svg:width="0.423cm" svg:height="0.423cm" svg:x="1.271cm" svg:y="12.094cm" svg:viewBox="0 0 424 424" draw:points="0,424 0,0 424,0 424,424">
          <text:p/>
        </draw:polygon>
        <draw:polygon draw:style-name="gr6" draw:layer="layout" svg:width="0.423cm" svg:height="0.423cm" svg:x="1.271cm" svg:y="11.671cm" svg:viewBox="0 0 424 424" draw:points="0,424 0,0 424,0 424,424">
          <text:p/>
        </draw:polygon>
        <draw:polygon draw:style-name="gr7" draw:layer="layout" svg:width="0.423cm" svg:height="0.423cm" svg:x="1.271cm" svg:y="11.671cm" svg:viewBox="0 0 424 424" draw:points="0,424 0,0 424,0 424,424">
          <text:p/>
        </draw:polygon>
        <draw:polygon draw:style-name="gr6" draw:layer="layout" svg:width="0.423cm" svg:height="0.423cm" svg:x="1.271cm" svg:y="11.671cm" svg:viewBox="0 0 424 424" draw:points="0,424 0,0 424,0 424,424">
          <text:p/>
        </draw:polygon>
        <draw:polygon draw:style-name="gr7" draw:layer="layout" svg:width="0.423cm" svg:height="0.423cm" svg:x="1.271cm" svg:y="11.671cm" svg:viewBox="0 0 424 424" draw:points="0,424 0,0 424,0 424,424">
          <text:p/>
        </draw:polygon>
        <draw:polygon draw:style-name="gr6" draw:layer="layout" svg:width="0.423cm" svg:height="0.424cm" svg:x="1.271cm" svg:y="11.247cm" svg:viewBox="0 0 424 425" draw:points="0,425 0,0 424,0 424,425">
          <text:p/>
        </draw:polygon>
        <draw:polygon draw:style-name="gr7" draw:layer="layout" svg:width="0.423cm" svg:height="0.424cm" svg:x="1.271cm" svg:y="11.247cm" svg:viewBox="0 0 424 425" draw:points="0,425 0,0 424,0 424,425">
          <text:p/>
        </draw:polygon>
        <draw:polygon draw:style-name="gr6" draw:layer="layout" svg:width="0.423cm" svg:height="0.424cm" svg:x="1.271cm" svg:y="11.247cm" svg:viewBox="0 0 424 425" draw:points="0,425 0,0 424,0 424,425">
          <text:p/>
        </draw:polygon>
        <draw:polygon draw:style-name="gr7" draw:layer="layout" svg:width="0.423cm" svg:height="0.424cm" svg:x="1.271cm" svg:y="11.247cm" svg:viewBox="0 0 424 425" draw:points="0,425 0,0 424,0 424,425">
          <text:p/>
        </draw:polygon>
        <draw:polygon draw:style-name="gr6" draw:layer="layout" svg:width="0.423cm" svg:height="0.423cm" svg:x="1.271cm" svg:y="10.824cm" svg:viewBox="0 0 424 424" draw:points="0,424 0,0 424,0 424,424">
          <text:p/>
        </draw:polygon>
        <draw:polygon draw:style-name="gr7" draw:layer="layout" svg:width="0.423cm" svg:height="0.423cm" svg:x="1.271cm" svg:y="10.824cm" svg:viewBox="0 0 424 424" draw:points="0,424 0,0 424,0 424,424">
          <text:p/>
        </draw:polygon>
        <draw:polygon draw:style-name="gr8" draw:layer="layout" svg:width="1.355cm" svg:height="1.609cm" svg:x="1.694cm" svg:y="10.824cm" svg:viewBox="0 0 1356 1610" draw:points="1356,1610 1356,0 0,0 0,1610">
          <text:p/>
        </draw:polygon>
        <draw:polygon draw:style-name="gr6" draw:layer="layout" svg:width="0.423cm" svg:height="0.423cm" svg:x="1.271cm" svg:y="10.401cm" svg:viewBox="0 0 424 424" draw:points="0,424 0,0 424,0 424,424">
          <text:p/>
        </draw:polygon>
        <draw:polygon draw:style-name="gr7" draw:layer="layout" svg:width="0.423cm" svg:height="0.423cm" svg:x="1.271cm" svg:y="10.401cm" svg:viewBox="0 0 424 424" draw:points="0,424 0,0 424,0 424,424">
          <text:p/>
        </draw:polygon>
        <draw:polygon draw:style-name="gr6" draw:layer="layout" svg:width="0.423cm" svg:height="0.423cm" svg:x="1.271cm" svg:y="10.401cm" svg:viewBox="0 0 424 424" draw:points="0,424 0,0 424,0 424,424">
          <text:p/>
        </draw:polygon>
        <draw:polygon draw:style-name="gr7" draw:layer="layout" svg:width="0.423cm" svg:height="0.423cm" svg:x="1.271cm" svg:y="10.401cm" svg:viewBox="0 0 424 424" draw:points="0,424 0,0 424,0 424,424">
          <text:p/>
        </draw:polygon>
        <draw:polygon draw:style-name="gr2" draw:layer="layout" svg:width="0.423cm" svg:height="0.424cm" svg:x="1.694cm" svg:y="20.137cm" svg:viewBox="0 0 424 425" draw:points="0,425 0,0 424,0 424,425">
          <text:p/>
        </draw:polygon>
        <draw:polygon draw:style-name="gr3" draw:layer="layout" svg:width="0.423cm" svg:height="0.424cm" svg:x="1.694cm" svg:y="20.137cm" svg:viewBox="0 0 424 425" draw:points="0,425 0,0 424,0 424,425">
          <text:p/>
        </draw:polygon>
        <draw:polygon draw:style-name="gr2" draw:layer="layout" svg:width="0.423cm" svg:height="0.424cm" svg:x="1.694cm" svg:y="20.137cm" svg:viewBox="0 0 424 425" draw:points="0,425 0,0 424,0 424,425">
          <text:p/>
        </draw:polygon>
        <draw:polygon draw:style-name="gr3" draw:layer="layout" svg:width="0.423cm" svg:height="0.424cm" svg:x="1.694cm" svg:y="20.137cm" svg:viewBox="0 0 424 425" draw:points="0,425 0,0 424,0 424,425">
          <text:p/>
        </draw:polygon>
        <draw:polygon draw:style-name="gr2" draw:layer="layout" svg:width="0.423cm" svg:height="0.423cm" svg:x="1.694cm" svg:y="19.714cm" svg:viewBox="0 0 424 424" draw:points="0,424 0,0 424,0 424,424">
          <text:p/>
        </draw:polygon>
        <draw:polygon draw:style-name="gr3" draw:layer="layout" svg:width="0.423cm" svg:height="0.423cm" svg:x="1.694cm" svg:y="19.714cm" svg:viewBox="0 0 424 424" draw:points="0,424 0,0 424,0 424,424">
          <text:p/>
        </draw:polygon>
        <draw:polygon draw:style-name="gr2" draw:layer="layout" svg:width="0.423cm" svg:height="0.423cm" svg:x="1.694cm" svg:y="19.714cm" svg:viewBox="0 0 424 424" draw:points="0,424 0,0 424,0 424,424">
          <text:p/>
        </draw:polygon>
        <draw:polygon draw:style-name="gr3" draw:layer="layout" svg:width="0.423cm" svg:height="0.423cm" svg:x="1.694cm" svg:y="19.714cm" svg:viewBox="0 0 424 424" draw:points="0,424 0,0 424,0 424,424">
          <text:p/>
        </draw:polygon>
        <draw:polygon draw:style-name="gr2" draw:layer="layout" svg:width="0.423cm" svg:height="0.423cm" svg:x="1.694cm" svg:y="19.291cm" svg:viewBox="0 0 424 424" draw:points="0,424 0,0 424,0 424,424">
          <text:p/>
        </draw:polygon>
        <draw:polygon draw:style-name="gr3" draw:layer="layout" svg:width="0.423cm" svg:height="0.423cm" svg:x="1.694cm" svg:y="19.291cm" svg:viewBox="0 0 424 424" draw:points="0,424 0,0 424,0 424,424">
          <text:p/>
        </draw:polygon>
        <draw:polygon draw:style-name="gr2" draw:layer="layout" svg:width="0.423cm" svg:height="0.423cm" svg:x="1.694cm" svg:y="19.291cm" svg:viewBox="0 0 424 424" draw:points="0,424 0,0 424,0 424,424">
          <text:p/>
        </draw:polygon>
        <draw:polygon draw:style-name="gr3" draw:layer="layout" svg:width="0.423cm" svg:height="0.423cm" svg:x="1.694cm" svg:y="19.291cm" svg:viewBox="0 0 424 424" draw:points="0,424 0,0 424,0 424,424">
          <text:p/>
        </draw:polygon>
        <draw:polygon draw:style-name="gr2" draw:layer="layout" svg:width="0.423cm" svg:height="0.424cm" svg:x="1.694cm" svg:y="18.867cm" svg:viewBox="0 0 424 425" draw:points="0,425 0,0 424,0 424,425">
          <text:p/>
        </draw:polygon>
        <draw:polygon draw:style-name="gr3" draw:layer="layout" svg:width="0.423cm" svg:height="0.424cm" svg:x="1.694cm" svg:y="18.867cm" svg:viewBox="0 0 424 425" draw:points="0,425 0,0 424,0 424,425">
          <text:p/>
        </draw:polygon>
        <draw:polygon draw:style-name="gr2" draw:layer="layout" svg:width="0.423cm" svg:height="0.424cm" svg:x="1.694cm" svg:y="18.867cm" svg:viewBox="0 0 424 425" draw:points="0,425 0,0 424,0 424,425">
          <text:p/>
        </draw:polygon>
        <draw:polygon draw:style-name="gr3" draw:layer="layout" svg:width="0.423cm" svg:height="0.424cm" svg:x="1.694cm" svg:y="18.867cm" svg:viewBox="0 0 424 425" draw:points="0,425 0,0 424,0 424,425">
          <text:p/>
        </draw:polygon>
        <draw:polygon draw:style-name="gr2" draw:layer="layout" svg:width="0.423cm" svg:height="0.423cm" svg:x="1.694cm" svg:y="18.444cm" svg:viewBox="0 0 424 424" draw:points="0,424 0,0 424,0 424,424">
          <text:p/>
        </draw:polygon>
        <draw:polygon draw:style-name="gr3" draw:layer="layout" svg:width="0.423cm" svg:height="0.423cm" svg:x="1.694cm" svg:y="18.444cm" svg:viewBox="0 0 424 424" draw:points="0,424 0,0 424,0 424,424">
          <text:p/>
        </draw:polygon>
        <draw:polygon draw:style-name="gr2" draw:layer="layout" svg:width="0.423cm" svg:height="0.423cm" svg:x="1.694cm" svg:y="18.444cm" svg:viewBox="0 0 424 424" draw:points="0,424 0,0 424,0 424,424">
          <text:p/>
        </draw:polygon>
        <draw:polygon draw:style-name="gr3" draw:layer="layout" svg:width="0.423cm" svg:height="0.423cm" svg:x="1.694cm" svg:y="18.444cm" svg:viewBox="0 0 424 424" draw:points="0,424 0,0 424,0 424,424">
          <text:p/>
        </draw:polygon>
        <draw:polygon draw:style-name="gr2" draw:layer="layout" svg:width="0.423cm" svg:height="0.423cm" svg:x="1.694cm" svg:y="18.021cm" svg:viewBox="0 0 424 424" draw:points="0,424 0,0 424,0 424,424">
          <text:p/>
        </draw:polygon>
        <draw:polygon draw:style-name="gr3" draw:layer="layout" svg:width="0.423cm" svg:height="0.423cm" svg:x="1.694cm" svg:y="18.021cm" svg:viewBox="0 0 424 424" draw:points="0,424 0,0 424,0 424,424">
          <text:p/>
        </draw:polygon>
        <draw:polygon draw:style-name="gr2" draw:layer="layout" svg:width="0.423cm" svg:height="0.423cm" svg:x="1.694cm" svg:y="18.021cm" svg:viewBox="0 0 424 424" draw:points="0,424 0,0 424,0 424,424">
          <text:p/>
        </draw:polygon>
        <draw:polygon draw:style-name="gr3" draw:layer="layout" svg:width="0.423cm" svg:height="0.423cm" svg:x="1.694cm" svg:y="18.021cm" svg:viewBox="0 0 424 424" draw:points="0,424 0,0 424,0 424,424">
          <text:p/>
        </draw:polygon>
        <draw:polygon draw:style-name="gr2" draw:layer="layout" svg:width="0.423cm" svg:height="0.424cm" svg:x="1.694cm" svg:y="17.597cm" svg:viewBox="0 0 424 425" draw:points="0,425 0,0 424,0 424,425">
          <text:p/>
        </draw:polygon>
        <draw:polygon draw:style-name="gr3" draw:layer="layout" svg:width="0.423cm" svg:height="0.424cm" svg:x="1.694cm" svg:y="17.597cm" svg:viewBox="0 0 424 425" draw:points="0,425 0,0 424,0 424,425">
          <text:p/>
        </draw:polygon>
        <draw:polygon draw:style-name="gr2" draw:layer="layout" svg:width="0.423cm" svg:height="0.423cm" svg:x="1.694cm" svg:y="17.174cm" svg:viewBox="0 0 424 424" draw:points="0,424 0,0 424,0 424,424">
          <text:p/>
        </draw:polygon>
        <draw:polygon draw:style-name="gr3" draw:layer="layout" svg:width="0.423cm" svg:height="0.423cm" svg:x="1.694cm" svg:y="17.174cm" svg:viewBox="0 0 424 424" draw:points="0,424 0,0 424,0 424,424">
          <text:p/>
        </draw:polygon>
        <draw:polygon draw:style-name="gr2" draw:layer="layout" svg:width="0.423cm" svg:height="0.423cm" svg:x="1.694cm" svg:y="16.751cm" svg:viewBox="0 0 424 424" draw:points="0,424 0,0 424,0 424,424">
          <text:p/>
        </draw:polygon>
        <draw:polygon draw:style-name="gr3" draw:layer="layout" svg:width="0.423cm" svg:height="0.423cm" svg:x="1.694cm" svg:y="16.751cm" svg:viewBox="0 0 424 424" draw:points="0,424 0,0 424,0 424,424">
          <text:p/>
        </draw:polygon>
        <draw:polygon draw:style-name="gr2" draw:layer="layout" svg:width="0.423cm" svg:height="0.424cm" svg:x="1.694cm" svg:y="16.327cm" svg:viewBox="0 0 424 425" draw:points="0,425 0,0 424,0 424,425">
          <text:p/>
        </draw:polygon>
        <draw:polygon draw:style-name="gr3" draw:layer="layout" svg:width="0.423cm" svg:height="0.424cm" svg:x="1.694cm" svg:y="16.327cm" svg:viewBox="0 0 424 425" draw:points="0,425 0,0 424,0 424,425">
          <text:p/>
        </draw:polygon>
        <draw:polygon draw:style-name="gr2" draw:layer="layout" svg:width="0.423cm" svg:height="0.423cm" svg:x="1.694cm" svg:y="15.904cm" svg:viewBox="0 0 424 424" draw:points="0,424 0,0 424,0 424,424">
          <text:p/>
        </draw:polygon>
        <draw:polygon draw:style-name="gr3" draw:layer="layout" svg:width="0.423cm" svg:height="0.423cm" svg:x="1.694cm" svg:y="15.904cm" svg:viewBox="0 0 424 424" draw:points="0,424 0,0 424,0 424,424">
          <text:p/>
        </draw:polygon>
        <draw:polygon draw:style-name="gr2" draw:layer="layout" svg:width="0.423cm" svg:height="0.423cm" svg:x="1.694cm" svg:y="15.481cm" svg:viewBox="0 0 424 424" draw:points="0,424 0,0 424,0 424,424">
          <text:p/>
        </draw:polygon>
        <draw:polygon draw:style-name="gr3" draw:layer="layout" svg:width="0.423cm" svg:height="0.423cm" svg:x="1.694cm" svg:y="15.481cm" svg:viewBox="0 0 424 424" draw:points="0,424 0,0 424,0 424,424">
          <text:p/>
        </draw:polygon>
        <draw:polygon draw:style-name="gr4" draw:layer="layout" svg:width="0.423cm" svg:height="0.424cm" svg:x="1.694cm" svg:y="15.057cm" svg:viewBox="0 0 424 425" draw:points="0,425 0,0 424,0 424,425">
          <text:p/>
        </draw:polygon>
        <draw:polygon draw:style-name="gr5" draw:layer="layout" svg:width="0.423cm" svg:height="0.424cm" svg:x="1.694cm" svg:y="15.057cm" svg:viewBox="0 0 424 425" draw:points="0,425 0,0 424,0 424,425">
          <text:p/>
        </draw:polygon>
        <draw:polygon draw:style-name="gr4" draw:layer="layout" svg:width="0.423cm" svg:height="0.423cm" svg:x="1.694cm" svg:y="14.634cm" svg:viewBox="0 0 424 424" draw:points="0,424 0,0 424,0 424,424">
          <text:p/>
        </draw:polygon>
        <draw:polygon draw:style-name="gr5" draw:layer="layout" svg:width="0.423cm" svg:height="0.423cm" svg:x="1.694cm" svg:y="14.634cm" svg:viewBox="0 0 424 424" draw:points="0,424 0,0 424,0 424,424">
          <text:p/>
        </draw:polygon>
        <draw:polygon draw:style-name="gr4" draw:layer="layout" svg:width="0.423cm" svg:height="0.423cm" svg:x="1.694cm" svg:y="14.211cm" svg:viewBox="0 0 424 424" draw:points="0,424 0,0 424,0 424,424">
          <text:p/>
        </draw:polygon>
        <draw:polygon draw:style-name="gr5" draw:layer="layout" svg:width="0.423cm" svg:height="0.423cm" svg:x="1.694cm" svg:y="14.211cm" svg:viewBox="0 0 424 424" draw:points="0,424 0,0 424,0 424,424">
          <text:p/>
        </draw:polygon>
        <draw:polygon draw:style-name="gr4" draw:layer="layout" svg:width="0.423cm" svg:height="0.424cm" svg:x="1.694cm" svg:y="13.787cm" svg:viewBox="0 0 424 425" draw:points="0,425 0,0 424,0 424,425">
          <text:p/>
        </draw:polygon>
        <draw:polygon draw:style-name="gr5" draw:layer="layout" svg:width="0.423cm" svg:height="0.424cm" svg:x="1.694cm" svg:y="13.787cm" svg:viewBox="0 0 424 425" draw:points="0,425 0,0 424,0 424,425">
          <text:p/>
        </draw:polygon>
        <draw:polygon draw:style-name="gr4" draw:layer="layout" svg:width="0.423cm" svg:height="0.423cm" svg:x="1.694cm" svg:y="13.364cm" svg:viewBox="0 0 424 424" draw:points="0,424 0,0 424,0 424,424">
          <text:p/>
        </draw:polygon>
        <draw:polygon draw:style-name="gr5" draw:layer="layout" svg:width="0.423cm" svg:height="0.423cm" svg:x="1.694cm" svg:y="13.364cm" svg:viewBox="0 0 424 424" draw:points="0,424 0,0 424,0 424,424">
          <text:p/>
        </draw:polygon>
        <draw:polygon draw:style-name="gr4" draw:layer="layout" svg:width="0.423cm" svg:height="0.423cm" svg:x="1.694cm" svg:y="12.941cm" svg:viewBox="0 0 424 424" draw:points="0,424 0,0 424,0 424,424">
          <text:p/>
        </draw:polygon>
        <draw:polygon draw:style-name="gr5" draw:layer="layout" svg:width="0.423cm" svg:height="0.423cm" svg:x="1.694cm" svg:y="12.941cm" svg:viewBox="0 0 424 424" draw:points="0,424 0,0 424,0 424,424">
          <text:p/>
        </draw:polygon>
        <draw:polygon draw:style-name="gr6" draw:layer="layout" svg:width="0.423cm" svg:height="0.424cm" svg:x="1.694cm" svg:y="12.517cm" svg:viewBox="0 0 424 425" draw:points="0,425 0,0 424,0 424,425">
          <text:p/>
        </draw:polygon>
        <draw:polygon draw:style-name="gr7" draw:layer="layout" svg:width="0.423cm" svg:height="0.424cm" svg:x="1.694cm" svg:y="12.517cm" svg:viewBox="0 0 424 425" draw:points="0,425 0,0 424,0 424,425">
          <text:p/>
        </draw:polygon>
        <draw:polygon draw:style-name="gr6" draw:layer="layout" svg:width="0.423cm" svg:height="0.423cm" svg:x="1.694cm" svg:y="12.094cm" svg:viewBox="0 0 424 424" draw:points="0,424 0,0 424,0 424,424">
          <text:p/>
        </draw:polygon>
        <draw:polygon draw:style-name="gr7" draw:layer="layout" svg:width="0.423cm" svg:height="0.423cm" svg:x="1.694cm" svg:y="12.094cm" svg:viewBox="0 0 424 424" draw:points="0,424 0,0 424,0 424,424">
          <text:p/>
        </draw:polygon>
        <draw:polygon draw:style-name="gr6" draw:layer="layout" svg:width="0.423cm" svg:height="0.423cm" svg:x="1.694cm" svg:y="12.094cm" svg:viewBox="0 0 424 424" draw:points="0,424 0,0 424,0 424,424">
          <text:p/>
        </draw:polygon>
        <draw:polygon draw:style-name="gr7" draw:layer="layout" svg:width="0.423cm" svg:height="0.423cm" svg:x="1.694cm" svg:y="12.094cm" svg:viewBox="0 0 424 424" draw:points="0,424 0,0 424,0 424,424">
          <text:p/>
        </draw:polygon>
        <draw:polygon draw:style-name="gr6" draw:layer="layout" svg:width="0.423cm" svg:height="0.423cm" svg:x="1.694cm" svg:y="11.671cm" svg:viewBox="0 0 424 424" draw:points="0,424 0,0 424,0 424,424">
          <text:p/>
        </draw:polygon>
        <draw:polygon draw:style-name="gr7" draw:layer="layout" svg:width="0.423cm" svg:height="0.423cm" svg:x="1.694cm" svg:y="11.671cm" svg:viewBox="0 0 424 424" draw:points="0,424 0,0 424,0 424,424">
          <text:p/>
        </draw:polygon>
        <draw:polygon draw:style-name="gr6" draw:layer="layout" svg:width="0.423cm" svg:height="0.423cm" svg:x="1.694cm" svg:y="11.671cm" svg:viewBox="0 0 424 424" draw:points="0,424 0,0 424,0 424,424">
          <text:p/>
        </draw:polygon>
        <draw:polygon draw:style-name="gr7" draw:layer="layout" svg:width="0.423cm" svg:height="0.423cm" svg:x="1.694cm" svg:y="11.671cm" svg:viewBox="0 0 424 424" draw:points="0,424 0,0 424,0 424,424">
          <text:p/>
        </draw:polygon>
        <draw:polygon draw:style-name="gr6" draw:layer="layout" svg:width="0.423cm" svg:height="0.424cm" svg:x="1.694cm" svg:y="11.247cm" svg:viewBox="0 0 424 425" draw:points="0,425 0,0 424,0 424,425">
          <text:p/>
        </draw:polygon>
        <draw:polygon draw:style-name="gr7" draw:layer="layout" svg:width="0.423cm" svg:height="0.424cm" svg:x="1.694cm" svg:y="11.247cm" svg:viewBox="0 0 424 425" draw:points="0,425 0,0 424,0 424,425">
          <text:p/>
        </draw:polygon>
        <draw:polygon draw:style-name="gr6" draw:layer="layout" svg:width="0.423cm" svg:height="0.424cm" svg:x="1.694cm" svg:y="11.247cm" svg:viewBox="0 0 424 425" draw:points="0,425 0,0 424,0 424,425">
          <text:p/>
        </draw:polygon>
        <draw:polygon draw:style-name="gr7" draw:layer="layout" svg:width="0.423cm" svg:height="0.424cm" svg:x="1.694cm" svg:y="11.247cm" svg:viewBox="0 0 424 425" draw:points="0,425 0,0 424,0 424,425">
          <text:p/>
        </draw:polygon>
        <draw:polygon draw:style-name="gr6" draw:layer="layout" svg:width="0.423cm" svg:height="0.423cm" svg:x="1.694cm" svg:y="10.824cm" svg:viewBox="0 0 424 424" draw:points="0,424 0,0 424,0 424,424">
          <text:p/>
        </draw:polygon>
        <draw:polygon draw:style-name="gr7" draw:layer="layout" svg:width="0.423cm" svg:height="0.423cm" svg:x="1.694cm" svg:y="10.824cm" svg:viewBox="0 0 424 424" draw:points="0,424 0,0 424,0 424,424">
          <text:p/>
        </draw:polygon>
        <draw:polygon draw:style-name="gr6" draw:layer="layout" svg:width="0.423cm" svg:height="0.423cm" svg:x="1.694cm" svg:y="10.824cm" svg:viewBox="0 0 424 424" draw:points="0,424 0,0 424,0 424,424">
          <text:p/>
        </draw:polygon>
        <draw:polygon draw:style-name="gr7" draw:layer="layout" svg:width="0.423cm" svg:height="0.423cm" svg:x="1.694cm" svg:y="10.824cm" svg:viewBox="0 0 424 424" draw:points="0,424 0,0 424,0 424,424">
          <text:p/>
        </draw:polygon>
        <draw:polygon draw:style-name="gr6" draw:layer="layout" svg:width="0.423cm" svg:height="0.423cm" svg:x="1.694cm" svg:y="10.401cm" svg:viewBox="0 0 424 424" draw:points="0,424 0,0 424,0 424,424">
          <text:p/>
        </draw:polygon>
        <draw:polygon draw:style-name="gr7" draw:layer="layout" svg:width="0.423cm" svg:height="0.423cm" svg:x="1.694cm" svg:y="10.401cm" svg:viewBox="0 0 424 424" draw:points="0,424 0,0 424,0 424,424">
          <text:p/>
        </draw:polygon>
        <draw:polygon draw:style-name="gr6" draw:layer="layout" svg:width="0.423cm" svg:height="0.423cm" svg:x="1.694cm" svg:y="10.401cm" svg:viewBox="0 0 424 424" draw:points="0,424 0,0 424,0 424,424">
          <text:p/>
        </draw:polygon>
        <draw:polygon draw:style-name="gr7" draw:layer="layout" svg:width="0.423cm" svg:height="0.423cm" svg:x="1.694cm" svg:y="10.401cm" svg:viewBox="0 0 424 424" draw:points="0,424 0,0 424,0 424,424">
          <text:p/>
        </draw:polygon>
        <draw:polygon draw:style-name="gr6" draw:layer="layout" svg:width="0.424cm" svg:height="0.424cm" svg:x="2.117cm" svg:y="20.137cm" svg:viewBox="0 0 425 425" draw:points="0,425 0,0 425,0 425,425">
          <text:p/>
        </draw:polygon>
        <draw:polygon draw:style-name="gr7" draw:layer="layout" svg:width="0.424cm" svg:height="0.424cm" svg:x="2.117cm" svg:y="20.137cm" svg:viewBox="0 0 425 425" draw:points="0,425 0,0 425,0 425,425">
          <text:p/>
        </draw:polygon>
        <draw:polygon draw:style-name="gr6" draw:layer="layout" svg:width="0.424cm" svg:height="0.424cm" svg:x="2.117cm" svg:y="20.137cm" svg:viewBox="0 0 425 425" draw:points="0,425 0,0 425,0 425,425">
          <text:p/>
        </draw:polygon>
        <draw:polygon draw:style-name="gr7" draw:layer="layout" svg:width="0.424cm" svg:height="0.424cm" svg:x="2.117cm" svg:y="20.137cm" svg:viewBox="0 0 425 425" draw:points="0,425 0,0 425,0 425,425">
          <text:p/>
        </draw:polygon>
        <draw:polygon draw:style-name="gr6" draw:layer="layout" svg:width="0.424cm" svg:height="0.423cm" svg:x="2.117cm" svg:y="19.714cm" svg:viewBox="0 0 425 424" draw:points="0,424 0,0 425,0 425,424">
          <text:p/>
        </draw:polygon>
        <draw:polygon draw:style-name="gr7" draw:layer="layout" svg:width="0.424cm" svg:height="0.423cm" svg:x="2.117cm" svg:y="19.714cm" svg:viewBox="0 0 425 424" draw:points="0,424 0,0 425,0 425,424">
          <text:p/>
        </draw:polygon>
        <draw:polygon draw:style-name="gr6" draw:layer="layout" svg:width="0.424cm" svg:height="0.423cm" svg:x="2.117cm" svg:y="19.714cm" svg:viewBox="0 0 425 424" draw:points="0,424 0,0 425,0 425,424">
          <text:p/>
        </draw:polygon>
        <draw:polygon draw:style-name="gr7" draw:layer="layout" svg:width="0.424cm" svg:height="0.423cm" svg:x="2.117cm" svg:y="19.714cm" svg:viewBox="0 0 425 424" draw:points="0,424 0,0 425,0 425,424">
          <text:p/>
        </draw:polygon>
        <draw:polygon draw:style-name="gr6" draw:layer="layout" svg:width="0.424cm" svg:height="0.423cm" svg:x="2.117cm" svg:y="19.291cm" svg:viewBox="0 0 425 424" draw:points="0,424 0,0 425,0 425,424">
          <text:p/>
        </draw:polygon>
        <draw:polygon draw:style-name="gr7" draw:layer="layout" svg:width="0.424cm" svg:height="0.423cm" svg:x="2.117cm" svg:y="19.291cm" svg:viewBox="0 0 425 424" draw:points="0,424 0,0 425,0 425,424">
          <text:p/>
        </draw:polygon>
        <draw:polygon draw:style-name="gr6" draw:layer="layout" svg:width="0.424cm" svg:height="0.423cm" svg:x="2.117cm" svg:y="19.291cm" svg:viewBox="0 0 425 424" draw:points="0,424 0,0 425,0 425,424">
          <text:p/>
        </draw:polygon>
        <draw:polygon draw:style-name="gr7" draw:layer="layout" svg:width="0.424cm" svg:height="0.423cm" svg:x="2.117cm" svg:y="19.291cm" svg:viewBox="0 0 425 424" draw:points="0,424 0,0 425,0 425,424">
          <text:p/>
        </draw:polygon>
        <draw:polygon draw:style-name="gr2" draw:layer="layout" svg:width="0.424cm" svg:height="0.424cm" svg:x="2.117cm" svg:y="18.867cm" svg:viewBox="0 0 425 425" draw:points="0,425 0,0 425,0 425,425">
          <text:p/>
        </draw:polygon>
        <draw:polygon draw:style-name="gr3" draw:layer="layout" svg:width="0.424cm" svg:height="0.424cm" svg:x="2.117cm" svg:y="18.867cm" svg:viewBox="0 0 425 425" draw:points="0,425 0,0 425,0 425,425">
          <text:p/>
        </draw:polygon>
        <draw:polygon draw:style-name="gr2" draw:layer="layout" svg:width="0.424cm" svg:height="0.424cm" svg:x="2.117cm" svg:y="18.867cm" svg:viewBox="0 0 425 425" draw:points="0,425 0,0 425,0 425,425">
          <text:p/>
        </draw:polygon>
        <draw:polygon draw:style-name="gr3" draw:layer="layout" svg:width="0.424cm" svg:height="0.424cm" svg:x="2.117cm" svg:y="18.867cm" svg:viewBox="0 0 425 425" draw:points="0,425 0,0 425,0 425,425">
          <text:p/>
        </draw:polygon>
        <draw:polygon draw:style-name="gr2" draw:layer="layout" svg:width="0.424cm" svg:height="0.423cm" svg:x="2.117cm" svg:y="18.444cm" svg:viewBox="0 0 425 424" draw:points="0,424 0,0 425,0 425,424">
          <text:p/>
        </draw:polygon>
        <draw:polygon draw:style-name="gr3" draw:layer="layout" svg:width="0.424cm" svg:height="0.423cm" svg:x="2.117cm" svg:y="18.444cm" svg:viewBox="0 0 425 424" draw:points="0,424 0,0 425,0 425,424">
          <text:p/>
        </draw:polygon>
        <draw:polygon draw:style-name="gr2" draw:layer="layout" svg:width="0.424cm" svg:height="0.423cm" svg:x="2.117cm" svg:y="18.444cm" svg:viewBox="0 0 425 424" draw:points="0,424 0,0 425,0 425,424">
          <text:p/>
        </draw:polygon>
        <draw:polygon draw:style-name="gr3" draw:layer="layout" svg:width="0.424cm" svg:height="0.423cm" svg:x="2.117cm" svg:y="18.444cm" svg:viewBox="0 0 425 424" draw:points="0,424 0,0 425,0 425,424">
          <text:p/>
        </draw:polygon>
        <draw:polygon draw:style-name="gr2" draw:layer="layout" svg:width="0.424cm" svg:height="0.423cm" svg:x="2.117cm" svg:y="18.021cm" svg:viewBox="0 0 425 424" draw:points="0,424 0,0 425,0 425,424">
          <text:p/>
        </draw:polygon>
        <draw:polygon draw:style-name="gr3" draw:layer="layout" svg:width="0.424cm" svg:height="0.423cm" svg:x="2.117cm" svg:y="18.021cm" svg:viewBox="0 0 425 424" draw:points="0,424 0,0 425,0 425,424">
          <text:p/>
        </draw:polygon>
        <draw:polygon draw:style-name="gr2" draw:layer="layout" svg:width="0.424cm" svg:height="0.424cm" svg:x="2.117cm" svg:y="17.597cm" svg:viewBox="0 0 425 425" draw:points="0,425 0,0 425,0 425,425">
          <text:p/>
        </draw:polygon>
        <draw:polygon draw:style-name="gr3" draw:layer="layout" svg:width="0.424cm" svg:height="0.424cm" svg:x="2.117cm" svg:y="17.597cm" svg:viewBox="0 0 425 425" draw:points="0,425 0,0 425,0 425,425">
          <text:p/>
        </draw:polygon>
        <draw:polygon draw:style-name="gr2" draw:layer="layout" svg:width="0.424cm" svg:height="0.423cm" svg:x="2.117cm" svg:y="17.174cm" svg:viewBox="0 0 425 424" draw:points="0,424 0,0 425,0 425,424">
          <text:p/>
        </draw:polygon>
        <draw:polygon draw:style-name="gr3" draw:layer="layout" svg:width="0.424cm" svg:height="0.423cm" svg:x="2.117cm" svg:y="17.174cm" svg:viewBox="0 0 425 424" draw:points="0,424 0,0 425,0 425,424">
          <text:p/>
        </draw:polygon>
        <draw:polygon draw:style-name="gr2" draw:layer="layout" svg:width="0.424cm" svg:height="0.423cm" svg:x="2.117cm" svg:y="16.751cm" svg:viewBox="0 0 425 424" draw:points="0,424 0,0 425,0 425,424">
          <text:p/>
        </draw:polygon>
        <draw:polygon draw:style-name="gr3" draw:layer="layout" svg:width="0.424cm" svg:height="0.423cm" svg:x="2.117cm" svg:y="16.751cm" svg:viewBox="0 0 425 424" draw:points="0,424 0,0 425,0 425,424">
          <text:p/>
        </draw:polygon>
        <draw:polygon draw:style-name="gr2" draw:layer="layout" svg:width="0.424cm" svg:height="0.424cm" svg:x="2.117cm" svg:y="16.327cm" svg:viewBox="0 0 425 425" draw:points="0,425 0,0 425,0 425,425">
          <text:p/>
        </draw:polygon>
        <draw:polygon draw:style-name="gr3" draw:layer="layout" svg:width="0.424cm" svg:height="0.424cm" svg:x="2.117cm" svg:y="16.327cm" svg:viewBox="0 0 425 425" draw:points="0,425 0,0 425,0 425,425">
          <text:p/>
        </draw:polygon>
        <draw:polygon draw:style-name="gr2" draw:layer="layout" svg:width="0.424cm" svg:height="0.423cm" svg:x="2.117cm" svg:y="15.904cm" svg:viewBox="0 0 425 424" draw:points="0,424 0,0 425,0 425,424">
          <text:p/>
        </draw:polygon>
        <draw:polygon draw:style-name="gr3" draw:layer="layout" svg:width="0.424cm" svg:height="0.423cm" svg:x="2.117cm" svg:y="15.904cm" svg:viewBox="0 0 425 424" draw:points="0,424 0,0 425,0 425,424">
          <text:p/>
        </draw:polygon>
        <draw:polygon draw:style-name="gr2" draw:layer="layout" svg:width="0.424cm" svg:height="0.423cm" svg:x="2.117cm" svg:y="15.481cm" svg:viewBox="0 0 425 424" draw:points="0,424 0,0 425,0 425,424">
          <text:p/>
        </draw:polygon>
        <draw:polygon draw:style-name="gr3" draw:layer="layout" svg:width="0.424cm" svg:height="0.423cm" svg:x="2.117cm" svg:y="15.481cm" svg:viewBox="0 0 425 424" draw:points="0,424 0,0 425,0 425,424">
          <text:p/>
        </draw:polygon>
        <draw:polygon draw:style-name="gr4" draw:layer="layout" svg:width="0.424cm" svg:height="0.424cm" svg:x="2.117cm" svg:y="15.057cm" svg:viewBox="0 0 425 425" draw:points="0,425 0,0 425,0 425,425">
          <text:p/>
        </draw:polygon>
        <draw:polygon draw:style-name="gr5" draw:layer="layout" svg:width="0.424cm" svg:height="0.424cm" svg:x="2.117cm" svg:y="15.057cm" svg:viewBox="0 0 425 425" draw:points="0,425 0,0 425,0 425,425">
          <text:p/>
        </draw:polygon>
        <draw:polygon draw:style-name="gr4" draw:layer="layout" svg:width="0.424cm" svg:height="0.423cm" svg:x="2.117cm" svg:y="14.634cm" svg:viewBox="0 0 425 424" draw:points="0,424 0,0 425,0 425,424">
          <text:p/>
        </draw:polygon>
        <draw:polygon draw:style-name="gr5" draw:layer="layout" svg:width="0.424cm" svg:height="0.423cm" svg:x="2.117cm" svg:y="14.634cm" svg:viewBox="0 0 425 424" draw:points="0,424 0,0 425,0 425,424">
          <text:p/>
        </draw:polygon>
        <draw:polygon draw:style-name="gr4" draw:layer="layout" svg:width="0.424cm" svg:height="0.423cm" svg:x="2.117cm" svg:y="14.211cm" svg:viewBox="0 0 425 424" draw:points="0,424 0,0 425,0 425,424">
          <text:p/>
        </draw:polygon>
        <draw:polygon draw:style-name="gr5" draw:layer="layout" svg:width="0.424cm" svg:height="0.423cm" svg:x="2.117cm" svg:y="14.211cm" svg:viewBox="0 0 425 424" draw:points="0,424 0,0 425,0 425,424">
          <text:p/>
        </draw:polygon>
        <draw:polygon draw:style-name="gr4" draw:layer="layout" svg:width="0.424cm" svg:height="0.424cm" svg:x="2.117cm" svg:y="13.787cm" svg:viewBox="0 0 425 425" draw:points="0,425 0,0 425,0 425,425">
          <text:p/>
        </draw:polygon>
        <draw:polygon draw:style-name="gr5" draw:layer="layout" svg:width="0.424cm" svg:height="0.424cm" svg:x="2.117cm" svg:y="13.787cm" svg:viewBox="0 0 425 425" draw:points="0,425 0,0 425,0 425,425">
          <text:p/>
        </draw:polygon>
        <draw:polygon draw:style-name="gr4" draw:layer="layout" svg:width="0.424cm" svg:height="0.423cm" svg:x="2.117cm" svg:y="13.364cm" svg:viewBox="0 0 425 424" draw:points="0,424 0,0 425,0 425,424">
          <text:p/>
        </draw:polygon>
        <draw:polygon draw:style-name="gr5" draw:layer="layout" svg:width="0.424cm" svg:height="0.423cm" svg:x="2.117cm" svg:y="13.364cm" svg:viewBox="0 0 425 424" draw:points="0,424 0,0 425,0 425,424">
          <text:p/>
        </draw:polygon>
        <draw:polygon draw:style-name="gr4" draw:layer="layout" svg:width="0.424cm" svg:height="0.423cm" svg:x="2.117cm" svg:y="12.941cm" svg:viewBox="0 0 425 424" draw:points="0,424 0,0 425,0 425,424">
          <text:p/>
        </draw:polygon>
        <draw:polygon draw:style-name="gr5" draw:layer="layout" svg:width="0.424cm" svg:height="0.423cm" svg:x="2.117cm" svg:y="12.941cm" svg:viewBox="0 0 425 424" draw:points="0,424 0,0 425,0 425,424">
          <text:p/>
        </draw:polygon>
        <draw:polygon draw:style-name="gr6" draw:layer="layout" svg:width="0.424cm" svg:height="0.424cm" svg:x="2.117cm" svg:y="12.517cm" svg:viewBox="0 0 425 425" draw:points="0,425 0,0 425,0 425,425">
          <text:p/>
        </draw:polygon>
        <draw:polygon draw:style-name="gr7" draw:layer="layout" svg:width="0.424cm" svg:height="0.424cm" svg:x="2.117cm" svg:y="12.517cm" svg:viewBox="0 0 425 425" draw:points="0,425 0,0 425,0 425,425">
          <text:p/>
        </draw:polygon>
        <draw:polygon draw:style-name="gr6" draw:layer="layout" svg:width="0.424cm" svg:height="0.423cm" svg:x="2.117cm" svg:y="12.094cm" svg:viewBox="0 0 425 424" draw:points="0,424 0,0 425,0 425,424">
          <text:p/>
        </draw:polygon>
        <draw:polygon draw:style-name="gr7" draw:layer="layout" svg:width="0.424cm" svg:height="0.423cm" svg:x="2.117cm" svg:y="12.094cm" svg:viewBox="0 0 425 424" draw:points="0,424 0,0 425,0 425,424">
          <text:p/>
        </draw:polygon>
        <draw:polygon draw:style-name="gr6" draw:layer="layout" svg:width="0.424cm" svg:height="0.423cm" svg:x="2.117cm" svg:y="11.671cm" svg:viewBox="0 0 425 424" draw:points="0,424 0,0 425,0 425,424">
          <text:p/>
        </draw:polygon>
        <draw:polygon draw:style-name="gr7" draw:layer="layout" svg:width="0.424cm" svg:height="0.423cm" svg:x="2.117cm" svg:y="11.671cm" svg:viewBox="0 0 425 424" draw:points="0,424 0,0 425,0 425,424">
          <text:p/>
        </draw:polygon>
        <draw:polygon draw:style-name="gr6" draw:layer="layout" svg:width="0.424cm" svg:height="0.423cm" svg:x="2.117cm" svg:y="11.671cm" svg:viewBox="0 0 425 424" draw:points="0,424 0,0 425,0 425,424">
          <text:p/>
        </draw:polygon>
        <draw:polygon draw:style-name="gr7" draw:layer="layout" svg:width="0.424cm" svg:height="0.423cm" svg:x="2.117cm" svg:y="11.671cm" svg:viewBox="0 0 425 424" draw:points="0,424 0,0 425,0 425,424">
          <text:p/>
        </draw:polygon>
        <draw:polygon draw:style-name="gr6" draw:layer="layout" svg:width="0.424cm" svg:height="0.424cm" svg:x="2.117cm" svg:y="11.247cm" svg:viewBox="0 0 425 425" draw:points="0,425 0,0 425,0 425,425">
          <text:p/>
        </draw:polygon>
        <draw:polygon draw:style-name="gr7" draw:layer="layout" svg:width="0.424cm" svg:height="0.424cm" svg:x="2.117cm" svg:y="11.247cm" svg:viewBox="0 0 425 425" draw:points="0,425 0,0 425,0 425,425">
          <text:p/>
        </draw:polygon>
        <draw:polygon draw:style-name="gr6" draw:layer="layout" svg:width="0.424cm" svg:height="0.424cm" svg:x="2.117cm" svg:y="11.247cm" svg:viewBox="0 0 425 425" draw:points="0,425 0,0 425,0 425,425">
          <text:p/>
        </draw:polygon>
        <draw:polygon draw:style-name="gr7" draw:layer="layout" svg:width="0.424cm" svg:height="0.424cm" svg:x="2.117cm" svg:y="11.247cm" svg:viewBox="0 0 425 425" draw:points="0,425 0,0 425,0 425,425">
          <text:p/>
        </draw:polygon>
        <draw:polygon draw:style-name="gr6" draw:layer="layout" svg:width="0.424cm" svg:height="0.423cm" svg:x="2.117cm" svg:y="10.824cm" svg:viewBox="0 0 425 424" draw:points="0,424 0,0 425,0 425,424">
          <text:p/>
        </draw:polygon>
        <draw:polygon draw:style-name="gr7" draw:layer="layout" svg:width="0.424cm" svg:height="0.423cm" svg:x="2.117cm" svg:y="10.824cm" svg:viewBox="0 0 425 424" draw:points="0,424 0,0 425,0 425,424">
          <text:p/>
        </draw:polygon>
        <draw:polygon draw:style-name="gr6" draw:layer="layout" svg:width="0.424cm" svg:height="0.423cm" svg:x="2.117cm" svg:y="10.824cm" svg:viewBox="0 0 425 424" draw:points="0,424 0,0 425,0 425,424">
          <text:p/>
        </draw:polygon>
        <draw:polygon draw:style-name="gr7" draw:layer="layout" svg:width="0.424cm" svg:height="0.423cm" svg:x="2.117cm" svg:y="10.824cm" svg:viewBox="0 0 425 424" draw:points="0,424 0,0 425,0 425,424">
          <text:p/>
        </draw:polygon>
        <draw:polygon draw:style-name="gr6" draw:layer="layout" svg:width="0.424cm" svg:height="0.423cm" svg:x="2.117cm" svg:y="10.401cm" svg:viewBox="0 0 425 424" draw:points="0,424 0,0 425,0 425,424">
          <text:p/>
        </draw:polygon>
        <draw:polygon draw:style-name="gr7" draw:layer="layout" svg:width="0.424cm" svg:height="0.423cm" svg:x="2.117cm" svg:y="10.401cm" svg:viewBox="0 0 425 424" draw:points="0,424 0,0 425,0 425,424">
          <text:p/>
        </draw:polygon>
        <draw:polygon draw:style-name="gr6" draw:layer="layout" svg:width="0.424cm" svg:height="0.423cm" svg:x="2.117cm" svg:y="10.401cm" svg:viewBox="0 0 425 424" draw:points="0,424 0,0 425,0 425,424">
          <text:p/>
        </draw:polygon>
        <draw:polygon draw:style-name="gr7" draw:layer="layout" svg:width="0.424cm" svg:height="0.423cm" svg:x="2.117cm" svg:y="10.401cm" svg:viewBox="0 0 425 424" draw:points="0,424 0,0 425,0 425,424">
          <text:p/>
        </draw:polygon>
        <draw:polygon draw:style-name="gr6" draw:layer="layout" svg:width="0.423cm" svg:height="0.424cm" svg:x="2.541cm" svg:y="20.137cm" svg:viewBox="0 0 424 425" draw:points="0,425 0,0 424,0 424,425">
          <text:p/>
        </draw:polygon>
        <draw:polygon draw:style-name="gr7" draw:layer="layout" svg:width="0.423cm" svg:height="0.424cm" svg:x="2.541cm" svg:y="20.137cm" svg:viewBox="0 0 424 425" draw:points="0,425 0,0 424,0 424,425">
          <text:p/>
        </draw:polygon>
        <draw:polygon draw:style-name="gr6" draw:layer="layout" svg:width="0.423cm" svg:height="0.424cm" svg:x="2.541cm" svg:y="20.137cm" svg:viewBox="0 0 424 425" draw:points="0,425 0,0 424,0 424,425">
          <text:p/>
        </draw:polygon>
        <draw:polygon draw:style-name="gr7" draw:layer="layout" svg:width="0.423cm" svg:height="0.424cm" svg:x="2.541cm" svg:y="20.137cm" svg:viewBox="0 0 424 425" draw:points="0,425 0,0 424,0 424,425">
          <text:p/>
        </draw:polygon>
        <draw:polygon draw:style-name="gr6" draw:layer="layout" svg:width="0.423cm" svg:height="0.423cm" svg:x="2.541cm" svg:y="19.714cm" svg:viewBox="0 0 424 424" draw:points="0,424 0,0 424,0 424,424">
          <text:p/>
        </draw:polygon>
        <draw:polygon draw:style-name="gr7" draw:layer="layout" svg:width="0.423cm" svg:height="0.423cm" svg:x="2.541cm" svg:y="19.714cm" svg:viewBox="0 0 424 424" draw:points="0,424 0,0 424,0 424,424">
          <text:p/>
        </draw:polygon>
        <draw:polygon draw:style-name="gr6" draw:layer="layout" svg:width="0.423cm" svg:height="0.423cm" svg:x="2.541cm" svg:y="19.714cm" svg:viewBox="0 0 424 424" draw:points="0,424 0,0 424,0 424,424">
          <text:p/>
        </draw:polygon>
        <draw:polygon draw:style-name="gr7" draw:layer="layout" svg:width="0.423cm" svg:height="0.423cm" svg:x="2.541cm" svg:y="19.714cm" svg:viewBox="0 0 424 424" draw:points="0,424 0,0 424,0 424,424">
          <text:p/>
        </draw:polygon>
        <draw:polygon draw:style-name="gr6" draw:layer="layout" svg:width="0.423cm" svg:height="0.423cm" svg:x="2.541cm" svg:y="19.291cm" svg:viewBox="0 0 424 424" draw:points="0,424 0,0 424,0 424,424">
          <text:p/>
        </draw:polygon>
        <draw:polygon draw:style-name="gr7" draw:layer="layout" svg:width="0.423cm" svg:height="0.423cm" svg:x="2.541cm" svg:y="19.291cm" svg:viewBox="0 0 424 424" draw:points="0,424 0,0 424,0 424,424">
          <text:p/>
        </draw:polygon>
        <draw:polygon draw:style-name="gr6" draw:layer="layout" svg:width="0.423cm" svg:height="0.423cm" svg:x="2.541cm" svg:y="19.291cm" svg:viewBox="0 0 424 424" draw:points="0,424 0,0 424,0 424,424">
          <text:p/>
        </draw:polygon>
        <draw:polygon draw:style-name="gr7" draw:layer="layout" svg:width="0.423cm" svg:height="0.423cm" svg:x="2.541cm" svg:y="19.291cm" svg:viewBox="0 0 424 424" draw:points="0,424 0,0 424,0 424,424">
          <text:p/>
        </draw:polygon>
        <draw:polygon draw:style-name="gr2" draw:layer="layout" svg:width="0.423cm" svg:height="0.424cm" svg:x="2.541cm" svg:y="18.867cm" svg:viewBox="0 0 424 425" draw:points="0,425 0,0 424,0 424,425">
          <text:p/>
        </draw:polygon>
        <draw:polygon draw:style-name="gr3" draw:layer="layout" svg:width="0.423cm" svg:height="0.424cm" svg:x="2.541cm" svg:y="18.867cm" svg:viewBox="0 0 424 425" draw:points="0,425 0,0 424,0 424,425">
          <text:p/>
        </draw:polygon>
        <draw:polygon draw:style-name="gr2" draw:layer="layout" svg:width="0.423cm" svg:height="0.424cm" svg:x="2.541cm" svg:y="18.867cm" svg:viewBox="0 0 424 425" draw:points="0,425 0,0 424,0 424,425">
          <text:p/>
        </draw:polygon>
        <draw:polygon draw:style-name="gr3" draw:layer="layout" svg:width="0.423cm" svg:height="0.424cm" svg:x="2.541cm" svg:y="18.867cm" svg:viewBox="0 0 424 425" draw:points="0,425 0,0 424,0 424,425">
          <text:p/>
        </draw:polygon>
        <draw:polygon draw:style-name="gr2" draw:layer="layout" svg:width="0.423cm" svg:height="0.423cm" svg:x="2.541cm" svg:y="18.444cm" svg:viewBox="0 0 424 424" draw:points="0,424 0,0 424,0 424,424">
          <text:p/>
        </draw:polygon>
        <draw:polygon draw:style-name="gr3" draw:layer="layout" svg:width="0.423cm" svg:height="0.423cm" svg:x="2.541cm" svg:y="18.444cm" svg:viewBox="0 0 424 424" draw:points="0,424 0,0 424,0 424,424">
          <text:p/>
        </draw:polygon>
        <draw:polygon draw:style-name="gr2" draw:layer="layout" svg:width="0.423cm" svg:height="0.423cm" svg:x="2.541cm" svg:y="18.444cm" svg:viewBox="0 0 424 424" draw:points="0,424 0,0 424,0 424,424">
          <text:p/>
        </draw:polygon>
        <draw:polygon draw:style-name="gr3" draw:layer="layout" svg:width="0.423cm" svg:height="0.423cm" svg:x="2.541cm" svg:y="18.444cm" svg:viewBox="0 0 424 424" draw:points="0,424 0,0 424,0 424,424">
          <text:p/>
        </draw:polygon>
        <draw:polygon draw:style-name="gr2" draw:layer="layout" svg:width="0.423cm" svg:height="0.423cm" svg:x="2.541cm" svg:y="18.021cm" svg:viewBox="0 0 424 424" draw:points="0,424 0,0 424,0 424,424">
          <text:p/>
        </draw:polygon>
        <draw:polygon draw:style-name="gr3" draw:layer="layout" svg:width="0.423cm" svg:height="0.423cm" svg:x="2.541cm" svg:y="18.021cm" svg:viewBox="0 0 424 424" draw:points="0,424 0,0 424,0 424,424">
          <text:p/>
        </draw:polygon>
        <draw:polygon draw:style-name="gr2" draw:layer="layout" svg:width="0.423cm" svg:height="0.423cm" svg:x="2.541cm" svg:y="18.021cm" svg:viewBox="0 0 424 424" draw:points="0,424 0,0 424,0 424,424">
          <text:p/>
        </draw:polygon>
        <draw:polygon draw:style-name="gr3" draw:layer="layout" svg:width="0.423cm" svg:height="0.423cm" svg:x="2.541cm" svg:y="18.021cm" svg:viewBox="0 0 424 424" draw:points="0,424 0,0 424,0 424,424">
          <text:p/>
        </draw:polygon>
        <draw:polygon draw:style-name="gr2" draw:layer="layout" svg:width="0.423cm" svg:height="0.424cm" svg:x="2.541cm" svg:y="17.597cm" svg:viewBox="0 0 424 425" draw:points="0,425 0,0 424,0 424,425">
          <text:p/>
        </draw:polygon>
        <draw:polygon draw:style-name="gr3" draw:layer="layout" svg:width="0.423cm" svg:height="0.424cm" svg:x="2.541cm" svg:y="17.597cm" svg:viewBox="0 0 424 425" draw:points="0,425 0,0 424,0 424,425">
          <text:p/>
        </draw:polygon>
        <draw:polygon draw:style-name="gr2" draw:layer="layout" svg:width="0.423cm" svg:height="0.423cm" svg:x="2.541cm" svg:y="17.174cm" svg:viewBox="0 0 424 424" draw:points="0,424 0,0 424,0 424,424">
          <text:p/>
        </draw:polygon>
        <draw:polygon draw:style-name="gr3" draw:layer="layout" svg:width="0.423cm" svg:height="0.423cm" svg:x="2.541cm" svg:y="17.174cm" svg:viewBox="0 0 424 424" draw:points="0,424 0,0 424,0 424,424">
          <text:p/>
        </draw:polygon>
        <draw:polygon draw:style-name="gr2" draw:layer="layout" svg:width="0.423cm" svg:height="0.423cm" svg:x="2.541cm" svg:y="16.751cm" svg:viewBox="0 0 424 424" draw:points="0,424 0,0 424,0 424,424">
          <text:p/>
        </draw:polygon>
        <draw:polygon draw:style-name="gr3" draw:layer="layout" svg:width="0.423cm" svg:height="0.423cm" svg:x="2.541cm" svg:y="16.751cm" svg:viewBox="0 0 424 424" draw:points="0,424 0,0 424,0 424,424">
          <text:p/>
        </draw:polygon>
        <draw:polygon draw:style-name="gr2" draw:layer="layout" svg:width="0.423cm" svg:height="0.424cm" svg:x="2.541cm" svg:y="16.327cm" svg:viewBox="0 0 424 425" draw:points="0,425 0,0 424,0 424,425">
          <text:p/>
        </draw:polygon>
        <draw:polygon draw:style-name="gr3" draw:layer="layout" svg:width="0.423cm" svg:height="0.424cm" svg:x="2.541cm" svg:y="16.327cm" svg:viewBox="0 0 424 425" draw:points="0,425 0,0 424,0 424,425">
          <text:p/>
        </draw:polygon>
        <draw:polygon draw:style-name="gr2" draw:layer="layout" svg:width="0.423cm" svg:height="0.423cm" svg:x="2.541cm" svg:y="15.904cm" svg:viewBox="0 0 424 424" draw:points="0,424 0,0 424,0 424,424">
          <text:p/>
        </draw:polygon>
        <draw:polygon draw:style-name="gr3" draw:layer="layout" svg:width="0.423cm" svg:height="0.423cm" svg:x="2.541cm" svg:y="15.904cm" svg:viewBox="0 0 424 424" draw:points="0,424 0,0 424,0 424,424">
          <text:p/>
        </draw:polygon>
        <draw:polygon draw:style-name="gr2" draw:layer="layout" svg:width="0.423cm" svg:height="0.423cm" svg:x="2.541cm" svg:y="15.481cm" svg:viewBox="0 0 424 424" draw:points="0,424 0,0 424,0 424,424">
          <text:p/>
        </draw:polygon>
        <draw:polygon draw:style-name="gr3" draw:layer="layout" svg:width="0.423cm" svg:height="0.423cm" svg:x="2.541cm" svg:y="15.481cm" svg:viewBox="0 0 424 424" draw:points="0,424 0,0 424,0 424,424">
          <text:p/>
        </draw:polygon>
        <draw:polygon draw:style-name="gr4" draw:layer="layout" svg:width="0.423cm" svg:height="0.424cm" svg:x="2.541cm" svg:y="15.057cm" svg:viewBox="0 0 424 425" draw:points="0,425 0,0 424,0 424,425">
          <text:p/>
        </draw:polygon>
        <draw:polygon draw:style-name="gr5" draw:layer="layout" svg:width="0.423cm" svg:height="0.424cm" svg:x="2.541cm" svg:y="15.057cm" svg:viewBox="0 0 424 425" draw:points="0,425 0,0 424,0 424,425">
          <text:p/>
        </draw:polygon>
        <draw:polygon draw:style-name="gr4" draw:layer="layout" svg:width="0.423cm" svg:height="0.423cm" svg:x="2.541cm" svg:y="14.634cm" svg:viewBox="0 0 424 424" draw:points="0,424 0,0 424,0 424,424">
          <text:p/>
        </draw:polygon>
        <draw:polygon draw:style-name="gr5" draw:layer="layout" svg:width="0.423cm" svg:height="0.423cm" svg:x="2.541cm" svg:y="14.634cm" svg:viewBox="0 0 424 424" draw:points="0,424 0,0 424,0 424,424">
          <text:p/>
        </draw:polygon>
        <draw:polygon draw:style-name="gr4" draw:layer="layout" svg:width="0.423cm" svg:height="0.423cm" svg:x="2.541cm" svg:y="14.211cm" svg:viewBox="0 0 424 424" draw:points="0,424 0,0 424,0 424,424">
          <text:p/>
        </draw:polygon>
        <draw:polygon draw:style-name="gr5" draw:layer="layout" svg:width="0.423cm" svg:height="0.423cm" svg:x="2.541cm" svg:y="14.211cm" svg:viewBox="0 0 424 424" draw:points="0,424 0,0 424,0 424,424">
          <text:p/>
        </draw:polygon>
        <draw:polygon draw:style-name="gr4" draw:layer="layout" svg:width="0.423cm" svg:height="0.424cm" svg:x="2.541cm" svg:y="13.787cm" svg:viewBox="0 0 424 425" draw:points="0,425 0,0 424,0 424,425">
          <text:p/>
        </draw:polygon>
        <draw:polygon draw:style-name="gr5" draw:layer="layout" svg:width="0.423cm" svg:height="0.424cm" svg:x="2.541cm" svg:y="13.787cm" svg:viewBox="0 0 424 425" draw:points="0,425 0,0 424,0 424,425">
          <text:p/>
        </draw:polygon>
        <draw:polygon draw:style-name="gr4" draw:layer="layout" svg:width="0.423cm" svg:height="0.423cm" svg:x="2.541cm" svg:y="13.364cm" svg:viewBox="0 0 424 424" draw:points="0,424 0,0 424,0 424,424">
          <text:p/>
        </draw:polygon>
        <draw:polygon draw:style-name="gr5" draw:layer="layout" svg:width="0.423cm" svg:height="0.423cm" svg:x="2.541cm" svg:y="13.364cm" svg:viewBox="0 0 424 424" draw:points="0,424 0,0 424,0 424,424">
          <text:p/>
        </draw:polygon>
        <draw:polygon draw:style-name="gr4" draw:layer="layout" svg:width="0.423cm" svg:height="0.423cm" svg:x="2.541cm" svg:y="12.941cm" svg:viewBox="0 0 424 424" draw:points="0,424 0,0 424,0 424,424">
          <text:p/>
        </draw:polygon>
        <draw:polygon draw:style-name="gr5" draw:layer="layout" svg:width="0.423cm" svg:height="0.423cm" svg:x="2.541cm" svg:y="12.941cm" svg:viewBox="0 0 424 424" draw:points="0,424 0,0 424,0 424,424">
          <text:p/>
        </draw:polygon>
        <draw:polygon draw:style-name="gr6" draw:layer="layout" svg:width="0.423cm" svg:height="0.424cm" svg:x="2.541cm" svg:y="12.517cm" svg:viewBox="0 0 424 425" draw:points="0,425 0,0 424,0 424,425">
          <text:p/>
        </draw:polygon>
        <draw:polygon draw:style-name="gr7" draw:layer="layout" svg:width="0.423cm" svg:height="0.424cm" svg:x="2.541cm" svg:y="12.517cm" svg:viewBox="0 0 424 425" draw:points="0,425 0,0 424,0 424,425">
          <text:p/>
        </draw:polygon>
        <draw:polygon draw:style-name="gr6" draw:layer="layout" svg:width="0.423cm" svg:height="0.423cm" svg:x="2.541cm" svg:y="12.094cm" svg:viewBox="0 0 424 424" draw:points="0,424 0,0 424,0 424,424">
          <text:p/>
        </draw:polygon>
        <draw:polygon draw:style-name="gr7" draw:layer="layout" svg:width="0.423cm" svg:height="0.423cm" svg:x="2.541cm" svg:y="12.094cm" svg:viewBox="0 0 424 424" draw:points="0,424 0,0 424,0 424,424">
          <text:p/>
        </draw:polygon>
        <draw:polygon draw:style-name="gr6" draw:layer="layout" svg:width="0.423cm" svg:height="0.423cm" svg:x="2.541cm" svg:y="11.671cm" svg:viewBox="0 0 424 424" draw:points="0,424 0,0 424,0 424,424">
          <text:p/>
        </draw:polygon>
        <draw:polygon draw:style-name="gr7" draw:layer="layout" svg:width="0.423cm" svg:height="0.423cm" svg:x="2.541cm" svg:y="11.671cm" svg:viewBox="0 0 424 424" draw:points="0,424 0,0 424,0 424,424">
          <text:p/>
        </draw:polygon>
        <draw:polygon draw:style-name="gr6" draw:layer="layout" svg:width="0.423cm" svg:height="0.424cm" svg:x="2.541cm" svg:y="11.247cm" svg:viewBox="0 0 424 425" draw:points="0,425 0,0 424,0 424,425">
          <text:p/>
        </draw:polygon>
        <draw:polygon draw:style-name="gr7" draw:layer="layout" svg:width="0.423cm" svg:height="0.424cm" svg:x="2.541cm" svg:y="11.247cm" svg:viewBox="0 0 424 425" draw:points="0,425 0,0 424,0 424,425">
          <text:p/>
        </draw:polygon>
        <draw:polygon draw:style-name="gr6" draw:layer="layout" svg:width="0.423cm" svg:height="0.424cm" svg:x="2.541cm" svg:y="11.247cm" svg:viewBox="0 0 424 425" draw:points="0,425 0,0 424,0 424,425">
          <text:p/>
        </draw:polygon>
        <draw:polygon draw:style-name="gr7" draw:layer="layout" svg:width="0.423cm" svg:height="0.424cm" svg:x="2.541cm" svg:y="11.247cm" svg:viewBox="0 0 424 425" draw:points="0,425 0,0 424,0 424,425">
          <text:p/>
        </draw:polygon>
        <draw:polygon draw:style-name="gr6" draw:layer="layout" svg:width="0.423cm" svg:height="0.423cm" svg:x="2.541cm" svg:y="10.824cm" svg:viewBox="0 0 424 424" draw:points="0,424 0,0 424,0 424,424">
          <text:p/>
        </draw:polygon>
        <draw:polygon draw:style-name="gr7" draw:layer="layout" svg:width="0.423cm" svg:height="0.423cm" svg:x="2.541cm" svg:y="10.824cm" svg:viewBox="0 0 424 424" draw:points="0,424 0,0 424,0 424,424">
          <text:p/>
        </draw:polygon>
        <draw:polygon draw:style-name="gr6" draw:layer="layout" svg:width="0.423cm" svg:height="0.423cm" svg:x="2.541cm" svg:y="10.824cm" svg:viewBox="0 0 424 424" draw:points="0,424 0,0 424,0 424,424">
          <text:p/>
        </draw:polygon>
        <draw:polygon draw:style-name="gr7" draw:layer="layout" svg:width="0.423cm" svg:height="0.423cm" svg:x="2.541cm" svg:y="10.824cm" svg:viewBox="0 0 424 424" draw:points="0,424 0,0 424,0 424,424">
          <text:p/>
        </draw:polygon>
        <draw:polygon draw:style-name="gr6" draw:layer="layout" svg:width="0.423cm" svg:height="0.423cm" svg:x="2.541cm" svg:y="10.401cm" svg:viewBox="0 0 424 424" draw:points="0,424 0,0 424,0 424,424">
          <text:p/>
        </draw:polygon>
        <draw:polygon draw:style-name="gr7" draw:layer="layout" svg:width="0.423cm" svg:height="0.423cm" svg:x="2.541cm" svg:y="10.401cm" svg:viewBox="0 0 424 424" draw:points="0,424 0,0 424,0 424,424">
          <text:p/>
        </draw:polygon>
        <draw:polygon draw:style-name="gr6" draw:layer="layout" svg:width="0.423cm" svg:height="0.423cm" svg:x="2.541cm" svg:y="10.401cm" svg:viewBox="0 0 424 424" draw:points="0,424 0,0 424,0 424,424">
          <text:p/>
        </draw:polygon>
        <draw:polygon draw:style-name="gr7" draw:layer="layout" svg:width="0.423cm" svg:height="0.423cm" svg:x="2.541cm" svg:y="10.401cm" svg:viewBox="0 0 424 424" draw:points="0,424 0,0 424,0 424,424">
          <text:p/>
        </draw:polygon>
        <draw:polygon draw:style-name="gr6" draw:layer="layout" svg:width="0.423cm" svg:height="0.424cm" svg:x="2.964cm" svg:y="20.137cm" svg:viewBox="0 0 424 425" draw:points="0,425 0,0 424,0 424,425">
          <text:p/>
        </draw:polygon>
        <draw:polygon draw:style-name="gr7" draw:layer="layout" svg:width="0.423cm" svg:height="0.424cm" svg:x="2.964cm" svg:y="20.137cm" svg:viewBox="0 0 424 425" draw:points="0,425 0,0 424,0 424,425">
          <text:p/>
        </draw:polygon>
        <draw:polygon draw:style-name="gr6" draw:layer="layout" svg:width="0.423cm" svg:height="0.424cm" svg:x="2.964cm" svg:y="20.137cm" svg:viewBox="0 0 424 425" draw:points="0,425 0,0 424,0 424,425">
          <text:p/>
        </draw:polygon>
        <draw:polygon draw:style-name="gr7" draw:layer="layout" svg:width="0.423cm" svg:height="0.424cm" svg:x="2.964cm" svg:y="20.137cm" svg:viewBox="0 0 424 425" draw:points="0,425 0,0 424,0 424,425">
          <text:p/>
        </draw:polygon>
        <draw:polygon draw:style-name="gr6" draw:layer="layout" svg:width="0.423cm" svg:height="0.423cm" svg:x="2.964cm" svg:y="19.714cm" svg:viewBox="0 0 424 424" draw:points="0,424 0,0 424,0 424,424">
          <text:p/>
        </draw:polygon>
        <draw:polygon draw:style-name="gr7" draw:layer="layout" svg:width="0.423cm" svg:height="0.423cm" svg:x="2.964cm" svg:y="19.714cm" svg:viewBox="0 0 424 424" draw:points="0,424 0,0 424,0 424,424">
          <text:p/>
        </draw:polygon>
        <draw:polygon draw:style-name="gr6" draw:layer="layout" svg:width="0.423cm" svg:height="0.423cm" svg:x="2.964cm" svg:y="19.714cm" svg:viewBox="0 0 424 424" draw:points="0,424 0,0 424,0 424,424">
          <text:p/>
        </draw:polygon>
        <draw:polygon draw:style-name="gr7" draw:layer="layout" svg:width="0.423cm" svg:height="0.423cm" svg:x="2.964cm" svg:y="19.714cm" svg:viewBox="0 0 424 424" draw:points="0,424 0,0 424,0 424,424">
          <text:p/>
        </draw:polygon>
        <draw:polygon draw:style-name="gr6" draw:layer="layout" svg:width="0.423cm" svg:height="0.423cm" svg:x="2.964cm" svg:y="19.291cm" svg:viewBox="0 0 424 424" draw:points="0,424 0,0 424,0 424,424">
          <text:p/>
        </draw:polygon>
        <draw:polygon draw:style-name="gr7" draw:layer="layout" svg:width="0.423cm" svg:height="0.423cm" svg:x="2.964cm" svg:y="19.291cm" svg:viewBox="0 0 424 424" draw:points="0,424 0,0 424,0 424,424">
          <text:p/>
        </draw:polygon>
        <draw:polygon draw:style-name="gr6" draw:layer="layout" svg:width="0.423cm" svg:height="0.423cm" svg:x="2.964cm" svg:y="19.291cm" svg:viewBox="0 0 424 424" draw:points="0,424 0,0 424,0 424,424">
          <text:p/>
        </draw:polygon>
        <draw:polygon draw:style-name="gr7" draw:layer="layout" svg:width="0.423cm" svg:height="0.423cm" svg:x="2.964cm" svg:y="19.291cm" svg:viewBox="0 0 424 424" draw:points="0,424 0,0 424,0 424,424">
          <text:p/>
        </draw:polygon>
        <draw:polygon draw:style-name="gr2" draw:layer="layout" svg:width="0.423cm" svg:height="0.424cm" svg:x="2.964cm" svg:y="18.867cm" svg:viewBox="0 0 424 425" draw:points="0,425 0,0 424,0 424,425">
          <text:p/>
        </draw:polygon>
        <draw:polygon draw:style-name="gr3" draw:layer="layout" svg:width="0.423cm" svg:height="0.424cm" svg:x="2.964cm" svg:y="18.867cm" svg:viewBox="0 0 424 425" draw:points="0,425 0,0 424,0 424,425">
          <text:p/>
        </draw:polygon>
        <draw:polygon draw:style-name="gr2" draw:layer="layout" svg:width="0.423cm" svg:height="0.424cm" svg:x="2.964cm" svg:y="18.867cm" svg:viewBox="0 0 424 425" draw:points="0,425 0,0 424,0 424,425">
          <text:p/>
        </draw:polygon>
        <draw:polygon draw:style-name="gr3" draw:layer="layout" svg:width="0.423cm" svg:height="0.424cm" svg:x="2.964cm" svg:y="18.867cm" svg:viewBox="0 0 424 425" draw:points="0,425 0,0 424,0 424,425">
          <text:p/>
        </draw:polygon>
        <draw:polygon draw:style-name="gr2" draw:layer="layout" svg:width="0.423cm" svg:height="0.423cm" svg:x="2.964cm" svg:y="18.444cm" svg:viewBox="0 0 424 424" draw:points="0,424 0,0 424,0 424,424">
          <text:p/>
        </draw:polygon>
        <draw:polygon draw:style-name="gr3" draw:layer="layout" svg:width="0.423cm" svg:height="0.423cm" svg:x="2.964cm" svg:y="18.444cm" svg:viewBox="0 0 424 424" draw:points="0,424 0,0 424,0 424,424">
          <text:p/>
        </draw:polygon>
        <draw:polygon draw:style-name="gr2" draw:layer="layout" svg:width="0.423cm" svg:height="0.423cm" svg:x="2.964cm" svg:y="18.021cm" svg:viewBox="0 0 424 424" draw:points="0,424 0,0 424,0 424,424">
          <text:p/>
        </draw:polygon>
        <draw:polygon draw:style-name="gr3" draw:layer="layout" svg:width="0.423cm" svg:height="0.423cm" svg:x="2.964cm" svg:y="18.021cm" svg:viewBox="0 0 424 424" draw:points="0,424 0,0 424,0 424,424">
          <text:p/>
        </draw:polygon>
        <draw:polygon draw:style-name="gr2" draw:layer="layout" svg:width="0.423cm" svg:height="0.424cm" svg:x="2.964cm" svg:y="17.597cm" svg:viewBox="0 0 424 425" draw:points="0,425 0,0 424,0 424,425">
          <text:p/>
        </draw:polygon>
        <draw:polygon draw:style-name="gr3" draw:layer="layout" svg:width="0.423cm" svg:height="0.424cm" svg:x="2.964cm" svg:y="17.597cm" svg:viewBox="0 0 424 425" draw:points="0,425 0,0 424,0 424,425">
          <text:p/>
        </draw:polygon>
        <draw:polygon draw:style-name="gr2" draw:layer="layout" svg:width="0.423cm" svg:height="0.423cm" svg:x="2.964cm" svg:y="17.174cm" svg:viewBox="0 0 424 424" draw:points="0,424 0,0 424,0 424,424">
          <text:p/>
        </draw:polygon>
        <draw:polygon draw:style-name="gr3" draw:layer="layout" svg:width="0.423cm" svg:height="0.423cm" svg:x="2.964cm" svg:y="17.174cm" svg:viewBox="0 0 424 424" draw:points="0,424 0,0 424,0 424,424">
          <text:p/>
        </draw:polygon>
        <draw:polygon draw:style-name="gr2" draw:layer="layout" svg:width="0.423cm" svg:height="0.423cm" svg:x="2.964cm" svg:y="16.751cm" svg:viewBox="0 0 424 424" draw:points="0,424 0,0 424,0 424,424">
          <text:p/>
        </draw:polygon>
        <draw:polygon draw:style-name="gr3" draw:layer="layout" svg:width="0.423cm" svg:height="0.423cm" svg:x="2.964cm" svg:y="16.751cm" svg:viewBox="0 0 424 424" draw:points="0,424 0,0 424,0 424,424">
          <text:p/>
        </draw:polygon>
        <draw:polygon draw:style-name="gr2" draw:layer="layout" svg:width="0.423cm" svg:height="0.424cm" svg:x="2.964cm" svg:y="16.327cm" svg:viewBox="0 0 424 425" draw:points="0,425 0,0 424,0 424,425">
          <text:p/>
        </draw:polygon>
        <draw:polygon draw:style-name="gr3" draw:layer="layout" svg:width="0.423cm" svg:height="0.424cm" svg:x="2.964cm" svg:y="16.327cm" svg:viewBox="0 0 424 425" draw:points="0,425 0,0 424,0 424,425">
          <text:p/>
        </draw:polygon>
        <draw:polygon draw:style-name="gr2" draw:layer="layout" svg:width="0.423cm" svg:height="0.423cm" svg:x="2.964cm" svg:y="15.904cm" svg:viewBox="0 0 424 424" draw:points="0,424 0,0 424,0 424,424">
          <text:p/>
        </draw:polygon>
        <draw:polygon draw:style-name="gr3" draw:layer="layout" svg:width="0.423cm" svg:height="0.423cm" svg:x="2.964cm" svg:y="15.904cm" svg:viewBox="0 0 424 424" draw:points="0,424 0,0 424,0 424,424">
          <text:p/>
        </draw:polygon>
        <draw:polygon draw:style-name="gr2" draw:layer="layout" svg:width="0.423cm" svg:height="0.423cm" svg:x="2.964cm" svg:y="15.481cm" svg:viewBox="0 0 424 424" draw:points="0,424 0,0 424,0 424,424">
          <text:p/>
        </draw:polygon>
        <draw:polygon draw:style-name="gr3" draw:layer="layout" svg:width="0.423cm" svg:height="0.423cm" svg:x="2.964cm" svg:y="15.481cm" svg:viewBox="0 0 424 424" draw:points="0,424 0,0 424,0 424,424">
          <text:p/>
        </draw:polygon>
        <draw:polygon draw:style-name="gr4" draw:layer="layout" svg:width="0.423cm" svg:height="0.424cm" svg:x="2.964cm" svg:y="15.057cm" svg:viewBox="0 0 424 425" draw:points="0,425 0,0 424,0 424,425">
          <text:p/>
        </draw:polygon>
        <draw:polygon draw:style-name="gr5" draw:layer="layout" svg:width="0.423cm" svg:height="0.424cm" svg:x="2.964cm" svg:y="15.057cm" svg:viewBox="0 0 424 425" draw:points="0,425 0,0 424,0 424,425">
          <text:p/>
        </draw:polygon>
        <draw:polygon draw:style-name="gr4" draw:layer="layout" svg:width="0.423cm" svg:height="0.423cm" svg:x="2.964cm" svg:y="14.634cm" svg:viewBox="0 0 424 424" draw:points="0,424 0,0 424,0 424,424">
          <text:p/>
        </draw:polygon>
        <draw:polygon draw:style-name="gr5" draw:layer="layout" svg:width="0.423cm" svg:height="0.423cm" svg:x="2.964cm" svg:y="14.634cm" svg:viewBox="0 0 424 424" draw:points="0,424 0,0 424,0 424,424">
          <text:p/>
        </draw:polygon>
        <draw:polygon draw:style-name="gr4" draw:layer="layout" svg:width="0.423cm" svg:height="0.423cm" svg:x="2.964cm" svg:y="14.211cm" svg:viewBox="0 0 424 424" draw:points="0,424 0,0 424,0 424,424">
          <text:p/>
        </draw:polygon>
        <draw:polygon draw:style-name="gr5" draw:layer="layout" svg:width="0.423cm" svg:height="0.423cm" svg:x="2.964cm" svg:y="14.211cm" svg:viewBox="0 0 424 424" draw:points="0,424 0,0 424,0 424,424">
          <text:p/>
        </draw:polygon>
        <draw:polygon draw:style-name="gr4" draw:layer="layout" svg:width="0.423cm" svg:height="0.424cm" svg:x="2.964cm" svg:y="13.787cm" svg:viewBox="0 0 424 425" draw:points="0,425 0,0 424,0 424,425">
          <text:p/>
        </draw:polygon>
        <draw:polygon draw:style-name="gr5" draw:layer="layout" svg:width="0.423cm" svg:height="0.424cm" svg:x="2.964cm" svg:y="13.787cm" svg:viewBox="0 0 424 425" draw:points="0,425 0,0 424,0 424,425">
          <text:p/>
        </draw:polygon>
        <draw:polygon draw:style-name="gr4" draw:layer="layout" svg:width="0.423cm" svg:height="0.423cm" svg:x="2.964cm" svg:y="13.364cm" svg:viewBox="0 0 424 424" draw:points="0,424 0,0 424,0 424,424">
          <text:p/>
        </draw:polygon>
        <draw:polygon draw:style-name="gr5" draw:layer="layout" svg:width="0.423cm" svg:height="0.423cm" svg:x="2.964cm" svg:y="13.364cm" svg:viewBox="0 0 424 424" draw:points="0,424 0,0 424,0 424,424">
          <text:p/>
        </draw:polygon>
        <draw:polygon draw:style-name="gr4" draw:layer="layout" svg:width="0.423cm" svg:height="0.423cm" svg:x="2.964cm" svg:y="12.941cm" svg:viewBox="0 0 424 424" draw:points="0,424 0,0 424,0 424,424">
          <text:p/>
        </draw:polygon>
        <draw:polygon draw:style-name="gr5" draw:layer="layout" svg:width="0.423cm" svg:height="0.423cm" svg:x="2.964cm" svg:y="12.941cm" svg:viewBox="0 0 424 424" draw:points="0,424 0,0 424,0 424,424">
          <text:p/>
        </draw:polygon>
        <draw:polygon draw:style-name="gr6" draw:layer="layout" svg:width="0.423cm" svg:height="0.424cm" svg:x="2.964cm" svg:y="12.517cm" svg:viewBox="0 0 424 425" draw:points="0,425 0,0 424,0 424,425">
          <text:p/>
        </draw:polygon>
        <draw:polygon draw:style-name="gr7" draw:layer="layout" svg:width="0.423cm" svg:height="0.424cm" svg:x="2.964cm" svg:y="12.517cm" svg:viewBox="0 0 424 425" draw:points="0,425 0,0 424,0 424,425">
          <text:p/>
        </draw:polygon>
        <draw:polygon draw:style-name="gr6" draw:layer="layout" svg:width="0.423cm" svg:height="0.423cm" svg:x="2.964cm" svg:y="12.094cm" svg:viewBox="0 0 424 424" draw:points="0,424 0,0 424,0 424,424">
          <text:p/>
        </draw:polygon>
        <draw:polygon draw:style-name="gr7" draw:layer="layout" svg:width="0.423cm" svg:height="0.423cm" svg:x="2.964cm" svg:y="12.094cm" svg:viewBox="0 0 424 424" draw:points="0,424 0,0 424,0 424,424">
          <text:p/>
        </draw:polygon>
        <draw:polygon draw:style-name="gr6" draw:layer="layout" svg:width="0.423cm" svg:height="0.423cm" svg:x="2.964cm" svg:y="11.671cm" svg:viewBox="0 0 424 424" draw:points="0,424 0,0 424,0 424,424">
          <text:p/>
        </draw:polygon>
        <draw:polygon draw:style-name="gr7" draw:layer="layout" svg:width="0.423cm" svg:height="0.423cm" svg:x="2.964cm" svg:y="11.671cm" svg:viewBox="0 0 424 424" draw:points="0,424 0,0 424,0 424,424">
          <text:p/>
        </draw:polygon>
        <draw:polygon draw:style-name="gr6" draw:layer="layout" svg:width="0.423cm" svg:height="0.424cm" svg:x="2.964cm" svg:y="11.247cm" svg:viewBox="0 0 424 425" draw:points="0,425 0,0 424,0 424,425">
          <text:p/>
        </draw:polygon>
        <draw:polygon draw:style-name="gr7" draw:layer="layout" svg:width="0.423cm" svg:height="0.424cm" svg:x="2.964cm" svg:y="11.247cm" svg:viewBox="0 0 424 425" draw:points="0,425 0,0 424,0 424,425">
          <text:p/>
        </draw:polygon>
        <draw:polygon draw:style-name="gr6" draw:layer="layout" svg:width="0.423cm" svg:height="0.424cm" svg:x="2.964cm" svg:y="11.247cm" svg:viewBox="0 0 424 425" draw:points="0,425 0,0 424,0 424,425">
          <text:p/>
        </draw:polygon>
        <draw:polygon draw:style-name="gr7" draw:layer="layout" svg:width="0.423cm" svg:height="0.424cm" svg:x="2.964cm" svg:y="11.247cm" svg:viewBox="0 0 424 425" draw:points="0,425 0,0 424,0 424,425">
          <text:p/>
        </draw:polygon>
        <draw:polygon draw:style-name="gr6" draw:layer="layout" svg:width="0.423cm" svg:height="0.423cm" svg:x="2.964cm" svg:y="10.824cm" svg:viewBox="0 0 424 424" draw:points="0,424 0,0 424,0 424,424">
          <text:p/>
        </draw:polygon>
        <draw:polygon draw:style-name="gr7" draw:layer="layout" svg:width="0.423cm" svg:height="0.423cm" svg:x="2.964cm" svg:y="10.824cm" svg:viewBox="0 0 424 424" draw:points="0,424 0,0 424,0 424,424">
          <text:p/>
        </draw:polygon>
        <draw:polygon draw:style-name="gr6" draw:layer="layout" svg:width="0.423cm" svg:height="0.423cm" svg:x="2.964cm" svg:y="10.824cm" svg:viewBox="0 0 424 424" draw:points="0,424 0,0 424,0 424,424">
          <text:p/>
        </draw:polygon>
        <draw:polygon draw:style-name="gr7" draw:layer="layout" svg:width="0.423cm" svg:height="0.423cm" svg:x="2.964cm" svg:y="10.824cm" svg:viewBox="0 0 424 424" draw:points="0,424 0,0 424,0 424,424">
          <text:p/>
        </draw:polygon>
        <draw:polygon draw:style-name="gr6" draw:layer="layout" svg:width="0.423cm" svg:height="0.423cm" svg:x="2.964cm" svg:y="10.401cm" svg:viewBox="0 0 424 424" draw:points="0,424 0,0 424,0 424,424">
          <text:p/>
        </draw:polygon>
        <draw:polygon draw:style-name="gr7" draw:layer="layout" svg:width="0.423cm" svg:height="0.423cm" svg:x="2.964cm" svg:y="10.401cm" svg:viewBox="0 0 424 424" draw:points="0,424 0,0 424,0 424,424">
          <text:p/>
        </draw:polygon>
        <draw:polygon draw:style-name="gr6" draw:layer="layout" svg:width="0.423cm" svg:height="0.423cm" svg:x="2.964cm" svg:y="10.401cm" svg:viewBox="0 0 424 424" draw:points="0,424 0,0 424,0 424,424">
          <text:p/>
        </draw:polygon>
        <draw:polygon draw:style-name="gr7" draw:layer="layout" svg:width="0.423cm" svg:height="0.423cm" svg:x="2.964cm" svg:y="10.401cm" svg:viewBox="0 0 424 424" draw:points="0,424 0,0 424,0 424,424">
          <text:p/>
        </draw:polygon>
        <draw:polygon draw:style-name="gr6" draw:layer="layout" svg:width="0.424cm" svg:height="0.424cm" svg:x="3.387cm" svg:y="20.137cm" svg:viewBox="0 0 425 425" draw:points="0,425 0,0 425,0 425,425">
          <text:p/>
        </draw:polygon>
        <draw:polygon draw:style-name="gr7" draw:layer="layout" svg:width="0.424cm" svg:height="0.424cm" svg:x="3.387cm" svg:y="20.137cm" svg:viewBox="0 0 425 425" draw:points="0,425 0,0 425,0 425,425">
          <text:p/>
        </draw:polygon>
        <draw:polygon draw:style-name="gr6" draw:layer="layout" svg:width="0.424cm" svg:height="0.424cm" svg:x="3.387cm" svg:y="20.137cm" svg:viewBox="0 0 425 425" draw:points="0,425 0,0 425,0 425,425">
          <text:p/>
        </draw:polygon>
        <draw:polygon draw:style-name="gr7" draw:layer="layout" svg:width="0.424cm" svg:height="0.424cm" svg:x="3.387cm" svg:y="20.137cm" svg:viewBox="0 0 425 425" draw:points="0,425 0,0 425,0 425,425">
          <text:p/>
        </draw:polygon>
        <draw:polygon draw:style-name="gr6" draw:layer="layout" svg:width="0.424cm" svg:height="0.423cm" svg:x="3.387cm" svg:y="19.714cm" svg:viewBox="0 0 425 424" draw:points="0,424 0,0 425,0 425,424">
          <text:p/>
        </draw:polygon>
        <draw:polygon draw:style-name="gr7" draw:layer="layout" svg:width="0.424cm" svg:height="0.423cm" svg:x="3.387cm" svg:y="19.714cm" svg:viewBox="0 0 425 424" draw:points="0,424 0,0 425,0 425,424">
          <text:p/>
        </draw:polygon>
        <draw:polygon draw:style-name="gr6" draw:layer="layout" svg:width="0.424cm" svg:height="0.423cm" svg:x="3.387cm" svg:y="19.714cm" svg:viewBox="0 0 425 424" draw:points="0,424 0,0 425,0 425,424">
          <text:p/>
        </draw:polygon>
        <draw:polygon draw:style-name="gr7" draw:layer="layout" svg:width="0.424cm" svg:height="0.423cm" svg:x="3.387cm" svg:y="19.714cm" svg:viewBox="0 0 425 424" draw:points="0,424 0,0 425,0 425,424">
          <text:p/>
        </draw:polygon>
        <draw:polygon draw:style-name="gr6" draw:layer="layout" svg:width="0.424cm" svg:height="0.423cm" svg:x="3.387cm" svg:y="19.291cm" svg:viewBox="0 0 425 424" draw:points="0,424 0,0 425,0 425,424">
          <text:p/>
        </draw:polygon>
        <draw:polygon draw:style-name="gr7" draw:layer="layout" svg:width="0.424cm" svg:height="0.423cm" svg:x="3.387cm" svg:y="19.291cm" svg:viewBox="0 0 425 424" draw:points="0,424 0,0 425,0 425,424">
          <text:p/>
        </draw:polygon>
        <draw:polygon draw:style-name="gr6" draw:layer="layout" svg:width="0.424cm" svg:height="0.423cm" svg:x="3.387cm" svg:y="19.291cm" svg:viewBox="0 0 425 424" draw:points="0,424 0,0 425,0 425,424">
          <text:p/>
        </draw:polygon>
        <draw:polygon draw:style-name="gr7" draw:layer="layout" svg:width="0.424cm" svg:height="0.423cm" svg:x="3.387cm" svg:y="19.291cm" svg:viewBox="0 0 425 424" draw:points="0,424 0,0 425,0 425,424">
          <text:p/>
        </draw:polygon>
        <draw:polygon draw:style-name="gr2" draw:layer="layout" svg:width="0.424cm" svg:height="0.424cm" svg:x="3.387cm" svg:y="18.867cm" svg:viewBox="0 0 425 425" draw:points="0,425 0,0 425,0 425,425">
          <text:p/>
        </draw:polygon>
        <draw:polygon draw:style-name="gr3" draw:layer="layout" svg:width="0.424cm" svg:height="0.424cm" svg:x="3.387cm" svg:y="18.867cm" svg:viewBox="0 0 425 425" draw:points="0,425 0,0 425,0 425,425">
          <text:p/>
        </draw:polygon>
        <draw:polygon draw:style-name="gr2" draw:layer="layout" svg:width="0.424cm" svg:height="0.423cm" svg:x="3.387cm" svg:y="18.444cm" svg:viewBox="0 0 425 424" draw:points="0,424 0,0 425,0 425,424">
          <text:p/>
        </draw:polygon>
        <draw:polygon draw:style-name="gr3" draw:layer="layout" svg:width="0.424cm" svg:height="0.423cm" svg:x="3.387cm" svg:y="18.444cm" svg:viewBox="0 0 425 424" draw:points="0,424 0,0 425,0 425,424">
          <text:p/>
        </draw:polygon>
        <draw:polygon draw:style-name="gr2" draw:layer="layout" svg:width="0.424cm" svg:height="0.423cm" svg:x="3.387cm" svg:y="18.021cm" svg:viewBox="0 0 425 424" draw:points="0,424 0,0 425,0 425,424">
          <text:p/>
        </draw:polygon>
        <draw:polygon draw:style-name="gr3" draw:layer="layout" svg:width="0.424cm" svg:height="0.423cm" svg:x="3.387cm" svg:y="18.021cm" svg:viewBox="0 0 425 424" draw:points="0,424 0,0 425,0 425,424">
          <text:p/>
        </draw:polygon>
        <draw:polygon draw:style-name="gr2" draw:layer="layout" svg:width="0.424cm" svg:height="0.424cm" svg:x="3.387cm" svg:y="17.597cm" svg:viewBox="0 0 425 425" draw:points="0,425 0,0 425,0 425,425">
          <text:p/>
        </draw:polygon>
        <draw:polygon draw:style-name="gr3" draw:layer="layout" svg:width="0.424cm" svg:height="0.424cm" svg:x="3.387cm" svg:y="17.597cm" svg:viewBox="0 0 425 425" draw:points="0,425 0,0 425,0 425,425">
          <text:p/>
        </draw:polygon>
        <draw:polygon draw:style-name="gr2" draw:layer="layout" svg:width="0.424cm" svg:height="0.423cm" svg:x="3.387cm" svg:y="17.174cm" svg:viewBox="0 0 425 424" draw:points="0,424 0,0 425,0 425,424">
          <text:p/>
        </draw:polygon>
        <draw:polygon draw:style-name="gr3" draw:layer="layout" svg:width="0.424cm" svg:height="0.423cm" svg:x="3.387cm" svg:y="17.174cm" svg:viewBox="0 0 425 424" draw:points="0,424 0,0 425,0 425,424">
          <text:p/>
        </draw:polygon>
        <draw:polygon draw:style-name="gr2" draw:layer="layout" svg:width="0.424cm" svg:height="0.423cm" svg:x="3.387cm" svg:y="16.751cm" svg:viewBox="0 0 425 424" draw:points="0,424 0,0 425,0 425,424">
          <text:p/>
        </draw:polygon>
        <draw:polygon draw:style-name="gr3" draw:layer="layout" svg:width="0.424cm" svg:height="0.423cm" svg:x="3.387cm" svg:y="16.751cm" svg:viewBox="0 0 425 424" draw:points="0,424 0,0 425,0 425,424">
          <text:p/>
        </draw:polygon>
        <draw:polygon draw:style-name="gr2" draw:layer="layout" svg:width="0.424cm" svg:height="0.424cm" svg:x="3.387cm" svg:y="16.327cm" svg:viewBox="0 0 425 425" draw:points="0,425 0,0 425,0 425,425">
          <text:p/>
        </draw:polygon>
        <draw:polygon draw:style-name="gr3" draw:layer="layout" svg:width="0.424cm" svg:height="0.424cm" svg:x="3.387cm" svg:y="16.327cm" svg:viewBox="0 0 425 425" draw:points="0,425 0,0 425,0 425,425">
          <text:p/>
        </draw:polygon>
        <draw:polygon draw:style-name="gr2" draw:layer="layout" svg:width="0.424cm" svg:height="0.423cm" svg:x="3.387cm" svg:y="15.904cm" svg:viewBox="0 0 425 424" draw:points="0,424 0,0 425,0 425,424">
          <text:p/>
        </draw:polygon>
        <draw:polygon draw:style-name="gr3" draw:layer="layout" svg:width="0.424cm" svg:height="0.423cm" svg:x="3.387cm" svg:y="15.904cm" svg:viewBox="0 0 425 424" draw:points="0,424 0,0 425,0 425,424">
          <text:p/>
        </draw:polygon>
        <draw:polygon draw:style-name="gr2" draw:layer="layout" svg:width="0.424cm" svg:height="0.423cm" svg:x="3.387cm" svg:y="15.481cm" svg:viewBox="0 0 425 424" draw:points="0,424 0,0 425,0 425,424">
          <text:p/>
        </draw:polygon>
        <draw:polygon draw:style-name="gr3" draw:layer="layout" svg:width="0.424cm" svg:height="0.423cm" svg:x="3.387cm" svg:y="15.481cm" svg:viewBox="0 0 425 424" draw:points="0,424 0,0 425,0 425,424">
          <text:p/>
        </draw:polygon>
        <draw:polygon draw:style-name="gr4" draw:layer="layout" svg:width="0.424cm" svg:height="0.424cm" svg:x="3.387cm" svg:y="15.057cm" svg:viewBox="0 0 425 425" draw:points="0,425 0,0 425,0 425,425">
          <text:p/>
        </draw:polygon>
        <draw:polygon draw:style-name="gr5" draw:layer="layout" svg:width="0.424cm" svg:height="0.424cm" svg:x="3.387cm" svg:y="15.057cm" svg:viewBox="0 0 425 425" draw:points="0,425 0,0 425,0 425,425">
          <text:p/>
        </draw:polygon>
        <draw:polygon draw:style-name="gr4" draw:layer="layout" svg:width="0.424cm" svg:height="0.423cm" svg:x="3.387cm" svg:y="14.634cm" svg:viewBox="0 0 425 424" draw:points="0,424 0,0 425,0 425,424">
          <text:p/>
        </draw:polygon>
        <draw:polygon draw:style-name="gr5" draw:layer="layout" svg:width="0.424cm" svg:height="0.423cm" svg:x="3.387cm" svg:y="14.634cm" svg:viewBox="0 0 425 424" draw:points="0,424 0,0 425,0 425,424">
          <text:p/>
        </draw:polygon>
        <draw:polygon draw:style-name="gr4" draw:layer="layout" svg:width="0.424cm" svg:height="0.423cm" svg:x="3.387cm" svg:y="14.211cm" svg:viewBox="0 0 425 424" draw:points="0,424 0,0 425,0 425,424">
          <text:p/>
        </draw:polygon>
        <draw:polygon draw:style-name="gr5" draw:layer="layout" svg:width="0.424cm" svg:height="0.423cm" svg:x="3.387cm" svg:y="14.211cm" svg:viewBox="0 0 425 424" draw:points="0,424 0,0 425,0 425,424">
          <text:p/>
        </draw:polygon>
        <draw:polygon draw:style-name="gr4" draw:layer="layout" svg:width="0.424cm" svg:height="0.424cm" svg:x="3.387cm" svg:y="13.787cm" svg:viewBox="0 0 425 425" draw:points="0,425 0,0 425,0 425,425">
          <text:p/>
        </draw:polygon>
        <draw:polygon draw:style-name="gr5" draw:layer="layout" svg:width="0.424cm" svg:height="0.424cm" svg:x="3.387cm" svg:y="13.787cm" svg:viewBox="0 0 425 425" draw:points="0,425 0,0 425,0 425,425">
          <text:p/>
        </draw:polygon>
        <draw:polygon draw:style-name="gr4" draw:layer="layout" svg:width="0.424cm" svg:height="0.423cm" svg:x="3.387cm" svg:y="13.364cm" svg:viewBox="0 0 425 424" draw:points="0,424 0,0 425,0 425,424">
          <text:p/>
        </draw:polygon>
        <draw:polygon draw:style-name="gr5" draw:layer="layout" svg:width="0.424cm" svg:height="0.423cm" svg:x="3.387cm" svg:y="13.364cm" svg:viewBox="0 0 425 424" draw:points="0,424 0,0 425,0 425,424">
          <text:p/>
        </draw:polygon>
        <draw:polygon draw:style-name="gr4" draw:layer="layout" svg:width="0.424cm" svg:height="0.423cm" svg:x="3.387cm" svg:y="12.941cm" svg:viewBox="0 0 425 424" draw:points="0,424 0,0 425,0 425,424">
          <text:p/>
        </draw:polygon>
        <draw:polygon draw:style-name="gr5" draw:layer="layout" svg:width="0.424cm" svg:height="0.423cm" svg:x="3.387cm" svg:y="12.941cm" svg:viewBox="0 0 425 424" draw:points="0,424 0,0 425,0 425,424">
          <text:p/>
        </draw:polygon>
        <draw:polygon draw:style-name="gr6" draw:layer="layout" svg:width="0.424cm" svg:height="0.424cm" svg:x="3.387cm" svg:y="12.517cm" svg:viewBox="0 0 425 425" draw:points="0,425 0,0 425,0 425,425">
          <text:p/>
        </draw:polygon>
        <draw:polygon draw:style-name="gr7" draw:layer="layout" svg:width="0.424cm" svg:height="0.424cm" svg:x="3.387cm" svg:y="12.517cm" svg:viewBox="0 0 425 425" draw:points="0,425 0,0 425,0 425,425">
          <text:p/>
        </draw:polygon>
        <draw:polygon draw:style-name="gr6" draw:layer="layout" svg:width="0.424cm" svg:height="0.423cm" svg:x="3.387cm" svg:y="12.094cm" svg:viewBox="0 0 425 424" draw:points="0,424 0,0 425,0 425,424">
          <text:p/>
        </draw:polygon>
        <draw:polygon draw:style-name="gr7" draw:layer="layout" svg:width="0.424cm" svg:height="0.423cm" svg:x="3.387cm" svg:y="12.094cm" svg:viewBox="0 0 425 424" draw:points="0,424 0,0 425,0 425,424">
          <text:p/>
        </draw:polygon>
        <draw:polygon draw:style-name="gr6" draw:layer="layout" svg:width="0.424cm" svg:height="0.423cm" svg:x="3.387cm" svg:y="11.671cm" svg:viewBox="0 0 425 424" draw:points="0,424 0,0 425,0 425,424">
          <text:p/>
        </draw:polygon>
        <draw:polygon draw:style-name="gr7" draw:layer="layout" svg:width="0.424cm" svg:height="0.423cm" svg:x="3.387cm" svg:y="11.671cm" svg:viewBox="0 0 425 424" draw:points="0,424 0,0 425,0 425,424">
          <text:p/>
        </draw:polygon>
        <draw:polygon draw:style-name="gr2" draw:layer="layout" svg:width="0.423cm" svg:height="0.423cm" svg:x="1.271cm" svg:y="16.751cm" svg:viewBox="0 0 424 424" draw:points="0,424 0,0 424,0 424,424">
          <text:p/>
        </draw:polygon>
        <draw:polygon draw:style-name="gr3" draw:layer="layout" svg:width="0.423cm" svg:height="0.423cm" svg:x="1.271cm" svg:y="16.751cm" svg:viewBox="0 0 424 424" draw:points="0,424 0,0 424,0 424,424">
          <text:p/>
        </draw:polygon>
        <draw:polygon draw:style-name="gr2" draw:layer="layout" svg:width="0.423cm" svg:height="0.424cm" svg:x="1.271cm" svg:y="16.327cm" svg:viewBox="0 0 424 425" draw:points="0,425 0,0 424,0 424,425">
          <text:p/>
        </draw:polygon>
        <draw:polygon draw:style-name="gr3" draw:layer="layout" svg:width="0.423cm" svg:height="0.424cm" svg:x="1.271cm" svg:y="16.327cm" svg:viewBox="0 0 424 425" draw:points="0,425 0,0 424,0 424,425">
          <text:p/>
        </draw:polygon>
        <draw:polygon draw:style-name="gr2" draw:layer="layout" svg:width="0.423cm" svg:height="0.423cm" svg:x="1.271cm" svg:y="15.904cm" svg:viewBox="0 0 424 424" draw:points="0,424 0,0 424,0 424,424">
          <text:p/>
        </draw:polygon>
        <draw:polygon draw:style-name="gr3" draw:layer="layout" svg:width="0.423cm" svg:height="0.423cm" svg:x="1.271cm" svg:y="15.904cm" svg:viewBox="0 0 424 424" draw:points="0,424 0,0 424,0 424,424">
          <text:p/>
        </draw:polygon>
        <draw:polygon draw:style-name="gr2" draw:layer="layout" svg:width="0.423cm" svg:height="0.423cm" svg:x="1.271cm" svg:y="15.481cm" svg:viewBox="0 0 424 424" draw:points="0,424 0,0 424,0 424,424">
          <text:p/>
        </draw:polygon>
        <draw:polygon draw:style-name="gr3" draw:layer="layout" svg:width="0.423cm" svg:height="0.423cm" svg:x="1.271cm" svg:y="15.481cm" svg:viewBox="0 0 424 424" draw:points="0,424 0,0 424,0 424,424">
          <text:p/>
        </draw:polygon>
        <draw:polygon draw:style-name="gr4" draw:layer="layout" svg:width="0.423cm" svg:height="0.424cm" svg:x="1.271cm" svg:y="15.057cm" svg:viewBox="0 0 424 425" draw:points="0,425 0,0 424,0 424,425">
          <text:p/>
        </draw:polygon>
        <draw:polygon draw:style-name="gr5" draw:layer="layout" svg:width="0.423cm" svg:height="0.424cm" svg:x="1.271cm" svg:y="15.057cm" svg:viewBox="0 0 424 425" draw:points="0,425 0,0 424,0 424,425">
          <text:p/>
        </draw:polygon>
        <draw:polygon draw:style-name="gr4" draw:layer="layout" svg:width="0.423cm" svg:height="0.423cm" svg:x="1.271cm" svg:y="14.634cm" svg:viewBox="0 0 424 424" draw:points="0,424 0,0 424,0 424,424">
          <text:p/>
        </draw:polygon>
        <draw:polygon draw:style-name="gr5" draw:layer="layout" svg:width="0.423cm" svg:height="0.423cm" svg:x="1.271cm" svg:y="14.634cm" svg:viewBox="0 0 424 424" draw:points="0,424 0,0 424,0 424,424">
          <text:p/>
        </draw:polygon>
        <draw:polygon draw:style-name="gr4" draw:layer="layout" svg:width="0.423cm" svg:height="0.423cm" svg:x="1.271cm" svg:y="14.211cm" svg:viewBox="0 0 424 424" draw:points="0,424 0,0 424,0 424,424">
          <text:p/>
        </draw:polygon>
        <draw:polygon draw:style-name="gr5" draw:layer="layout" svg:width="0.423cm" svg:height="0.423cm" svg:x="1.271cm" svg:y="14.211cm" svg:viewBox="0 0 424 424" draw:points="0,424 0,0 424,0 424,424">
          <text:p/>
        </draw:polygon>
        <draw:polygon draw:style-name="gr4" draw:layer="layout" svg:width="0.423cm" svg:height="0.424cm" svg:x="1.271cm" svg:y="13.787cm" svg:viewBox="0 0 424 425" draw:points="0,425 0,0 424,0 424,425">
          <text:p/>
        </draw:polygon>
        <draw:polygon draw:style-name="gr5" draw:layer="layout" svg:width="0.423cm" svg:height="0.424cm" svg:x="1.271cm" svg:y="13.787cm" svg:viewBox="0 0 424 425" draw:points="0,425 0,0 424,0 424,425">
          <text:p/>
        </draw:polygon>
        <draw:polygon draw:style-name="gr4" draw:layer="layout" svg:width="0.423cm" svg:height="0.423cm" svg:x="1.271cm" svg:y="13.364cm" svg:viewBox="0 0 424 424" draw:points="0,424 0,0 424,0 424,424">
          <text:p/>
        </draw:polygon>
        <draw:polygon draw:style-name="gr5" draw:layer="layout" svg:width="0.423cm" svg:height="0.423cm" svg:x="1.271cm" svg:y="13.364cm" svg:viewBox="0 0 424 424" draw:points="0,424 0,0 424,0 424,424">
          <text:p/>
        </draw:polygon>
        <draw:polygon draw:style-name="gr2" draw:layer="layout" svg:width="0.423cm" svg:height="0.424cm" svg:x="1.694cm" svg:y="17.597cm" svg:viewBox="0 0 424 425" draw:points="0,425 0,0 424,0 424,425">
          <text:p/>
        </draw:polygon>
        <draw:polygon draw:style-name="gr3" draw:layer="layout" svg:width="0.423cm" svg:height="0.424cm" svg:x="1.694cm" svg:y="17.597cm" svg:viewBox="0 0 424 425" draw:points="0,425 0,0 424,0 424,425">
          <text:p/>
        </draw:polygon>
        <draw:polygon draw:style-name="gr2" draw:layer="layout" svg:width="0.423cm" svg:height="0.423cm" svg:x="1.694cm" svg:y="17.174cm" svg:viewBox="0 0 424 424" draw:points="0,424 0,0 424,0 424,424">
          <text:p/>
        </draw:polygon>
        <draw:polygon draw:style-name="gr3" draw:layer="layout" svg:width="0.423cm" svg:height="0.423cm" svg:x="1.694cm" svg:y="17.174cm" svg:viewBox="0 0 424 424" draw:points="0,424 0,0 424,0 424,424">
          <text:p/>
        </draw:polygon>
        <draw:polygon draw:style-name="gr2" draw:layer="layout" svg:width="0.423cm" svg:height="0.423cm" svg:x="1.694cm" svg:y="16.751cm" svg:viewBox="0 0 424 424" draw:points="0,424 0,0 424,0 424,424">
          <text:p/>
        </draw:polygon>
        <draw:polygon draw:style-name="gr3" draw:layer="layout" svg:width="0.423cm" svg:height="0.423cm" svg:x="1.694cm" svg:y="16.751cm" svg:viewBox="0 0 424 424" draw:points="0,424 0,0 424,0 424,424">
          <text:p/>
        </draw:polygon>
        <draw:polygon draw:style-name="gr2" draw:layer="layout" svg:width="0.423cm" svg:height="0.424cm" svg:x="1.694cm" svg:y="16.327cm" svg:viewBox="0 0 424 425" draw:points="0,425 0,0 424,0 424,425">
          <text:p/>
        </draw:polygon>
        <draw:polygon draw:style-name="gr3" draw:layer="layout" svg:width="0.423cm" svg:height="0.424cm" svg:x="1.694cm" svg:y="16.327cm" svg:viewBox="0 0 424 425" draw:points="0,425 0,0 424,0 424,425">
          <text:p/>
        </draw:polygon>
        <draw:polygon draw:style-name="gr2" draw:layer="layout" svg:width="0.423cm" svg:height="0.423cm" svg:x="1.694cm" svg:y="15.904cm" svg:viewBox="0 0 424 424" draw:points="0,424 0,0 424,0 424,424">
          <text:p/>
        </draw:polygon>
        <draw:polygon draw:style-name="gr3" draw:layer="layout" svg:width="0.423cm" svg:height="0.423cm" svg:x="1.694cm" svg:y="15.904cm" svg:viewBox="0 0 424 424" draw:points="0,424 0,0 424,0 424,424">
          <text:p/>
        </draw:polygon>
        <draw:polygon draw:style-name="gr2" draw:layer="layout" svg:width="0.423cm" svg:height="0.423cm" svg:x="1.694cm" svg:y="15.481cm" svg:viewBox="0 0 424 424" draw:points="0,424 0,0 424,0 424,424">
          <text:p/>
        </draw:polygon>
        <draw:polygon draw:style-name="gr3" draw:layer="layout" svg:width="0.423cm" svg:height="0.423cm" svg:x="1.694cm" svg:y="15.481cm" svg:viewBox="0 0 424 424" draw:points="0,424 0,0 424,0 424,424">
          <text:p/>
        </draw:polygon>
        <draw:polygon draw:style-name="gr4" draw:layer="layout" svg:width="0.423cm" svg:height="0.424cm" svg:x="1.694cm" svg:y="15.057cm" svg:viewBox="0 0 424 425" draw:points="0,425 0,0 424,0 424,425">
          <text:p/>
        </draw:polygon>
        <draw:polygon draw:style-name="gr5" draw:layer="layout" svg:width="0.423cm" svg:height="0.424cm" svg:x="1.694cm" svg:y="15.057cm" svg:viewBox="0 0 424 425" draw:points="0,425 0,0 424,0 424,425">
          <text:p/>
        </draw:polygon>
        <draw:polygon draw:style-name="gr4" draw:layer="layout" svg:width="0.423cm" svg:height="0.423cm" svg:x="1.694cm" svg:y="14.634cm" svg:viewBox="0 0 424 424" draw:points="0,424 0,0 424,0 424,424">
          <text:p/>
        </draw:polygon>
        <draw:polygon draw:style-name="gr5" draw:layer="layout" svg:width="0.423cm" svg:height="0.423cm" svg:x="1.694cm" svg:y="14.634cm" svg:viewBox="0 0 424 424" draw:points="0,424 0,0 424,0 424,424">
          <text:p/>
        </draw:polygon>
        <draw:polygon draw:style-name="gr4" draw:layer="layout" svg:width="0.423cm" svg:height="0.423cm" svg:x="1.694cm" svg:y="14.211cm" svg:viewBox="0 0 424 424" draw:points="0,424 0,0 424,0 424,424">
          <text:p/>
        </draw:polygon>
        <draw:polygon draw:style-name="gr5" draw:layer="layout" svg:width="0.423cm" svg:height="0.423cm" svg:x="1.694cm" svg:y="14.211cm" svg:viewBox="0 0 424 424" draw:points="0,424 0,0 424,0 424,424">
          <text:p/>
        </draw:polygon>
        <draw:polygon draw:style-name="gr4" draw:layer="layout" svg:width="0.423cm" svg:height="0.424cm" svg:x="1.694cm" svg:y="13.787cm" svg:viewBox="0 0 424 425" draw:points="0,425 0,0 424,0 424,425">
          <text:p/>
        </draw:polygon>
        <draw:polygon draw:style-name="gr5" draw:layer="layout" svg:width="0.423cm" svg:height="0.424cm" svg:x="1.694cm" svg:y="13.787cm" svg:viewBox="0 0 424 425" draw:points="0,425 0,0 424,0 424,425">
          <text:p/>
        </draw:polygon>
        <draw:polygon draw:style-name="gr4" draw:layer="layout" svg:width="0.423cm" svg:height="0.423cm" svg:x="1.694cm" svg:y="13.364cm" svg:viewBox="0 0 424 424" draw:points="0,424 0,0 424,0 424,424">
          <text:p/>
        </draw:polygon>
        <draw:polygon draw:style-name="gr5" draw:layer="layout" svg:width="0.423cm" svg:height="0.423cm" svg:x="1.694cm" svg:y="13.364cm" svg:viewBox="0 0 424 424" draw:points="0,424 0,0 424,0 424,424">
          <text:p/>
        </draw:polygon>
        <draw:polygon draw:style-name="gr4" draw:layer="layout" svg:width="0.423cm" svg:height="0.423cm" svg:x="1.694cm" svg:y="12.941cm" svg:viewBox="0 0 424 424" draw:points="0,424 0,0 424,0 424,424">
          <text:p/>
        </draw:polygon>
        <draw:polygon draw:style-name="gr5" draw:layer="layout" svg:width="0.423cm" svg:height="0.423cm" svg:x="1.694cm" svg:y="12.941cm" svg:viewBox="0 0 424 424" draw:points="0,424 0,0 424,0 424,424">
          <text:p/>
        </draw:polygon>
        <draw:polygon draw:style-name="gr6" draw:layer="layout" svg:width="0.423cm" svg:height="0.424cm" svg:x="1.694cm" svg:y="12.517cm" svg:viewBox="0 0 424 425" draw:points="0,425 0,0 424,0 424,425">
          <text:p/>
        </draw:polygon>
        <draw:polygon draw:style-name="gr7" draw:layer="layout" svg:width="0.423cm" svg:height="0.424cm" svg:x="1.694cm" svg:y="12.517cm" svg:viewBox="0 0 424 425" draw:points="0,425 0,0 424,0 424,425">
          <text:p/>
        </draw:polygon>
        <draw:polygon draw:style-name="gr2" draw:layer="layout" svg:width="0.424cm" svg:height="0.423cm" svg:x="2.117cm" svg:y="18.021cm" svg:viewBox="0 0 425 424" draw:points="0,424 0,0 425,0 425,424">
          <text:p/>
        </draw:polygon>
        <draw:polygon draw:style-name="gr3" draw:layer="layout" svg:width="0.424cm" svg:height="0.423cm" svg:x="2.117cm" svg:y="18.021cm" svg:viewBox="0 0 425 424" draw:points="0,424 0,0 425,0 425,424">
          <text:p/>
        </draw:polygon>
        <draw:polygon draw:style-name="gr2" draw:layer="layout" svg:width="0.424cm" svg:height="0.424cm" svg:x="2.117cm" svg:y="17.597cm" svg:viewBox="0 0 425 425" draw:points="0,425 0,0 425,0 425,425">
          <text:p/>
        </draw:polygon>
        <draw:polygon draw:style-name="gr3" draw:layer="layout" svg:width="0.424cm" svg:height="0.424cm" svg:x="2.117cm" svg:y="17.597cm" svg:viewBox="0 0 425 425" draw:points="0,425 0,0 425,0 425,425">
          <text:p/>
        </draw:polygon>
        <draw:polygon draw:style-name="gr2" draw:layer="layout" svg:width="0.424cm" svg:height="0.423cm" svg:x="2.117cm" svg:y="17.174cm" svg:viewBox="0 0 425 424" draw:points="0,424 0,0 425,0 425,424">
          <text:p/>
        </draw:polygon>
        <draw:polygon draw:style-name="gr3" draw:layer="layout" svg:width="0.424cm" svg:height="0.423cm" svg:x="2.117cm" svg:y="17.174cm" svg:viewBox="0 0 425 424" draw:points="0,424 0,0 425,0 425,424">
          <text:p/>
        </draw:polygon>
        <draw:polygon draw:style-name="gr2" draw:layer="layout" svg:width="0.424cm" svg:height="0.423cm" svg:x="2.117cm" svg:y="16.751cm" svg:viewBox="0 0 425 424" draw:points="0,424 0,0 425,0 425,424">
          <text:p/>
        </draw:polygon>
        <draw:polygon draw:style-name="gr3" draw:layer="layout" svg:width="0.424cm" svg:height="0.423cm" svg:x="2.117cm" svg:y="16.751cm" svg:viewBox="0 0 425 424" draw:points="0,424 0,0 425,0 425,424">
          <text:p/>
        </draw:polygon>
        <draw:polygon draw:style-name="gr2" draw:layer="layout" svg:width="0.424cm" svg:height="0.424cm" svg:x="2.117cm" svg:y="16.327cm" svg:viewBox="0 0 425 425" draw:points="0,425 0,0 425,0 425,425">
          <text:p/>
        </draw:polygon>
        <draw:polygon draw:style-name="gr3" draw:layer="layout" svg:width="0.424cm" svg:height="0.424cm" svg:x="2.117cm" svg:y="16.327cm" svg:viewBox="0 0 425 425" draw:points="0,425 0,0 425,0 425,425">
          <text:p/>
        </draw:polygon>
        <draw:polygon draw:style-name="gr2" draw:layer="layout" svg:width="0.424cm" svg:height="0.423cm" svg:x="2.117cm" svg:y="15.904cm" svg:viewBox="0 0 425 424" draw:points="0,424 0,0 425,0 425,424">
          <text:p/>
        </draw:polygon>
        <draw:polygon draw:style-name="gr3" draw:layer="layout" svg:width="0.424cm" svg:height="0.423cm" svg:x="2.117cm" svg:y="15.904cm" svg:viewBox="0 0 425 424" draw:points="0,424 0,0 425,0 425,424">
          <text:p/>
        </draw:polygon>
        <draw:polygon draw:style-name="gr2" draw:layer="layout" svg:width="0.424cm" svg:height="0.423cm" svg:x="2.117cm" svg:y="15.481cm" svg:viewBox="0 0 425 424" draw:points="0,424 0,0 425,0 425,424">
          <text:p/>
        </draw:polygon>
        <draw:polygon draw:style-name="gr3" draw:layer="layout" svg:width="0.424cm" svg:height="0.423cm" svg:x="2.117cm" svg:y="15.481cm" svg:viewBox="0 0 425 424" draw:points="0,424 0,0 425,0 425,424">
          <text:p/>
        </draw:polygon>
        <draw:polygon draw:style-name="gr4" draw:layer="layout" svg:width="0.424cm" svg:height="0.424cm" svg:x="2.117cm" svg:y="15.057cm" svg:viewBox="0 0 425 425" draw:points="0,425 0,0 425,0 425,425">
          <text:p/>
        </draw:polygon>
        <draw:polygon draw:style-name="gr5" draw:layer="layout" svg:width="0.424cm" svg:height="0.424cm" svg:x="2.117cm" svg:y="15.057cm" svg:viewBox="0 0 425 425" draw:points="0,425 0,0 425,0 425,425">
          <text:p/>
        </draw:polygon>
        <draw:polygon draw:style-name="gr4" draw:layer="layout" svg:width="0.424cm" svg:height="0.423cm" svg:x="2.117cm" svg:y="14.634cm" svg:viewBox="0 0 425 424" draw:points="0,424 0,0 425,0 425,424">
          <text:p/>
        </draw:polygon>
        <draw:polygon draw:style-name="gr5" draw:layer="layout" svg:width="0.424cm" svg:height="0.423cm" svg:x="2.117cm" svg:y="14.634cm" svg:viewBox="0 0 425 424" draw:points="0,424 0,0 425,0 425,424">
          <text:p/>
        </draw:polygon>
        <draw:polygon draw:style-name="gr4" draw:layer="layout" svg:width="0.424cm" svg:height="0.423cm" svg:x="2.117cm" svg:y="14.211cm" svg:viewBox="0 0 425 424" draw:points="0,424 0,0 425,0 425,424">
          <text:p/>
        </draw:polygon>
        <draw:polygon draw:style-name="gr5" draw:layer="layout" svg:width="0.424cm" svg:height="0.423cm" svg:x="2.117cm" svg:y="14.211cm" svg:viewBox="0 0 425 424" draw:points="0,424 0,0 425,0 425,424">
          <text:p/>
        </draw:polygon>
        <draw:polygon draw:style-name="gr4" draw:layer="layout" svg:width="0.424cm" svg:height="0.424cm" svg:x="2.117cm" svg:y="13.787cm" svg:viewBox="0 0 425 425" draw:points="0,425 0,0 425,0 425,425">
          <text:p/>
        </draw:polygon>
        <draw:polygon draw:style-name="gr5" draw:layer="layout" svg:width="0.424cm" svg:height="0.424cm" svg:x="2.117cm" svg:y="13.787cm" svg:viewBox="0 0 425 425" draw:points="0,425 0,0 425,0 425,425">
          <text:p/>
        </draw:polygon>
        <draw:polygon draw:style-name="gr4" draw:layer="layout" svg:width="0.424cm" svg:height="0.423cm" svg:x="2.117cm" svg:y="13.364cm" svg:viewBox="0 0 425 424" draw:points="0,424 0,0 425,0 425,424">
          <text:p/>
        </draw:polygon>
        <draw:polygon draw:style-name="gr5" draw:layer="layout" svg:width="0.424cm" svg:height="0.423cm" svg:x="2.117cm" svg:y="13.364cm" svg:viewBox="0 0 425 424" draw:points="0,424 0,0 425,0 425,424">
          <text:p/>
        </draw:polygon>
        <draw:polygon draw:style-name="gr9" draw:layer="layout" svg:width="0.424cm" svg:height="0.423cm" svg:x="2.117cm" svg:y="12.941cm" svg:viewBox="0 0 425 424" draw:points="0,424 0,0 425,0 425,424">
          <text:p/>
        </draw:polygon>
        <draw:polygon draw:style-name="gr4" draw:layer="layout" svg:width="0.424cm" svg:height="0.423cm" svg:x="2.117cm" svg:y="12.941cm" svg:viewBox="0 0 425 424" draw:points="0,424 0,0 425,0 425,424">
          <text:p/>
        </draw:polygon>
        <draw:polygon draw:style-name="gr5" draw:layer="layout" svg:width="0.424cm" svg:height="0.423cm" svg:x="2.117cm" svg:y="12.941cm" svg:viewBox="0 0 425 424" draw:points="0,424 0,0 425,0 425,424">
          <text:p/>
        </draw:polygon>
        <draw:polygon draw:style-name="gr6" draw:layer="layout" svg:width="0.424cm" svg:height="0.424cm" svg:x="2.117cm" svg:y="12.517cm" svg:viewBox="0 0 425 425" draw:points="0,425 0,0 425,0 425,425">
          <text:p/>
        </draw:polygon>
        <draw:polygon draw:style-name="gr7" draw:layer="layout" svg:width="0.424cm" svg:height="0.424cm" svg:x="2.117cm" svg:y="12.517cm" svg:viewBox="0 0 425 425" draw:points="0,425 0,0 425,0 425,425">
          <text:p/>
        </draw:polygon>
        <draw:polygon draw:style-name="gr6" draw:layer="layout" svg:width="0.424cm" svg:height="0.423cm" svg:x="2.117cm" svg:y="12.094cm" svg:viewBox="0 0 425 424" draw:points="0,424 0,0 425,0 425,424">
          <text:p/>
        </draw:polygon>
        <draw:polygon draw:style-name="gr7" draw:layer="layout" svg:width="0.424cm" svg:height="0.423cm" svg:x="2.117cm" svg:y="12.094cm" svg:viewBox="0 0 425 424" draw:points="0,424 0,0 425,0 425,424">
          <text:p/>
        </draw:polygon>
        <draw:polygon draw:style-name="gr2" draw:layer="layout" svg:width="0.423cm" svg:height="0.423cm" svg:x="2.541cm" svg:y="18.021cm" svg:viewBox="0 0 424 424" draw:points="0,424 0,0 424,0 424,424">
          <text:p/>
        </draw:polygon>
        <draw:polygon draw:style-name="gr2" draw:layer="layout" svg:width="0.423cm" svg:height="0.424cm" svg:x="2.541cm" svg:y="17.597cm" svg:viewBox="0 0 424 425" draw:points="0,425 0,0 424,0 424,425">
          <text:p/>
        </draw:polygon>
        <draw:polygon draw:style-name="gr3" draw:layer="layout" svg:width="0.423cm" svg:height="0.424cm" svg:x="2.541cm" svg:y="17.597cm" svg:viewBox="0 0 424 425" draw:points="0,425 0,0 424,0 424,425">
          <text:p/>
        </draw:polygon>
        <draw:polygon draw:style-name="gr2" draw:layer="layout" svg:width="0.423cm" svg:height="0.423cm" svg:x="2.541cm" svg:y="17.174cm" svg:viewBox="0 0 424 424" draw:points="0,424 0,0 424,0 424,424">
          <text:p/>
        </draw:polygon>
        <draw:polygon draw:style-name="gr3" draw:layer="layout" svg:width="0.423cm" svg:height="0.423cm" svg:x="2.541cm" svg:y="17.174cm" svg:viewBox="0 0 424 424" draw:points="0,424 0,0 424,0 424,424">
          <text:p/>
        </draw:polygon>
        <draw:polygon draw:style-name="gr2" draw:layer="layout" svg:width="0.423cm" svg:height="0.423cm" svg:x="2.541cm" svg:y="16.751cm" svg:viewBox="0 0 424 424" draw:points="0,424 0,0 424,0 424,424">
          <text:p/>
        </draw:polygon>
        <draw:polygon draw:style-name="gr3" draw:layer="layout" svg:width="0.423cm" svg:height="0.423cm" svg:x="2.541cm" svg:y="16.751cm" svg:viewBox="0 0 424 424" draw:points="0,424 0,0 424,0 424,424">
          <text:p/>
        </draw:polygon>
        <draw:polygon draw:style-name="gr2" draw:layer="layout" svg:width="0.423cm" svg:height="0.424cm" svg:x="2.541cm" svg:y="16.327cm" svg:viewBox="0 0 424 425" draw:points="0,425 0,0 424,0 424,425">
          <text:p/>
        </draw:polygon>
        <draw:polygon draw:style-name="gr3" draw:layer="layout" svg:width="0.423cm" svg:height="0.424cm" svg:x="2.541cm" svg:y="16.327cm" svg:viewBox="0 0 424 425" draw:points="0,425 0,0 424,0 424,425">
          <text:p/>
        </draw:polygon>
        <draw:polygon draw:style-name="gr2" draw:layer="layout" svg:width="0.423cm" svg:height="0.423cm" svg:x="2.541cm" svg:y="15.904cm" svg:viewBox="0 0 424 424" draw:points="0,424 0,0 424,0 424,424">
          <text:p/>
        </draw:polygon>
        <draw:polygon draw:style-name="gr3" draw:layer="layout" svg:width="0.423cm" svg:height="0.423cm" svg:x="2.541cm" svg:y="15.904cm" svg:viewBox="0 0 424 424" draw:points="0,424 0,0 424,0 424,424">
          <text:p/>
        </draw:polygon>
        <draw:polygon draw:style-name="gr2" draw:layer="layout" svg:width="0.423cm" svg:height="0.423cm" svg:x="2.541cm" svg:y="15.481cm" svg:viewBox="0 0 424 424" draw:points="0,424 0,0 424,0 424,424">
          <text:p/>
        </draw:polygon>
        <draw:polygon draw:style-name="gr3" draw:layer="layout" svg:width="0.423cm" svg:height="0.423cm" svg:x="2.541cm" svg:y="15.481cm" svg:viewBox="0 0 424 424" draw:points="0,424 0,0 424,0 424,424">
          <text:p/>
        </draw:polygon>
        <draw:polygon draw:style-name="gr4" draw:layer="layout" svg:width="0.423cm" svg:height="0.424cm" svg:x="2.541cm" svg:y="15.057cm" svg:viewBox="0 0 424 425" draw:points="0,425 0,0 424,0 424,425">
          <text:p/>
        </draw:polygon>
        <draw:polygon draw:style-name="gr5" draw:layer="layout" svg:width="0.423cm" svg:height="0.424cm" svg:x="2.541cm" svg:y="15.057cm" svg:viewBox="0 0 424 425" draw:points="0,425 0,0 424,0 424,425">
          <text:p/>
        </draw:polygon>
        <draw:polygon draw:style-name="gr4" draw:layer="layout" svg:width="0.423cm" svg:height="0.423cm" svg:x="2.541cm" svg:y="14.634cm" svg:viewBox="0 0 424 424" draw:points="0,424 0,0 424,0 424,424">
          <text:p/>
        </draw:polygon>
        <draw:polygon draw:style-name="gr5" draw:layer="layout" svg:width="0.423cm" svg:height="0.423cm" svg:x="2.541cm" svg:y="14.634cm" svg:viewBox="0 0 424 424" draw:points="0,424 0,0 424,0 424,424">
          <text:p/>
        </draw:polygon>
        <draw:polygon draw:style-name="gr4" draw:layer="layout" svg:width="0.423cm" svg:height="0.423cm" svg:x="2.541cm" svg:y="14.211cm" svg:viewBox="0 0 424 424" draw:points="0,424 0,0 424,0 424,424">
          <text:p/>
        </draw:polygon>
        <draw:polygon draw:style-name="gr5" draw:layer="layout" svg:width="0.423cm" svg:height="0.423cm" svg:x="2.541cm" svg:y="14.211cm" svg:viewBox="0 0 424 424" draw:points="0,424 0,0 424,0 424,424">
          <text:p/>
        </draw:polygon>
        <draw:polygon draw:style-name="gr4" draw:layer="layout" svg:width="0.423cm" svg:height="0.424cm" svg:x="2.541cm" svg:y="13.787cm" svg:viewBox="0 0 424 425" draw:points="0,425 0,0 424,0 424,425">
          <text:p/>
        </draw:polygon>
        <draw:polygon draw:style-name="gr5" draw:layer="layout" svg:width="0.423cm" svg:height="0.424cm" svg:x="2.541cm" svg:y="13.787cm" svg:viewBox="0 0 424 425" draw:points="0,425 0,0 424,0 424,425">
          <text:p/>
        </draw:polygon>
        <draw:polygon draw:style-name="gr4" draw:layer="layout" svg:width="0.423cm" svg:height="0.423cm" svg:x="2.541cm" svg:y="13.364cm" svg:viewBox="0 0 424 424" draw:points="0,424 0,0 424,0 424,424">
          <text:p/>
        </draw:polygon>
        <draw:polygon draw:style-name="gr5" draw:layer="layout" svg:width="0.423cm" svg:height="0.423cm" svg:x="2.541cm" svg:y="13.364cm" svg:viewBox="0 0 424 424" draw:points="0,424 0,0 424,0 424,424">
          <text:p/>
        </draw:polygon>
        <draw:polygon draw:style-name="gr4" draw:layer="layout" svg:width="0.423cm" svg:height="0.423cm" svg:x="2.541cm" svg:y="12.941cm" svg:viewBox="0 0 424 424" draw:points="0,424 0,0 424,0 424,424">
          <text:p/>
        </draw:polygon>
        <draw:polygon draw:style-name="gr5" draw:layer="layout" svg:width="0.423cm" svg:height="0.423cm" svg:x="2.541cm" svg:y="12.941cm" svg:viewBox="0 0 424 424" draw:points="0,424 0,0 424,0 424,424">
          <text:p/>
        </draw:polygon>
        <draw:polygon draw:style-name="gr6" draw:layer="layout" svg:width="0.423cm" svg:height="0.424cm" svg:x="2.541cm" svg:y="12.517cm" svg:viewBox="0 0 424 425" draw:points="0,425 0,0 424,0 424,425">
          <text:p/>
        </draw:polygon>
        <draw:polygon draw:style-name="gr7" draw:layer="layout" svg:width="0.423cm" svg:height="0.424cm" svg:x="2.541cm" svg:y="12.517cm" svg:viewBox="0 0 424 425" draw:points="0,425 0,0 424,0 424,425">
          <text:p/>
        </draw:polygon>
        <draw:polygon draw:style-name="gr6" draw:layer="layout" svg:width="0.423cm" svg:height="0.423cm" svg:x="2.541cm" svg:y="12.094cm" svg:viewBox="0 0 424 424" draw:points="0,424 0,0 424,0 424,424">
          <text:p/>
        </draw:polygon>
        <draw:polygon draw:style-name="gr7" draw:layer="layout" svg:width="0.423cm" svg:height="0.423cm" svg:x="2.541cm" svg:y="12.094cm" svg:viewBox="0 0 424 424" draw:points="0,424 0,0 424,0 424,424">
          <text:p/>
        </draw:polygon>
        <draw:polygon draw:style-name="gr6" draw:layer="layout" svg:width="0.423cm" svg:height="0.423cm" svg:x="2.541cm" svg:y="11.671cm" svg:viewBox="0 0 424 424" draw:points="0,424 0,0 424,0 424,424">
          <text:p/>
        </draw:polygon>
        <draw:polygon draw:style-name="gr7" draw:layer="layout" svg:width="0.423cm" svg:height="0.423cm" svg:x="2.541cm" svg:y="11.671cm" svg:viewBox="0 0 424 424" draw:points="0,424 0,0 424,0 424,424">
          <text:p/>
        </draw:polygon>
        <draw:polygon draw:style-name="gr2" draw:layer="layout" svg:width="0.423cm" svg:height="0.423cm" svg:x="2.964cm" svg:y="18.444cm" svg:viewBox="0 0 424 424" draw:points="0,424 0,0 424,0 424,424">
          <text:p/>
        </draw:polygon>
        <draw:polygon draw:style-name="gr3" draw:layer="layout" svg:width="0.423cm" svg:height="0.423cm" svg:x="2.964cm" svg:y="18.444cm" svg:viewBox="0 0 424 424" draw:points="0,424 0,0 424,0 424,424">
          <text:p/>
        </draw:polygon>
        <draw:polygon draw:style-name="gr2" draw:layer="layout" svg:width="0.423cm" svg:height="0.423cm" svg:x="2.964cm" svg:y="18.021cm" svg:viewBox="0 0 424 424" draw:points="0,424 0,0 424,0 424,424">
          <text:p/>
        </draw:polygon>
        <draw:polygon draw:style-name="gr3" draw:layer="layout" svg:width="0.423cm" svg:height="0.423cm" svg:x="2.964cm" svg:y="18.021cm" svg:viewBox="0 0 424 424" draw:points="0,424 0,0 424,0 424,424">
          <text:p/>
        </draw:polygon>
        <draw:polygon draw:style-name="gr2" draw:layer="layout" svg:width="0.423cm" svg:height="0.424cm" svg:x="2.964cm" svg:y="17.597cm" svg:viewBox="0 0 424 425" draw:points="0,425 0,0 424,0 424,425">
          <text:p/>
        </draw:polygon>
        <draw:polygon draw:style-name="gr3" draw:layer="layout" svg:width="0.423cm" svg:height="0.424cm" svg:x="2.964cm" svg:y="17.597cm" svg:viewBox="0 0 424 425" draw:points="0,425 0,0 424,0 424,425">
          <text:p/>
        </draw:polygon>
        <draw:polygon draw:style-name="gr2" draw:layer="layout" svg:width="0.423cm" svg:height="0.423cm" svg:x="2.964cm" svg:y="17.174cm" svg:viewBox="0 0 424 424" draw:points="0,424 0,0 424,0 424,424">
          <text:p/>
        </draw:polygon>
        <draw:polygon draw:style-name="gr3" draw:layer="layout" svg:width="0.423cm" svg:height="0.423cm" svg:x="2.964cm" svg:y="17.174cm" svg:viewBox="0 0 424 424" draw:points="0,424 0,0 424,0 424,424">
          <text:p/>
        </draw:polygon>
        <draw:polygon draw:style-name="gr2" draw:layer="layout" svg:width="0.423cm" svg:height="0.423cm" svg:x="2.964cm" svg:y="16.751cm" svg:viewBox="0 0 424 424" draw:points="0,424 0,0 424,0 424,424">
          <text:p/>
        </draw:polygon>
        <draw:polygon draw:style-name="gr3" draw:layer="layout" svg:width="0.423cm" svg:height="0.423cm" svg:x="2.964cm" svg:y="16.751cm" svg:viewBox="0 0 424 424" draw:points="0,424 0,0 424,0 424,424">
          <text:p/>
        </draw:polygon>
        <draw:polygon draw:style-name="gr2" draw:layer="layout" svg:width="0.423cm" svg:height="0.424cm" svg:x="2.964cm" svg:y="16.327cm" svg:viewBox="0 0 424 425" draw:points="0,425 0,0 424,0 424,425">
          <text:p/>
        </draw:polygon>
        <draw:polygon draw:style-name="gr3" draw:layer="layout" svg:width="0.423cm" svg:height="0.424cm" svg:x="2.964cm" svg:y="16.327cm" svg:viewBox="0 0 424 425" draw:points="0,425 0,0 424,0 424,425">
          <text:p/>
        </draw:polygon>
        <draw:polygon draw:style-name="gr2" draw:layer="layout" svg:width="0.423cm" svg:height="0.423cm" svg:x="2.964cm" svg:y="15.904cm" svg:viewBox="0 0 424 424" draw:points="0,424 0,0 424,0 424,424">
          <text:p/>
        </draw:polygon>
        <draw:polygon draw:style-name="gr3" draw:layer="layout" svg:width="0.423cm" svg:height="0.423cm" svg:x="2.964cm" svg:y="15.904cm" svg:viewBox="0 0 424 424" draw:points="0,424 0,0 424,0 424,424">
          <text:p/>
        </draw:polygon>
        <draw:polygon draw:style-name="gr2" draw:layer="layout" svg:width="0.423cm" svg:height="0.423cm" svg:x="2.964cm" svg:y="15.481cm" svg:viewBox="0 0 424 424" draw:points="0,424 0,0 424,0 424,424">
          <text:p/>
        </draw:polygon>
        <draw:polygon draw:style-name="gr3" draw:layer="layout" svg:width="0.423cm" svg:height="0.423cm" svg:x="2.964cm" svg:y="15.481cm" svg:viewBox="0 0 424 424" draw:points="0,424 0,0 424,0 424,424">
          <text:p/>
        </draw:polygon>
        <draw:polygon draw:style-name="gr4" draw:layer="layout" svg:width="0.423cm" svg:height="0.424cm" svg:x="2.964cm" svg:y="15.057cm" svg:viewBox="0 0 424 425" draw:points="0,425 0,0 424,0 424,425">
          <text:p/>
        </draw:polygon>
        <draw:polygon draw:style-name="gr5" draw:layer="layout" svg:width="0.423cm" svg:height="0.424cm" svg:x="2.964cm" svg:y="15.057cm" svg:viewBox="0 0 424 425" draw:points="0,425 0,0 424,0 424,425">
          <text:p/>
        </draw:polygon>
        <draw:polygon draw:style-name="gr4" draw:layer="layout" svg:width="0.423cm" svg:height="0.423cm" svg:x="2.964cm" svg:y="14.634cm" svg:viewBox="0 0 424 424" draw:points="0,424 0,0 424,0 424,424">
          <text:p/>
        </draw:polygon>
        <draw:polygon draw:style-name="gr5" draw:layer="layout" svg:width="0.423cm" svg:height="0.423cm" svg:x="2.964cm" svg:y="14.634cm" svg:viewBox="0 0 424 424" draw:points="0,424 0,0 424,0 424,424">
          <text:p/>
        </draw:polygon>
        <draw:polygon draw:style-name="gr4" draw:layer="layout" svg:width="0.423cm" svg:height="0.423cm" svg:x="2.964cm" svg:y="14.211cm" svg:viewBox="0 0 424 424" draw:points="0,424 0,0 424,0 424,424">
          <text:p/>
        </draw:polygon>
        <draw:polygon draw:style-name="gr5" draw:layer="layout" svg:width="0.423cm" svg:height="0.423cm" svg:x="2.964cm" svg:y="14.211cm" svg:viewBox="0 0 424 424" draw:points="0,424 0,0 424,0 424,424">
          <text:p/>
        </draw:polygon>
        <draw:polygon draw:style-name="gr4" draw:layer="layout" svg:width="0.423cm" svg:height="0.424cm" svg:x="2.964cm" svg:y="13.787cm" svg:viewBox="0 0 424 425" draw:points="0,425 0,0 424,0 424,425">
          <text:p/>
        </draw:polygon>
        <draw:polygon draw:style-name="gr5" draw:layer="layout" svg:width="0.423cm" svg:height="0.424cm" svg:x="2.964cm" svg:y="13.787cm" svg:viewBox="0 0 424 425" draw:points="0,425 0,0 424,0 424,425">
          <text:p/>
        </draw:polygon>
        <draw:polygon draw:style-name="gr4" draw:layer="layout" svg:width="0.423cm" svg:height="0.423cm" svg:x="2.964cm" svg:y="13.364cm" svg:viewBox="0 0 424 424" draw:points="0,424 0,0 424,0 424,424">
          <text:p/>
        </draw:polygon>
        <draw:polygon draw:style-name="gr5" draw:layer="layout" svg:width="0.423cm" svg:height="0.423cm" svg:x="2.964cm" svg:y="13.364cm" svg:viewBox="0 0 424 424" draw:points="0,424 0,0 424,0 424,424">
          <text:p/>
        </draw:polygon>
        <draw:polygon draw:style-name="gr4" draw:layer="layout" svg:width="0.423cm" svg:height="0.423cm" svg:x="2.964cm" svg:y="12.941cm" svg:viewBox="0 0 424 424" draw:points="0,424 0,0 424,0 424,424">
          <text:p/>
        </draw:polygon>
        <draw:polygon draw:style-name="gr5" draw:layer="layout" svg:width="0.423cm" svg:height="0.423cm" svg:x="2.964cm" svg:y="12.941cm" svg:viewBox="0 0 424 424" draw:points="0,424 0,0 424,0 424,424">
          <text:p/>
        </draw:polygon>
        <draw:polygon draw:style-name="gr6" draw:layer="layout" svg:width="0.423cm" svg:height="0.424cm" svg:x="2.964cm" svg:y="12.517cm" svg:viewBox="0 0 424 425" draw:points="0,425 0,0 424,0 424,425">
          <text:p/>
        </draw:polygon>
        <draw:polygon draw:style-name="gr7" draw:layer="layout" svg:width="0.423cm" svg:height="0.424cm" svg:x="2.964cm" svg:y="12.517cm" svg:viewBox="0 0 424 425" draw:points="0,425 0,0 424,0 424,425">
          <text:p/>
        </draw:polygon>
        <draw:polygon draw:style-name="gr6" draw:layer="layout" svg:width="0.423cm" svg:height="0.423cm" svg:x="2.964cm" svg:y="12.094cm" svg:viewBox="0 0 424 424" draw:points="0,424 0,0 424,0 424,424">
          <text:p/>
        </draw:polygon>
        <draw:polygon draw:style-name="gr7" draw:layer="layout" svg:width="0.423cm" svg:height="0.423cm" svg:x="2.964cm" svg:y="12.094cm" svg:viewBox="0 0 424 424" draw:points="0,424 0,0 424,0 424,424">
          <text:p/>
        </draw:polygon>
        <draw:polygon draw:style-name="gr6" draw:layer="layout" svg:width="0.423cm" svg:height="0.423cm" svg:x="2.964cm" svg:y="11.671cm" svg:viewBox="0 0 424 424" draw:points="0,424 0,0 424,0 424,424">
          <text:p/>
        </draw:polygon>
        <draw:polygon draw:style-name="gr7" draw:layer="layout" svg:width="0.423cm" svg:height="0.423cm" svg:x="2.964cm" svg:y="11.671cm" svg:viewBox="0 0 424 424" draw:points="0,424 0,0 424,0 424,424">
          <text:p/>
        </draw:polygon>
        <draw:polygon draw:style-name="gr2" draw:layer="layout" svg:width="0.424cm" svg:height="0.424cm" svg:x="3.387cm" svg:y="18.867cm" svg:viewBox="0 0 425 425" draw:points="0,425 0,0 425,0 425,425">
          <text:p/>
        </draw:polygon>
        <draw:polygon draw:style-name="gr3" draw:layer="layout" svg:width="0.424cm" svg:height="0.424cm" svg:x="3.387cm" svg:y="18.867cm" svg:viewBox="0 0 425 425" draw:points="0,425 0,0 425,0 425,425">
          <text:p/>
        </draw:polygon>
        <draw:polygon draw:style-name="gr2" draw:layer="layout" svg:width="0.424cm" svg:height="0.423cm" svg:x="3.387cm" svg:y="18.444cm" svg:viewBox="0 0 425 424" draw:points="0,424 0,0 425,0 425,424">
          <text:p/>
        </draw:polygon>
        <draw:polygon draw:style-name="gr3" draw:layer="layout" svg:width="0.424cm" svg:height="0.423cm" svg:x="3.387cm" svg:y="18.444cm" svg:viewBox="0 0 425 424" draw:points="0,424 0,0 425,0 425,424">
          <text:p/>
        </draw:polygon>
        <draw:polygon draw:style-name="gr2" draw:layer="layout" svg:width="0.424cm" svg:height="0.423cm" svg:x="3.387cm" svg:y="18.021cm" svg:viewBox="0 0 425 424" draw:points="0,424 0,0 425,0 425,424">
          <text:p/>
        </draw:polygon>
        <draw:polygon draw:style-name="gr3" draw:layer="layout" svg:width="0.424cm" svg:height="0.423cm" svg:x="3.387cm" svg:y="18.021cm" svg:viewBox="0 0 425 424" draw:points="0,424 0,0 425,0 425,424">
          <text:p/>
        </draw:polygon>
        <draw:polygon draw:style-name="gr2" draw:layer="layout" svg:width="0.424cm" svg:height="0.424cm" svg:x="3.387cm" svg:y="17.597cm" svg:viewBox="0 0 425 425" draw:points="0,425 0,0 425,0 425,425">
          <text:p/>
        </draw:polygon>
        <draw:polygon draw:style-name="gr3" draw:layer="layout" svg:width="0.424cm" svg:height="0.424cm" svg:x="3.387cm" svg:y="17.597cm" svg:viewBox="0 0 425 425" draw:points="0,425 0,0 425,0 425,425">
          <text:p/>
        </draw:polygon>
        <draw:polygon draw:style-name="gr2" draw:layer="layout" svg:width="0.424cm" svg:height="0.423cm" svg:x="3.387cm" svg:y="17.174cm" svg:viewBox="0 0 425 424" draw:points="0,424 0,0 425,0 425,424">
          <text:p/>
        </draw:polygon>
        <draw:polygon draw:style-name="gr3" draw:layer="layout" svg:width="0.424cm" svg:height="0.423cm" svg:x="3.387cm" svg:y="17.174cm" svg:viewBox="0 0 425 424" draw:points="0,424 0,0 425,0 425,424">
          <text:p/>
        </draw:polygon>
        <draw:polygon draw:style-name="gr2" draw:layer="layout" svg:width="0.424cm" svg:height="0.423cm" svg:x="3.387cm" svg:y="16.751cm" svg:viewBox="0 0 425 424" draw:points="0,424 0,0 425,0 425,424">
          <text:p/>
        </draw:polygon>
        <draw:polygon draw:style-name="gr3" draw:layer="layout" svg:width="0.424cm" svg:height="0.423cm" svg:x="3.387cm" svg:y="16.751cm" svg:viewBox="0 0 425 424" draw:points="0,424 0,0 425,0 425,424">
          <text:p/>
        </draw:polygon>
        <draw:polygon draw:style-name="gr2" draw:layer="layout" svg:width="0.424cm" svg:height="0.424cm" svg:x="3.387cm" svg:y="16.327cm" svg:viewBox="0 0 425 425" draw:points="0,425 0,0 425,0 425,425">
          <text:p/>
        </draw:polygon>
        <draw:polygon draw:style-name="gr3" draw:layer="layout" svg:width="0.424cm" svg:height="0.424cm" svg:x="3.387cm" svg:y="16.327cm" svg:viewBox="0 0 425 425" draw:points="0,425 0,0 425,0 425,425">
          <text:p/>
        </draw:polygon>
        <draw:polygon draw:style-name="gr2" draw:layer="layout" svg:width="0.424cm" svg:height="0.423cm" svg:x="3.387cm" svg:y="15.904cm" svg:viewBox="0 0 425 424" draw:points="0,424 0,0 425,0 425,424">
          <text:p/>
        </draw:polygon>
        <draw:polygon draw:style-name="gr3" draw:layer="layout" svg:width="0.424cm" svg:height="0.423cm" svg:x="3.387cm" svg:y="15.904cm" svg:viewBox="0 0 425 424" draw:points="0,424 0,0 425,0 425,424">
          <text:p/>
        </draw:polygon>
        <draw:polygon draw:style-name="gr2" draw:layer="layout" svg:width="0.424cm" svg:height="0.423cm" svg:x="3.387cm" svg:y="15.481cm" svg:viewBox="0 0 425 424" draw:points="0,424 0,0 425,0 425,424">
          <text:p/>
        </draw:polygon>
        <draw:polygon draw:style-name="gr3" draw:layer="layout" svg:width="0.424cm" svg:height="0.423cm" svg:x="3.387cm" svg:y="15.481cm" svg:viewBox="0 0 425 424" draw:points="0,424 0,0 425,0 425,424">
          <text:p/>
        </draw:polygon>
        <draw:polygon draw:style-name="gr4" draw:layer="layout" svg:width="0.424cm" svg:height="0.424cm" svg:x="3.387cm" svg:y="15.057cm" svg:viewBox="0 0 425 425" draw:points="0,425 0,0 425,0 425,425">
          <text:p/>
        </draw:polygon>
        <draw:polygon draw:style-name="gr5" draw:layer="layout" svg:width="0.424cm" svg:height="0.424cm" svg:x="3.387cm" svg:y="15.057cm" svg:viewBox="0 0 425 425" draw:points="0,425 0,0 425,0 425,425">
          <text:p/>
        </draw:polygon>
        <draw:polygon draw:style-name="gr4" draw:layer="layout" svg:width="0.424cm" svg:height="0.423cm" svg:x="3.387cm" svg:y="14.634cm" svg:viewBox="0 0 425 424" draw:points="0,424 0,0 425,0 425,424">
          <text:p/>
        </draw:polygon>
        <draw:polygon draw:style-name="gr5" draw:layer="layout" svg:width="0.424cm" svg:height="0.423cm" svg:x="3.387cm" svg:y="14.634cm" svg:viewBox="0 0 425 424" draw:points="0,424 0,0 425,0 425,424">
          <text:p/>
        </draw:polygon>
        <draw:polygon draw:style-name="gr4" draw:layer="layout" svg:width="0.424cm" svg:height="0.423cm" svg:x="3.387cm" svg:y="14.211cm" svg:viewBox="0 0 425 424" draw:points="0,424 0,0 425,0 425,424">
          <text:p/>
        </draw:polygon>
        <draw:polygon draw:style-name="gr5" draw:layer="layout" svg:width="0.424cm" svg:height="0.423cm" svg:x="3.387cm" svg:y="14.211cm" svg:viewBox="0 0 425 424" draw:points="0,424 0,0 425,0 425,424">
          <text:p/>
        </draw:polygon>
        <draw:polygon draw:style-name="gr4" draw:layer="layout" svg:width="0.424cm" svg:height="0.424cm" svg:x="3.387cm" svg:y="13.787cm" svg:viewBox="0 0 425 425" draw:points="0,425 0,0 425,0 425,425">
          <text:p/>
        </draw:polygon>
        <draw:polygon draw:style-name="gr5" draw:layer="layout" svg:width="0.424cm" svg:height="0.424cm" svg:x="3.387cm" svg:y="13.787cm" svg:viewBox="0 0 425 425" draw:points="0,425 0,0 425,0 425,425">
          <text:p/>
        </draw:polygon>
        <draw:polygon draw:style-name="gr4" draw:layer="layout" svg:width="0.424cm" svg:height="0.423cm" svg:x="3.387cm" svg:y="13.364cm" svg:viewBox="0 0 425 424" draw:points="0,424 0,0 425,0 425,424">
          <text:p/>
        </draw:polygon>
        <draw:polygon draw:style-name="gr5" draw:layer="layout" svg:width="0.424cm" svg:height="0.423cm" svg:x="3.387cm" svg:y="13.364cm" svg:viewBox="0 0 425 424" draw:points="0,424 0,0 425,0 425,424">
          <text:p/>
        </draw:polygon>
        <draw:polygon draw:style-name="gr4" draw:layer="layout" svg:width="0.424cm" svg:height="0.423cm" svg:x="3.387cm" svg:y="12.941cm" svg:viewBox="0 0 425 424" draw:points="0,424 0,0 425,0 425,424">
          <text:p/>
        </draw:polygon>
        <draw:polygon draw:style-name="gr5" draw:layer="layout" svg:width="0.424cm" svg:height="0.423cm" svg:x="3.387cm" svg:y="12.941cm" svg:viewBox="0 0 425 424" draw:points="0,424 0,0 425,0 425,424">
          <text:p/>
        </draw:polygon>
        <draw:polygon draw:style-name="gr6" draw:layer="layout" svg:width="0.424cm" svg:height="0.424cm" svg:x="3.387cm" svg:y="12.517cm" svg:viewBox="0 0 425 425" draw:points="0,425 0,0 425,0 425,425">
          <text:p/>
        </draw:polygon>
        <draw:polygon draw:style-name="gr7" draw:layer="layout" svg:width="0.424cm" svg:height="0.424cm" svg:x="3.387cm" svg:y="12.517cm" svg:viewBox="0 0 425 425" draw:points="0,425 0,0 425,0 425,425">
          <text:p/>
        </draw:polygon>
        <draw:polygon draw:style-name="gr6" draw:layer="layout" svg:width="0.424cm" svg:height="0.423cm" svg:x="3.387cm" svg:y="12.094cm" svg:viewBox="0 0 425 424" draw:points="0,424 0,0 425,0 425,424">
          <text:p/>
        </draw:polygon>
        <draw:polygon draw:style-name="gr7" draw:layer="layout" svg:width="0.424cm" svg:height="0.423cm" svg:x="3.387cm" svg:y="12.094cm" svg:viewBox="0 0 425 424" draw:points="0,424 0,0 425,0 425,424">
          <text:p/>
        </draw:polygon>
        <draw:polygon draw:style-name="gr6" draw:layer="layout" svg:width="0.424cm" svg:height="0.423cm" svg:x="3.387cm" svg:y="11.671cm" svg:viewBox="0 0 425 424" draw:points="0,424 0,0 425,0 425,424">
          <text:p/>
        </draw:polygon>
        <draw:polygon draw:style-name="gr7" draw:layer="layout" svg:width="0.424cm" svg:height="0.423cm" svg:x="3.387cm" svg:y="11.671cm" svg:viewBox="0 0 425 424" draw:points="0,424 0,0 425,0 425,424">
          <text:p/>
        </draw:polygon>
        <draw:polygon draw:style-name="gr6" draw:layer="layout" svg:width="0.424cm" svg:height="0.424cm" svg:x="3.387cm" svg:y="11.247cm" svg:viewBox="0 0 425 425" draw:points="0,425 0,0 425,0 425,425">
          <text:p/>
        </draw:polygon>
        <draw:polygon draw:style-name="gr7" draw:layer="layout" svg:width="0.424cm" svg:height="0.424cm" svg:x="3.387cm" svg:y="11.247cm" svg:viewBox="0 0 425 425" draw:points="0,425 0,0 425,0 425,425">
          <text:p/>
        </draw:polygon>
        <draw:polygon draw:style-name="gr6" draw:layer="layout" svg:width="0.424cm" svg:height="0.424cm" svg:x="3.387cm" svg:y="11.247cm" svg:viewBox="0 0 425 425" draw:points="0,425 0,0 425,0 425,425">
          <text:p/>
        </draw:polygon>
        <draw:polygon draw:style-name="gr7" draw:layer="layout" svg:width="0.424cm" svg:height="0.424cm" svg:x="3.387cm" svg:y="11.247cm" svg:viewBox="0 0 425 425" draw:points="0,425 0,0 425,0 425,425">
          <text:p/>
        </draw:polygon>
        <draw:polygon draw:style-name="gr6" draw:layer="layout" svg:width="0.424cm" svg:height="0.423cm" svg:x="3.387cm" svg:y="10.824cm" svg:viewBox="0 0 425 424" draw:points="0,424 0,0 425,0 425,424">
          <text:p/>
        </draw:polygon>
        <draw:polygon draw:style-name="gr7" draw:layer="layout" svg:width="0.424cm" svg:height="0.423cm" svg:x="3.387cm" svg:y="10.824cm" svg:viewBox="0 0 425 424" draw:points="0,424 0,0 425,0 425,424">
          <text:p/>
        </draw:polygon>
        <draw:polygon draw:style-name="gr6" draw:layer="layout" svg:width="0.424cm" svg:height="0.423cm" svg:x="3.387cm" svg:y="10.824cm" svg:viewBox="0 0 425 424" draw:points="0,424 0,0 425,0 425,424">
          <text:p/>
        </draw:polygon>
        <draw:polygon draw:style-name="gr7" draw:layer="layout" svg:width="0.424cm" svg:height="0.423cm" svg:x="3.387cm" svg:y="10.824cm" svg:viewBox="0 0 425 424" draw:points="0,424 0,0 425,0 425,424">
          <text:p/>
        </draw:polygon>
        <draw:polygon draw:style-name="gr6" draw:layer="layout" svg:width="0.424cm" svg:height="0.423cm" svg:x="3.387cm" svg:y="10.401cm" svg:viewBox="0 0 425 424" draw:points="0,424 0,0 425,0 425,424">
          <text:p/>
        </draw:polygon>
        <draw:polygon draw:style-name="gr7" draw:layer="layout" svg:width="0.424cm" svg:height="0.423cm" svg:x="3.387cm" svg:y="10.401cm" svg:viewBox="0 0 425 424" draw:points="0,424 0,0 425,0 425,424">
          <text:p/>
        </draw:polygon>
        <draw:polygon draw:style-name="gr6" draw:layer="layout" svg:width="0.424cm" svg:height="0.423cm" svg:x="3.387cm" svg:y="10.401cm" svg:viewBox="0 0 425 424" draw:points="0,424 0,0 425,0 425,424">
          <text:p/>
        </draw:polygon>
        <draw:polygon draw:style-name="gr7" draw:layer="layout" svg:width="0.424cm" svg:height="0.423cm" svg:x="3.387cm" svg:y="10.401cm" svg:viewBox="0 0 425 424" draw:points="0,424 0,0 425,0 425,424">
          <text:p/>
        </draw:polygon>
        <draw:polygon draw:style-name="gr6" draw:layer="layout" svg:width="0.423cm" svg:height="0.424cm" svg:x="3.811cm" svg:y="20.137cm" svg:viewBox="0 0 424 425" draw:points="0,425 0,0 424,0 424,425">
          <text:p/>
        </draw:polygon>
        <draw:polygon draw:style-name="gr7" draw:layer="layout" svg:width="0.423cm" svg:height="0.424cm" svg:x="3.811cm" svg:y="20.137cm" svg:viewBox="0 0 424 425" draw:points="0,425 0,0 424,0 424,425">
          <text:p/>
        </draw:polygon>
        <draw:polygon draw:style-name="gr6" draw:layer="layout" svg:width="0.423cm" svg:height="0.424cm" svg:x="3.811cm" svg:y="20.137cm" svg:viewBox="0 0 424 425" draw:points="0,425 0,0 424,0 424,425">
          <text:p/>
        </draw:polygon>
        <draw:polygon draw:style-name="gr7" draw:layer="layout" svg:width="0.423cm" svg:height="0.424cm" svg:x="3.811cm" svg:y="20.137cm" svg:viewBox="0 0 424 425" draw:points="0,425 0,0 424,0 424,425">
          <text:p/>
        </draw:polygon>
        <draw:polygon draw:style-name="gr6" draw:layer="layout" svg:width="0.423cm" svg:height="0.423cm" svg:x="3.811cm" svg:y="19.714cm" svg:viewBox="0 0 424 424" draw:points="0,424 0,0 424,0 424,424">
          <text:p/>
        </draw:polygon>
        <draw:polygon draw:style-name="gr7" draw:layer="layout" svg:width="0.423cm" svg:height="0.423cm" svg:x="3.811cm" svg:y="19.714cm" svg:viewBox="0 0 424 424" draw:points="0,424 0,0 424,0 424,424">
          <text:p/>
        </draw:polygon>
        <draw:polygon draw:style-name="gr6" draw:layer="layout" svg:width="0.423cm" svg:height="0.423cm" svg:x="3.811cm" svg:y="19.714cm" svg:viewBox="0 0 424 424" draw:points="0,424 0,0 424,0 424,424">
          <text:p/>
        </draw:polygon>
        <draw:polygon draw:style-name="gr7" draw:layer="layout" svg:width="0.423cm" svg:height="0.423cm" svg:x="3.811cm" svg:y="19.714cm" svg:viewBox="0 0 424 424" draw:points="0,424 0,0 424,0 424,424">
          <text:p/>
        </draw:polygon>
        <draw:polygon draw:style-name="gr6" draw:layer="layout" svg:width="0.423cm" svg:height="0.423cm" svg:x="3.811cm" svg:y="19.291cm" svg:viewBox="0 0 424 424" draw:points="0,424 0,0 424,0 424,424">
          <text:p/>
        </draw:polygon>
        <draw:polygon draw:style-name="gr7" draw:layer="layout" svg:width="0.423cm" svg:height="0.423cm" svg:x="3.811cm" svg:y="19.291cm" svg:viewBox="0 0 424 424" draw:points="0,424 0,0 424,0 424,424">
          <text:p/>
        </draw:polygon>
        <draw:polygon draw:style-name="gr6" draw:layer="layout" svg:width="0.423cm" svg:height="0.423cm" svg:x="3.811cm" svg:y="19.291cm" svg:viewBox="0 0 424 424" draw:points="0,424 0,0 424,0 424,424">
          <text:p/>
        </draw:polygon>
        <draw:polygon draw:style-name="gr7" draw:layer="layout" svg:width="0.423cm" svg:height="0.423cm" svg:x="3.811cm" svg:y="19.291cm" svg:viewBox="0 0 424 424" draw:points="0,424 0,0 424,0 424,424">
          <text:p/>
        </draw:polygon>
        <draw:polygon draw:style-name="gr2" draw:layer="layout" svg:width="0.423cm" svg:height="0.424cm" svg:x="3.811cm" svg:y="18.867cm" svg:viewBox="0 0 424 425" draw:points="0,425 0,0 424,0 424,425">
          <text:p/>
        </draw:polygon>
        <draw:polygon draw:style-name="gr3" draw:layer="layout" svg:width="0.423cm" svg:height="0.424cm" svg:x="3.811cm" svg:y="18.867cm" svg:viewBox="0 0 424 425" draw:points="0,425 0,0 424,0 424,425">
          <text:p/>
        </draw:polygon>
        <draw:polygon draw:style-name="gr2" draw:layer="layout" svg:width="0.423cm" svg:height="0.424cm" svg:x="3.811cm" svg:y="18.867cm" svg:viewBox="0 0 424 425" draw:points="0,425 0,0 424,0 424,425">
          <text:p/>
        </draw:polygon>
        <draw:polygon draw:style-name="gr3" draw:layer="layout" svg:width="0.423cm" svg:height="0.424cm" svg:x="3.811cm" svg:y="18.867cm" svg:viewBox="0 0 424 425" draw:points="0,425 0,0 424,0 424,425">
          <text:p/>
        </draw:polygon>
        <draw:polygon draw:style-name="gr2" draw:layer="layout" svg:width="0.423cm" svg:height="0.423cm" svg:x="3.811cm" svg:y="18.444cm" svg:viewBox="0 0 424 424" draw:points="0,424 0,0 424,0 424,424">
          <text:p/>
        </draw:polygon>
        <draw:polygon draw:style-name="gr3" draw:layer="layout" svg:width="0.423cm" svg:height="0.423cm" svg:x="3.811cm" svg:y="18.444cm" svg:viewBox="0 0 424 424" draw:points="0,424 0,0 424,0 424,424">
          <text:p/>
        </draw:polygon>
        <draw:polygon draw:style-name="gr2" draw:layer="layout" svg:width="0.423cm" svg:height="0.423cm" svg:x="3.811cm" svg:y="18.444cm" svg:viewBox="0 0 424 424" draw:points="0,424 0,0 424,0 424,424">
          <text:p/>
        </draw:polygon>
        <draw:polygon draw:style-name="gr3" draw:layer="layout" svg:width="0.423cm" svg:height="0.423cm" svg:x="3.811cm" svg:y="18.444cm" svg:viewBox="0 0 424 424" draw:points="0,424 0,0 424,0 424,424">
          <text:p/>
        </draw:polygon>
        <draw:polygon draw:style-name="gr2" draw:layer="layout" svg:width="0.423cm" svg:height="0.423cm" svg:x="3.811cm" svg:y="18.021cm" svg:viewBox="0 0 424 424" draw:points="0,424 0,0 424,0 424,424">
          <text:p/>
        </draw:polygon>
        <draw:polygon draw:style-name="gr3" draw:layer="layout" svg:width="0.423cm" svg:height="0.423cm" svg:x="3.811cm" svg:y="18.021cm" svg:viewBox="0 0 424 424" draw:points="0,424 0,0 424,0 424,424">
          <text:p/>
        </draw:polygon>
        <draw:polygon draw:style-name="gr2" draw:layer="layout" svg:width="0.423cm" svg:height="0.423cm" svg:x="3.811cm" svg:y="18.021cm" svg:viewBox="0 0 424 424" draw:points="0,424 0,0 424,0 424,424">
          <text:p/>
        </draw:polygon>
        <draw:polygon draw:style-name="gr3" draw:layer="layout" svg:width="0.423cm" svg:height="0.423cm" svg:x="3.811cm" svg:y="18.021cm" svg:viewBox="0 0 424 424" draw:points="0,424 0,0 424,0 424,424">
          <text:p/>
        </draw:polygon>
        <draw:polygon draw:style-name="gr2" draw:layer="layout" svg:width="0.423cm" svg:height="0.424cm" svg:x="3.811cm" svg:y="17.597cm" svg:viewBox="0 0 424 425" draw:points="0,425 0,0 424,0 424,425">
          <text:p/>
        </draw:polygon>
        <draw:polygon draw:style-name="gr3" draw:layer="layout" svg:width="0.423cm" svg:height="0.424cm" svg:x="3.811cm" svg:y="17.597cm" svg:viewBox="0 0 424 425" draw:points="0,425 0,0 424,0 424,425">
          <text:p/>
        </draw:polygon>
        <draw:polygon draw:style-name="gr2" draw:layer="layout" svg:width="0.423cm" svg:height="0.424cm" svg:x="3.811cm" svg:y="17.597cm" svg:viewBox="0 0 424 425" draw:points="0,425 0,0 424,0 424,425">
          <text:p/>
        </draw:polygon>
        <draw:polygon draw:style-name="gr3" draw:layer="layout" svg:width="0.423cm" svg:height="0.424cm" svg:x="3.811cm" svg:y="17.597cm" svg:viewBox="0 0 424 425" draw:points="0,425 0,0 424,0 424,425">
          <text:p/>
        </draw:polygon>
        <draw:polygon draw:style-name="gr2" draw:layer="layout" svg:width="0.423cm" svg:height="0.423cm" svg:x="3.811cm" svg:y="17.174cm" svg:viewBox="0 0 424 424" draw:points="0,424 0,0 424,0 424,424">
          <text:p/>
        </draw:polygon>
        <draw:polygon draw:style-name="gr3" draw:layer="layout" svg:width="0.423cm" svg:height="0.423cm" svg:x="3.811cm" svg:y="17.174cm" svg:viewBox="0 0 424 424" draw:points="0,424 0,0 424,0 424,424">
          <text:p/>
        </draw:polygon>
        <draw:polygon draw:style-name="gr10" draw:layer="layout" svg:width="0.423cm" svg:height="0.423cm" svg:x="3.811cm" svg:y="17.174cm" svg:viewBox="0 0 424 424" draw:points="0,424 0,0 424,0 424,424">
          <text:p/>
        </draw:polygon>
        <draw:polygon draw:style-name="gr2" draw:layer="layout" svg:width="0.423cm" svg:height="0.423cm" svg:x="3.811cm" svg:y="17.174cm" svg:viewBox="0 0 424 424" draw:points="0,424 0,0 424,0 424,424">
          <text:p/>
        </draw:polygon>
        <draw:polygon draw:style-name="gr3" draw:layer="layout" svg:width="0.423cm" svg:height="0.423cm" svg:x="3.811cm" svg:y="17.174cm" svg:viewBox="0 0 424 424" draw:points="0,424 0,0 424,0 424,424">
          <text:p/>
        </draw:polygon>
        <draw:polygon draw:style-name="gr2" draw:layer="layout" svg:width="0.423cm" svg:height="0.423cm" svg:x="3.811cm" svg:y="16.751cm" svg:viewBox="0 0 424 424" draw:points="0,424 0,0 424,0 424,424">
          <text:p/>
        </draw:polygon>
        <draw:polygon draw:style-name="gr3" draw:layer="layout" svg:width="0.423cm" svg:height="0.423cm" svg:x="3.811cm" svg:y="16.751cm" svg:viewBox="0 0 424 424" draw:points="0,424 0,0 424,0 424,424">
          <text:p/>
        </draw:polygon>
        <draw:polygon draw:style-name="gr2" draw:layer="layout" svg:width="0.423cm" svg:height="0.423cm" svg:x="3.811cm" svg:y="16.751cm" svg:viewBox="0 0 424 424" draw:points="0,424 0,0 424,0 424,424">
          <text:p/>
        </draw:polygon>
        <draw:polygon draw:style-name="gr3" draw:layer="layout" svg:width="0.423cm" svg:height="0.423cm" svg:x="3.811cm" svg:y="16.751cm" svg:viewBox="0 0 424 424" draw:points="0,424 0,0 424,0 424,424">
          <text:p/>
        </draw:polygon>
        <draw:polygon draw:style-name="gr2" draw:layer="layout" svg:width="0.423cm" svg:height="0.424cm" svg:x="3.811cm" svg:y="16.327cm" svg:viewBox="0 0 424 425" draw:points="0,425 0,0 424,0 424,425">
          <text:p/>
        </draw:polygon>
        <draw:polygon draw:style-name="gr3" draw:layer="layout" svg:width="0.423cm" svg:height="0.424cm" svg:x="3.811cm" svg:y="16.327cm" svg:viewBox="0 0 424 425" draw:points="0,425 0,0 424,0 424,425">
          <text:p/>
        </draw:polygon>
        <draw:polygon draw:style-name="gr2" draw:layer="layout" svg:width="0.423cm" svg:height="0.424cm" svg:x="3.811cm" svg:y="16.327cm" svg:viewBox="0 0 424 425" draw:points="0,425 0,0 424,0 424,425">
          <text:p/>
        </draw:polygon>
        <draw:polygon draw:style-name="gr3" draw:layer="layout" svg:width="0.423cm" svg:height="0.424cm" svg:x="3.811cm" svg:y="16.327cm" svg:viewBox="0 0 424 425" draw:points="0,425 0,0 424,0 424,425">
          <text:p/>
        </draw:polygon>
        <draw:polygon draw:style-name="gr2" draw:layer="layout" svg:width="0.423cm" svg:height="0.423cm" svg:x="3.811cm" svg:y="15.904cm" svg:viewBox="0 0 424 424" draw:points="0,424 0,0 424,0 424,424">
          <text:p/>
        </draw:polygon>
        <draw:polygon draw:style-name="gr3" draw:layer="layout" svg:width="0.423cm" svg:height="0.423cm" svg:x="3.811cm" svg:y="15.904cm" svg:viewBox="0 0 424 424" draw:points="0,424 0,0 424,0 424,424">
          <text:p/>
        </draw:polygon>
        <draw:polygon draw:style-name="gr2" draw:layer="layout" svg:width="0.423cm" svg:height="0.423cm" svg:x="3.811cm" svg:y="15.904cm" svg:viewBox="0 0 424 424" draw:points="0,424 0,0 424,0 424,424">
          <text:p/>
        </draw:polygon>
        <draw:polygon draw:style-name="gr3" draw:layer="layout" svg:width="0.423cm" svg:height="0.423cm" svg:x="3.811cm" svg:y="15.904cm" svg:viewBox="0 0 424 424" draw:points="0,424 0,0 424,0 424,424">
          <text:p/>
        </draw:polygon>
        <draw:polygon draw:style-name="gr2" draw:layer="layout" svg:width="0.423cm" svg:height="0.423cm" svg:x="3.811cm" svg:y="15.481cm" svg:viewBox="0 0 424 424" draw:points="0,424 0,0 424,0 424,424">
          <text:p/>
        </draw:polygon>
        <draw:polygon draw:style-name="gr3" draw:layer="layout" svg:width="0.423cm" svg:height="0.423cm" svg:x="3.811cm" svg:y="15.481cm" svg:viewBox="0 0 424 424" draw:points="0,424 0,0 424,0 424,424">
          <text:p/>
        </draw:polygon>
        <draw:polygon draw:style-name="gr2" draw:layer="layout" svg:width="0.423cm" svg:height="0.423cm" svg:x="3.811cm" svg:y="15.481cm" svg:viewBox="0 0 424 424" draw:points="0,424 0,0 424,0 424,424">
          <text:p/>
        </draw:polygon>
        <draw:polygon draw:style-name="gr3" draw:layer="layout" svg:width="0.423cm" svg:height="0.423cm" svg:x="3.811cm" svg:y="15.481cm" svg:viewBox="0 0 424 424" draw:points="0,424 0,0 424,0 424,424">
          <text:p/>
        </draw:polygon>
        <draw:polygon draw:style-name="gr4" draw:layer="layout" svg:width="0.423cm" svg:height="0.424cm" svg:x="3.811cm" svg:y="15.057cm" svg:viewBox="0 0 424 425" draw:points="0,425 0,0 424,0 424,425">
          <text:p/>
        </draw:polygon>
        <draw:polygon draw:style-name="gr5" draw:layer="layout" svg:width="0.423cm" svg:height="0.424cm" svg:x="3.811cm" svg:y="15.057cm" svg:viewBox="0 0 424 425" draw:points="0,425 0,0 424,0 424,425">
          <text:p/>
        </draw:polygon>
        <draw:polygon draw:style-name="gr4" draw:layer="layout" svg:width="0.423cm" svg:height="0.424cm" svg:x="3.811cm" svg:y="15.057cm" svg:viewBox="0 0 424 425" draw:points="0,425 0,0 424,0 424,425">
          <text:p/>
        </draw:polygon>
        <draw:polygon draw:style-name="gr5" draw:layer="layout" svg:width="0.423cm" svg:height="0.424cm" svg:x="3.811cm" svg:y="15.057cm" svg:viewBox="0 0 424 425" draw:points="0,425 0,0 424,0 424,425">
          <text:p/>
        </draw:polygon>
        <draw:polygon draw:style-name="gr4" draw:layer="layout" svg:width="0.423cm" svg:height="0.423cm" svg:x="3.811cm" svg:y="14.634cm" svg:viewBox="0 0 424 424" draw:points="0,424 0,0 424,0 424,424">
          <text:p/>
        </draw:polygon>
        <draw:polygon draw:style-name="gr5" draw:layer="layout" svg:width="0.423cm" svg:height="0.423cm" svg:x="3.811cm" svg:y="14.634cm" svg:viewBox="0 0 424 424" draw:points="0,424 0,0 424,0 424,424">
          <text:p/>
        </draw:polygon>
        <draw:polygon draw:style-name="gr4" draw:layer="layout" svg:width="0.423cm" svg:height="0.423cm" svg:x="3.811cm" svg:y="14.634cm" svg:viewBox="0 0 424 424" draw:points="0,424 0,0 424,0 424,424">
          <text:p/>
        </draw:polygon>
        <draw:polygon draw:style-name="gr5" draw:layer="layout" svg:width="0.423cm" svg:height="0.423cm" svg:x="3.811cm" svg:y="14.634cm" svg:viewBox="0 0 424 424" draw:points="0,424 0,0 424,0 424,424">
          <text:p/>
        </draw:polygon>
        <draw:polygon draw:style-name="gr4" draw:layer="layout" svg:width="0.423cm" svg:height="0.423cm" svg:x="3.811cm" svg:y="14.211cm" svg:viewBox="0 0 424 424" draw:points="0,424 0,0 424,0 424,424">
          <text:p/>
        </draw:polygon>
        <draw:polygon draw:style-name="gr5" draw:layer="layout" svg:width="0.423cm" svg:height="0.423cm" svg:x="3.811cm" svg:y="14.211cm" svg:viewBox="0 0 424 424" draw:points="0,424 0,0 424,0 424,424">
          <text:p/>
        </draw:polygon>
        <draw:polygon draw:style-name="gr4" draw:layer="layout" svg:width="0.423cm" svg:height="0.423cm" svg:x="3.811cm" svg:y="14.211cm" svg:viewBox="0 0 424 424" draw:points="0,424 0,0 424,0 424,424">
          <text:p/>
        </draw:polygon>
        <draw:polygon draw:style-name="gr5" draw:layer="layout" svg:width="0.423cm" svg:height="0.423cm" svg:x="3.811cm" svg:y="14.211cm" svg:viewBox="0 0 424 424" draw:points="0,424 0,0 424,0 424,424">
          <text:p/>
        </draw:polygon>
        <draw:polygon draw:style-name="gr4" draw:layer="layout" svg:width="0.423cm" svg:height="0.424cm" svg:x="3.811cm" svg:y="13.787cm" svg:viewBox="0 0 424 425" draw:points="0,425 0,0 424,0 424,425">
          <text:p/>
        </draw:polygon>
        <draw:polygon draw:style-name="gr5" draw:layer="layout" svg:width="0.423cm" svg:height="0.424cm" svg:x="3.811cm" svg:y="13.787cm" svg:viewBox="0 0 424 425" draw:points="0,425 0,0 424,0 424,425">
          <text:p/>
        </draw:polygon>
        <draw:polygon draw:style-name="gr4" draw:layer="layout" svg:width="0.423cm" svg:height="0.424cm" svg:x="3.811cm" svg:y="13.787cm" svg:viewBox="0 0 424 425" draw:points="0,425 0,0 424,0 424,425">
          <text:p/>
        </draw:polygon>
        <draw:polygon draw:style-name="gr5" draw:layer="layout" svg:width="0.423cm" svg:height="0.424cm" svg:x="3.811cm" svg:y="13.787cm" svg:viewBox="0 0 424 425" draw:points="0,425 0,0 424,0 424,425">
          <text:p/>
        </draw:polygon>
        <draw:polygon draw:style-name="gr4" draw:layer="layout" svg:width="0.423cm" svg:height="0.423cm" svg:x="3.811cm" svg:y="13.364cm" svg:viewBox="0 0 424 424" draw:points="0,424 0,0 424,0 424,424">
          <text:p/>
        </draw:polygon>
        <draw:polygon draw:style-name="gr5" draw:layer="layout" svg:width="0.423cm" svg:height="0.423cm" svg:x="3.811cm" svg:y="13.364cm" svg:viewBox="0 0 424 424" draw:points="0,424 0,0 424,0 424,424">
          <text:p/>
        </draw:polygon>
        <draw:polygon draw:style-name="gr4" draw:layer="layout" svg:width="0.423cm" svg:height="0.423cm" svg:x="3.811cm" svg:y="13.364cm" svg:viewBox="0 0 424 424" draw:points="0,424 0,0 424,0 424,424">
          <text:p/>
        </draw:polygon>
        <draw:polygon draw:style-name="gr5" draw:layer="layout" svg:width="0.423cm" svg:height="0.423cm" svg:x="3.811cm" svg:y="13.364cm" svg:viewBox="0 0 424 424" draw:points="0,424 0,0 424,0 424,424">
          <text:p/>
        </draw:polygon>
        <draw:polygon draw:style-name="gr4" draw:layer="layout" svg:width="0.423cm" svg:height="0.423cm" svg:x="3.811cm" svg:y="12.941cm" svg:viewBox="0 0 424 424" draw:points="0,424 0,0 424,0 424,424">
          <text:p/>
        </draw:polygon>
        <draw:polygon draw:style-name="gr5" draw:layer="layout" svg:width="0.423cm" svg:height="0.423cm" svg:x="3.811cm" svg:y="12.941cm" svg:viewBox="0 0 424 424" draw:points="0,424 0,0 424,0 424,424">
          <text:p/>
        </draw:polygon>
        <draw:polygon draw:style-name="gr4" draw:layer="layout" svg:width="0.423cm" svg:height="0.423cm" svg:x="3.811cm" svg:y="12.941cm" svg:viewBox="0 0 424 424" draw:points="0,424 0,0 424,0 424,424">
          <text:p/>
        </draw:polygon>
        <draw:polygon draw:style-name="gr5" draw:layer="layout" svg:width="0.423cm" svg:height="0.423cm" svg:x="3.811cm" svg:y="12.941cm" svg:viewBox="0 0 424 424" draw:points="0,424 0,0 424,0 424,424">
          <text:p/>
        </draw:polygon>
        <draw:polygon draw:style-name="gr6" draw:layer="layout" svg:width="0.423cm" svg:height="0.424cm" svg:x="3.811cm" svg:y="12.517cm" svg:viewBox="0 0 424 425" draw:points="0,425 0,0 424,0 424,425">
          <text:p/>
        </draw:polygon>
        <draw:polygon draw:style-name="gr7" draw:layer="layout" svg:width="0.423cm" svg:height="0.424cm" svg:x="3.811cm" svg:y="12.517cm" svg:viewBox="0 0 424 425" draw:points="0,425 0,0 424,0 424,425">
          <text:p/>
        </draw:polygon>
        <draw:polygon draw:style-name="gr6" draw:layer="layout" svg:width="0.423cm" svg:height="0.424cm" svg:x="3.811cm" svg:y="12.517cm" svg:viewBox="0 0 424 425" draw:points="0,425 0,0 424,0 424,425">
          <text:p/>
        </draw:polygon>
        <draw:polygon draw:style-name="gr7" draw:layer="layout" svg:width="0.423cm" svg:height="0.424cm" svg:x="3.811cm" svg:y="12.517cm" svg:viewBox="0 0 424 425" draw:points="0,425 0,0 424,0 424,425">
          <text:p/>
        </draw:polygon>
        <draw:polygon draw:style-name="gr6" draw:layer="layout" svg:width="0.423cm" svg:height="0.423cm" svg:x="3.811cm" svg:y="12.094cm" svg:viewBox="0 0 424 424" draw:points="0,424 0,0 424,0 424,424">
          <text:p/>
        </draw:polygon>
        <draw:polygon draw:style-name="gr7" draw:layer="layout" svg:width="0.423cm" svg:height="0.423cm" svg:x="3.811cm" svg:y="12.094cm" svg:viewBox="0 0 424 424" draw:points="0,424 0,0 424,0 424,424">
          <text:p/>
        </draw:polygon>
        <draw:polygon draw:style-name="gr6" draw:layer="layout" svg:width="0.423cm" svg:height="0.423cm" svg:x="3.811cm" svg:y="12.094cm" svg:viewBox="0 0 424 424" draw:points="0,424 0,0 424,0 424,424">
          <text:p/>
        </draw:polygon>
        <draw:polygon draw:style-name="gr7" draw:layer="layout" svg:width="0.423cm" svg:height="0.423cm" svg:x="3.811cm" svg:y="12.094cm" svg:viewBox="0 0 424 424" draw:points="0,424 0,0 424,0 424,424">
          <text:p/>
        </draw:polygon>
        <draw:polygon draw:style-name="gr6" draw:layer="layout" svg:width="0.423cm" svg:height="0.423cm" svg:x="3.811cm" svg:y="11.671cm" svg:viewBox="0 0 424 424" draw:points="0,424 0,0 424,0 424,424">
          <text:p/>
        </draw:polygon>
        <draw:polygon draw:style-name="gr7" draw:layer="layout" svg:width="0.423cm" svg:height="0.423cm" svg:x="3.811cm" svg:y="11.671cm" svg:viewBox="0 0 424 424" draw:points="0,424 0,0 424,0 424,424">
          <text:p/>
        </draw:polygon>
        <draw:polygon draw:style-name="gr6" draw:layer="layout" svg:width="0.423cm" svg:height="0.423cm" svg:x="3.811cm" svg:y="11.671cm" svg:viewBox="0 0 424 424" draw:points="0,424 0,0 424,0 424,424">
          <text:p/>
        </draw:polygon>
        <draw:polygon draw:style-name="gr7" draw:layer="layout" svg:width="0.423cm" svg:height="0.423cm" svg:x="3.811cm" svg:y="11.671cm" svg:viewBox="0 0 424 424" draw:points="0,424 0,0 424,0 424,424">
          <text:p/>
        </draw:polygon>
        <draw:polygon draw:style-name="gr6" draw:layer="layout" svg:width="0.423cm" svg:height="0.424cm" svg:x="3.811cm" svg:y="11.247cm" svg:viewBox="0 0 424 425" draw:points="0,425 0,0 424,0 424,425">
          <text:p/>
        </draw:polygon>
        <draw:polygon draw:style-name="gr7" draw:layer="layout" svg:width="0.423cm" svg:height="0.424cm" svg:x="3.811cm" svg:y="11.247cm" svg:viewBox="0 0 424 425" draw:points="0,425 0,0 424,0 424,425">
          <text:p/>
        </draw:polygon>
        <draw:polygon draw:style-name="gr6" draw:layer="layout" svg:width="0.423cm" svg:height="0.424cm" svg:x="3.811cm" svg:y="11.247cm" svg:viewBox="0 0 424 425" draw:points="0,425 0,0 424,0 424,425">
          <text:p/>
        </draw:polygon>
        <draw:polygon draw:style-name="gr7" draw:layer="layout" svg:width="0.423cm" svg:height="0.424cm" svg:x="3.811cm" svg:y="11.247cm" svg:viewBox="0 0 424 425" draw:points="0,425 0,0 424,0 424,425">
          <text:p/>
        </draw:polygon>
        <draw:polygon draw:style-name="gr6" draw:layer="layout" svg:width="0.423cm" svg:height="0.423cm" svg:x="3.811cm" svg:y="10.824cm" svg:viewBox="0 0 424 424" draw:points="0,424 0,0 424,0 424,424">
          <text:p/>
        </draw:polygon>
        <draw:polygon draw:style-name="gr7" draw:layer="layout" svg:width="0.423cm" svg:height="0.423cm" svg:x="3.811cm" svg:y="10.824cm" svg:viewBox="0 0 424 424" draw:points="0,424 0,0 424,0 424,424">
          <text:p/>
        </draw:polygon>
        <draw:polygon draw:style-name="gr6" draw:layer="layout" svg:width="0.423cm" svg:height="0.423cm" svg:x="3.811cm" svg:y="10.824cm" svg:viewBox="0 0 424 424" draw:points="0,424 0,0 424,0 424,424">
          <text:p/>
        </draw:polygon>
        <draw:polygon draw:style-name="gr7" draw:layer="layout" svg:width="0.423cm" svg:height="0.423cm" svg:x="3.811cm" svg:y="10.824cm" svg:viewBox="0 0 424 424" draw:points="0,424 0,0 424,0 424,424">
          <text:p/>
        </draw:polygon>
        <draw:polygon draw:style-name="gr6" draw:layer="layout" svg:width="0.423cm" svg:height="0.423cm" svg:x="3.811cm" svg:y="10.401cm" svg:viewBox="0 0 424 424" draw:points="0,424 0,0 424,0 424,424">
          <text:p/>
        </draw:polygon>
        <draw:polygon draw:style-name="gr7" draw:layer="layout" svg:width="0.423cm" svg:height="0.423cm" svg:x="3.811cm" svg:y="10.401cm" svg:viewBox="0 0 424 424" draw:points="0,424 0,0 424,0 424,424">
          <text:p/>
        </draw:polygon>
        <draw:polygon draw:style-name="gr6" draw:layer="layout" svg:width="0.423cm" svg:height="0.423cm" svg:x="3.811cm" svg:y="10.401cm" svg:viewBox="0 0 424 424" draw:points="0,424 0,0 424,0 424,424">
          <text:p/>
        </draw:polygon>
        <draw:polygon draw:style-name="gr7" draw:layer="layout" svg:width="0.423cm" svg:height="0.423cm" svg:x="3.811cm" svg:y="10.401cm" svg:viewBox="0 0 424 424" draw:points="0,424 0,0 424,0 424,424">
          <text:p/>
        </draw:polygon>
        <draw:polygon draw:style-name="gr6" draw:layer="layout" svg:width="0.423cm" svg:height="0.424cm" svg:x="4.234cm" svg:y="20.137cm" svg:viewBox="0 0 424 425" draw:points="0,425 0,0 424,0 424,425">
          <text:p/>
        </draw:polygon>
        <draw:polygon draw:style-name="gr7" draw:layer="layout" svg:width="0.423cm" svg:height="0.424cm" svg:x="4.234cm" svg:y="20.137cm" svg:viewBox="0 0 424 425" draw:points="0,425 0,0 424,0 424,425">
          <text:p/>
        </draw:polygon>
        <draw:polygon draw:style-name="gr6" draw:layer="layout" svg:width="0.423cm" svg:height="0.424cm" svg:x="4.234cm" svg:y="20.137cm" svg:viewBox="0 0 424 425" draw:points="0,425 0,0 424,0 424,425">
          <text:p/>
        </draw:polygon>
        <draw:polygon draw:style-name="gr7" draw:layer="layout" svg:width="0.423cm" svg:height="0.424cm" svg:x="4.234cm" svg:y="20.137cm" svg:viewBox="0 0 424 425" draw:points="0,425 0,0 424,0 424,425">
          <text:p/>
        </draw:polygon>
        <draw:polygon draw:style-name="gr6" draw:layer="layout" svg:width="0.423cm" svg:height="0.423cm" svg:x="4.234cm" svg:y="19.714cm" svg:viewBox="0 0 424 424" draw:points="0,424 0,0 424,0 424,424">
          <text:p/>
        </draw:polygon>
        <draw:polygon draw:style-name="gr7" draw:layer="layout" svg:width="0.423cm" svg:height="0.423cm" svg:x="4.234cm" svg:y="19.714cm" svg:viewBox="0 0 424 424" draw:points="0,424 0,0 424,0 424,424">
          <text:p/>
        </draw:polygon>
        <draw:polygon draw:style-name="gr6" draw:layer="layout" svg:width="0.423cm" svg:height="0.423cm" svg:x="4.234cm" svg:y="19.714cm" svg:viewBox="0 0 424 424" draw:points="0,424 0,0 424,0 424,424">
          <text:p/>
        </draw:polygon>
        <draw:polygon draw:style-name="gr7" draw:layer="layout" svg:width="0.423cm" svg:height="0.423cm" svg:x="4.234cm" svg:y="19.714cm" svg:viewBox="0 0 424 424" draw:points="0,424 0,0 424,0 424,424">
          <text:p/>
        </draw:polygon>
        <draw:polygon draw:style-name="gr6" draw:layer="layout" svg:width="0.423cm" svg:height="0.423cm" svg:x="4.234cm" svg:y="19.291cm" svg:viewBox="0 0 424 424" draw:points="0,424 0,0 424,0 424,424">
          <text:p/>
        </draw:polygon>
        <draw:polygon draw:style-name="gr7" draw:layer="layout" svg:width="0.423cm" svg:height="0.423cm" svg:x="4.234cm" svg:y="19.291cm" svg:viewBox="0 0 424 424" draw:points="0,424 0,0 424,0 424,424">
          <text:p/>
        </draw:polygon>
        <draw:polygon draw:style-name="gr6" draw:layer="layout" svg:width="0.423cm" svg:height="0.423cm" svg:x="4.234cm" svg:y="19.291cm" svg:viewBox="0 0 424 424" draw:points="0,424 0,0 424,0 424,424">
          <text:p/>
        </draw:polygon>
        <draw:polygon draw:style-name="gr7" draw:layer="layout" svg:width="0.423cm" svg:height="0.423cm" svg:x="4.234cm" svg:y="19.291cm" svg:viewBox="0 0 424 424" draw:points="0,424 0,0 424,0 424,424">
          <text:p/>
        </draw:polygon>
        <draw:polygon draw:style-name="gr6" draw:layer="layout" svg:width="0.423cm" svg:height="0.424cm" svg:x="4.234cm" svg:y="18.867cm" svg:viewBox="0 0 424 425" draw:points="0,425 0,0 424,0 424,425">
          <text:p/>
        </draw:polygon>
        <draw:polygon draw:style-name="gr7" draw:layer="layout" svg:width="0.423cm" svg:height="0.424cm" svg:x="4.234cm" svg:y="18.867cm" svg:viewBox="0 0 424 425" draw:points="0,425 0,0 424,0 424,425">
          <text:p/>
        </draw:polygon>
        <draw:polygon draw:style-name="gr6" draw:layer="layout" svg:width="0.423cm" svg:height="0.424cm" svg:x="4.234cm" svg:y="18.867cm" svg:viewBox="0 0 424 425" draw:points="0,425 0,0 424,0 424,425">
          <text:p/>
        </draw:polygon>
        <draw:polygon draw:style-name="gr7" draw:layer="layout" svg:width="0.423cm" svg:height="0.424cm" svg:x="4.234cm" svg:y="18.867cm" svg:viewBox="0 0 424 425" draw:points="0,425 0,0 424,0 424,425">
          <text:p/>
        </draw:polygon>
        <draw:polygon draw:style-name="gr6" draw:layer="layout" svg:width="0.423cm" svg:height="0.423cm" svg:x="4.234cm" svg:y="18.444cm" svg:viewBox="0 0 424 424" draw:points="0,424 0,0 424,0 424,424">
          <text:p/>
        </draw:polygon>
        <draw:polygon draw:style-name="gr7" draw:layer="layout" svg:width="0.423cm" svg:height="0.423cm" svg:x="4.234cm" svg:y="18.444cm" svg:viewBox="0 0 424 424" draw:points="0,424 0,0 424,0 424,424">
          <text:p/>
        </draw:polygon>
        <draw:polygon draw:style-name="gr6" draw:layer="layout" svg:width="0.423cm" svg:height="0.423cm" svg:x="4.234cm" svg:y="18.444cm" svg:viewBox="0 0 424 424" draw:points="0,424 0,0 424,0 424,424">
          <text:p/>
        </draw:polygon>
        <draw:polygon draw:style-name="gr7" draw:layer="layout" svg:width="0.423cm" svg:height="0.423cm" svg:x="4.234cm" svg:y="18.444cm" svg:viewBox="0 0 424 424" draw:points="0,424 0,0 424,0 424,424">
          <text:p/>
        </draw:polygon>
        <draw:polygon draw:style-name="gr6" draw:layer="layout" svg:width="0.423cm" svg:height="0.423cm" svg:x="4.234cm" svg:y="18.021cm" svg:viewBox="0 0 424 424" draw:points="0,424 0,0 424,0 424,424">
          <text:p/>
        </draw:polygon>
        <draw:polygon draw:style-name="gr7" draw:layer="layout" svg:width="0.423cm" svg:height="0.423cm" svg:x="4.234cm" svg:y="18.021cm" svg:viewBox="0 0 424 424" draw:points="0,424 0,0 424,0 424,424">
          <text:p/>
        </draw:polygon>
        <draw:polygon draw:style-name="gr6" draw:layer="layout" svg:width="0.423cm" svg:height="0.423cm" svg:x="4.234cm" svg:y="18.021cm" svg:viewBox="0 0 424 424" draw:points="0,424 0,0 424,0 424,424">
          <text:p/>
        </draw:polygon>
        <draw:polygon draw:style-name="gr7" draw:layer="layout" svg:width="0.423cm" svg:height="0.423cm" svg:x="4.234cm" svg:y="18.021cm" svg:viewBox="0 0 424 424" draw:points="0,424 0,0 424,0 424,424">
          <text:p/>
        </draw:polygon>
        <draw:polygon draw:style-name="gr6" draw:layer="layout" svg:width="0.423cm" svg:height="0.424cm" svg:x="4.234cm" svg:y="17.597cm" svg:viewBox="0 0 424 425" draw:points="0,425 0,0 424,0 424,425">
          <text:p/>
        </draw:polygon>
        <draw:polygon draw:style-name="gr7" draw:layer="layout" svg:width="0.423cm" svg:height="0.424cm" svg:x="4.234cm" svg:y="17.597cm" svg:viewBox="0 0 424 425" draw:points="0,425 0,0 424,0 424,425">
          <text:p/>
        </draw:polygon>
        <draw:polygon draw:style-name="gr6" draw:layer="layout" svg:width="0.423cm" svg:height="0.424cm" svg:x="4.234cm" svg:y="17.597cm" svg:viewBox="0 0 424 425" draw:points="0,425 0,0 424,0 424,425">
          <text:p/>
        </draw:polygon>
        <draw:polygon draw:style-name="gr7" draw:layer="layout" svg:width="0.423cm" svg:height="0.424cm" svg:x="4.234cm" svg:y="17.597cm" svg:viewBox="0 0 424 425" draw:points="0,425 0,0 424,0 424,425">
          <text:p/>
        </draw:polygon>
        <draw:polygon draw:style-name="gr6" draw:layer="layout" svg:width="0.423cm" svg:height="0.423cm" svg:x="4.234cm" svg:y="17.174cm" svg:viewBox="0 0 424 424" draw:points="0,424 0,0 424,0 424,424">
          <text:p/>
        </draw:polygon>
        <draw:polygon draw:style-name="gr7" draw:layer="layout" svg:width="0.423cm" svg:height="0.423cm" svg:x="4.234cm" svg:y="17.174cm" svg:viewBox="0 0 424 424" draw:points="0,424 0,0 424,0 424,424">
          <text:p/>
        </draw:polygon>
        <draw:polygon draw:style-name="gr6" draw:layer="layout" svg:width="0.423cm" svg:height="0.423cm" svg:x="4.234cm" svg:y="17.174cm" svg:viewBox="0 0 424 424" draw:points="0,424 0,0 424,0 424,424">
          <text:p/>
        </draw:polygon>
        <draw:polygon draw:style-name="gr7" draw:layer="layout" svg:width="0.423cm" svg:height="0.423cm" svg:x="4.234cm" svg:y="17.174cm" svg:viewBox="0 0 424 424" draw:points="0,424 0,0 424,0 424,424">
          <text:p/>
        </draw:polygon>
        <draw:polygon draw:style-name="gr6" draw:layer="layout" svg:width="0.423cm" svg:height="0.423cm" svg:x="4.234cm" svg:y="16.751cm" svg:viewBox="0 0 424 424" draw:points="0,424 0,0 424,0 424,424">
          <text:p/>
        </draw:polygon>
        <draw:polygon draw:style-name="gr7" draw:layer="layout" svg:width="0.423cm" svg:height="0.423cm" svg:x="4.234cm" svg:y="16.751cm" svg:viewBox="0 0 424 424" draw:points="0,424 0,0 424,0 424,424">
          <text:p/>
        </draw:polygon>
        <draw:polygon draw:style-name="gr6" draw:layer="layout" svg:width="0.423cm" svg:height="0.423cm" svg:x="4.234cm" svg:y="16.751cm" svg:viewBox="0 0 424 424" draw:points="0,424 0,0 424,0 424,424">
          <text:p/>
        </draw:polygon>
        <draw:polygon draw:style-name="gr7" draw:layer="layout" svg:width="0.423cm" svg:height="0.423cm" svg:x="4.234cm" svg:y="16.751cm" svg:viewBox="0 0 424 424" draw:points="0,424 0,0 424,0 424,424">
          <text:p/>
        </draw:polygon>
        <draw:polygon draw:style-name="gr6" draw:layer="layout" svg:width="0.423cm" svg:height="0.424cm" svg:x="4.234cm" svg:y="16.327cm" svg:viewBox="0 0 424 425" draw:points="0,425 0,0 424,0 424,425">
          <text:p/>
        </draw:polygon>
        <draw:polygon draw:style-name="gr7" draw:layer="layout" svg:width="0.423cm" svg:height="0.424cm" svg:x="4.234cm" svg:y="16.327cm" svg:viewBox="0 0 424 425" draw:points="0,425 0,0 424,0 424,425">
          <text:p/>
        </draw:polygon>
        <draw:polygon draw:style-name="gr6" draw:layer="layout" svg:width="0.423cm" svg:height="0.424cm" svg:x="4.234cm" svg:y="16.327cm" svg:viewBox="0 0 424 425" draw:points="0,425 0,0 424,0 424,425">
          <text:p/>
        </draw:polygon>
        <draw:polygon draw:style-name="gr7" draw:layer="layout" svg:width="0.423cm" svg:height="0.424cm" svg:x="4.234cm" svg:y="16.327cm" svg:viewBox="0 0 424 425" draw:points="0,425 0,0 424,0 424,425">
          <text:p/>
        </draw:polygon>
        <draw:polygon draw:style-name="gr6" draw:layer="layout" svg:width="0.423cm" svg:height="0.423cm" svg:x="4.234cm" svg:y="15.904cm" svg:viewBox="0 0 424 424" draw:points="0,424 0,0 424,0 424,424">
          <text:p/>
        </draw:polygon>
        <draw:polygon draw:style-name="gr7" draw:layer="layout" svg:width="0.423cm" svg:height="0.423cm" svg:x="4.234cm" svg:y="15.904cm" svg:viewBox="0 0 424 424" draw:points="0,424 0,0 424,0 424,424">
          <text:p/>
        </draw:polygon>
        <draw:polygon draw:style-name="gr6" draw:layer="layout" svg:width="0.423cm" svg:height="0.423cm" svg:x="4.234cm" svg:y="15.904cm" svg:viewBox="0 0 424 424" draw:points="0,424 0,0 424,0 424,424">
          <text:p/>
        </draw:polygon>
        <draw:polygon draw:style-name="gr7" draw:layer="layout" svg:width="0.423cm" svg:height="0.423cm" svg:x="4.234cm" svg:y="15.904cm" svg:viewBox="0 0 424 424" draw:points="0,424 0,0 424,0 424,424">
          <text:p/>
        </draw:polygon>
        <draw:polygon draw:style-name="gr6" draw:layer="layout" svg:width="0.423cm" svg:height="0.423cm" svg:x="4.234cm" svg:y="15.481cm" svg:viewBox="0 0 424 424" draw:points="0,424 0,0 424,0 424,424">
          <text:p/>
        </draw:polygon>
        <draw:polygon draw:style-name="gr7" draw:layer="layout" svg:width="0.423cm" svg:height="0.423cm" svg:x="4.234cm" svg:y="15.481cm" svg:viewBox="0 0 424 424" draw:points="0,424 0,0 424,0 424,424">
          <text:p/>
        </draw:polygon>
        <draw:polygon draw:style-name="gr6" draw:layer="layout" svg:width="0.423cm" svg:height="0.423cm" svg:x="4.234cm" svg:y="15.481cm" svg:viewBox="0 0 424 424" draw:points="0,424 0,0 424,0 424,424">
          <text:p/>
        </draw:polygon>
        <draw:polygon draw:style-name="gr7" draw:layer="layout" svg:width="0.423cm" svg:height="0.423cm" svg:x="4.234cm" svg:y="15.481cm" svg:viewBox="0 0 424 424" draw:points="0,424 0,0 424,0 424,424">
          <text:p/>
        </draw:polygon>
        <draw:polygon draw:style-name="gr4" draw:layer="layout" svg:width="0.423cm" svg:height="0.424cm" svg:x="4.234cm" svg:y="15.057cm" svg:viewBox="0 0 424 425" draw:points="0,425 0,0 424,0 424,425">
          <text:p/>
        </draw:polygon>
        <draw:polygon draw:style-name="gr5" draw:layer="layout" svg:width="0.423cm" svg:height="0.424cm" svg:x="4.234cm" svg:y="15.057cm" svg:viewBox="0 0 424 425" draw:points="0,425 0,0 424,0 424,425">
          <text:p/>
        </draw:polygon>
        <draw:polygon draw:style-name="gr4" draw:layer="layout" svg:width="0.423cm" svg:height="0.424cm" svg:x="4.234cm" svg:y="15.057cm" svg:viewBox="0 0 424 425" draw:points="0,425 0,0 424,0 424,425">
          <text:p/>
        </draw:polygon>
        <draw:polygon draw:style-name="gr5" draw:layer="layout" svg:width="0.423cm" svg:height="0.424cm" svg:x="4.234cm" svg:y="15.057cm" svg:viewBox="0 0 424 425" draw:points="0,425 0,0 424,0 424,425">
          <text:p/>
        </draw:polygon>
        <draw:polygon draw:style-name="gr4" draw:layer="layout" svg:width="0.423cm" svg:height="0.423cm" svg:x="4.234cm" svg:y="14.634cm" svg:viewBox="0 0 424 424" draw:points="0,424 0,0 424,0 424,424">
          <text:p/>
        </draw:polygon>
        <draw:polygon draw:style-name="gr5" draw:layer="layout" svg:width="0.423cm" svg:height="0.423cm" svg:x="4.234cm" svg:y="14.634cm" svg:viewBox="0 0 424 424" draw:points="0,424 0,0 424,0 424,424">
          <text:p/>
        </draw:polygon>
        <draw:polygon draw:style-name="gr4" draw:layer="layout" svg:width="0.423cm" svg:height="0.423cm" svg:x="4.234cm" svg:y="14.634cm" svg:viewBox="0 0 424 424" draw:points="0,424 0,0 424,0 424,424">
          <text:p/>
        </draw:polygon>
        <draw:polygon draw:style-name="gr5" draw:layer="layout" svg:width="0.423cm" svg:height="0.423cm" svg:x="4.234cm" svg:y="14.634cm" svg:viewBox="0 0 424 424" draw:points="0,424 0,0 424,0 424,424">
          <text:p/>
        </draw:polygon>
        <draw:polygon draw:style-name="gr4" draw:layer="layout" svg:width="0.423cm" svg:height="0.423cm" svg:x="4.234cm" svg:y="14.211cm" svg:viewBox="0 0 424 424" draw:points="0,424 0,0 424,0 424,424">
          <text:p/>
        </draw:polygon>
        <draw:polygon draw:style-name="gr5" draw:layer="layout" svg:width="0.423cm" svg:height="0.423cm" svg:x="4.234cm" svg:y="14.211cm" svg:viewBox="0 0 424 424" draw:points="0,424 0,0 424,0 424,424">
          <text:p/>
        </draw:polygon>
        <draw:polygon draw:style-name="gr4" draw:layer="layout" svg:width="0.423cm" svg:height="0.423cm" svg:x="4.234cm" svg:y="14.211cm" svg:viewBox="0 0 424 424" draw:points="0,424 0,0 424,0 424,424">
          <text:p/>
        </draw:polygon>
        <draw:polygon draw:style-name="gr5" draw:layer="layout" svg:width="0.423cm" svg:height="0.423cm" svg:x="4.234cm" svg:y="14.211cm" svg:viewBox="0 0 424 424" draw:points="0,424 0,0 424,0 424,424">
          <text:p/>
        </draw:polygon>
        <draw:polygon draw:style-name="gr4" draw:layer="layout" svg:width="0.423cm" svg:height="0.424cm" svg:x="4.234cm" svg:y="13.787cm" svg:viewBox="0 0 424 425" draw:points="0,425 0,0 424,0 424,425">
          <text:p/>
        </draw:polygon>
        <draw:polygon draw:style-name="gr5" draw:layer="layout" svg:width="0.423cm" svg:height="0.424cm" svg:x="4.234cm" svg:y="13.787cm" svg:viewBox="0 0 424 425" draw:points="0,425 0,0 424,0 424,425">
          <text:p/>
        </draw:polygon>
        <draw:polygon draw:style-name="gr4" draw:layer="layout" svg:width="0.423cm" svg:height="0.424cm" svg:x="4.234cm" svg:y="13.787cm" svg:viewBox="0 0 424 425" draw:points="0,425 0,0 424,0 424,425">
          <text:p/>
        </draw:polygon>
        <draw:polygon draw:style-name="gr5" draw:layer="layout" svg:width="0.423cm" svg:height="0.424cm" svg:x="4.234cm" svg:y="13.787cm" svg:viewBox="0 0 424 425" draw:points="0,425 0,0 424,0 424,425">
          <text:p/>
        </draw:polygon>
        <draw:polygon draw:style-name="gr4" draw:layer="layout" svg:width="0.423cm" svg:height="0.423cm" svg:x="4.234cm" svg:y="13.364cm" svg:viewBox="0 0 424 424" draw:points="0,424 0,0 424,0 424,424">
          <text:p/>
        </draw:polygon>
        <draw:polygon draw:style-name="gr5" draw:layer="layout" svg:width="0.423cm" svg:height="0.423cm" svg:x="4.234cm" svg:y="13.364cm" svg:viewBox="0 0 424 424" draw:points="0,424 0,0 424,0 424,424">
          <text:p/>
        </draw:polygon>
        <draw:polygon draw:style-name="gr4" draw:layer="layout" svg:width="0.423cm" svg:height="0.423cm" svg:x="4.234cm" svg:y="13.364cm" svg:viewBox="0 0 424 424" draw:points="0,424 0,0 424,0 424,424">
          <text:p/>
        </draw:polygon>
        <draw:polygon draw:style-name="gr5" draw:layer="layout" svg:width="0.423cm" svg:height="0.423cm" svg:x="4.234cm" svg:y="13.364cm" svg:viewBox="0 0 424 424" draw:points="0,424 0,0 424,0 424,424">
          <text:p/>
        </draw:polygon>
        <draw:polygon draw:style-name="gr4" draw:layer="layout" svg:width="0.423cm" svg:height="0.423cm" svg:x="4.234cm" svg:y="12.941cm" svg:viewBox="0 0 424 424" draw:points="0,424 0,0 424,0 424,424">
          <text:p/>
        </draw:polygon>
        <draw:polygon draw:style-name="gr5" draw:layer="layout" svg:width="0.423cm" svg:height="0.423cm" svg:x="4.234cm" svg:y="12.941cm" svg:viewBox="0 0 424 424" draw:points="0,424 0,0 424,0 424,424">
          <text:p/>
        </draw:polygon>
        <draw:polygon draw:style-name="gr4" draw:layer="layout" svg:width="0.423cm" svg:height="0.423cm" svg:x="4.234cm" svg:y="12.941cm" svg:viewBox="0 0 424 424" draw:points="0,424 0,0 424,0 424,424">
          <text:p/>
        </draw:polygon>
        <draw:polygon draw:style-name="gr11" draw:layer="layout" svg:width="0.423cm" svg:height="0.423cm" svg:x="4.234cm" svg:y="12.941cm" svg:viewBox="0 0 424 424" draw:points="0,424 0,0 424,0 424,424">
          <text:p/>
        </draw:polygon>
        <draw:polygon draw:style-name="gr6" draw:layer="layout" svg:width="0.423cm" svg:height="0.424cm" svg:x="4.234cm" svg:y="12.517cm" svg:viewBox="0 0 424 425" draw:points="0,425 0,0 424,0 424,425">
          <text:p/>
        </draw:polygon>
        <draw:polygon draw:style-name="gr7" draw:layer="layout" svg:width="0.423cm" svg:height="0.424cm" svg:x="4.234cm" svg:y="12.517cm" svg:viewBox="0 0 424 425" draw:points="0,425 0,0 424,0 424,425">
          <text:p/>
        </draw:polygon>
        <draw:polygon draw:style-name="gr6" draw:layer="layout" svg:width="0.423cm" svg:height="0.424cm" svg:x="4.234cm" svg:y="12.517cm" svg:viewBox="0 0 424 425" draw:points="0,425 0,0 424,0 424,425">
          <text:p/>
        </draw:polygon>
        <draw:polygon draw:style-name="gr7" draw:layer="layout" svg:width="0.423cm" svg:height="0.424cm" svg:x="4.234cm" svg:y="12.517cm" svg:viewBox="0 0 424 425" draw:points="0,425 0,0 424,0 424,425">
          <text:p/>
        </draw:polygon>
        <draw:polygon draw:style-name="gr6" draw:layer="layout" svg:width="0.423cm" svg:height="0.423cm" svg:x="4.234cm" svg:y="12.094cm" svg:viewBox="0 0 424 424" draw:points="0,424 0,0 424,0 424,424">
          <text:p/>
        </draw:polygon>
        <draw:polygon draw:style-name="gr7" draw:layer="layout" svg:width="0.423cm" svg:height="0.423cm" svg:x="4.234cm" svg:y="12.094cm" svg:viewBox="0 0 424 424" draw:points="0,424 0,0 424,0 424,424">
          <text:p/>
        </draw:polygon>
        <draw:polygon draw:style-name="gr6" draw:layer="layout" svg:width="0.423cm" svg:height="0.423cm" svg:x="4.234cm" svg:y="12.094cm" svg:viewBox="0 0 424 424" draw:points="0,424 0,0 424,0 424,424">
          <text:p/>
        </draw:polygon>
        <draw:polygon draw:style-name="gr7" draw:layer="layout" svg:width="0.423cm" svg:height="0.423cm" svg:x="4.234cm" svg:y="12.094cm" svg:viewBox="0 0 424 424" draw:points="0,424 0,0 424,0 424,424">
          <text:p/>
        </draw:polygon>
        <draw:polygon draw:style-name="gr6" draw:layer="layout" svg:width="0.423cm" svg:height="0.423cm" svg:x="4.234cm" svg:y="11.671cm" svg:viewBox="0 0 424 424" draw:points="0,424 0,0 424,0 424,424">
          <text:p/>
        </draw:polygon>
        <draw:polygon draw:style-name="gr7" draw:layer="layout" svg:width="0.423cm" svg:height="0.423cm" svg:x="4.234cm" svg:y="11.671cm" svg:viewBox="0 0 424 424" draw:points="0,424 0,0 424,0 424,424">
          <text:p/>
        </draw:polygon>
        <draw:polygon draw:style-name="gr6" draw:layer="layout" svg:width="0.423cm" svg:height="0.423cm" svg:x="4.234cm" svg:y="11.671cm" svg:viewBox="0 0 424 424" draw:points="0,424 0,0 424,0 424,424">
          <text:p/>
        </draw:polygon>
        <draw:polygon draw:style-name="gr7" draw:layer="layout" svg:width="0.423cm" svg:height="0.423cm" svg:x="4.234cm" svg:y="11.671cm" svg:viewBox="0 0 424 424" draw:points="0,424 0,0 424,0 424,424">
          <text:p/>
        </draw:polygon>
        <draw:polygon draw:style-name="gr6" draw:layer="layout" svg:width="0.423cm" svg:height="0.424cm" svg:x="4.234cm" svg:y="11.247cm" svg:viewBox="0 0 424 425" draw:points="0,425 0,0 424,0 424,425">
          <text:p/>
        </draw:polygon>
        <draw:polygon draw:style-name="gr7" draw:layer="layout" svg:width="0.423cm" svg:height="0.424cm" svg:x="4.234cm" svg:y="11.247cm" svg:viewBox="0 0 424 425" draw:points="0,425 0,0 424,0 424,425">
          <text:p/>
        </draw:polygon>
        <draw:polygon draw:style-name="gr6" draw:layer="layout" svg:width="0.423cm" svg:height="0.424cm" svg:x="4.234cm" svg:y="11.247cm" svg:viewBox="0 0 424 425" draw:points="0,425 0,0 424,0 424,425">
          <text:p/>
        </draw:polygon>
        <draw:polygon draw:style-name="gr7" draw:layer="layout" svg:width="0.423cm" svg:height="0.424cm" svg:x="4.234cm" svg:y="11.247cm" svg:viewBox="0 0 424 425" draw:points="0,425 0,0 424,0 424,425">
          <text:p/>
        </draw:polygon>
        <draw:polygon draw:style-name="gr6" draw:layer="layout" svg:width="0.423cm" svg:height="0.423cm" svg:x="4.234cm" svg:y="10.824cm" svg:viewBox="0 0 424 424" draw:points="0,424 0,0 424,0 424,424">
          <text:p/>
        </draw:polygon>
        <draw:polygon draw:style-name="gr7" draw:layer="layout" svg:width="0.423cm" svg:height="0.423cm" svg:x="4.234cm" svg:y="10.824cm" svg:viewBox="0 0 424 424" draw:points="0,424 0,0 424,0 424,424">
          <text:p/>
        </draw:polygon>
        <draw:polygon draw:style-name="gr6" draw:layer="layout" svg:width="0.423cm" svg:height="0.423cm" svg:x="4.234cm" svg:y="10.824cm" svg:viewBox="0 0 424 424" draw:points="0,424 0,0 424,0 424,424">
          <text:p/>
        </draw:polygon>
        <draw:polygon draw:style-name="gr7" draw:layer="layout" svg:width="0.423cm" svg:height="0.423cm" svg:x="4.234cm" svg:y="10.824cm" svg:viewBox="0 0 424 424" draw:points="0,424 0,0 424,0 424,424">
          <text:p/>
        </draw:polygon>
        <draw:polygon draw:style-name="gr6" draw:layer="layout" svg:width="0.423cm" svg:height="0.423cm" svg:x="4.234cm" svg:y="10.401cm" svg:viewBox="0 0 424 424" draw:points="0,424 0,0 424,0 424,424">
          <text:p/>
        </draw:polygon>
        <draw:polygon draw:style-name="gr7" draw:layer="layout" svg:width="0.423cm" svg:height="0.423cm" svg:x="4.234cm" svg:y="10.401cm" svg:viewBox="0 0 424 424" draw:points="0,424 0,0 424,0 424,424">
          <text:p/>
        </draw:polygon>
        <draw:polygon draw:style-name="gr6" draw:layer="layout" svg:width="0.423cm" svg:height="0.423cm" svg:x="4.234cm" svg:y="10.401cm" svg:viewBox="0 0 424 424" draw:points="0,424 0,0 424,0 424,424">
          <text:p/>
        </draw:polygon>
        <draw:polygon draw:style-name="gr7" draw:layer="layout" svg:width="0.423cm" svg:height="0.423cm" svg:x="4.234cm" svg:y="10.401cm" svg:viewBox="0 0 424 424" draw:points="0,424 0,0 424,0 424,424">
          <text:p/>
        </draw:polygon>
        <draw:polygon draw:style-name="gr6" draw:layer="layout" svg:width="0.424cm" svg:height="0.424cm" svg:x="4.657cm" svg:y="20.137cm" svg:viewBox="0 0 425 425" draw:points="0,425 0,0 425,0 425,425">
          <text:p/>
        </draw:polygon>
        <draw:polygon draw:style-name="gr7" draw:layer="layout" svg:width="0.424cm" svg:height="0.424cm" svg:x="4.657cm" svg:y="20.137cm" svg:viewBox="0 0 425 425" draw:points="0,425 0,0 425,0 425,425">
          <text:p/>
        </draw:polygon>
        <draw:polygon draw:style-name="gr6" draw:layer="layout" svg:width="0.424cm" svg:height="0.424cm" svg:x="4.657cm" svg:y="20.137cm" svg:viewBox="0 0 425 425" draw:points="0,425 0,0 425,0 425,425">
          <text:p/>
        </draw:polygon>
        <draw:polygon draw:style-name="gr7" draw:layer="layout" svg:width="0.424cm" svg:height="0.424cm" svg:x="4.657cm" svg:y="20.137cm" svg:viewBox="0 0 425 425" draw:points="0,425 0,0 425,0 425,425">
          <text:p/>
        </draw:polygon>
        <draw:polygon draw:style-name="gr6" draw:layer="layout" svg:width="0.424cm" svg:height="0.423cm" svg:x="4.657cm" svg:y="19.714cm" svg:viewBox="0 0 425 424" draw:points="0,424 0,0 425,0 425,424">
          <text:p/>
        </draw:polygon>
        <draw:polygon draw:style-name="gr7" draw:layer="layout" svg:width="0.424cm" svg:height="0.423cm" svg:x="4.657cm" svg:y="19.714cm" svg:viewBox="0 0 425 424" draw:points="0,424 0,0 425,0 425,424">
          <text:p/>
        </draw:polygon>
        <draw:polygon draw:style-name="gr6" draw:layer="layout" svg:width="0.424cm" svg:height="0.423cm" svg:x="4.657cm" svg:y="19.714cm" svg:viewBox="0 0 425 424" draw:points="0,424 0,0 425,0 425,424">
          <text:p/>
        </draw:polygon>
        <draw:polygon draw:style-name="gr7" draw:layer="layout" svg:width="0.424cm" svg:height="0.423cm" svg:x="4.657cm" svg:y="19.714cm" svg:viewBox="0 0 425 424" draw:points="0,424 0,0 425,0 425,424">
          <text:p/>
        </draw:polygon>
        <draw:polygon draw:style-name="gr6" draw:layer="layout" svg:width="0.424cm" svg:height="0.423cm" svg:x="4.657cm" svg:y="19.291cm" svg:viewBox="0 0 425 424" draw:points="0,424 0,0 425,0 425,424">
          <text:p/>
        </draw:polygon>
        <draw:polygon draw:style-name="gr7" draw:layer="layout" svg:width="0.424cm" svg:height="0.423cm" svg:x="4.657cm" svg:y="19.291cm" svg:viewBox="0 0 425 424" draw:points="0,424 0,0 425,0 425,424">
          <text:p/>
        </draw:polygon>
        <draw:polygon draw:style-name="gr6" draw:layer="layout" svg:width="0.424cm" svg:height="0.423cm" svg:x="4.657cm" svg:y="19.291cm" svg:viewBox="0 0 425 424" draw:points="0,424 0,0 425,0 425,424">
          <text:p/>
        </draw:polygon>
        <draw:polygon draw:style-name="gr7" draw:layer="layout" svg:width="0.424cm" svg:height="0.423cm" svg:x="4.657cm" svg:y="19.291cm" svg:viewBox="0 0 425 424" draw:points="0,424 0,0 425,0 425,424">
          <text:p/>
        </draw:polygon>
        <draw:polygon draw:style-name="gr6" draw:layer="layout" svg:width="0.424cm" svg:height="0.424cm" svg:x="4.657cm" svg:y="18.867cm" svg:viewBox="0 0 425 425" draw:points="0,425 0,0 425,0 425,425">
          <text:p/>
        </draw:polygon>
        <draw:polygon draw:style-name="gr7" draw:layer="layout" svg:width="0.424cm" svg:height="0.424cm" svg:x="4.657cm" svg:y="18.867cm" svg:viewBox="0 0 425 425" draw:points="0,425 0,0 425,0 425,425">
          <text:p/>
        </draw:polygon>
        <draw:polygon draw:style-name="gr6" draw:layer="layout" svg:width="0.424cm" svg:height="0.424cm" svg:x="4.657cm" svg:y="18.867cm" svg:viewBox="0 0 425 425" draw:points="0,425 0,0 425,0 425,425">
          <text:p/>
        </draw:polygon>
        <draw:polygon draw:style-name="gr7" draw:layer="layout" svg:width="0.424cm" svg:height="0.424cm" svg:x="4.657cm" svg:y="18.867cm" svg:viewBox="0 0 425 425" draw:points="0,425 0,0 425,0 425,425">
          <text:p/>
        </draw:polygon>
        <draw:polygon draw:style-name="gr6" draw:layer="layout" svg:width="0.424cm" svg:height="0.423cm" svg:x="4.657cm" svg:y="18.444cm" svg:viewBox="0 0 425 424" draw:points="0,424 0,0 425,0 425,424">
          <text:p/>
        </draw:polygon>
        <draw:polygon draw:style-name="gr7" draw:layer="layout" svg:width="0.424cm" svg:height="0.423cm" svg:x="4.657cm" svg:y="18.444cm" svg:viewBox="0 0 425 424" draw:points="0,424 0,0 425,0 425,424">
          <text:p/>
        </draw:polygon>
        <draw:polygon draw:style-name="gr6" draw:layer="layout" svg:width="0.424cm" svg:height="0.423cm" svg:x="4.657cm" svg:y="18.444cm" svg:viewBox="0 0 425 424" draw:points="0,424 0,0 425,0 425,424">
          <text:p/>
        </draw:polygon>
        <draw:polygon draw:style-name="gr7" draw:layer="layout" svg:width="0.424cm" svg:height="0.423cm" svg:x="4.657cm" svg:y="18.444cm" svg:viewBox="0 0 425 424" draw:points="0,424 0,0 425,0 425,424">
          <text:p/>
        </draw:polygon>
        <draw:polygon draw:style-name="gr6" draw:layer="layout" svg:width="0.424cm" svg:height="0.423cm" svg:x="4.657cm" svg:y="18.021cm" svg:viewBox="0 0 425 424" draw:points="0,424 0,0 425,0 425,424">
          <text:p/>
        </draw:polygon>
        <draw:polygon draw:style-name="gr7" draw:layer="layout" svg:width="0.424cm" svg:height="0.423cm" svg:x="4.657cm" svg:y="18.021cm" svg:viewBox="0 0 425 424" draw:points="0,424 0,0 425,0 425,424">
          <text:p/>
        </draw:polygon>
        <draw:polygon draw:style-name="gr6" draw:layer="layout" svg:width="0.424cm" svg:height="0.423cm" svg:x="4.657cm" svg:y="18.021cm" svg:viewBox="0 0 425 424" draw:points="0,424 0,0 425,0 425,424">
          <text:p/>
        </draw:polygon>
        <draw:polygon draw:style-name="gr7" draw:layer="layout" svg:width="0.424cm" svg:height="0.423cm" svg:x="4.657cm" svg:y="18.021cm" svg:viewBox="0 0 425 424" draw:points="0,424 0,0 425,0 425,424">
          <text:p/>
        </draw:polygon>
        <draw:polygon draw:style-name="gr6" draw:layer="layout" svg:width="0.424cm" svg:height="0.424cm" svg:x="4.657cm" svg:y="17.597cm" svg:viewBox="0 0 425 425" draw:points="0,425 0,0 425,0 425,425">
          <text:p/>
        </draw:polygon>
        <draw:polygon draw:style-name="gr7" draw:layer="layout" svg:width="0.424cm" svg:height="0.424cm" svg:x="4.657cm" svg:y="17.597cm" svg:viewBox="0 0 425 425" draw:points="0,425 0,0 425,0 425,425">
          <text:p/>
        </draw:polygon>
        <draw:polygon draw:style-name="gr6" draw:layer="layout" svg:width="0.424cm" svg:height="0.424cm" svg:x="4.657cm" svg:y="17.597cm" svg:viewBox="0 0 425 425" draw:points="0,425 0,0 425,0 425,425">
          <text:p/>
        </draw:polygon>
        <draw:polygon draw:style-name="gr7" draw:layer="layout" svg:width="0.424cm" svg:height="0.424cm" svg:x="4.657cm" svg:y="17.597cm" svg:viewBox="0 0 425 425" draw:points="0,425 0,0 425,0 425,425">
          <text:p/>
        </draw:polygon>
        <draw:polygon draw:style-name="gr6" draw:layer="layout" svg:width="0.424cm" svg:height="0.423cm" svg:x="4.657cm" svg:y="17.174cm" svg:viewBox="0 0 425 424" draw:points="0,424 0,0 425,0 425,424">
          <text:p/>
        </draw:polygon>
        <draw:polygon draw:style-name="gr7" draw:layer="layout" svg:width="0.424cm" svg:height="0.423cm" svg:x="4.657cm" svg:y="17.174cm" svg:viewBox="0 0 425 424" draw:points="0,424 0,0 425,0 425,424">
          <text:p/>
        </draw:polygon>
        <draw:polygon draw:style-name="gr6" draw:layer="layout" svg:width="0.424cm" svg:height="0.423cm" svg:x="4.657cm" svg:y="17.174cm" svg:viewBox="0 0 425 424" draw:points="0,424 0,0 425,0 425,424">
          <text:p/>
        </draw:polygon>
        <draw:polygon draw:style-name="gr7" draw:layer="layout" svg:width="0.424cm" svg:height="0.423cm" svg:x="4.657cm" svg:y="17.174cm" svg:viewBox="0 0 425 424" draw:points="0,424 0,0 425,0 425,424">
          <text:p/>
        </draw:polygon>
        <draw:polygon draw:style-name="gr6" draw:layer="layout" svg:width="0.424cm" svg:height="0.423cm" svg:x="4.657cm" svg:y="16.751cm" svg:viewBox="0 0 425 424" draw:points="0,424 0,0 425,0 425,424">
          <text:p/>
        </draw:polygon>
        <draw:polygon draw:style-name="gr7" draw:layer="layout" svg:width="0.424cm" svg:height="0.423cm" svg:x="4.657cm" svg:y="16.751cm" svg:viewBox="0 0 425 424" draw:points="0,424 0,0 425,0 425,424">
          <text:p/>
        </draw:polygon>
        <draw:polygon draw:style-name="gr6" draw:layer="layout" svg:width="0.424cm" svg:height="0.423cm" svg:x="4.657cm" svg:y="16.751cm" svg:viewBox="0 0 425 424" draw:points="0,424 0,0 425,0 425,424">
          <text:p/>
        </draw:polygon>
        <draw:polygon draw:style-name="gr7" draw:layer="layout" svg:width="0.424cm" svg:height="0.423cm" svg:x="4.657cm" svg:y="16.751cm" svg:viewBox="0 0 425 424" draw:points="0,424 0,0 425,0 425,424">
          <text:p/>
        </draw:polygon>
        <draw:polygon draw:style-name="gr6" draw:layer="layout" svg:width="0.424cm" svg:height="0.424cm" svg:x="4.657cm" svg:y="16.327cm" svg:viewBox="0 0 425 425" draw:points="0,425 0,0 425,0 425,425">
          <text:p/>
        </draw:polygon>
        <draw:polygon draw:style-name="gr7" draw:layer="layout" svg:width="0.424cm" svg:height="0.424cm" svg:x="4.657cm" svg:y="16.327cm" svg:viewBox="0 0 425 425" draw:points="0,425 0,0 425,0 425,425">
          <text:p/>
        </draw:polygon>
        <draw:polygon draw:style-name="gr6" draw:layer="layout" svg:width="0.424cm" svg:height="0.424cm" svg:x="4.657cm" svg:y="16.327cm" svg:viewBox="0 0 425 425" draw:points="0,425 0,0 425,0 425,425">
          <text:p/>
        </draw:polygon>
        <draw:polygon draw:style-name="gr7" draw:layer="layout" svg:width="0.424cm" svg:height="0.424cm" svg:x="4.657cm" svg:y="16.327cm" svg:viewBox="0 0 425 425" draw:points="0,425 0,0 425,0 425,425">
          <text:p/>
        </draw:polygon>
        <draw:polygon draw:style-name="gr6" draw:layer="layout" svg:width="0.424cm" svg:height="0.423cm" svg:x="4.657cm" svg:y="15.904cm" svg:viewBox="0 0 425 424" draw:points="0,424 0,0 425,0 425,424">
          <text:p/>
        </draw:polygon>
        <draw:polygon draw:style-name="gr7" draw:layer="layout" svg:width="0.424cm" svg:height="0.423cm" svg:x="4.657cm" svg:y="15.904cm" svg:viewBox="0 0 425 424" draw:points="0,424 0,0 425,0 425,424">
          <text:p/>
        </draw:polygon>
        <draw:polygon draw:style-name="gr6" draw:layer="layout" svg:width="0.424cm" svg:height="0.423cm" svg:x="4.657cm" svg:y="15.904cm" svg:viewBox="0 0 425 424" draw:points="0,424 0,0 425,0 425,424">
          <text:p/>
        </draw:polygon>
        <draw:polygon draw:style-name="gr7" draw:layer="layout" svg:width="0.424cm" svg:height="0.423cm" svg:x="4.657cm" svg:y="15.904cm" svg:viewBox="0 0 425 424" draw:points="0,424 0,0 425,0 425,424">
          <text:p/>
        </draw:polygon>
        <draw:polygon draw:style-name="gr6" draw:layer="layout" svg:width="0.424cm" svg:height="0.423cm" svg:x="4.657cm" svg:y="15.481cm" svg:viewBox="0 0 425 424" draw:points="0,424 0,0 425,0 425,424">
          <text:p/>
        </draw:polygon>
        <draw:polygon draw:style-name="gr7" draw:layer="layout" svg:width="0.424cm" svg:height="0.423cm" svg:x="4.657cm" svg:y="15.481cm" svg:viewBox="0 0 425 424" draw:points="0,424 0,0 425,0 425,424">
          <text:p/>
        </draw:polygon>
        <draw:polygon draw:style-name="gr6" draw:layer="layout" svg:width="0.424cm" svg:height="0.423cm" svg:x="4.657cm" svg:y="15.481cm" svg:viewBox="0 0 425 424" draw:points="0,424 0,0 425,0 425,424">
          <text:p/>
        </draw:polygon>
        <draw:polygon draw:style-name="gr7" draw:layer="layout" svg:width="0.424cm" svg:height="0.423cm" svg:x="4.657cm" svg:y="15.481cm" svg:viewBox="0 0 425 424" draw:points="0,424 0,0 425,0 425,424">
          <text:p/>
        </draw:polygon>
        <draw:polygon draw:style-name="gr4" draw:layer="layout" svg:width="0.424cm" svg:height="0.424cm" svg:x="4.657cm" svg:y="15.057cm" svg:viewBox="0 0 425 425" draw:points="0,425 0,0 425,0 425,425">
          <text:p/>
        </draw:polygon>
        <draw:polygon draw:style-name="gr5" draw:layer="layout" svg:width="0.424cm" svg:height="0.424cm" svg:x="4.657cm" svg:y="15.057cm" svg:viewBox="0 0 425 425" draw:points="0,425 0,0 425,0 425,425">
          <text:p/>
        </draw:polygon>
        <draw:polygon draw:style-name="gr4" draw:layer="layout" svg:width="0.424cm" svg:height="0.424cm" svg:x="4.657cm" svg:y="15.057cm" svg:viewBox="0 0 425 425" draw:points="0,425 0,0 425,0 425,425">
          <text:p/>
        </draw:polygon>
        <draw:polygon draw:style-name="gr5" draw:layer="layout" svg:width="0.424cm" svg:height="0.424cm" svg:x="4.657cm" svg:y="15.057cm" svg:viewBox="0 0 425 425" draw:points="0,425 0,0 425,0 425,425">
          <text:p/>
        </draw:polygon>
        <draw:polygon draw:style-name="gr4" draw:layer="layout" svg:width="0.424cm" svg:height="0.423cm" svg:x="4.657cm" svg:y="14.634cm" svg:viewBox="0 0 425 424" draw:points="0,424 0,0 425,0 425,424">
          <text:p/>
        </draw:polygon>
        <draw:polygon draw:style-name="gr5" draw:layer="layout" svg:width="0.424cm" svg:height="0.423cm" svg:x="4.657cm" svg:y="14.634cm" svg:viewBox="0 0 425 424" draw:points="0,424 0,0 425,0 425,424">
          <text:p/>
        </draw:polygon>
        <draw:polygon draw:style-name="gr4" draw:layer="layout" svg:width="0.424cm" svg:height="0.423cm" svg:x="4.657cm" svg:y="14.634cm" svg:viewBox="0 0 425 424" draw:points="0,424 0,0 425,0 425,424">
          <text:p/>
        </draw:polygon>
        <draw:polygon draw:style-name="gr5" draw:layer="layout" svg:width="0.424cm" svg:height="0.423cm" svg:x="4.657cm" svg:y="14.634cm" svg:viewBox="0 0 425 424" draw:points="0,424 0,0 425,0 425,424">
          <text:p/>
        </draw:polygon>
        <draw:polygon draw:style-name="gr4" draw:layer="layout" svg:width="0.424cm" svg:height="0.423cm" svg:x="4.657cm" svg:y="14.211cm" svg:viewBox="0 0 425 424" draw:points="0,424 0,0 425,0 425,424">
          <text:p/>
        </draw:polygon>
        <draw:polygon draw:style-name="gr5" draw:layer="layout" svg:width="0.424cm" svg:height="0.423cm" svg:x="4.657cm" svg:y="14.211cm" svg:viewBox="0 0 425 424" draw:points="0,424 0,0 425,0 425,424">
          <text:p/>
        </draw:polygon>
        <draw:polygon draw:style-name="gr4" draw:layer="layout" svg:width="0.424cm" svg:height="0.423cm" svg:x="4.657cm" svg:y="14.211cm" svg:viewBox="0 0 425 424" draw:points="0,424 0,0 425,0 425,424">
          <text:p/>
        </draw:polygon>
        <draw:polygon draw:style-name="gr5" draw:layer="layout" svg:width="0.424cm" svg:height="0.423cm" svg:x="4.657cm" svg:y="14.211cm" svg:viewBox="0 0 425 424" draw:points="0,424 0,0 425,0 425,424">
          <text:p/>
        </draw:polygon>
        <draw:polygon draw:style-name="gr4" draw:layer="layout" svg:width="0.424cm" svg:height="0.424cm" svg:x="4.657cm" svg:y="13.787cm" svg:viewBox="0 0 425 425" draw:points="0,425 0,0 425,0 425,425">
          <text:p/>
        </draw:polygon>
        <draw:polygon draw:style-name="gr5" draw:layer="layout" svg:width="0.424cm" svg:height="0.424cm" svg:x="4.657cm" svg:y="13.787cm" svg:viewBox="0 0 425 425" draw:points="0,425 0,0 425,0 425,425">
          <text:p/>
        </draw:polygon>
        <draw:polygon draw:style-name="gr4" draw:layer="layout" svg:width="0.424cm" svg:height="0.424cm" svg:x="4.657cm" svg:y="13.787cm" svg:viewBox="0 0 425 425" draw:points="0,425 0,0 425,0 425,425">
          <text:p/>
        </draw:polygon>
        <draw:polygon draw:style-name="gr5" draw:layer="layout" svg:width="0.424cm" svg:height="0.424cm" svg:x="4.657cm" svg:y="13.787cm" svg:viewBox="0 0 425 425" draw:points="0,425 0,0 425,0 425,425">
          <text:p/>
        </draw:polygon>
        <draw:polygon draw:style-name="gr4" draw:layer="layout" svg:width="0.424cm" svg:height="0.423cm" svg:x="4.657cm" svg:y="13.364cm" svg:viewBox="0 0 425 424" draw:points="0,424 0,0 425,0 425,424">
          <text:p/>
        </draw:polygon>
        <draw:polygon draw:style-name="gr5" draw:layer="layout" svg:width="0.424cm" svg:height="0.423cm" svg:x="4.657cm" svg:y="13.364cm" svg:viewBox="0 0 425 424" draw:points="0,424 0,0 425,0 425,424">
          <text:p/>
        </draw:polygon>
        <draw:polygon draw:style-name="gr4" draw:layer="layout" svg:width="0.424cm" svg:height="0.423cm" svg:x="4.657cm" svg:y="13.364cm" svg:viewBox="0 0 425 424" draw:points="0,424 0,0 425,0 425,424">
          <text:p/>
        </draw:polygon>
        <draw:polygon draw:style-name="gr5" draw:layer="layout" svg:width="0.424cm" svg:height="0.423cm" svg:x="4.657cm" svg:y="13.364cm" svg:viewBox="0 0 425 424" draw:points="0,424 0,0 425,0 425,424">
          <text:p/>
        </draw:polygon>
        <draw:polygon draw:style-name="gr4" draw:layer="layout" svg:width="0.424cm" svg:height="0.423cm" svg:x="4.657cm" svg:y="12.941cm" svg:viewBox="0 0 425 424" draw:points="0,424 0,0 425,0 425,424">
          <text:p/>
        </draw:polygon>
        <draw:polygon draw:style-name="gr5" draw:layer="layout" svg:width="0.424cm" svg:height="0.423cm" svg:x="4.657cm" svg:y="12.941cm" svg:viewBox="0 0 425 424" draw:points="0,424 0,0 425,0 425,424">
          <text:p/>
        </draw:polygon>
        <draw:polygon draw:style-name="gr4" draw:layer="layout" svg:width="0.424cm" svg:height="0.423cm" svg:x="4.657cm" svg:y="12.941cm" svg:viewBox="0 0 425 424" draw:points="0,424 0,0 425,0 425,424">
          <text:p/>
        </draw:polygon>
        <draw:polygon draw:style-name="gr11" draw:layer="layout" svg:width="0.424cm" svg:height="0.423cm" svg:x="4.657cm" svg:y="12.941cm" svg:viewBox="0 0 425 424" draw:points="0,424 0,0 425,0 425,424">
          <text:p/>
        </draw:polygon>
        <draw:polygon draw:style-name="gr6" draw:layer="layout" svg:width="0.424cm" svg:height="0.424cm" svg:x="4.657cm" svg:y="12.517cm" svg:viewBox="0 0 425 425" draw:points="0,425 0,0 425,0 425,425">
          <text:p/>
        </draw:polygon>
        <draw:polygon draw:style-name="gr7" draw:layer="layout" svg:width="0.424cm" svg:height="0.424cm" svg:x="4.657cm" svg:y="12.517cm" svg:viewBox="0 0 425 425" draw:points="0,425 0,0 425,0 425,425">
          <text:p/>
        </draw:polygon>
        <draw:polygon draw:style-name="gr6" draw:layer="layout" svg:width="0.424cm" svg:height="0.424cm" svg:x="4.657cm" svg:y="12.517cm" svg:viewBox="0 0 425 425" draw:points="0,425 0,0 425,0 425,425">
          <text:p/>
        </draw:polygon>
        <draw:polygon draw:style-name="gr7" draw:layer="layout" svg:width="0.424cm" svg:height="0.424cm" svg:x="4.657cm" svg:y="12.517cm" svg:viewBox="0 0 425 425" draw:points="0,425 0,0 425,0 425,425">
          <text:p/>
        </draw:polygon>
        <draw:polygon draw:style-name="gr6" draw:layer="layout" svg:width="0.424cm" svg:height="0.423cm" svg:x="4.657cm" svg:y="12.094cm" svg:viewBox="0 0 425 424" draw:points="0,424 0,0 425,0 425,424">
          <text:p/>
        </draw:polygon>
        <draw:polygon draw:style-name="gr7" draw:layer="layout" svg:width="0.424cm" svg:height="0.423cm" svg:x="4.657cm" svg:y="12.094cm" svg:viewBox="0 0 425 424" draw:points="0,424 0,0 425,0 425,424">
          <text:p/>
        </draw:polygon>
        <draw:polygon draw:style-name="gr6" draw:layer="layout" svg:width="0.424cm" svg:height="0.423cm" svg:x="4.657cm" svg:y="12.094cm" svg:viewBox="0 0 425 424" draw:points="0,424 0,0 425,0 425,424">
          <text:p/>
        </draw:polygon>
        <draw:polygon draw:style-name="gr7" draw:layer="layout" svg:width="0.424cm" svg:height="0.423cm" svg:x="4.657cm" svg:y="12.094cm" svg:viewBox="0 0 425 424" draw:points="0,424 0,0 425,0 425,424">
          <text:p/>
        </draw:polygon>
        <draw:polygon draw:style-name="gr6" draw:layer="layout" svg:width="0.424cm" svg:height="0.423cm" svg:x="4.657cm" svg:y="11.671cm" svg:viewBox="0 0 425 424" draw:points="0,424 0,0 425,0 425,424">
          <text:p/>
        </draw:polygon>
        <draw:polygon draw:style-name="gr7" draw:layer="layout" svg:width="0.424cm" svg:height="0.423cm" svg:x="4.657cm" svg:y="11.671cm" svg:viewBox="0 0 425 424" draw:points="0,424 0,0 425,0 425,424">
          <text:p/>
        </draw:polygon>
        <draw:polygon draw:style-name="gr6" draw:layer="layout" svg:width="0.424cm" svg:height="0.423cm" svg:x="4.657cm" svg:y="11.671cm" svg:viewBox="0 0 425 424" draw:points="0,424 0,0 425,0 425,424">
          <text:p/>
        </draw:polygon>
        <draw:polygon draw:style-name="gr7" draw:layer="layout" svg:width="0.424cm" svg:height="0.423cm" svg:x="4.657cm" svg:y="11.671cm" svg:viewBox="0 0 425 424" draw:points="0,424 0,0 425,0 425,424">
          <text:p/>
        </draw:polygon>
        <draw:polygon draw:style-name="gr6" draw:layer="layout" svg:width="0.424cm" svg:height="0.424cm" svg:x="4.657cm" svg:y="11.247cm" svg:viewBox="0 0 425 425" draw:points="0,425 0,0 425,0 425,425">
          <text:p/>
        </draw:polygon>
        <draw:polygon draw:style-name="gr7" draw:layer="layout" svg:width="0.424cm" svg:height="0.424cm" svg:x="4.657cm" svg:y="11.247cm" svg:viewBox="0 0 425 425" draw:points="0,425 0,0 425,0 425,425">
          <text:p/>
        </draw:polygon>
        <draw:polygon draw:style-name="gr6" draw:layer="layout" svg:width="0.424cm" svg:height="0.424cm" svg:x="4.657cm" svg:y="11.247cm" svg:viewBox="0 0 425 425" draw:points="0,425 0,0 425,0 425,425">
          <text:p/>
        </draw:polygon>
        <draw:polygon draw:style-name="gr7" draw:layer="layout" svg:width="0.424cm" svg:height="0.424cm" svg:x="4.657cm" svg:y="11.247cm" svg:viewBox="0 0 425 425" draw:points="0,425 0,0 425,0 425,425">
          <text:p/>
        </draw:polygon>
        <draw:polygon draw:style-name="gr6" draw:layer="layout" svg:width="0.424cm" svg:height="0.423cm" svg:x="4.657cm" svg:y="10.824cm" svg:viewBox="0 0 425 424" draw:points="0,424 0,0 425,0 425,424">
          <text:p/>
        </draw:polygon>
        <draw:polygon draw:style-name="gr7" draw:layer="layout" svg:width="0.424cm" svg:height="0.423cm" svg:x="4.657cm" svg:y="10.824cm" svg:viewBox="0 0 425 424" draw:points="0,424 0,0 425,0 425,424">
          <text:p/>
        </draw:polygon>
        <draw:polygon draw:style-name="gr6" draw:layer="layout" svg:width="0.424cm" svg:height="0.423cm" svg:x="4.657cm" svg:y="10.824cm" svg:viewBox="0 0 425 424" draw:points="0,424 0,0 425,0 425,424">
          <text:p/>
        </draw:polygon>
        <draw:polygon draw:style-name="gr7" draw:layer="layout" svg:width="0.424cm" svg:height="0.423cm" svg:x="4.657cm" svg:y="10.824cm" svg:viewBox="0 0 425 424" draw:points="0,424 0,0 425,0 425,424">
          <text:p/>
        </draw:polygon>
        <draw:polygon draw:style-name="gr6" draw:layer="layout" svg:width="0.424cm" svg:height="0.423cm" svg:x="4.657cm" svg:y="10.401cm" svg:viewBox="0 0 425 424" draw:points="0,424 0,0 425,0 425,424">
          <text:p/>
        </draw:polygon>
        <draw:polygon draw:style-name="gr7" draw:layer="layout" svg:width="0.424cm" svg:height="0.423cm" svg:x="4.657cm" svg:y="10.401cm" svg:viewBox="0 0 425 424" draw:points="0,424 0,0 425,0 425,424">
          <text:p/>
        </draw:polygon>
        <draw:polygon draw:style-name="gr6" draw:layer="layout" svg:width="0.424cm" svg:height="0.423cm" svg:x="4.657cm" svg:y="10.401cm" svg:viewBox="0 0 425 424" draw:points="0,424 0,0 425,0 425,424">
          <text:p/>
        </draw:polygon>
        <draw:polygon draw:style-name="gr7" draw:layer="layout" svg:width="0.424cm" svg:height="0.423cm" svg:x="4.657cm" svg:y="10.401cm" svg:viewBox="0 0 425 424" draw:points="0,424 0,0 425,0 425,424">
          <text:p/>
        </draw:polygon>
        <draw:polygon draw:style-name="gr6" draw:layer="layout" svg:width="0.423cm" svg:height="0.424cm" svg:x="5.081cm" svg:y="20.137cm" svg:viewBox="0 0 424 425" draw:points="0,425 0,0 424,0 424,425">
          <text:p/>
        </draw:polygon>
        <draw:polygon draw:style-name="gr7" draw:layer="layout" svg:width="0.423cm" svg:height="0.424cm" svg:x="5.081cm" svg:y="20.137cm" svg:viewBox="0 0 424 425" draw:points="0,425 0,0 424,0 424,425">
          <text:p/>
        </draw:polygon>
        <draw:polygon draw:style-name="gr6" draw:layer="layout" svg:width="0.423cm" svg:height="0.424cm" svg:x="5.081cm" svg:y="20.137cm" svg:viewBox="0 0 424 425" draw:points="0,425 0,0 424,0 424,425">
          <text:p/>
        </draw:polygon>
        <draw:polygon draw:style-name="gr7" draw:layer="layout" svg:width="0.423cm" svg:height="0.424cm" svg:x="5.081cm" svg:y="20.137cm" svg:viewBox="0 0 424 425" draw:points="0,425 0,0 424,0 424,425">
          <text:p/>
        </draw:polygon>
        <draw:polygon draw:style-name="gr6" draw:layer="layout" svg:width="0.423cm" svg:height="0.423cm" svg:x="5.081cm" svg:y="19.714cm" svg:viewBox="0 0 424 424" draw:points="0,424 0,0 424,0 424,424">
          <text:p/>
        </draw:polygon>
        <draw:polygon draw:style-name="gr7" draw:layer="layout" svg:width="0.423cm" svg:height="0.423cm" svg:x="5.081cm" svg:y="19.714cm" svg:viewBox="0 0 424 424" draw:points="0,424 0,0 424,0 424,424">
          <text:p/>
        </draw:polygon>
        <draw:polygon draw:style-name="gr6" draw:layer="layout" svg:width="0.423cm" svg:height="0.423cm" svg:x="5.081cm" svg:y="19.714cm" svg:viewBox="0 0 424 424" draw:points="0,424 0,0 424,0 424,424">
          <text:p/>
        </draw:polygon>
        <draw:polygon draw:style-name="gr7" draw:layer="layout" svg:width="0.423cm" svg:height="0.423cm" svg:x="5.081cm" svg:y="19.714cm" svg:viewBox="0 0 424 424" draw:points="0,424 0,0 424,0 424,424">
          <text:p/>
        </draw:polygon>
        <draw:polygon draw:style-name="gr6" draw:layer="layout" svg:width="0.423cm" svg:height="0.423cm" svg:x="5.081cm" svg:y="19.291cm" svg:viewBox="0 0 424 424" draw:points="0,424 0,0 424,0 424,424">
          <text:p/>
        </draw:polygon>
        <draw:polygon draw:style-name="gr7" draw:layer="layout" svg:width="0.423cm" svg:height="0.423cm" svg:x="5.081cm" svg:y="19.291cm" svg:viewBox="0 0 424 424" draw:points="0,424 0,0 424,0 424,424">
          <text:p/>
        </draw:polygon>
        <draw:polygon draw:style-name="gr6" draw:layer="layout" svg:width="0.423cm" svg:height="0.423cm" svg:x="5.081cm" svg:y="19.291cm" svg:viewBox="0 0 424 424" draw:points="0,424 0,0 424,0 424,424">
          <text:p/>
        </draw:polygon>
        <draw:polygon draw:style-name="gr7" draw:layer="layout" svg:width="0.423cm" svg:height="0.423cm" svg:x="5.081cm" svg:y="19.291cm" svg:viewBox="0 0 424 424" draw:points="0,424 0,0 424,0 424,424">
          <text:p/>
        </draw:polygon>
        <draw:polygon draw:style-name="gr6" draw:layer="layout" svg:width="0.423cm" svg:height="0.424cm" svg:x="5.081cm" svg:y="18.867cm" svg:viewBox="0 0 424 425" draw:points="0,425 0,0 424,0 424,425">
          <text:p/>
        </draw:polygon>
        <draw:polygon draw:style-name="gr7" draw:layer="layout" svg:width="0.423cm" svg:height="0.424cm" svg:x="5.081cm" svg:y="18.867cm" svg:viewBox="0 0 424 425" draw:points="0,425 0,0 424,0 424,425">
          <text:p/>
        </draw:polygon>
        <draw:polygon draw:style-name="gr6" draw:layer="layout" svg:width="0.423cm" svg:height="0.424cm" svg:x="5.081cm" svg:y="18.867cm" svg:viewBox="0 0 424 425" draw:points="0,425 0,0 424,0 424,425">
          <text:p/>
        </draw:polygon>
        <draw:polygon draw:style-name="gr7" draw:layer="layout" svg:width="0.423cm" svg:height="0.424cm" svg:x="5.081cm" svg:y="18.867cm" svg:viewBox="0 0 424 425" draw:points="0,425 0,0 424,0 424,425">
          <text:p/>
        </draw:polygon>
        <draw:polygon draw:style-name="gr6" draw:layer="layout" svg:width="0.423cm" svg:height="0.423cm" svg:x="5.081cm" svg:y="18.444cm" svg:viewBox="0 0 424 424" draw:points="0,424 0,0 424,0 424,424">
          <text:p/>
        </draw:polygon>
        <draw:polygon draw:style-name="gr7" draw:layer="layout" svg:width="0.423cm" svg:height="0.423cm" svg:x="5.081cm" svg:y="18.444cm" svg:viewBox="0 0 424 424" draw:points="0,424 0,0 424,0 424,424">
          <text:p/>
        </draw:polygon>
        <draw:polygon draw:style-name="gr6" draw:layer="layout" svg:width="0.423cm" svg:height="0.423cm" svg:x="5.081cm" svg:y="18.444cm" svg:viewBox="0 0 424 424" draw:points="0,424 0,0 424,0 424,424">
          <text:p/>
        </draw:polygon>
        <draw:polygon draw:style-name="gr7" draw:layer="layout" svg:width="0.423cm" svg:height="0.423cm" svg:x="5.081cm" svg:y="18.444cm" svg:viewBox="0 0 424 424" draw:points="0,424 0,0 424,0 424,424">
          <text:p/>
        </draw:polygon>
        <draw:polygon draw:style-name="gr6" draw:layer="layout" svg:width="0.423cm" svg:height="0.423cm" svg:x="5.081cm" svg:y="18.021cm" svg:viewBox="0 0 424 424" draw:points="0,424 0,0 424,0 424,424">
          <text:p/>
        </draw:polygon>
        <draw:polygon draw:style-name="gr7" draw:layer="layout" svg:width="0.423cm" svg:height="0.423cm" svg:x="5.081cm" svg:y="18.021cm" svg:viewBox="0 0 424 424" draw:points="0,424 0,0 424,0 424,424">
          <text:p/>
        </draw:polygon>
        <draw:polygon draw:style-name="gr6" draw:layer="layout" svg:width="0.423cm" svg:height="0.423cm" svg:x="5.081cm" svg:y="18.021cm" svg:viewBox="0 0 424 424" draw:points="0,424 0,0 424,0 424,424">
          <text:p/>
        </draw:polygon>
        <draw:polygon draw:style-name="gr7" draw:layer="layout" svg:width="0.423cm" svg:height="0.423cm" svg:x="5.081cm" svg:y="18.021cm" svg:viewBox="0 0 424 424" draw:points="0,424 0,0 424,0 424,424">
          <text:p/>
        </draw:polygon>
        <draw:polygon draw:style-name="gr6" draw:layer="layout" svg:width="0.423cm" svg:height="0.424cm" svg:x="5.081cm" svg:y="17.597cm" svg:viewBox="0 0 424 425" draw:points="0,425 0,0 424,0 424,425">
          <text:p/>
        </draw:polygon>
        <draw:polygon draw:style-name="gr7" draw:layer="layout" svg:width="0.423cm" svg:height="0.424cm" svg:x="5.081cm" svg:y="17.597cm" svg:viewBox="0 0 424 425" draw:points="0,425 0,0 424,0 424,425">
          <text:p/>
        </draw:polygon>
        <draw:polygon draw:style-name="gr6" draw:layer="layout" svg:width="0.423cm" svg:height="0.424cm" svg:x="5.081cm" svg:y="17.597cm" svg:viewBox="0 0 424 425" draw:points="0,425 0,0 424,0 424,425">
          <text:p/>
        </draw:polygon>
        <draw:polygon draw:style-name="gr7" draw:layer="layout" svg:width="0.423cm" svg:height="0.424cm" svg:x="5.081cm" svg:y="17.597cm" svg:viewBox="0 0 424 425" draw:points="0,425 0,0 424,0 424,425">
          <text:p/>
        </draw:polygon>
        <draw:polygon draw:style-name="gr6" draw:layer="layout" svg:width="0.423cm" svg:height="0.423cm" svg:x="5.081cm" svg:y="17.174cm" svg:viewBox="0 0 424 424" draw:points="0,424 0,0 424,0 424,424">
          <text:p/>
        </draw:polygon>
        <draw:polygon draw:style-name="gr7" draw:layer="layout" svg:width="0.423cm" svg:height="0.423cm" svg:x="5.081cm" svg:y="17.174cm" svg:viewBox="0 0 424 424" draw:points="0,424 0,0 424,0 424,424">
          <text:p/>
        </draw:polygon>
        <draw:polygon draw:style-name="gr6" draw:layer="layout" svg:width="0.423cm" svg:height="0.423cm" svg:x="5.081cm" svg:y="17.174cm" svg:viewBox="0 0 424 424" draw:points="0,424 0,0 424,0 424,424">
          <text:p/>
        </draw:polygon>
        <draw:polygon draw:style-name="gr7" draw:layer="layout" svg:width="0.423cm" svg:height="0.423cm" svg:x="5.081cm" svg:y="17.174cm" svg:viewBox="0 0 424 424" draw:points="0,424 0,0 424,0 424,424">
          <text:p/>
        </draw:polygon>
        <draw:polygon draw:style-name="gr6" draw:layer="layout" svg:width="0.423cm" svg:height="0.423cm" svg:x="5.081cm" svg:y="16.751cm" svg:viewBox="0 0 424 424" draw:points="0,424 0,0 424,0 424,424">
          <text:p/>
        </draw:polygon>
        <draw:polygon draw:style-name="gr7" draw:layer="layout" svg:width="0.423cm" svg:height="0.423cm" svg:x="5.081cm" svg:y="16.751cm" svg:viewBox="0 0 424 424" draw:points="0,424 0,0 424,0 424,424">
          <text:p/>
        </draw:polygon>
        <draw:polygon draw:style-name="gr6" draw:layer="layout" svg:width="0.423cm" svg:height="0.423cm" svg:x="5.081cm" svg:y="16.751cm" svg:viewBox="0 0 424 424" draw:points="0,424 0,0 424,0 424,424">
          <text:p/>
        </draw:polygon>
        <draw:polygon draw:style-name="gr7" draw:layer="layout" svg:width="0.423cm" svg:height="0.423cm" svg:x="5.081cm" svg:y="16.751cm" svg:viewBox="0 0 424 424" draw:points="0,424 0,0 424,0 424,424">
          <text:p/>
        </draw:polygon>
        <draw:polygon draw:style-name="gr6" draw:layer="layout" svg:width="0.423cm" svg:height="0.424cm" svg:x="5.081cm" svg:y="16.327cm" svg:viewBox="0 0 424 425" draw:points="0,425 0,0 424,0 424,425">
          <text:p/>
        </draw:polygon>
        <draw:polygon draw:style-name="gr7" draw:layer="layout" svg:width="0.423cm" svg:height="0.424cm" svg:x="5.081cm" svg:y="16.327cm" svg:viewBox="0 0 424 425" draw:points="0,425 0,0 424,0 424,425">
          <text:p/>
        </draw:polygon>
        <draw:polygon draw:style-name="gr6" draw:layer="layout" svg:width="0.423cm" svg:height="0.424cm" svg:x="5.081cm" svg:y="16.327cm" svg:viewBox="0 0 424 425" draw:points="0,425 0,0 424,0 424,425">
          <text:p/>
        </draw:polygon>
        <draw:polygon draw:style-name="gr7" draw:layer="layout" svg:width="0.423cm" svg:height="0.424cm" svg:x="5.081cm" svg:y="16.327cm" svg:viewBox="0 0 424 425" draw:points="0,425 0,0 424,0 424,425">
          <text:p/>
        </draw:polygon>
        <draw:polygon draw:style-name="gr6" draw:layer="layout" svg:width="0.423cm" svg:height="0.423cm" svg:x="5.081cm" svg:y="15.904cm" svg:viewBox="0 0 424 424" draw:points="0,424 0,0 424,0 424,424">
          <text:p/>
        </draw:polygon>
        <draw:polygon draw:style-name="gr7" draw:layer="layout" svg:width="0.423cm" svg:height="0.423cm" svg:x="5.081cm" svg:y="15.904cm" svg:viewBox="0 0 424 424" draw:points="0,424 0,0 424,0 424,424">
          <text:p/>
        </draw:polygon>
        <draw:polygon draw:style-name="gr6" draw:layer="layout" svg:width="0.423cm" svg:height="0.423cm" svg:x="5.081cm" svg:y="15.904cm" svg:viewBox="0 0 424 424" draw:points="0,424 0,0 424,0 424,424">
          <text:p/>
        </draw:polygon>
        <draw:polygon draw:style-name="gr7" draw:layer="layout" svg:width="0.423cm" svg:height="0.423cm" svg:x="5.081cm" svg:y="15.904cm" svg:viewBox="0 0 424 424" draw:points="0,424 0,0 424,0 424,424">
          <text:p/>
        </draw:polygon>
        <draw:polygon draw:style-name="gr6" draw:layer="layout" svg:width="0.423cm" svg:height="0.423cm" svg:x="5.081cm" svg:y="15.481cm" svg:viewBox="0 0 424 424" draw:points="0,424 0,0 424,0 424,424">
          <text:p/>
        </draw:polygon>
        <draw:polygon draw:style-name="gr7" draw:layer="layout" svg:width="0.423cm" svg:height="0.423cm" svg:x="5.081cm" svg:y="15.481cm" svg:viewBox="0 0 424 424" draw:points="0,424 0,0 424,0 424,424">
          <text:p/>
        </draw:polygon>
        <draw:polygon draw:style-name="gr6" draw:layer="layout" svg:width="0.423cm" svg:height="0.423cm" svg:x="5.081cm" svg:y="15.481cm" svg:viewBox="0 0 424 424" draw:points="0,424 0,0 424,0 424,424">
          <text:p/>
        </draw:polygon>
        <draw:polygon draw:style-name="gr7" draw:layer="layout" svg:width="0.423cm" svg:height="0.423cm" svg:x="5.081cm" svg:y="15.481cm" svg:viewBox="0 0 424 424" draw:points="0,424 0,0 424,0 424,424">
          <text:p/>
        </draw:polygon>
        <draw:polygon draw:style-name="gr6" draw:layer="layout" svg:width="0.423cm" svg:height="0.424cm" svg:x="5.081cm" svg:y="15.057cm" svg:viewBox="0 0 424 425" draw:points="0,425 0,0 424,0 424,425">
          <text:p/>
        </draw:polygon>
        <draw:polygon draw:style-name="gr7" draw:layer="layout" svg:width="0.423cm" svg:height="0.424cm" svg:x="5.081cm" svg:y="15.057cm" svg:viewBox="0 0 424 425" draw:points="0,425 0,0 424,0 424,425">
          <text:p/>
        </draw:polygon>
        <draw:polygon draw:style-name="gr6" draw:layer="layout" svg:width="0.423cm" svg:height="0.424cm" svg:x="5.081cm" svg:y="15.057cm" svg:viewBox="0 0 424 425" draw:points="0,425 0,0 424,0 424,425">
          <text:p/>
        </draw:polygon>
        <draw:polygon draw:style-name="gr7" draw:layer="layout" svg:width="0.423cm" svg:height="0.424cm" svg:x="5.081cm" svg:y="15.057cm" svg:viewBox="0 0 424 425" draw:points="0,425 0,0 424,0 424,425">
          <text:p/>
        </draw:polygon>
        <draw:polygon draw:style-name="gr6" draw:layer="layout" svg:width="0.423cm" svg:height="0.423cm" svg:x="5.081cm" svg:y="14.634cm" svg:viewBox="0 0 424 424" draw:points="0,424 0,0 424,0 424,424">
          <text:p/>
        </draw:polygon>
        <draw:polygon draw:style-name="gr7" draw:layer="layout" svg:width="0.423cm" svg:height="0.423cm" svg:x="5.081cm" svg:y="14.634cm" svg:viewBox="0 0 424 424" draw:points="0,424 0,0 424,0 424,424">
          <text:p/>
        </draw:polygon>
        <draw:polygon draw:style-name="gr6" draw:layer="layout" svg:width="0.423cm" svg:height="0.423cm" svg:x="5.081cm" svg:y="14.634cm" svg:viewBox="0 0 424 424" draw:points="0,424 0,0 424,0 424,424">
          <text:p/>
        </draw:polygon>
        <draw:polygon draw:style-name="gr7" draw:layer="layout" svg:width="0.423cm" svg:height="0.423cm" svg:x="5.081cm" svg:y="14.634cm" svg:viewBox="0 0 424 424" draw:points="0,424 0,0 424,0 424,424">
          <text:p/>
        </draw:polygon>
        <draw:polygon draw:style-name="gr6" draw:layer="layout" svg:width="0.423cm" svg:height="0.423cm" svg:x="5.081cm" svg:y="14.211cm" svg:viewBox="0 0 424 424" draw:points="0,424 0,0 424,0 424,424">
          <text:p/>
        </draw:polygon>
        <draw:polygon draw:style-name="gr7" draw:layer="layout" svg:width="0.423cm" svg:height="0.423cm" svg:x="5.081cm" svg:y="14.211cm" svg:viewBox="0 0 424 424" draw:points="0,424 0,0 424,0 424,424">
          <text:p/>
        </draw:polygon>
        <draw:polygon draw:style-name="gr6" draw:layer="layout" svg:width="0.423cm" svg:height="0.423cm" svg:x="5.081cm" svg:y="14.211cm" svg:viewBox="0 0 424 424" draw:points="0,424 0,0 424,0 424,424">
          <text:p/>
        </draw:polygon>
        <draw:polygon draw:style-name="gr7" draw:layer="layout" svg:width="0.423cm" svg:height="0.423cm" svg:x="5.081cm" svg:y="14.211cm" svg:viewBox="0 0 424 424" draw:points="0,424 0,0 424,0 424,424">
          <text:p/>
        </draw:polygon>
        <draw:polygon draw:style-name="gr6" draw:layer="layout" svg:width="0.423cm" svg:height="0.424cm" svg:x="5.081cm" svg:y="13.787cm" svg:viewBox="0 0 424 425" draw:points="0,425 0,0 424,0 424,425">
          <text:p/>
        </draw:polygon>
        <draw:polygon draw:style-name="gr7" draw:layer="layout" svg:width="0.423cm" svg:height="0.424cm" svg:x="5.081cm" svg:y="13.787cm" svg:viewBox="0 0 424 425" draw:points="0,425 0,0 424,0 424,425">
          <text:p/>
        </draw:polygon>
        <draw:polygon draw:style-name="gr6" draw:layer="layout" svg:width="0.423cm" svg:height="0.424cm" svg:x="5.081cm" svg:y="13.787cm" svg:viewBox="0 0 424 425" draw:points="0,425 0,0 424,0 424,425">
          <text:p/>
        </draw:polygon>
        <draw:polygon draw:style-name="gr7" draw:layer="layout" svg:width="0.423cm" svg:height="0.424cm" svg:x="5.081cm" svg:y="13.787cm" svg:viewBox="0 0 424 425" draw:points="0,425 0,0 424,0 424,425">
          <text:p/>
        </draw:polygon>
        <draw:polygon draw:style-name="gr6" draw:layer="layout" svg:width="0.423cm" svg:height="0.423cm" svg:x="5.081cm" svg:y="13.364cm" svg:viewBox="0 0 424 424" draw:points="0,424 0,0 424,0 424,424">
          <text:p/>
        </draw:polygon>
        <draw:polygon draw:style-name="gr7" draw:layer="layout" svg:width="0.423cm" svg:height="0.423cm" svg:x="5.081cm" svg:y="13.364cm" svg:viewBox="0 0 424 424" draw:points="0,424 0,0 424,0 424,424">
          <text:p/>
        </draw:polygon>
        <draw:polygon draw:style-name="gr6" draw:layer="layout" svg:width="0.423cm" svg:height="0.423cm" svg:x="5.081cm" svg:y="13.364cm" svg:viewBox="0 0 424 424" draw:points="0,424 0,0 424,0 424,424">
          <text:p/>
        </draw:polygon>
        <draw:polygon draw:style-name="gr7" draw:layer="layout" svg:width="0.423cm" svg:height="0.423cm" svg:x="5.081cm" svg:y="13.364cm" svg:viewBox="0 0 424 424" draw:points="0,424 0,0 424,0 424,424">
          <text:p/>
        </draw:polygon>
        <draw:polygon draw:style-name="gr6" draw:layer="layout" svg:width="0.423cm" svg:height="0.423cm" svg:x="5.081cm" svg:y="12.941cm" svg:viewBox="0 0 424 424" draw:points="0,424 0,0 424,0 424,424">
          <text:p/>
        </draw:polygon>
        <draw:polygon draw:style-name="gr7" draw:layer="layout" svg:width="0.423cm" svg:height="0.423cm" svg:x="5.081cm" svg:y="12.941cm" svg:viewBox="0 0 424 424" draw:points="0,424 0,0 424,0 424,424">
          <text:p/>
        </draw:polygon>
        <draw:polygon draw:style-name="gr6" draw:layer="layout" svg:width="0.423cm" svg:height="0.423cm" svg:x="5.081cm" svg:y="12.941cm" svg:viewBox="0 0 424 424" draw:points="0,424 0,0 424,0 424,424">
          <text:p/>
        </draw:polygon>
        <draw:polygon draw:style-name="gr7" draw:layer="layout" svg:width="0.423cm" svg:height="0.423cm" svg:x="5.081cm" svg:y="12.941cm" svg:viewBox="0 0 424 424" draw:points="0,424 0,0 424,0 424,424">
          <text:p/>
        </draw:polygon>
        <draw:polygon draw:style-name="gr6" draw:layer="layout" svg:width="0.423cm" svg:height="0.424cm" svg:x="5.081cm" svg:y="12.517cm" svg:viewBox="0 0 424 425" draw:points="0,425 0,0 424,0 424,425">
          <text:p/>
        </draw:polygon>
        <draw:polygon draw:style-name="gr7" draw:layer="layout" svg:width="0.423cm" svg:height="0.424cm" svg:x="5.081cm" svg:y="12.517cm" svg:viewBox="0 0 424 425" draw:points="0,425 0,0 424,0 424,425">
          <text:p/>
        </draw:polygon>
        <draw:polygon draw:style-name="gr6" draw:layer="layout" svg:width="0.423cm" svg:height="0.424cm" svg:x="5.081cm" svg:y="12.517cm" svg:viewBox="0 0 424 425" draw:points="0,425 0,0 424,0 424,425">
          <text:p/>
        </draw:polygon>
        <draw:polygon draw:style-name="gr7" draw:layer="layout" svg:width="0.423cm" svg:height="0.424cm" svg:x="5.081cm" svg:y="12.517cm" svg:viewBox="0 0 424 425" draw:points="0,425 0,0 424,0 424,425">
          <text:p/>
        </draw:polygon>
        <draw:polygon draw:style-name="gr6" draw:layer="layout" svg:width="0.423cm" svg:height="0.423cm" svg:x="5.081cm" svg:y="12.094cm" svg:viewBox="0 0 424 424" draw:points="0,424 0,0 424,0 424,424">
          <text:p/>
        </draw:polygon>
        <draw:polygon draw:style-name="gr7" draw:layer="layout" svg:width="0.423cm" svg:height="0.423cm" svg:x="5.081cm" svg:y="12.094cm" svg:viewBox="0 0 424 424" draw:points="0,424 0,0 424,0 424,424">
          <text:p/>
        </draw:polygon>
        <draw:polygon draw:style-name="gr6" draw:layer="layout" svg:width="0.423cm" svg:height="0.423cm" svg:x="5.081cm" svg:y="12.094cm" svg:viewBox="0 0 424 424" draw:points="0,424 0,0 424,0 424,424">
          <text:p/>
        </draw:polygon>
        <draw:polygon draw:style-name="gr7" draw:layer="layout" svg:width="0.423cm" svg:height="0.423cm" svg:x="5.081cm" svg:y="12.094cm" svg:viewBox="0 0 424 424" draw:points="0,424 0,0 424,0 424,424">
          <text:p/>
        </draw:polygon>
        <draw:polygon draw:style-name="gr6" draw:layer="layout" svg:width="0.423cm" svg:height="0.423cm" svg:x="5.081cm" svg:y="11.671cm" svg:viewBox="0 0 424 424" draw:points="0,424 0,0 424,0 424,424">
          <text:p/>
        </draw:polygon>
        <draw:polygon draw:style-name="gr7" draw:layer="layout" svg:width="0.423cm" svg:height="0.423cm" svg:x="5.081cm" svg:y="11.671cm" svg:viewBox="0 0 424 424" draw:points="0,424 0,0 424,0 424,424">
          <text:p/>
        </draw:polygon>
        <draw:polygon draw:style-name="gr6" draw:layer="layout" svg:width="0.423cm" svg:height="0.423cm" svg:x="5.081cm" svg:y="11.671cm" svg:viewBox="0 0 424 424" draw:points="0,424 0,0 424,0 424,424">
          <text:p/>
        </draw:polygon>
        <draw:polygon draw:style-name="gr7" draw:layer="layout" svg:width="0.423cm" svg:height="0.423cm" svg:x="5.081cm" svg:y="11.671cm" svg:viewBox="0 0 424 424" draw:points="0,424 0,0 424,0 424,424">
          <text:p/>
        </draw:polygon>
        <draw:polygon draw:style-name="gr6" draw:layer="layout" svg:width="0.423cm" svg:height="0.424cm" svg:x="5.081cm" svg:y="11.247cm" svg:viewBox="0 0 424 425" draw:points="0,425 0,0 424,0 424,425">
          <text:p/>
        </draw:polygon>
        <draw:polygon draw:style-name="gr7" draw:layer="layout" svg:width="0.423cm" svg:height="0.424cm" svg:x="5.081cm" svg:y="11.247cm" svg:viewBox="0 0 424 425" draw:points="0,425 0,0 424,0 424,425">
          <text:p/>
        </draw:polygon>
        <draw:polygon draw:style-name="gr6" draw:layer="layout" svg:width="0.423cm" svg:height="0.424cm" svg:x="5.081cm" svg:y="11.247cm" svg:viewBox="0 0 424 425" draw:points="0,425 0,0 424,0 424,425">
          <text:p/>
        </draw:polygon>
        <draw:polygon draw:style-name="gr7" draw:layer="layout" svg:width="0.423cm" svg:height="0.424cm" svg:x="5.081cm" svg:y="11.247cm" svg:viewBox="0 0 424 425" draw:points="0,425 0,0 424,0 424,425">
          <text:p/>
        </draw:polygon>
        <draw:polygon draw:style-name="gr6" draw:layer="layout" svg:width="0.423cm" svg:height="0.423cm" svg:x="5.081cm" svg:y="10.824cm" svg:viewBox="0 0 424 424" draw:points="0,424 0,0 424,0 424,424">
          <text:p/>
        </draw:polygon>
        <draw:polygon draw:style-name="gr7" draw:layer="layout" svg:width="0.423cm" svg:height="0.423cm" svg:x="5.081cm" svg:y="10.824cm" svg:viewBox="0 0 424 424" draw:points="0,424 0,0 424,0 424,424">
          <text:p/>
        </draw:polygon>
        <draw:polygon draw:style-name="gr6" draw:layer="layout" svg:width="0.423cm" svg:height="0.423cm" svg:x="5.081cm" svg:y="10.824cm" svg:viewBox="0 0 424 424" draw:points="0,424 0,0 424,0 424,424">
          <text:p/>
        </draw:polygon>
        <draw:polygon draw:style-name="gr7" draw:layer="layout" svg:width="0.423cm" svg:height="0.423cm" svg:x="5.081cm" svg:y="10.824cm" svg:viewBox="0 0 424 424" draw:points="0,424 0,0 424,0 424,424">
          <text:p/>
        </draw:polygon>
        <draw:polygon draw:style-name="gr6" draw:layer="layout" svg:width="0.423cm" svg:height="0.423cm" svg:x="5.081cm" svg:y="10.401cm" svg:viewBox="0 0 424 424" draw:points="0,424 0,0 424,0 424,424">
          <text:p/>
        </draw:polygon>
        <draw:polygon draw:style-name="gr7" draw:layer="layout" svg:width="0.423cm" svg:height="0.423cm" svg:x="5.081cm" svg:y="10.401cm" svg:viewBox="0 0 424 424" draw:points="0,424 0,0 424,0 424,424">
          <text:p/>
        </draw:polygon>
        <draw:polygon draw:style-name="gr6" draw:layer="layout" svg:width="0.423cm" svg:height="0.423cm" svg:x="5.081cm" svg:y="10.401cm" svg:viewBox="0 0 424 424" draw:points="0,424 0,0 424,0 424,424">
          <text:p/>
        </draw:polygon>
        <draw:polygon draw:style-name="gr7" draw:layer="layout" svg:width="0.423cm" svg:height="0.423cm" svg:x="5.081cm" svg:y="10.401cm" svg:viewBox="0 0 424 424" draw:points="0,424 0,0 424,0 424,424">
          <text:p/>
        </draw:polygon>
        <draw:polygon draw:style-name="gr6" draw:layer="layout" svg:width="0.423cm" svg:height="0.424cm" svg:x="5.504cm" svg:y="20.137cm" svg:viewBox="0 0 424 425" draw:points="0,425 0,0 424,0 424,425">
          <text:p/>
        </draw:polygon>
        <draw:polygon draw:style-name="gr7" draw:layer="layout" svg:width="0.423cm" svg:height="0.424cm" svg:x="5.504cm" svg:y="20.137cm" svg:viewBox="0 0 424 425" draw:points="0,425 0,0 424,0 424,425">
          <text:p/>
        </draw:polygon>
        <draw:polygon draw:style-name="gr6" draw:layer="layout" svg:width="0.423cm" svg:height="0.424cm" svg:x="5.504cm" svg:y="20.137cm" svg:viewBox="0 0 424 425" draw:points="0,425 0,0 424,0 424,425">
          <text:p/>
        </draw:polygon>
        <draw:polygon draw:style-name="gr7" draw:layer="layout" svg:width="0.423cm" svg:height="0.424cm" svg:x="5.504cm" svg:y="20.137cm" svg:viewBox="0 0 424 425" draw:points="0,425 0,0 424,0 424,425">
          <text:p/>
        </draw:polygon>
        <draw:polygon draw:style-name="gr6" draw:layer="layout" svg:width="0.423cm" svg:height="0.423cm" svg:x="5.504cm" svg:y="19.714cm" svg:viewBox="0 0 424 424" draw:points="0,424 0,0 424,0 424,424">
          <text:p/>
        </draw:polygon>
        <draw:polygon draw:style-name="gr7" draw:layer="layout" svg:width="0.423cm" svg:height="0.423cm" svg:x="5.504cm" svg:y="19.714cm" svg:viewBox="0 0 424 424" draw:points="0,424 0,0 424,0 424,424">
          <text:p/>
        </draw:polygon>
        <draw:polygon draw:style-name="gr6" draw:layer="layout" svg:width="0.423cm" svg:height="0.423cm" svg:x="5.504cm" svg:y="19.714cm" svg:viewBox="0 0 424 424" draw:points="0,424 0,0 424,0 424,424">
          <text:p/>
        </draw:polygon>
        <draw:polygon draw:style-name="gr7" draw:layer="layout" svg:width="0.423cm" svg:height="0.423cm" svg:x="5.504cm" svg:y="19.714cm" svg:viewBox="0 0 424 424" draw:points="0,424 0,0 424,0 424,424">
          <text:p/>
        </draw:polygon>
        <draw:polygon draw:style-name="gr6" draw:layer="layout" svg:width="0.423cm" svg:height="0.423cm" svg:x="5.504cm" svg:y="19.291cm" svg:viewBox="0 0 424 424" draw:points="0,424 0,0 424,0 424,424">
          <text:p/>
        </draw:polygon>
        <draw:polygon draw:style-name="gr7" draw:layer="layout" svg:width="0.423cm" svg:height="0.423cm" svg:x="5.504cm" svg:y="19.291cm" svg:viewBox="0 0 424 424" draw:points="0,424 0,0 424,0 424,424">
          <text:p/>
        </draw:polygon>
        <draw:polygon draw:style-name="gr6" draw:layer="layout" svg:width="0.423cm" svg:height="0.423cm" svg:x="5.504cm" svg:y="19.291cm" svg:viewBox="0 0 424 424" draw:points="0,424 0,0 424,0 424,424">
          <text:p/>
        </draw:polygon>
        <draw:polygon draw:style-name="gr7" draw:layer="layout" svg:width="0.423cm" svg:height="0.423cm" svg:x="5.504cm" svg:y="19.291cm" svg:viewBox="0 0 424 424" draw:points="0,424 0,0 424,0 424,424">
          <text:p/>
        </draw:polygon>
        <draw:polygon draw:style-name="gr6" draw:layer="layout" svg:width="0.423cm" svg:height="0.424cm" svg:x="5.504cm" svg:y="18.867cm" svg:viewBox="0 0 424 425" draw:points="0,425 0,0 424,0 424,425">
          <text:p/>
        </draw:polygon>
        <draw:polygon draw:style-name="gr7" draw:layer="layout" svg:width="0.423cm" svg:height="0.424cm" svg:x="5.504cm" svg:y="18.867cm" svg:viewBox="0 0 424 425" draw:points="0,425 0,0 424,0 424,425">
          <text:p/>
        </draw:polygon>
        <draw:polygon draw:style-name="gr6" draw:layer="layout" svg:width="0.423cm" svg:height="0.424cm" svg:x="5.504cm" svg:y="18.867cm" svg:viewBox="0 0 424 425" draw:points="0,425 0,0 424,0 424,425">
          <text:p/>
        </draw:polygon>
        <draw:polygon draw:style-name="gr7" draw:layer="layout" svg:width="0.423cm" svg:height="0.424cm" svg:x="5.504cm" svg:y="18.867cm" svg:viewBox="0 0 424 425" draw:points="0,425 0,0 424,0 424,425">
          <text:p/>
        </draw:polygon>
        <draw:polygon draw:style-name="gr6" draw:layer="layout" svg:width="0.423cm" svg:height="0.423cm" svg:x="5.504cm" svg:y="18.444cm" svg:viewBox="0 0 424 424" draw:points="0,424 0,0 424,0 424,424">
          <text:p/>
        </draw:polygon>
        <draw:polygon draw:style-name="gr7" draw:layer="layout" svg:width="0.423cm" svg:height="0.423cm" svg:x="5.504cm" svg:y="18.444cm" svg:viewBox="0 0 424 424" draw:points="0,424 0,0 424,0 424,424">
          <text:p/>
        </draw:polygon>
        <draw:polygon draw:style-name="gr6" draw:layer="layout" svg:width="0.423cm" svg:height="0.423cm" svg:x="5.504cm" svg:y="18.444cm" svg:viewBox="0 0 424 424" draw:points="0,424 0,0 424,0 424,424">
          <text:p/>
        </draw:polygon>
        <draw:polygon draw:style-name="gr7" draw:layer="layout" svg:width="0.423cm" svg:height="0.423cm" svg:x="5.504cm" svg:y="18.444cm" svg:viewBox="0 0 424 424" draw:points="0,424 0,0 424,0 424,424">
          <text:p/>
        </draw:polygon>
        <draw:polygon draw:style-name="gr6" draw:layer="layout" svg:width="0.423cm" svg:height="0.423cm" svg:x="5.504cm" svg:y="18.021cm" svg:viewBox="0 0 424 424" draw:points="0,424 0,0 424,0 424,424">
          <text:p/>
        </draw:polygon>
        <draw:polygon draw:style-name="gr7" draw:layer="layout" svg:width="0.423cm" svg:height="0.423cm" svg:x="5.504cm" svg:y="18.021cm" svg:viewBox="0 0 424 424" draw:points="0,424 0,0 424,0 424,424">
          <text:p/>
        </draw:polygon>
        <draw:polygon draw:style-name="gr6" draw:layer="layout" svg:width="0.423cm" svg:height="0.423cm" svg:x="5.504cm" svg:y="18.021cm" svg:viewBox="0 0 424 424" draw:points="0,424 0,0 424,0 424,424">
          <text:p/>
        </draw:polygon>
        <draw:polygon draw:style-name="gr7" draw:layer="layout" svg:width="0.423cm" svg:height="0.423cm" svg:x="5.504cm" svg:y="18.021cm" svg:viewBox="0 0 424 424" draw:points="0,424 0,0 424,0 424,424">
          <text:p/>
        </draw:polygon>
        <draw:polygon draw:style-name="gr6" draw:layer="layout" svg:width="0.423cm" svg:height="0.424cm" svg:x="5.504cm" svg:y="17.597cm" svg:viewBox="0 0 424 425" draw:points="0,425 0,0 424,0 424,425">
          <text:p/>
        </draw:polygon>
        <draw:polygon draw:style-name="gr7" draw:layer="layout" svg:width="0.423cm" svg:height="0.424cm" svg:x="5.504cm" svg:y="17.597cm" svg:viewBox="0 0 424 425" draw:points="0,425 0,0 424,0 424,425">
          <text:p/>
        </draw:polygon>
        <draw:polygon draw:style-name="gr6" draw:layer="layout" svg:width="0.423cm" svg:height="0.424cm" svg:x="5.504cm" svg:y="17.597cm" svg:viewBox="0 0 424 425" draw:points="0,425 0,0 424,0 424,425">
          <text:p/>
        </draw:polygon>
        <draw:polygon draw:style-name="gr7" draw:layer="layout" svg:width="0.423cm" svg:height="0.424cm" svg:x="5.504cm" svg:y="17.597cm" svg:viewBox="0 0 424 425" draw:points="0,425 0,0 424,0 424,425">
          <text:p/>
        </draw:polygon>
        <draw:polygon draw:style-name="gr6" draw:layer="layout" svg:width="0.423cm" svg:height="0.423cm" svg:x="5.504cm" svg:y="17.174cm" svg:viewBox="0 0 424 424" draw:points="0,424 0,0 424,0 424,424">
          <text:p/>
        </draw:polygon>
        <draw:polygon draw:style-name="gr7" draw:layer="layout" svg:width="0.423cm" svg:height="0.423cm" svg:x="5.504cm" svg:y="17.174cm" svg:viewBox="0 0 424 424" draw:points="0,424 0,0 424,0 424,424">
          <text:p/>
        </draw:polygon>
        <draw:polygon draw:style-name="gr6" draw:layer="layout" svg:width="0.423cm" svg:height="0.423cm" svg:x="5.504cm" svg:y="17.174cm" svg:viewBox="0 0 424 424" draw:points="0,424 0,0 424,0 424,424">
          <text:p/>
        </draw:polygon>
        <draw:polygon draw:style-name="gr7" draw:layer="layout" svg:width="0.423cm" svg:height="0.423cm" svg:x="5.504cm" svg:y="17.174cm" svg:viewBox="0 0 424 424" draw:points="0,424 0,0 424,0 424,424">
          <text:p/>
        </draw:polygon>
        <draw:polygon draw:style-name="gr6" draw:layer="layout" svg:width="0.423cm" svg:height="0.423cm" svg:x="5.504cm" svg:y="16.751cm" svg:viewBox="0 0 424 424" draw:points="0,424 0,0 424,0 424,424">
          <text:p/>
        </draw:polygon>
        <draw:polygon draw:style-name="gr7" draw:layer="layout" svg:width="0.423cm" svg:height="0.423cm" svg:x="5.504cm" svg:y="16.751cm" svg:viewBox="0 0 424 424" draw:points="0,424 0,0 424,0 424,424">
          <text:p/>
        </draw:polygon>
        <draw:polygon draw:style-name="gr6" draw:layer="layout" svg:width="0.423cm" svg:height="0.423cm" svg:x="5.504cm" svg:y="16.751cm" svg:viewBox="0 0 424 424" draw:points="0,424 0,0 424,0 424,424">
          <text:p/>
        </draw:polygon>
        <draw:polygon draw:style-name="gr7" draw:layer="layout" svg:width="0.423cm" svg:height="0.423cm" svg:x="5.504cm" svg:y="16.751cm" svg:viewBox="0 0 424 424" draw:points="0,424 0,0 424,0 424,424">
          <text:p/>
        </draw:polygon>
        <draw:polygon draw:style-name="gr6" draw:layer="layout" svg:width="0.423cm" svg:height="0.424cm" svg:x="5.504cm" svg:y="16.327cm" svg:viewBox="0 0 424 425" draw:points="0,425 0,0 424,0 424,425">
          <text:p/>
        </draw:polygon>
        <draw:polygon draw:style-name="gr7" draw:layer="layout" svg:width="0.423cm" svg:height="0.424cm" svg:x="5.504cm" svg:y="16.327cm" svg:viewBox="0 0 424 425" draw:points="0,425 0,0 424,0 424,425">
          <text:p/>
        </draw:polygon>
        <draw:polygon draw:style-name="gr6" draw:layer="layout" svg:width="0.423cm" svg:height="0.424cm" svg:x="5.504cm" svg:y="16.327cm" svg:viewBox="0 0 424 425" draw:points="0,425 0,0 424,0 424,425">
          <text:p/>
        </draw:polygon>
        <draw:polygon draw:style-name="gr7" draw:layer="layout" svg:width="0.423cm" svg:height="0.424cm" svg:x="5.504cm" svg:y="16.327cm" svg:viewBox="0 0 424 425" draw:points="0,425 0,0 424,0 424,425">
          <text:p/>
        </draw:polygon>
        <draw:polygon draw:style-name="gr6" draw:layer="layout" svg:width="0.423cm" svg:height="0.423cm" svg:x="5.504cm" svg:y="15.904cm" svg:viewBox="0 0 424 424" draw:points="0,424 0,0 424,0 424,424">
          <text:p/>
        </draw:polygon>
        <draw:polygon draw:style-name="gr7" draw:layer="layout" svg:width="0.423cm" svg:height="0.423cm" svg:x="5.504cm" svg:y="15.904cm" svg:viewBox="0 0 424 424" draw:points="0,424 0,0 424,0 424,424">
          <text:p/>
        </draw:polygon>
        <draw:polygon draw:style-name="gr6" draw:layer="layout" svg:width="0.423cm" svg:height="0.423cm" svg:x="5.504cm" svg:y="15.904cm" svg:viewBox="0 0 424 424" draw:points="0,424 0,0 424,0 424,424">
          <text:p/>
        </draw:polygon>
        <draw:polygon draw:style-name="gr7" draw:layer="layout" svg:width="0.423cm" svg:height="0.423cm" svg:x="5.504cm" svg:y="15.904cm" svg:viewBox="0 0 424 424" draw:points="0,424 0,0 424,0 424,424">
          <text:p/>
        </draw:polygon>
        <draw:polygon draw:style-name="gr6" draw:layer="layout" svg:width="0.423cm" svg:height="0.423cm" svg:x="5.504cm" svg:y="15.481cm" svg:viewBox="0 0 424 424" draw:points="0,424 0,0 424,0 424,424">
          <text:p/>
        </draw:polygon>
        <draw:polygon draw:style-name="gr7" draw:layer="layout" svg:width="0.423cm" svg:height="0.423cm" svg:x="5.504cm" svg:y="15.481cm" svg:viewBox="0 0 424 424" draw:points="0,424 0,0 424,0 424,424">
          <text:p/>
        </draw:polygon>
        <draw:polygon draw:style-name="gr6" draw:layer="layout" svg:width="0.423cm" svg:height="0.423cm" svg:x="5.504cm" svg:y="15.481cm" svg:viewBox="0 0 424 424" draw:points="0,424 0,0 424,0 424,424">
          <text:p/>
        </draw:polygon>
        <draw:polygon draw:style-name="gr7" draw:layer="layout" svg:width="0.423cm" svg:height="0.423cm" svg:x="5.504cm" svg:y="15.481cm" svg:viewBox="0 0 424 424" draw:points="0,424 0,0 424,0 424,424">
          <text:p/>
        </draw:polygon>
        <draw:polygon draw:style-name="gr6" draw:layer="layout" svg:width="0.423cm" svg:height="0.424cm" svg:x="5.504cm" svg:y="15.057cm" svg:viewBox="0 0 424 425" draw:points="0,425 0,0 424,0 424,425">
          <text:p/>
        </draw:polygon>
        <draw:polygon draw:style-name="gr7" draw:layer="layout" svg:width="0.423cm" svg:height="0.424cm" svg:x="5.504cm" svg:y="15.057cm" svg:viewBox="0 0 424 425" draw:points="0,425 0,0 424,0 424,425">
          <text:p/>
        </draw:polygon>
        <draw:polygon draw:style-name="gr6" draw:layer="layout" svg:width="0.423cm" svg:height="0.424cm" svg:x="5.504cm" svg:y="15.057cm" svg:viewBox="0 0 424 425" draw:points="0,425 0,0 424,0 424,425">
          <text:p/>
        </draw:polygon>
        <draw:polygon draw:style-name="gr7" draw:layer="layout" svg:width="0.423cm" svg:height="0.424cm" svg:x="5.504cm" svg:y="15.057cm" svg:viewBox="0 0 424 425" draw:points="0,425 0,0 424,0 424,425">
          <text:p/>
        </draw:polygon>
        <draw:polygon draw:style-name="gr6" draw:layer="layout" svg:width="0.423cm" svg:height="0.423cm" svg:x="5.504cm" svg:y="14.634cm" svg:viewBox="0 0 424 424" draw:points="0,424 0,0 424,0 424,424">
          <text:p/>
        </draw:polygon>
        <draw:polygon draw:style-name="gr7" draw:layer="layout" svg:width="0.423cm" svg:height="0.423cm" svg:x="5.504cm" svg:y="14.634cm" svg:viewBox="0 0 424 424" draw:points="0,424 0,0 424,0 424,424">
          <text:p/>
        </draw:polygon>
        <draw:polygon draw:style-name="gr6" draw:layer="layout" svg:width="0.423cm" svg:height="0.423cm" svg:x="5.504cm" svg:y="14.634cm" svg:viewBox="0 0 424 424" draw:points="0,424 0,0 424,0 424,424">
          <text:p/>
        </draw:polygon>
        <draw:polygon draw:style-name="gr7" draw:layer="layout" svg:width="0.423cm" svg:height="0.423cm" svg:x="5.504cm" svg:y="14.634cm" svg:viewBox="0 0 424 424" draw:points="0,424 0,0 424,0 424,424">
          <text:p/>
        </draw:polygon>
        <draw:polygon draw:style-name="gr6" draw:layer="layout" svg:width="0.423cm" svg:height="0.423cm" svg:x="5.504cm" svg:y="14.211cm" svg:viewBox="0 0 424 424" draw:points="0,424 0,0 424,0 424,424">
          <text:p/>
        </draw:polygon>
        <draw:polygon draw:style-name="gr7" draw:layer="layout" svg:width="0.423cm" svg:height="0.423cm" svg:x="5.504cm" svg:y="14.211cm" svg:viewBox="0 0 424 424" draw:points="0,424 0,0 424,0 424,424">
          <text:p/>
        </draw:polygon>
        <draw:polygon draw:style-name="gr6" draw:layer="layout" svg:width="0.423cm" svg:height="0.423cm" svg:x="5.504cm" svg:y="14.211cm" svg:viewBox="0 0 424 424" draw:points="0,424 0,0 424,0 424,424">
          <text:p/>
        </draw:polygon>
        <draw:polygon draw:style-name="gr7" draw:layer="layout" svg:width="0.423cm" svg:height="0.423cm" svg:x="5.504cm" svg:y="14.211cm" svg:viewBox="0 0 424 424" draw:points="0,424 0,0 424,0 424,424">
          <text:p/>
        </draw:polygon>
        <draw:polygon draw:style-name="gr6" draw:layer="layout" svg:width="0.423cm" svg:height="0.424cm" svg:x="5.504cm" svg:y="13.787cm" svg:viewBox="0 0 424 425" draw:points="0,425 0,0 424,0 424,425">
          <text:p/>
        </draw:polygon>
        <draw:polygon draw:style-name="gr7" draw:layer="layout" svg:width="0.423cm" svg:height="0.424cm" svg:x="5.504cm" svg:y="13.787cm" svg:viewBox="0 0 424 425" draw:points="0,425 0,0 424,0 424,425">
          <text:p/>
        </draw:polygon>
        <draw:polygon draw:style-name="gr6" draw:layer="layout" svg:width="0.423cm" svg:height="0.424cm" svg:x="5.504cm" svg:y="13.787cm" svg:viewBox="0 0 424 425" draw:points="0,425 0,0 424,0 424,425">
          <text:p/>
        </draw:polygon>
        <draw:polygon draw:style-name="gr7" draw:layer="layout" svg:width="0.423cm" svg:height="0.424cm" svg:x="5.504cm" svg:y="13.787cm" svg:viewBox="0 0 424 425" draw:points="0,425 0,0 424,0 424,425">
          <text:p/>
        </draw:polygon>
        <draw:polygon draw:style-name="gr6" draw:layer="layout" svg:width="0.423cm" svg:height="0.423cm" svg:x="5.504cm" svg:y="13.364cm" svg:viewBox="0 0 424 424" draw:points="0,424 0,0 424,0 424,424">
          <text:p/>
        </draw:polygon>
        <draw:polygon draw:style-name="gr7" draw:layer="layout" svg:width="0.423cm" svg:height="0.423cm" svg:x="5.504cm" svg:y="13.364cm" svg:viewBox="0 0 424 424" draw:points="0,424 0,0 424,0 424,424">
          <text:p/>
        </draw:polygon>
        <draw:polygon draw:style-name="gr6" draw:layer="layout" svg:width="0.423cm" svg:height="0.423cm" svg:x="5.504cm" svg:y="13.364cm" svg:viewBox="0 0 424 424" draw:points="0,424 0,0 424,0 424,424">
          <text:p/>
        </draw:polygon>
        <draw:polygon draw:style-name="gr7" draw:layer="layout" svg:width="0.423cm" svg:height="0.423cm" svg:x="5.504cm" svg:y="13.364cm" svg:viewBox="0 0 424 424" draw:points="0,424 0,0 424,0 424,424">
          <text:p/>
        </draw:polygon>
        <draw:polygon draw:style-name="gr6" draw:layer="layout" svg:width="0.423cm" svg:height="0.423cm" svg:x="5.504cm" svg:y="12.941cm" svg:viewBox="0 0 424 424" draw:points="0,424 0,0 424,0 424,424">
          <text:p/>
        </draw:polygon>
        <draw:polygon draw:style-name="gr7" draw:layer="layout" svg:width="0.423cm" svg:height="0.423cm" svg:x="5.504cm" svg:y="12.941cm" svg:viewBox="0 0 424 424" draw:points="0,424 0,0 424,0 424,424">
          <text:p/>
        </draw:polygon>
        <draw:polygon draw:style-name="gr6" draw:layer="layout" svg:width="0.423cm" svg:height="0.423cm" svg:x="5.504cm" svg:y="12.941cm" svg:viewBox="0 0 424 424" draw:points="0,424 0,0 424,0 424,424">
          <text:p/>
        </draw:polygon>
        <draw:polygon draw:style-name="gr7" draw:layer="layout" svg:width="0.423cm" svg:height="0.423cm" svg:x="5.504cm" svg:y="12.941cm" svg:viewBox="0 0 424 424" draw:points="0,424 0,0 424,0 424,424">
          <text:p/>
        </draw:polygon>
        <draw:polygon draw:style-name="gr6" draw:layer="layout" svg:width="0.423cm" svg:height="0.424cm" svg:x="5.504cm" svg:y="12.517cm" svg:viewBox="0 0 424 425" draw:points="0,425 0,0 424,0 424,425">
          <text:p/>
        </draw:polygon>
        <draw:polygon draw:style-name="gr7" draw:layer="layout" svg:width="0.423cm" svg:height="0.424cm" svg:x="5.504cm" svg:y="12.517cm" svg:viewBox="0 0 424 425" draw:points="0,425 0,0 424,0 424,425">
          <text:p/>
        </draw:polygon>
        <draw:polygon draw:style-name="gr6" draw:layer="layout" svg:width="0.423cm" svg:height="0.424cm" svg:x="5.504cm" svg:y="12.517cm" svg:viewBox="0 0 424 425" draw:points="0,425 0,0 424,0 424,425">
          <text:p/>
        </draw:polygon>
        <draw:polygon draw:style-name="gr7" draw:layer="layout" svg:width="0.423cm" svg:height="0.424cm" svg:x="5.504cm" svg:y="12.517cm" svg:viewBox="0 0 424 425" draw:points="0,425 0,0 424,0 424,425">
          <text:p/>
        </draw:polygon>
        <draw:polygon draw:style-name="gr6" draw:layer="layout" svg:width="0.423cm" svg:height="0.423cm" svg:x="5.504cm" svg:y="12.094cm" svg:viewBox="0 0 424 424" draw:points="0,424 0,0 424,0 424,424">
          <text:p/>
        </draw:polygon>
        <draw:polygon draw:style-name="gr7" draw:layer="layout" svg:width="0.423cm" svg:height="0.423cm" svg:x="5.504cm" svg:y="12.094cm" svg:viewBox="0 0 424 424" draw:points="0,424 0,0 424,0 424,424">
          <text:p/>
        </draw:polygon>
        <draw:polygon draw:style-name="gr6" draw:layer="layout" svg:width="0.423cm" svg:height="0.423cm" svg:x="5.504cm" svg:y="12.094cm" svg:viewBox="0 0 424 424" draw:points="0,424 0,0 424,0 424,424">
          <text:p/>
        </draw:polygon>
        <draw:polygon draw:style-name="gr7" draw:layer="layout" svg:width="0.423cm" svg:height="0.423cm" svg:x="5.504cm" svg:y="12.094cm" svg:viewBox="0 0 424 424" draw:points="0,424 0,0 424,0 424,424">
          <text:p/>
        </draw:polygon>
        <draw:polygon draw:style-name="gr6" draw:layer="layout" svg:width="0.423cm" svg:height="0.423cm" svg:x="5.504cm" svg:y="11.671cm" svg:viewBox="0 0 424 424" draw:points="0,424 0,0 424,0 424,424">
          <text:p/>
        </draw:polygon>
        <draw:polygon draw:style-name="gr7" draw:layer="layout" svg:width="0.423cm" svg:height="0.423cm" svg:x="5.504cm" svg:y="11.671cm" svg:viewBox="0 0 424 424" draw:points="0,424 0,0 424,0 424,424">
          <text:p/>
        </draw:polygon>
        <draw:polygon draw:style-name="gr6" draw:layer="layout" svg:width="0.423cm" svg:height="0.423cm" svg:x="5.504cm" svg:y="11.671cm" svg:viewBox="0 0 424 424" draw:points="0,424 0,0 424,0 424,424">
          <text:p/>
        </draw:polygon>
        <draw:polygon draw:style-name="gr7" draw:layer="layout" svg:width="0.423cm" svg:height="0.423cm" svg:x="5.504cm" svg:y="11.671cm" svg:viewBox="0 0 424 424" draw:points="0,424 0,0 424,0 424,424">
          <text:p/>
        </draw:polygon>
        <draw:polygon draw:style-name="gr6" draw:layer="layout" svg:width="0.423cm" svg:height="0.424cm" svg:x="5.504cm" svg:y="11.247cm" svg:viewBox="0 0 424 425" draw:points="0,425 0,0 424,0 424,425">
          <text:p/>
        </draw:polygon>
        <draw:polygon draw:style-name="gr7" draw:layer="layout" svg:width="0.423cm" svg:height="0.424cm" svg:x="5.504cm" svg:y="11.247cm" svg:viewBox="0 0 424 425" draw:points="0,425 0,0 424,0 424,425">
          <text:p/>
        </draw:polygon>
        <draw:polygon draw:style-name="gr6" draw:layer="layout" svg:width="0.423cm" svg:height="0.424cm" svg:x="5.504cm" svg:y="11.247cm" svg:viewBox="0 0 424 425" draw:points="0,425 0,0 424,0 424,425">
          <text:p/>
        </draw:polygon>
        <draw:polygon draw:style-name="gr7" draw:layer="layout" svg:width="0.423cm" svg:height="0.424cm" svg:x="5.504cm" svg:y="11.247cm" svg:viewBox="0 0 424 425" draw:points="0,425 0,0 424,0 424,425">
          <text:p/>
        </draw:polygon>
        <draw:polygon draw:style-name="gr6" draw:layer="layout" svg:width="0.423cm" svg:height="0.423cm" svg:x="5.504cm" svg:y="10.824cm" svg:viewBox="0 0 424 424" draw:points="0,424 0,0 424,0 424,424">
          <text:p/>
        </draw:polygon>
        <draw:polygon draw:style-name="gr7" draw:layer="layout" svg:width="0.423cm" svg:height="0.423cm" svg:x="5.504cm" svg:y="10.824cm" svg:viewBox="0 0 424 424" draw:points="0,424 0,0 424,0 424,424">
          <text:p/>
        </draw:polygon>
        <draw:polygon draw:style-name="gr6" draw:layer="layout" svg:width="0.423cm" svg:height="0.423cm" svg:x="5.504cm" svg:y="10.824cm" svg:viewBox="0 0 424 424" draw:points="0,424 0,0 424,0 424,424">
          <text:p/>
        </draw:polygon>
        <draw:polygon draw:style-name="gr7" draw:layer="layout" svg:width="0.423cm" svg:height="0.423cm" svg:x="5.504cm" svg:y="10.824cm" svg:viewBox="0 0 424 424" draw:points="0,424 0,0 424,0 424,424">
          <text:p/>
        </draw:polygon>
        <draw:polygon draw:style-name="gr6" draw:layer="layout" svg:width="0.423cm" svg:height="0.423cm" svg:x="5.504cm" svg:y="10.401cm" svg:viewBox="0 0 424 424" draw:points="0,424 0,0 424,0 424,424">
          <text:p/>
        </draw:polygon>
        <draw:polygon draw:style-name="gr7" draw:layer="layout" svg:width="0.423cm" svg:height="0.423cm" svg:x="5.504cm" svg:y="10.401cm" svg:viewBox="0 0 424 424" draw:points="0,424 0,0 424,0 424,424">
          <text:p/>
        </draw:polygon>
        <draw:polygon draw:style-name="gr6" draw:layer="layout" svg:width="0.423cm" svg:height="0.423cm" svg:x="5.504cm" svg:y="10.401cm" svg:viewBox="0 0 424 424" draw:points="0,424 0,0 424,0 424,424">
          <text:p/>
        </draw:polygon>
        <draw:polygon draw:style-name="gr7" draw:layer="layout" svg:width="0.423cm" svg:height="0.423cm" svg:x="5.504cm" svg:y="10.401cm" svg:viewBox="0 0 424 424" draw:points="0,424 0,0 424,0 424,424">
          <text:p/>
        </draw:polygon>
        <draw:polygon draw:style-name="gr6" draw:layer="layout" svg:width="0.424cm" svg:height="0.424cm" svg:x="5.927cm" svg:y="20.137cm" svg:viewBox="0 0 425 425" draw:points="0,425 0,0 425,0 425,425">
          <text:p/>
        </draw:polygon>
        <draw:polygon draw:style-name="gr7" draw:layer="layout" svg:width="0.424cm" svg:height="0.424cm" svg:x="5.927cm" svg:y="20.137cm" svg:viewBox="0 0 425 425" draw:points="0,425 0,0 425,0 425,425">
          <text:p/>
        </draw:polygon>
        <draw:polygon draw:style-name="gr6" draw:layer="layout" svg:width="0.424cm" svg:height="0.424cm" svg:x="5.927cm" svg:y="20.137cm" svg:viewBox="0 0 425 425" draw:points="0,425 0,0 425,0 425,425">
          <text:p/>
        </draw:polygon>
        <draw:polygon draw:style-name="gr7" draw:layer="layout" svg:width="0.424cm" svg:height="0.424cm" svg:x="5.927cm" svg:y="20.137cm" svg:viewBox="0 0 425 425" draw:points="0,425 0,0 425,0 425,425">
          <text:p/>
        </draw:polygon>
        <draw:polygon draw:style-name="gr6" draw:layer="layout" svg:width="0.424cm" svg:height="0.423cm" svg:x="5.927cm" svg:y="19.714cm" svg:viewBox="0 0 425 424" draw:points="0,424 0,0 425,0 425,424">
          <text:p/>
        </draw:polygon>
        <draw:polygon draw:style-name="gr7" draw:layer="layout" svg:width="0.424cm" svg:height="0.423cm" svg:x="5.927cm" svg:y="19.714cm" svg:viewBox="0 0 425 424" draw:points="0,424 0,0 425,0 425,424">
          <text:p/>
        </draw:polygon>
        <draw:polygon draw:style-name="gr6" draw:layer="layout" svg:width="0.424cm" svg:height="0.423cm" svg:x="5.927cm" svg:y="19.714cm" svg:viewBox="0 0 425 424" draw:points="0,424 0,0 425,0 425,424">
          <text:p/>
        </draw:polygon>
        <draw:polygon draw:style-name="gr7" draw:layer="layout" svg:width="0.424cm" svg:height="0.423cm" svg:x="5.927cm" svg:y="19.714cm" svg:viewBox="0 0 425 424" draw:points="0,424 0,0 425,0 425,424">
          <text:p/>
        </draw:polygon>
        <draw:polygon draw:style-name="gr6" draw:layer="layout" svg:width="0.424cm" svg:height="0.423cm" svg:x="5.927cm" svg:y="19.291cm" svg:viewBox="0 0 425 424" draw:points="0,424 0,0 425,0 425,424">
          <text:p/>
        </draw:polygon>
        <draw:polygon draw:style-name="gr7" draw:layer="layout" svg:width="0.424cm" svg:height="0.423cm" svg:x="5.927cm" svg:y="19.291cm" svg:viewBox="0 0 425 424" draw:points="0,424 0,0 425,0 425,424">
          <text:p/>
        </draw:polygon>
        <draw:polygon draw:style-name="gr6" draw:layer="layout" svg:width="0.424cm" svg:height="0.423cm" svg:x="5.927cm" svg:y="19.291cm" svg:viewBox="0 0 425 424" draw:points="0,424 0,0 425,0 425,424">
          <text:p/>
        </draw:polygon>
        <draw:polygon draw:style-name="gr7" draw:layer="layout" svg:width="0.424cm" svg:height="0.423cm" svg:x="5.927cm" svg:y="19.291cm" svg:viewBox="0 0 425 424" draw:points="0,424 0,0 425,0 425,424">
          <text:p/>
        </draw:polygon>
        <draw:polygon draw:style-name="gr6" draw:layer="layout" svg:width="0.424cm" svg:height="0.424cm" svg:x="5.927cm" svg:y="18.867cm" svg:viewBox="0 0 425 425" draw:points="0,425 0,0 425,0 425,425">
          <text:p/>
        </draw:polygon>
        <draw:polygon draw:style-name="gr7" draw:layer="layout" svg:width="0.424cm" svg:height="0.424cm" svg:x="5.927cm" svg:y="18.867cm" svg:viewBox="0 0 425 425" draw:points="0,425 0,0 425,0 425,425">
          <text:p/>
        </draw:polygon>
        <draw:polygon draw:style-name="gr6" draw:layer="layout" svg:width="0.424cm" svg:height="0.424cm" svg:x="5.927cm" svg:y="18.867cm" svg:viewBox="0 0 425 425" draw:points="0,425 0,0 425,0 425,425">
          <text:p/>
        </draw:polygon>
        <draw:polygon draw:style-name="gr7" draw:layer="layout" svg:width="0.424cm" svg:height="0.424cm" svg:x="5.927cm" svg:y="18.867cm" svg:viewBox="0 0 425 425" draw:points="0,425 0,0 425,0 425,425">
          <text:p/>
        </draw:polygon>
        <draw:polygon draw:style-name="gr6" draw:layer="layout" svg:width="0.424cm" svg:height="0.423cm" svg:x="5.927cm" svg:y="18.444cm" svg:viewBox="0 0 425 424" draw:points="0,424 0,0 425,0 425,424">
          <text:p/>
        </draw:polygon>
        <draw:polygon draw:style-name="gr7" draw:layer="layout" svg:width="0.424cm" svg:height="0.423cm" svg:x="5.927cm" svg:y="18.444cm" svg:viewBox="0 0 425 424" draw:points="0,424 0,0 425,0 425,424">
          <text:p/>
        </draw:polygon>
        <draw:polygon draw:style-name="gr6" draw:layer="layout" svg:width="0.424cm" svg:height="0.423cm" svg:x="5.927cm" svg:y="18.444cm" svg:viewBox="0 0 425 424" draw:points="0,424 0,0 425,0 425,424">
          <text:p/>
        </draw:polygon>
        <draw:polygon draw:style-name="gr7" draw:layer="layout" svg:width="0.424cm" svg:height="0.423cm" svg:x="5.927cm" svg:y="18.444cm" svg:viewBox="0 0 425 424" draw:points="0,424 0,0 425,0 425,424">
          <text:p/>
        </draw:polygon>
        <draw:polygon draw:style-name="gr6" draw:layer="layout" svg:width="0.424cm" svg:height="0.423cm" svg:x="5.927cm" svg:y="18.021cm" svg:viewBox="0 0 425 424" draw:points="0,424 0,0 425,0 425,424">
          <text:p/>
        </draw:polygon>
        <draw:polygon draw:style-name="gr7" draw:layer="layout" svg:width="0.424cm" svg:height="0.423cm" svg:x="5.927cm" svg:y="18.021cm" svg:viewBox="0 0 425 424" draw:points="0,424 0,0 425,0 425,424">
          <text:p/>
        </draw:polygon>
        <draw:polygon draw:style-name="gr6" draw:layer="layout" svg:width="0.424cm" svg:height="0.423cm" svg:x="5.927cm" svg:y="18.021cm" svg:viewBox="0 0 425 424" draw:points="0,424 0,0 425,0 425,424">
          <text:p/>
        </draw:polygon>
        <draw:polygon draw:style-name="gr7" draw:layer="layout" svg:width="0.424cm" svg:height="0.423cm" svg:x="5.927cm" svg:y="18.021cm" svg:viewBox="0 0 425 424" draw:points="0,424 0,0 425,0 425,424">
          <text:p/>
        </draw:polygon>
        <draw:polygon draw:style-name="gr6" draw:layer="layout" svg:width="0.424cm" svg:height="0.424cm" svg:x="5.927cm" svg:y="17.597cm" svg:viewBox="0 0 425 425" draw:points="0,425 0,0 425,0 425,425">
          <text:p/>
        </draw:polygon>
        <draw:polygon draw:style-name="gr7" draw:layer="layout" svg:width="0.424cm" svg:height="0.424cm" svg:x="5.927cm" svg:y="17.597cm" svg:viewBox="0 0 425 425" draw:points="0,425 0,0 425,0 425,425">
          <text:p/>
        </draw:polygon>
        <draw:polygon draw:style-name="gr6" draw:layer="layout" svg:width="0.424cm" svg:height="0.424cm" svg:x="5.927cm" svg:y="17.597cm" svg:viewBox="0 0 425 425" draw:points="0,425 0,0 425,0 425,425">
          <text:p/>
        </draw:polygon>
        <draw:polygon draw:style-name="gr7" draw:layer="layout" svg:width="0.424cm" svg:height="0.424cm" svg:x="5.927cm" svg:y="17.597cm" svg:viewBox="0 0 425 425" draw:points="0,425 0,0 425,0 425,425">
          <text:p/>
        </draw:polygon>
        <draw:polygon draw:style-name="gr6" draw:layer="layout" svg:width="0.424cm" svg:height="0.423cm" svg:x="5.927cm" svg:y="17.174cm" svg:viewBox="0 0 425 424" draw:points="0,424 0,0 425,0 425,424">
          <text:p/>
        </draw:polygon>
        <draw:polygon draw:style-name="gr7" draw:layer="layout" svg:width="0.424cm" svg:height="0.423cm" svg:x="5.927cm" svg:y="17.174cm" svg:viewBox="0 0 425 424" draw:points="0,424 0,0 425,0 425,424">
          <text:p/>
        </draw:polygon>
        <draw:polygon draw:style-name="gr6" draw:layer="layout" svg:width="0.424cm" svg:height="0.423cm" svg:x="5.927cm" svg:y="17.174cm" svg:viewBox="0 0 425 424" draw:points="0,424 0,0 425,0 425,424">
          <text:p/>
        </draw:polygon>
        <draw:polygon draw:style-name="gr7" draw:layer="layout" svg:width="0.424cm" svg:height="0.423cm" svg:x="5.927cm" svg:y="17.174cm" svg:viewBox="0 0 425 424" draw:points="0,424 0,0 425,0 425,424">
          <text:p/>
        </draw:polygon>
        <draw:polygon draw:style-name="gr6" draw:layer="layout" svg:width="0.424cm" svg:height="0.423cm" svg:x="5.927cm" svg:y="16.751cm" svg:viewBox="0 0 425 424" draw:points="0,424 0,0 425,0 425,424">
          <text:p/>
        </draw:polygon>
        <draw:polygon draw:style-name="gr7" draw:layer="layout" svg:width="0.424cm" svg:height="0.423cm" svg:x="5.927cm" svg:y="16.751cm" svg:viewBox="0 0 425 424" draw:points="0,424 0,0 425,0 425,424">
          <text:p/>
        </draw:polygon>
        <draw:polygon draw:style-name="gr6" draw:layer="layout" svg:width="0.424cm" svg:height="0.423cm" svg:x="5.927cm" svg:y="16.751cm" svg:viewBox="0 0 425 424" draw:points="0,424 0,0 425,0 425,424">
          <text:p/>
        </draw:polygon>
        <draw:polygon draw:style-name="gr7" draw:layer="layout" svg:width="0.424cm" svg:height="0.423cm" svg:x="5.927cm" svg:y="16.751cm" svg:viewBox="0 0 425 424" draw:points="0,424 0,0 425,0 425,424">
          <text:p/>
        </draw:polygon>
        <draw:polygon draw:style-name="gr6" draw:layer="layout" svg:width="0.424cm" svg:height="0.424cm" svg:x="5.927cm" svg:y="16.327cm" svg:viewBox="0 0 425 425" draw:points="0,425 0,0 425,0 425,425">
          <text:p/>
        </draw:polygon>
        <draw:polygon draw:style-name="gr7" draw:layer="layout" svg:width="0.424cm" svg:height="0.424cm" svg:x="5.927cm" svg:y="16.327cm" svg:viewBox="0 0 425 425" draw:points="0,425 0,0 425,0 425,425">
          <text:p/>
        </draw:polygon>
        <draw:polygon draw:style-name="gr6" draw:layer="layout" svg:width="0.424cm" svg:height="0.424cm" svg:x="5.927cm" svg:y="16.327cm" svg:viewBox="0 0 425 425" draw:points="0,425 0,0 425,0 425,425">
          <text:p/>
        </draw:polygon>
        <draw:polygon draw:style-name="gr7" draw:layer="layout" svg:width="0.424cm" svg:height="0.424cm" svg:x="5.927cm" svg:y="16.327cm" svg:viewBox="0 0 425 425" draw:points="0,425 0,0 425,0 425,425">
          <text:p/>
        </draw:polygon>
        <draw:polygon draw:style-name="gr6" draw:layer="layout" svg:width="0.424cm" svg:height="0.423cm" svg:x="5.927cm" svg:y="15.904cm" svg:viewBox="0 0 425 424" draw:points="0,424 0,0 425,0 425,424">
          <text:p/>
        </draw:polygon>
        <draw:polygon draw:style-name="gr7" draw:layer="layout" svg:width="0.424cm" svg:height="0.423cm" svg:x="5.927cm" svg:y="15.904cm" svg:viewBox="0 0 425 424" draw:points="0,424 0,0 425,0 425,424">
          <text:p/>
        </draw:polygon>
        <draw:polygon draw:style-name="gr6" draw:layer="layout" svg:width="0.424cm" svg:height="0.423cm" svg:x="5.927cm" svg:y="15.904cm" svg:viewBox="0 0 425 424" draw:points="0,424 0,0 425,0 425,424">
          <text:p/>
        </draw:polygon>
        <draw:polygon draw:style-name="gr7" draw:layer="layout" svg:width="0.424cm" svg:height="0.423cm" svg:x="5.927cm" svg:y="15.904cm" svg:viewBox="0 0 425 424" draw:points="0,424 0,0 425,0 425,424">
          <text:p/>
        </draw:polygon>
        <draw:polygon draw:style-name="gr6" draw:layer="layout" svg:width="0.424cm" svg:height="0.423cm" svg:x="5.927cm" svg:y="15.481cm" svg:viewBox="0 0 425 424" draw:points="0,424 0,0 425,0 425,424">
          <text:p/>
        </draw:polygon>
        <draw:polygon draw:style-name="gr7" draw:layer="layout" svg:width="0.424cm" svg:height="0.423cm" svg:x="5.927cm" svg:y="15.481cm" svg:viewBox="0 0 425 424" draw:points="0,424 0,0 425,0 425,424">
          <text:p/>
        </draw:polygon>
        <draw:polygon draw:style-name="gr6" draw:layer="layout" svg:width="0.424cm" svg:height="0.423cm" svg:x="5.927cm" svg:y="15.481cm" svg:viewBox="0 0 425 424" draw:points="0,424 0,0 425,0 425,424">
          <text:p/>
        </draw:polygon>
        <draw:polygon draw:style-name="gr7" draw:layer="layout" svg:width="0.424cm" svg:height="0.423cm" svg:x="5.927cm" svg:y="15.481cm" svg:viewBox="0 0 425 424" draw:points="0,424 0,0 425,0 425,424">
          <text:p/>
        </draw:polygon>
        <draw:polygon draw:style-name="gr6" draw:layer="layout" svg:width="0.424cm" svg:height="0.424cm" svg:x="5.927cm" svg:y="15.057cm" svg:viewBox="0 0 425 425" draw:points="0,425 0,0 425,0 425,425">
          <text:p/>
        </draw:polygon>
        <draw:polygon draw:style-name="gr7" draw:layer="layout" svg:width="0.424cm" svg:height="0.424cm" svg:x="5.927cm" svg:y="15.057cm" svg:viewBox="0 0 425 425" draw:points="0,425 0,0 425,0 425,425">
          <text:p/>
        </draw:polygon>
        <draw:polygon draw:style-name="gr6" draw:layer="layout" svg:width="0.424cm" svg:height="0.424cm" svg:x="5.927cm" svg:y="15.057cm" svg:viewBox="0 0 425 425" draw:points="0,425 0,0 425,0 425,425">
          <text:p/>
        </draw:polygon>
        <draw:polygon draw:style-name="gr7" draw:layer="layout" svg:width="0.424cm" svg:height="0.424cm" svg:x="5.927cm" svg:y="15.057cm" svg:viewBox="0 0 425 425" draw:points="0,425 0,0 425,0 425,425">
          <text:p/>
        </draw:polygon>
        <draw:polygon draw:style-name="gr6" draw:layer="layout" svg:width="0.424cm" svg:height="0.423cm" svg:x="5.927cm" svg:y="14.634cm" svg:viewBox="0 0 425 424" draw:points="0,424 0,0 425,0 425,424">
          <text:p/>
        </draw:polygon>
        <draw:polygon draw:style-name="gr7" draw:layer="layout" svg:width="0.424cm" svg:height="0.423cm" svg:x="5.927cm" svg:y="14.634cm" svg:viewBox="0 0 425 424" draw:points="0,424 0,0 425,0 425,424">
          <text:p/>
        </draw:polygon>
        <draw:polygon draw:style-name="gr6" draw:layer="layout" svg:width="0.424cm" svg:height="0.423cm" svg:x="5.927cm" svg:y="14.634cm" svg:viewBox="0 0 425 424" draw:points="0,424 0,0 425,0 425,424">
          <text:p/>
        </draw:polygon>
        <draw:polygon draw:style-name="gr7" draw:layer="layout" svg:width="0.424cm" svg:height="0.423cm" svg:x="5.927cm" svg:y="14.634cm" svg:viewBox="0 0 425 424" draw:points="0,424 0,0 425,0 425,424">
          <text:p/>
        </draw:polygon>
        <draw:polygon draw:style-name="gr6" draw:layer="layout" svg:width="0.424cm" svg:height="0.423cm" svg:x="5.927cm" svg:y="14.211cm" svg:viewBox="0 0 425 424" draw:points="0,424 0,0 425,0 425,424">
          <text:p/>
        </draw:polygon>
        <draw:polygon draw:style-name="gr7" draw:layer="layout" svg:width="0.424cm" svg:height="0.423cm" svg:x="5.927cm" svg:y="14.211cm" svg:viewBox="0 0 425 424" draw:points="0,424 0,0 425,0 425,424">
          <text:p/>
        </draw:polygon>
        <draw:polygon draw:style-name="gr6" draw:layer="layout" svg:width="0.424cm" svg:height="0.423cm" svg:x="5.927cm" svg:y="14.211cm" svg:viewBox="0 0 425 424" draw:points="0,424 0,0 425,0 425,424">
          <text:p/>
        </draw:polygon>
        <draw:polygon draw:style-name="gr7" draw:layer="layout" svg:width="0.424cm" svg:height="0.423cm" svg:x="5.927cm" svg:y="14.211cm" svg:viewBox="0 0 425 424" draw:points="0,424 0,0 425,0 425,424">
          <text:p/>
        </draw:polygon>
        <draw:polygon draw:style-name="gr6" draw:layer="layout" svg:width="0.424cm" svg:height="0.424cm" svg:x="5.927cm" svg:y="13.787cm" svg:viewBox="0 0 425 425" draw:points="0,425 0,0 425,0 425,425">
          <text:p/>
        </draw:polygon>
        <draw:polygon draw:style-name="gr7" draw:layer="layout" svg:width="0.424cm" svg:height="0.424cm" svg:x="5.927cm" svg:y="13.787cm" svg:viewBox="0 0 425 425" draw:points="0,425 0,0 425,0 425,425">
          <text:p/>
        </draw:polygon>
        <draw:polygon draw:style-name="gr6" draw:layer="layout" svg:width="0.424cm" svg:height="0.424cm" svg:x="5.927cm" svg:y="13.787cm" svg:viewBox="0 0 425 425" draw:points="0,425 0,0 425,0 425,425">
          <text:p/>
        </draw:polygon>
        <draw:polygon draw:style-name="gr7" draw:layer="layout" svg:width="0.424cm" svg:height="0.424cm" svg:x="5.927cm" svg:y="13.787cm" svg:viewBox="0 0 425 425" draw:points="0,425 0,0 425,0 425,425">
          <text:p/>
        </draw:polygon>
        <draw:polygon draw:style-name="gr6" draw:layer="layout" svg:width="0.424cm" svg:height="0.423cm" svg:x="5.927cm" svg:y="13.364cm" svg:viewBox="0 0 425 424" draw:points="0,424 0,0 425,0 425,424">
          <text:p/>
        </draw:polygon>
        <draw:polygon draw:style-name="gr7" draw:layer="layout" svg:width="0.424cm" svg:height="0.423cm" svg:x="5.927cm" svg:y="13.364cm" svg:viewBox="0 0 425 424" draw:points="0,424 0,0 425,0 425,424">
          <text:p/>
        </draw:polygon>
        <draw:polygon draw:style-name="gr6" draw:layer="layout" svg:width="0.424cm" svg:height="0.423cm" svg:x="5.927cm" svg:y="13.364cm" svg:viewBox="0 0 425 424" draw:points="0,424 0,0 425,0 425,424">
          <text:p/>
        </draw:polygon>
        <draw:polygon draw:style-name="gr7" draw:layer="layout" svg:width="0.424cm" svg:height="0.423cm" svg:x="5.927cm" svg:y="13.364cm" svg:viewBox="0 0 425 424" draw:points="0,424 0,0 425,0 425,424">
          <text:p/>
        </draw:polygon>
        <draw:polygon draw:style-name="gr6" draw:layer="layout" svg:width="0.424cm" svg:height="0.423cm" svg:x="5.927cm" svg:y="12.941cm" svg:viewBox="0 0 425 424" draw:points="0,424 0,0 425,0 425,424">
          <text:p/>
        </draw:polygon>
        <draw:polygon draw:style-name="gr7" draw:layer="layout" svg:width="0.424cm" svg:height="0.423cm" svg:x="5.927cm" svg:y="12.941cm" svg:viewBox="0 0 425 424" draw:points="0,424 0,0 425,0 425,424">
          <text:p/>
        </draw:polygon>
        <draw:polygon draw:style-name="gr6" draw:layer="layout" svg:width="0.424cm" svg:height="0.423cm" svg:x="5.927cm" svg:y="12.941cm" svg:viewBox="0 0 425 424" draw:points="0,424 0,0 425,0 425,424">
          <text:p/>
        </draw:polygon>
        <draw:polygon draw:style-name="gr7" draw:layer="layout" svg:width="0.424cm" svg:height="0.423cm" svg:x="5.927cm" svg:y="12.941cm" svg:viewBox="0 0 425 424" draw:points="0,424 0,0 425,0 425,424">
          <text:p/>
        </draw:polygon>
        <draw:polygon draw:style-name="gr6" draw:layer="layout" svg:width="0.424cm" svg:height="0.424cm" svg:x="5.927cm" svg:y="12.517cm" svg:viewBox="0 0 425 425" draw:points="0,425 0,0 425,0 425,425">
          <text:p/>
        </draw:polygon>
        <draw:polygon draw:style-name="gr7" draw:layer="layout" svg:width="0.424cm" svg:height="0.424cm" svg:x="5.927cm" svg:y="12.517cm" svg:viewBox="0 0 425 425" draw:points="0,425 0,0 425,0 425,425">
          <text:p/>
        </draw:polygon>
        <draw:polygon draw:style-name="gr6" draw:layer="layout" svg:width="0.424cm" svg:height="0.424cm" svg:x="5.927cm" svg:y="12.517cm" svg:viewBox="0 0 425 425" draw:points="0,425 0,0 425,0 425,425">
          <text:p/>
        </draw:polygon>
        <draw:polygon draw:style-name="gr7" draw:layer="layout" svg:width="0.424cm" svg:height="0.424cm" svg:x="5.927cm" svg:y="12.517cm" svg:viewBox="0 0 425 425" draw:points="0,425 0,0 425,0 425,425">
          <text:p/>
        </draw:polygon>
        <draw:polygon draw:style-name="gr6" draw:layer="layout" svg:width="0.424cm" svg:height="0.423cm" svg:x="5.927cm" svg:y="12.094cm" svg:viewBox="0 0 425 424" draw:points="0,424 0,0 425,0 425,424">
          <text:p/>
        </draw:polygon>
        <draw:polygon draw:style-name="gr7" draw:layer="layout" svg:width="0.424cm" svg:height="0.423cm" svg:x="5.927cm" svg:y="12.094cm" svg:viewBox="0 0 425 424" draw:points="0,424 0,0 425,0 425,424">
          <text:p/>
        </draw:polygon>
        <draw:polygon draw:style-name="gr6" draw:layer="layout" svg:width="0.424cm" svg:height="0.423cm" svg:x="5.927cm" svg:y="12.094cm" svg:viewBox="0 0 425 424" draw:points="0,424 0,0 425,0 425,424">
          <text:p/>
        </draw:polygon>
        <draw:polygon draw:style-name="gr7" draw:layer="layout" svg:width="0.424cm" svg:height="0.423cm" svg:x="5.927cm" svg:y="12.094cm" svg:viewBox="0 0 425 424" draw:points="0,424 0,0 425,0 425,424">
          <text:p/>
        </draw:polygon>
        <draw:polygon draw:style-name="gr6" draw:layer="layout" svg:width="0.424cm" svg:height="0.423cm" svg:x="5.927cm" svg:y="11.671cm" svg:viewBox="0 0 425 424" draw:points="0,424 0,0 425,0 425,424">
          <text:p/>
        </draw:polygon>
        <draw:polygon draw:style-name="gr7" draw:layer="layout" svg:width="0.424cm" svg:height="0.423cm" svg:x="5.927cm" svg:y="11.671cm" svg:viewBox="0 0 425 424" draw:points="0,424 0,0 425,0 425,424">
          <text:p/>
        </draw:polygon>
        <draw:polygon draw:style-name="gr6" draw:layer="layout" svg:width="0.424cm" svg:height="0.423cm" svg:x="5.927cm" svg:y="11.671cm" svg:viewBox="0 0 425 424" draw:points="0,424 0,0 425,0 425,424">
          <text:p/>
        </draw:polygon>
        <draw:polygon draw:style-name="gr7" draw:layer="layout" svg:width="0.424cm" svg:height="0.423cm" svg:x="5.927cm" svg:y="11.671cm" svg:viewBox="0 0 425 424" draw:points="0,424 0,0 425,0 425,424">
          <text:p/>
        </draw:polygon>
        <draw:polygon draw:style-name="gr6" draw:layer="layout" svg:width="0.424cm" svg:height="0.424cm" svg:x="5.927cm" svg:y="11.247cm" svg:viewBox="0 0 425 425" draw:points="0,425 0,0 425,0 425,425">
          <text:p/>
        </draw:polygon>
        <draw:polygon draw:style-name="gr7" draw:layer="layout" svg:width="0.424cm" svg:height="0.424cm" svg:x="5.927cm" svg:y="11.247cm" svg:viewBox="0 0 425 425" draw:points="0,425 0,0 425,0 425,425">
          <text:p/>
        </draw:polygon>
        <draw:polygon draw:style-name="gr6" draw:layer="layout" svg:width="0.424cm" svg:height="0.424cm" svg:x="5.927cm" svg:y="11.247cm" svg:viewBox="0 0 425 425" draw:points="0,425 0,0 425,0 425,425">
          <text:p/>
        </draw:polygon>
        <draw:polygon draw:style-name="gr7" draw:layer="layout" svg:width="0.424cm" svg:height="0.424cm" svg:x="5.927cm" svg:y="11.247cm" svg:viewBox="0 0 425 425" draw:points="0,425 0,0 425,0 425,425">
          <text:p/>
        </draw:polygon>
        <draw:polygon draw:style-name="gr6" draw:layer="layout" svg:width="0.424cm" svg:height="0.423cm" svg:x="5.927cm" svg:y="10.824cm" svg:viewBox="0 0 425 424" draw:points="0,424 0,0 425,0 425,424">
          <text:p/>
        </draw:polygon>
        <draw:polygon draw:style-name="gr7" draw:layer="layout" svg:width="0.424cm" svg:height="0.423cm" svg:x="5.927cm" svg:y="10.824cm" svg:viewBox="0 0 425 424" draw:points="0,424 0,0 425,0 425,424">
          <text:p/>
        </draw:polygon>
        <draw:polygon draw:style-name="gr6" draw:layer="layout" svg:width="0.424cm" svg:height="0.423cm" svg:x="5.927cm" svg:y="10.824cm" svg:viewBox="0 0 425 424" draw:points="0,424 0,0 425,0 425,424">
          <text:p/>
        </draw:polygon>
        <draw:polygon draw:style-name="gr7" draw:layer="layout" svg:width="0.424cm" svg:height="0.423cm" svg:x="5.927cm" svg:y="10.824cm" svg:viewBox="0 0 425 424" draw:points="0,424 0,0 425,0 425,424">
          <text:p/>
        </draw:polygon>
        <draw:polygon draw:style-name="gr6" draw:layer="layout" svg:width="0.424cm" svg:height="0.423cm" svg:x="5.927cm" svg:y="10.401cm" svg:viewBox="0 0 425 424" draw:points="0,424 0,0 425,0 425,424">
          <text:p/>
        </draw:polygon>
        <draw:polygon draw:style-name="gr7" draw:layer="layout" svg:width="0.424cm" svg:height="0.423cm" svg:x="5.927cm" svg:y="10.401cm" svg:viewBox="0 0 425 424" draw:points="0,424 0,0 425,0 425,424">
          <text:p/>
        </draw:polygon>
        <draw:polygon draw:style-name="gr6" draw:layer="layout" svg:width="0.424cm" svg:height="0.423cm" svg:x="5.927cm" svg:y="10.401cm" svg:viewBox="0 0 425 424" draw:points="0,424 0,0 425,0 425,424">
          <text:p/>
        </draw:polygon>
        <draw:polygon draw:style-name="gr7" draw:layer="layout" svg:width="0.424cm" svg:height="0.423cm" svg:x="5.927cm" svg:y="10.401cm" svg:viewBox="0 0 425 424" draw:points="0,424 0,0 425,0 425,424">
          <text:p/>
        </draw:polygon>
        <draw:polygon draw:style-name="gr6" draw:layer="layout" svg:width="0.423cm" svg:height="0.424cm" svg:x="6.351cm" svg:y="20.137cm" svg:viewBox="0 0 424 425" draw:points="0,425 0,0 424,0 424,425">
          <text:p/>
        </draw:polygon>
        <draw:polygon draw:style-name="gr7" draw:layer="layout" svg:width="0.423cm" svg:height="0.424cm" svg:x="6.351cm" svg:y="20.137cm" svg:viewBox="0 0 424 425" draw:points="0,425 0,0 424,0 424,425">
          <text:p/>
        </draw:polygon>
        <draw:polygon draw:style-name="gr6" draw:layer="layout" svg:width="0.423cm" svg:height="0.424cm" svg:x="6.351cm" svg:y="20.137cm" svg:viewBox="0 0 424 425" draw:points="0,425 0,0 424,0 424,425">
          <text:p/>
        </draw:polygon>
        <draw:polygon draw:style-name="gr7" draw:layer="layout" svg:width="0.423cm" svg:height="0.424cm" svg:x="6.351cm" svg:y="20.137cm" svg:viewBox="0 0 424 425" draw:points="0,425 0,0 424,0 424,425">
          <text:p/>
        </draw:polygon>
        <draw:polygon draw:style-name="gr6" draw:layer="layout" svg:width="0.423cm" svg:height="0.423cm" svg:x="6.351cm" svg:y="19.714cm" svg:viewBox="0 0 424 424" draw:points="0,424 0,0 424,0 424,424">
          <text:p/>
        </draw:polygon>
        <draw:polygon draw:style-name="gr7" draw:layer="layout" svg:width="0.423cm" svg:height="0.423cm" svg:x="6.351cm" svg:y="19.714cm" svg:viewBox="0 0 424 424" draw:points="0,424 0,0 424,0 424,424">
          <text:p/>
        </draw:polygon>
        <draw:polygon draw:style-name="gr6" draw:layer="layout" svg:width="0.423cm" svg:height="0.423cm" svg:x="6.351cm" svg:y="19.714cm" svg:viewBox="0 0 424 424" draw:points="0,424 0,0 424,0 424,424">
          <text:p/>
        </draw:polygon>
        <draw:polygon draw:style-name="gr7" draw:layer="layout" svg:width="0.423cm" svg:height="0.423cm" svg:x="6.351cm" svg:y="19.714cm" svg:viewBox="0 0 424 424" draw:points="0,424 0,0 424,0 424,424">
          <text:p/>
        </draw:polygon>
        <draw:polygon draw:style-name="gr6" draw:layer="layout" svg:width="0.423cm" svg:height="0.423cm" svg:x="6.351cm" svg:y="19.291cm" svg:viewBox="0 0 424 424" draw:points="0,424 0,0 424,0 424,424">
          <text:p/>
        </draw:polygon>
        <draw:polygon draw:style-name="gr7" draw:layer="layout" svg:width="0.423cm" svg:height="0.423cm" svg:x="6.351cm" svg:y="19.291cm" svg:viewBox="0 0 424 424" draw:points="0,424 0,0 424,0 424,424">
          <text:p/>
        </draw:polygon>
        <draw:polygon draw:style-name="gr1" draw:layer="layout" svg:width="0.423cm" svg:height="0.423cm" svg:x="6.351cm" svg:y="19.291cm" svg:viewBox="0 0 424 424" draw:points="0,424 0,0 424,0 424,424">
          <text:p/>
        </draw:polygon>
        <draw:polygon draw:style-name="gr12" draw:layer="layout" svg:width="0.423cm" svg:height="0.423cm" svg:x="6.351cm" svg:y="19.291cm" svg:viewBox="0 0 424 424" draw:points="0,424 0,0 424,0 424,424">
          <text:p/>
        </draw:polygon>
        <draw:polygon draw:style-name="gr7" draw:layer="layout" svg:width="0.423cm" svg:height="0.423cm" svg:x="6.351cm" svg:y="19.291cm" svg:viewBox="0 0 424 424" draw:points="0,424 0,0 424,0 424,424">
          <text:p/>
        </draw:polygon>
        <draw:polygon draw:style-name="gr6" draw:layer="layout" svg:width="0.423cm" svg:height="0.424cm" svg:x="6.351cm" svg:y="18.867cm" svg:viewBox="0 0 424 425" draw:points="0,425 0,0 424,0 424,425">
          <text:p/>
        </draw:polygon>
        <draw:polygon draw:style-name="gr7" draw:layer="layout" svg:width="0.423cm" svg:height="0.424cm" svg:x="6.351cm" svg:y="18.867cm" svg:viewBox="0 0 424 425" draw:points="0,425 0,0 424,0 424,425">
          <text:p/>
        </draw:polygon>
        <draw:polygon draw:style-name="gr6" draw:layer="layout" svg:width="0.423cm" svg:height="0.424cm" svg:x="6.351cm" svg:y="18.867cm" svg:viewBox="0 0 424 425" draw:points="0,425 0,0 424,0 424,425">
          <text:p/>
        </draw:polygon>
        <draw:polygon draw:style-name="gr7" draw:layer="layout" svg:width="0.423cm" svg:height="0.424cm" svg:x="6.351cm" svg:y="18.867cm" svg:viewBox="0 0 424 425" draw:points="0,425 0,0 424,0 424,425">
          <text:p/>
        </draw:polygon>
        <draw:polygon draw:style-name="gr6" draw:layer="layout" svg:width="0.423cm" svg:height="0.423cm" svg:x="6.351cm" svg:y="18.444cm" svg:viewBox="0 0 424 424" draw:points="0,424 0,0 424,0 424,424">
          <text:p/>
        </draw:polygon>
        <draw:polygon draw:style-name="gr7" draw:layer="layout" svg:width="0.423cm" svg:height="0.423cm" svg:x="6.351cm" svg:y="18.444cm" svg:viewBox="0 0 424 424" draw:points="0,424 0,0 424,0 424,424">
          <text:p/>
        </draw:polygon>
        <draw:polygon draw:style-name="gr6" draw:layer="layout" svg:width="0.423cm" svg:height="0.423cm" svg:x="6.351cm" svg:y="18.444cm" svg:viewBox="0 0 424 424" draw:points="0,424 0,0 424,0 424,424">
          <text:p/>
        </draw:polygon>
        <draw:polygon draw:style-name="gr7" draw:layer="layout" svg:width="0.423cm" svg:height="0.423cm" svg:x="6.351cm" svg:y="18.444cm" svg:viewBox="0 0 424 424" draw:points="0,424 0,0 424,0 424,424">
          <text:p/>
        </draw:polygon>
        <draw:polygon draw:style-name="gr6" draw:layer="layout" svg:width="0.423cm" svg:height="0.423cm" svg:x="6.351cm" svg:y="18.021cm" svg:viewBox="0 0 424 424" draw:points="0,424 0,0 424,0 424,424">
          <text:p/>
        </draw:polygon>
        <draw:polygon draw:style-name="gr7" draw:layer="layout" svg:width="0.423cm" svg:height="0.423cm" svg:x="6.351cm" svg:y="18.021cm" svg:viewBox="0 0 424 424" draw:points="0,424 0,0 424,0 424,424">
          <text:p/>
        </draw:polygon>
        <draw:polygon draw:style-name="gr6" draw:layer="layout" svg:width="0.423cm" svg:height="0.423cm" svg:x="6.351cm" svg:y="18.021cm" svg:viewBox="0 0 424 424" draw:points="0,424 0,0 424,0 424,424">
          <text:p/>
        </draw:polygon>
        <draw:polygon draw:style-name="gr7" draw:layer="layout" svg:width="0.423cm" svg:height="0.423cm" svg:x="6.351cm" svg:y="18.021cm" svg:viewBox="0 0 424 424" draw:points="0,424 0,0 424,0 424,424">
          <text:p/>
        </draw:polygon>
        <draw:polygon draw:style-name="gr6" draw:layer="layout" svg:width="0.423cm" svg:height="0.424cm" svg:x="6.351cm" svg:y="17.597cm" svg:viewBox="0 0 424 425" draw:points="0,425 0,0 424,0 424,425">
          <text:p/>
        </draw:polygon>
        <draw:polygon draw:style-name="gr7" draw:layer="layout" svg:width="0.423cm" svg:height="0.424cm" svg:x="6.351cm" svg:y="17.597cm" svg:viewBox="0 0 424 425" draw:points="0,425 0,0 424,0 424,425">
          <text:p/>
        </draw:polygon>
        <draw:polygon draw:style-name="gr6" draw:layer="layout" svg:width="0.423cm" svg:height="0.424cm" svg:x="6.351cm" svg:y="17.597cm" svg:viewBox="0 0 424 425" draw:points="0,425 0,0 424,0 424,425">
          <text:p/>
        </draw:polygon>
        <draw:polygon draw:style-name="gr7" draw:layer="layout" svg:width="0.423cm" svg:height="0.424cm" svg:x="6.351cm" svg:y="17.597cm" svg:viewBox="0 0 424 425" draw:points="0,425 0,0 424,0 424,425">
          <text:p/>
        </draw:polygon>
        <draw:polygon draw:style-name="gr6" draw:layer="layout" svg:width="0.423cm" svg:height="0.423cm" svg:x="6.351cm" svg:y="17.174cm" svg:viewBox="0 0 424 424" draw:points="0,424 0,0 424,0 424,424">
          <text:p/>
        </draw:polygon>
        <draw:polygon draw:style-name="gr7" draw:layer="layout" svg:width="0.423cm" svg:height="0.423cm" svg:x="6.351cm" svg:y="17.174cm" svg:viewBox="0 0 424 424" draw:points="0,424 0,0 424,0 424,424">
          <text:p/>
        </draw:polygon>
        <draw:polygon draw:style-name="gr6" draw:layer="layout" svg:width="0.423cm" svg:height="0.423cm" svg:x="6.351cm" svg:y="17.174cm" svg:viewBox="0 0 424 424" draw:points="0,424 0,0 424,0 424,424">
          <text:p/>
        </draw:polygon>
        <draw:polygon draw:style-name="gr7" draw:layer="layout" svg:width="0.423cm" svg:height="0.423cm" svg:x="6.351cm" svg:y="17.174cm" svg:viewBox="0 0 424 424" draw:points="0,424 0,0 424,0 424,424">
          <text:p/>
        </draw:polygon>
        <draw:polygon draw:style-name="gr6" draw:layer="layout" svg:width="0.423cm" svg:height="0.423cm" svg:x="6.351cm" svg:y="16.751cm" svg:viewBox="0 0 424 424" draw:points="0,424 0,0 424,0 424,424">
          <text:p/>
        </draw:polygon>
        <draw:polygon draw:style-name="gr7" draw:layer="layout" svg:width="0.423cm" svg:height="0.423cm" svg:x="6.351cm" svg:y="16.751cm" svg:viewBox="0 0 424 424" draw:points="0,424 0,0 424,0 424,424">
          <text:p/>
        </draw:polygon>
        <draw:polygon draw:style-name="gr6" draw:layer="layout" svg:width="0.423cm" svg:height="0.423cm" svg:x="6.351cm" svg:y="16.751cm" svg:viewBox="0 0 424 424" draw:points="0,424 0,0 424,0 424,424">
          <text:p/>
        </draw:polygon>
        <draw:polygon draw:style-name="gr7" draw:layer="layout" svg:width="0.423cm" svg:height="0.423cm" svg:x="6.351cm" svg:y="16.751cm" svg:viewBox="0 0 424 424" draw:points="0,424 0,0 424,0 424,424">
          <text:p/>
        </draw:polygon>
        <draw:polygon draw:style-name="gr6" draw:layer="layout" svg:width="0.423cm" svg:height="0.424cm" svg:x="6.351cm" svg:y="16.327cm" svg:viewBox="0 0 424 425" draw:points="0,425 0,0 424,0 424,425">
          <text:p/>
        </draw:polygon>
        <draw:polygon draw:style-name="gr7" draw:layer="layout" svg:width="0.423cm" svg:height="0.424cm" svg:x="6.351cm" svg:y="16.327cm" svg:viewBox="0 0 424 425" draw:points="0,425 0,0 424,0 424,425">
          <text:p/>
        </draw:polygon>
        <draw:polygon draw:style-name="gr6" draw:layer="layout" svg:width="0.423cm" svg:height="0.424cm" svg:x="6.351cm" svg:y="16.327cm" svg:viewBox="0 0 424 425" draw:points="0,425 0,0 424,0 424,425">
          <text:p/>
        </draw:polygon>
        <draw:polygon draw:style-name="gr7" draw:layer="layout" svg:width="0.423cm" svg:height="0.424cm" svg:x="6.351cm" svg:y="16.327cm" svg:viewBox="0 0 424 425" draw:points="0,425 0,0 424,0 424,425">
          <text:p/>
        </draw:polygon>
        <draw:polygon draw:style-name="gr6" draw:layer="layout" svg:width="0.423cm" svg:height="0.423cm" svg:x="6.351cm" svg:y="15.904cm" svg:viewBox="0 0 424 424" draw:points="0,424 0,0 424,0 424,424">
          <text:p/>
        </draw:polygon>
        <draw:polygon draw:style-name="gr7" draw:layer="layout" svg:width="0.423cm" svg:height="0.423cm" svg:x="6.351cm" svg:y="15.904cm" svg:viewBox="0 0 424 424" draw:points="0,424 0,0 424,0 424,424">
          <text:p/>
        </draw:polygon>
        <draw:polygon draw:style-name="gr6" draw:layer="layout" svg:width="0.423cm" svg:height="0.423cm" svg:x="6.351cm" svg:y="15.904cm" svg:viewBox="0 0 424 424" draw:points="0,424 0,0 424,0 424,424">
          <text:p/>
        </draw:polygon>
        <draw:polygon draw:style-name="gr7" draw:layer="layout" svg:width="0.423cm" svg:height="0.423cm" svg:x="6.351cm" svg:y="15.904cm" svg:viewBox="0 0 424 424" draw:points="0,424 0,0 424,0 424,424">
          <text:p/>
        </draw:polygon>
        <draw:polygon draw:style-name="gr6" draw:layer="layout" svg:width="0.423cm" svg:height="0.423cm" svg:x="6.351cm" svg:y="15.481cm" svg:viewBox="0 0 424 424" draw:points="0,424 0,0 424,0 424,424">
          <text:p/>
        </draw:polygon>
        <draw:polygon draw:style-name="gr7" draw:layer="layout" svg:width="0.423cm" svg:height="0.423cm" svg:x="6.351cm" svg:y="15.481cm" svg:viewBox="0 0 424 424" draw:points="0,424 0,0 424,0 424,424">
          <text:p/>
        </draw:polygon>
        <draw:polygon draw:style-name="gr6" draw:layer="layout" svg:width="0.423cm" svg:height="0.423cm" svg:x="6.351cm" svg:y="15.481cm" svg:viewBox="0 0 424 424" draw:points="0,424 0,0 424,0 424,424">
          <text:p/>
        </draw:polygon>
        <draw:polygon draw:style-name="gr7" draw:layer="layout" svg:width="0.423cm" svg:height="0.423cm" svg:x="6.351cm" svg:y="15.481cm" svg:viewBox="0 0 424 424" draw:points="0,424 0,0 424,0 424,424">
          <text:p/>
        </draw:polygon>
        <draw:polygon draw:style-name="gr6" draw:layer="layout" svg:width="0.423cm" svg:height="0.424cm" svg:x="6.351cm" svg:y="15.057cm" svg:viewBox="0 0 424 425" draw:points="0,425 0,0 424,0 424,425">
          <text:p/>
        </draw:polygon>
        <draw:polygon draw:style-name="gr7" draw:layer="layout" svg:width="0.423cm" svg:height="0.424cm" svg:x="6.351cm" svg:y="15.057cm" svg:viewBox="0 0 424 425" draw:points="0,425 0,0 424,0 424,425">
          <text:p/>
        </draw:polygon>
        <draw:polygon draw:style-name="gr6" draw:layer="layout" svg:width="0.423cm" svg:height="0.424cm" svg:x="6.351cm" svg:y="15.057cm" svg:viewBox="0 0 424 425" draw:points="0,425 0,0 424,0 424,425">
          <text:p/>
        </draw:polygon>
        <draw:polygon draw:style-name="gr7" draw:layer="layout" svg:width="0.423cm" svg:height="0.424cm" svg:x="6.351cm" svg:y="15.057cm" svg:viewBox="0 0 424 425" draw:points="0,425 0,0 424,0 424,425">
          <text:p/>
        </draw:polygon>
        <draw:polygon draw:style-name="gr6" draw:layer="layout" svg:width="0.423cm" svg:height="0.423cm" svg:x="6.351cm" svg:y="14.634cm" svg:viewBox="0 0 424 424" draw:points="0,424 0,0 424,0 424,424">
          <text:p/>
        </draw:polygon>
        <draw:polygon draw:style-name="gr7" draw:layer="layout" svg:width="0.423cm" svg:height="0.423cm" svg:x="6.351cm" svg:y="14.634cm" svg:viewBox="0 0 424 424" draw:points="0,424 0,0 424,0 424,424">
          <text:p/>
        </draw:polygon>
        <draw:polygon draw:style-name="gr6" draw:layer="layout" svg:width="0.423cm" svg:height="0.423cm" svg:x="6.351cm" svg:y="14.634cm" svg:viewBox="0 0 424 424" draw:points="0,424 0,0 424,0 424,424">
          <text:p/>
        </draw:polygon>
        <draw:polygon draw:style-name="gr7" draw:layer="layout" svg:width="0.423cm" svg:height="0.423cm" svg:x="6.351cm" svg:y="14.634cm" svg:viewBox="0 0 424 424" draw:points="0,424 0,0 424,0 424,424">
          <text:p/>
        </draw:polygon>
        <draw:polygon draw:style-name="gr6" draw:layer="layout" svg:width="0.423cm" svg:height="0.423cm" svg:x="6.351cm" svg:y="14.211cm" svg:viewBox="0 0 424 424" draw:points="0,424 0,0 424,0 424,424">
          <text:p/>
        </draw:polygon>
        <draw:polygon draw:style-name="gr7" draw:layer="layout" svg:width="0.423cm" svg:height="0.423cm" svg:x="6.351cm" svg:y="14.211cm" svg:viewBox="0 0 424 424" draw:points="0,424 0,0 424,0 424,424">
          <text:p/>
        </draw:polygon>
        <draw:polygon draw:style-name="gr6" draw:layer="layout" svg:width="0.423cm" svg:height="0.423cm" svg:x="6.351cm" svg:y="14.211cm" svg:viewBox="0 0 424 424" draw:points="0,424 0,0 424,0 424,424">
          <text:p/>
        </draw:polygon>
        <draw:polygon draw:style-name="gr7" draw:layer="layout" svg:width="0.423cm" svg:height="0.423cm" svg:x="6.351cm" svg:y="14.211cm" svg:viewBox="0 0 424 424" draw:points="0,424 0,0 424,0 424,424">
          <text:p/>
        </draw:polygon>
        <draw:polygon draw:style-name="gr6" draw:layer="layout" svg:width="0.423cm" svg:height="0.424cm" svg:x="6.351cm" svg:y="13.787cm" svg:viewBox="0 0 424 425" draw:points="0,425 0,0 424,0 424,425">
          <text:p/>
        </draw:polygon>
        <draw:polygon draw:style-name="gr7" draw:layer="layout" svg:width="0.423cm" svg:height="0.424cm" svg:x="6.351cm" svg:y="13.787cm" svg:viewBox="0 0 424 425" draw:points="0,425 0,0 424,0 424,425">
          <text:p/>
        </draw:polygon>
        <draw:polygon draw:style-name="gr6" draw:layer="layout" svg:width="0.423cm" svg:height="0.424cm" svg:x="6.351cm" svg:y="13.787cm" svg:viewBox="0 0 424 425" draw:points="0,425 0,0 424,0 424,425">
          <text:p/>
        </draw:polygon>
        <draw:polygon draw:style-name="gr7" draw:layer="layout" svg:width="0.423cm" svg:height="0.424cm" svg:x="6.351cm" svg:y="13.787cm" svg:viewBox="0 0 424 425" draw:points="0,425 0,0 424,0 424,425">
          <text:p/>
        </draw:polygon>
        <draw:polygon draw:style-name="gr6" draw:layer="layout" svg:width="0.423cm" svg:height="0.423cm" svg:x="6.351cm" svg:y="13.364cm" svg:viewBox="0 0 424 424" draw:points="0,424 0,0 424,0 424,424">
          <text:p/>
        </draw:polygon>
        <draw:polygon draw:style-name="gr7" draw:layer="layout" svg:width="0.423cm" svg:height="0.423cm" svg:x="6.351cm" svg:y="13.364cm" svg:viewBox="0 0 424 424" draw:points="0,424 0,0 424,0 424,424">
          <text:p/>
        </draw:polygon>
        <draw:polygon draw:style-name="gr6" draw:layer="layout" svg:width="0.423cm" svg:height="0.423cm" svg:x="6.351cm" svg:y="13.364cm" svg:viewBox="0 0 424 424" draw:points="0,424 0,0 424,0 424,424">
          <text:p/>
        </draw:polygon>
        <draw:polygon draw:style-name="gr7" draw:layer="layout" svg:width="0.423cm" svg:height="0.423cm" svg:x="6.351cm" svg:y="13.364cm" svg:viewBox="0 0 424 424" draw:points="0,424 0,0 424,0 424,424">
          <text:p/>
        </draw:polygon>
        <draw:polygon draw:style-name="gr6" draw:layer="layout" svg:width="0.423cm" svg:height="0.423cm" svg:x="6.351cm" svg:y="12.941cm" svg:viewBox="0 0 424 424" draw:points="0,424 0,0 424,0 424,424">
          <text:p/>
        </draw:polygon>
        <draw:polygon draw:style-name="gr7" draw:layer="layout" svg:width="0.423cm" svg:height="0.423cm" svg:x="6.351cm" svg:y="12.941cm" svg:viewBox="0 0 424 424" draw:points="0,424 0,0 424,0 424,424">
          <text:p/>
        </draw:polygon>
        <draw:polygon draw:style-name="gr6" draw:layer="layout" svg:width="0.423cm" svg:height="0.423cm" svg:x="6.351cm" svg:y="12.941cm" svg:viewBox="0 0 424 424" draw:points="0,424 0,0 424,0 424,424">
          <text:p/>
        </draw:polygon>
        <draw:polygon draw:style-name="gr7" draw:layer="layout" svg:width="0.423cm" svg:height="0.423cm" svg:x="6.351cm" svg:y="12.941cm" svg:viewBox="0 0 424 424" draw:points="0,424 0,0 424,0 424,424">
          <text:p/>
        </draw:polygon>
        <draw:polygon draw:style-name="gr6" draw:layer="layout" svg:width="0.423cm" svg:height="0.424cm" svg:x="6.351cm" svg:y="12.517cm" svg:viewBox="0 0 424 425" draw:points="0,425 0,0 424,0 424,425">
          <text:p/>
        </draw:polygon>
        <draw:polygon draw:style-name="gr7" draw:layer="layout" svg:width="0.423cm" svg:height="0.424cm" svg:x="6.351cm" svg:y="12.517cm" svg:viewBox="0 0 424 425" draw:points="0,425 0,0 424,0 424,425">
          <text:p/>
        </draw:polygon>
        <draw:polygon draw:style-name="gr6" draw:layer="layout" svg:width="0.423cm" svg:height="0.424cm" svg:x="6.351cm" svg:y="12.517cm" svg:viewBox="0 0 424 425" draw:points="0,425 0,0 424,0 424,425">
          <text:p/>
        </draw:polygon>
        <draw:polygon draw:style-name="gr7" draw:layer="layout" svg:width="0.423cm" svg:height="0.424cm" svg:x="6.351cm" svg:y="12.517cm" svg:viewBox="0 0 424 425" draw:points="0,425 0,0 424,0 424,425">
          <text:p/>
        </draw:polygon>
        <draw:polygon draw:style-name="gr6" draw:layer="layout" svg:width="0.423cm" svg:height="0.423cm" svg:x="6.351cm" svg:y="12.094cm" svg:viewBox="0 0 424 424" draw:points="0,424 0,0 424,0 424,424">
          <text:p/>
        </draw:polygon>
        <draw:polygon draw:style-name="gr7" draw:layer="layout" svg:width="0.423cm" svg:height="0.423cm" svg:x="6.351cm" svg:y="12.094cm" svg:viewBox="0 0 424 424" draw:points="0,424 0,0 424,0 424,424">
          <text:p/>
        </draw:polygon>
        <draw:polygon draw:style-name="gr6" draw:layer="layout" svg:width="0.423cm" svg:height="0.423cm" svg:x="6.351cm" svg:y="12.094cm" svg:viewBox="0 0 424 424" draw:points="0,424 0,0 424,0 424,424">
          <text:p/>
        </draw:polygon>
        <draw:polygon draw:style-name="gr7" draw:layer="layout" svg:width="0.423cm" svg:height="0.423cm" svg:x="6.351cm" svg:y="12.094cm" svg:viewBox="0 0 424 424" draw:points="0,424 0,0 424,0 424,424">
          <text:p/>
        </draw:polygon>
        <draw:polygon draw:style-name="gr6" draw:layer="layout" svg:width="0.423cm" svg:height="0.423cm" svg:x="6.351cm" svg:y="11.671cm" svg:viewBox="0 0 424 424" draw:points="0,424 0,0 424,0 424,424">
          <text:p/>
        </draw:polygon>
        <draw:polygon draw:style-name="gr7" draw:layer="layout" svg:width="0.423cm" svg:height="0.423cm" svg:x="6.351cm" svg:y="11.671cm" svg:viewBox="0 0 424 424" draw:points="0,424 0,0 424,0 424,424">
          <text:p/>
        </draw:polygon>
        <draw:polygon draw:style-name="gr6" draw:layer="layout" svg:width="0.423cm" svg:height="0.423cm" svg:x="6.351cm" svg:y="11.671cm" svg:viewBox="0 0 424 424" draw:points="0,424 0,0 424,0 424,424">
          <text:p/>
        </draw:polygon>
        <draw:polygon draw:style-name="gr7" draw:layer="layout" svg:width="0.423cm" svg:height="0.423cm" svg:x="6.351cm" svg:y="11.671cm" svg:viewBox="0 0 424 424" draw:points="0,424 0,0 424,0 424,424">
          <text:p/>
        </draw:polygon>
        <draw:polygon draw:style-name="gr6" draw:layer="layout" svg:width="0.423cm" svg:height="0.424cm" svg:x="6.351cm" svg:y="11.247cm" svg:viewBox="0 0 424 425" draw:points="0,425 0,0 424,0 424,425">
          <text:p/>
        </draw:polygon>
        <draw:polygon draw:style-name="gr7" draw:layer="layout" svg:width="0.423cm" svg:height="0.424cm" svg:x="6.351cm" svg:y="11.247cm" svg:viewBox="0 0 424 425" draw:points="0,425 0,0 424,0 424,425">
          <text:p/>
        </draw:polygon>
        <draw:polygon draw:style-name="gr6" draw:layer="layout" svg:width="0.423cm" svg:height="0.424cm" svg:x="6.351cm" svg:y="11.247cm" svg:viewBox="0 0 424 425" draw:points="0,425 0,0 424,0 424,425">
          <text:p/>
        </draw:polygon>
        <draw:polygon draw:style-name="gr7" draw:layer="layout" svg:width="0.423cm" svg:height="0.424cm" svg:x="6.351cm" svg:y="11.247cm" svg:viewBox="0 0 424 425" draw:points="0,425 0,0 424,0 424,425">
          <text:p/>
        </draw:polygon>
        <draw:polygon draw:style-name="gr6" draw:layer="layout" svg:width="0.423cm" svg:height="0.423cm" svg:x="6.351cm" svg:y="10.824cm" svg:viewBox="0 0 424 424" draw:points="0,424 0,0 424,0 424,424">
          <text:p/>
        </draw:polygon>
        <draw:polygon draw:style-name="gr7" draw:layer="layout" svg:width="0.423cm" svg:height="0.423cm" svg:x="6.351cm" svg:y="10.824cm" svg:viewBox="0 0 424 424" draw:points="0,424 0,0 424,0 424,424">
          <text:p/>
        </draw:polygon>
        <draw:polygon draw:style-name="gr6" draw:layer="layout" svg:width="0.423cm" svg:height="0.423cm" svg:x="6.351cm" svg:y="10.824cm" svg:viewBox="0 0 424 424" draw:points="0,424 0,0 424,0 424,424">
          <text:p/>
        </draw:polygon>
        <draw:polygon draw:style-name="gr7" draw:layer="layout" svg:width="0.423cm" svg:height="0.423cm" svg:x="6.351cm" svg:y="10.824cm" svg:viewBox="0 0 424 424" draw:points="0,424 0,0 424,0 424,424">
          <text:p/>
        </draw:polygon>
        <draw:polygon draw:style-name="gr6" draw:layer="layout" svg:width="0.423cm" svg:height="0.423cm" svg:x="6.351cm" svg:y="10.401cm" svg:viewBox="0 0 424 424" draw:points="0,424 0,0 424,0 424,424">
          <text:p/>
        </draw:polygon>
        <draw:polygon draw:style-name="gr7" draw:layer="layout" svg:width="0.423cm" svg:height="0.423cm" svg:x="6.351cm" svg:y="10.401cm" svg:viewBox="0 0 424 424" draw:points="0,424 0,0 424,0 424,424">
          <text:p/>
        </draw:polygon>
        <draw:polygon draw:style-name="gr6" draw:layer="layout" svg:width="0.423cm" svg:height="0.423cm" svg:x="6.351cm" svg:y="10.401cm" svg:viewBox="0 0 424 424" draw:points="0,424 0,0 424,0 424,424">
          <text:p/>
        </draw:polygon>
        <draw:polygon draw:style-name="gr7" draw:layer="layout" svg:width="0.423cm" svg:height="0.423cm" svg:x="6.351cm" svg:y="10.401cm" svg:viewBox="0 0 424 424" draw:points="0,424 0,0 424,0 424,424">
          <text:p/>
        </draw:polygon>
        <draw:polygon draw:style-name="gr6" draw:layer="layout" svg:width="0.423cm" svg:height="0.424cm" svg:x="6.774cm" svg:y="20.137cm" svg:viewBox="0 0 424 425" draw:points="0,425 0,0 424,0 424,425">
          <text:p/>
        </draw:polygon>
        <draw:polygon draw:style-name="gr7" draw:layer="layout" svg:width="0.423cm" svg:height="0.424cm" svg:x="6.774cm" svg:y="20.137cm" svg:viewBox="0 0 424 425" draw:points="0,425 0,0 424,0 424,425">
          <text:p/>
        </draw:polygon>
        <draw:polygon draw:style-name="gr6" draw:layer="layout" svg:width="0.423cm" svg:height="0.424cm" svg:x="6.774cm" svg:y="20.137cm" svg:viewBox="0 0 424 425" draw:points="0,425 0,0 424,0 424,425">
          <text:p/>
        </draw:polygon>
        <draw:polygon draw:style-name="gr7" draw:layer="layout" svg:width="0.423cm" svg:height="0.424cm" svg:x="6.774cm" svg:y="20.137cm" svg:viewBox="0 0 424 425" draw:points="0,425 0,0 424,0 424,425">
          <text:p/>
        </draw:polygon>
        <draw:polygon draw:style-name="gr6" draw:layer="layout" svg:width="0.423cm" svg:height="0.423cm" svg:x="6.774cm" svg:y="19.714cm" svg:viewBox="0 0 424 424" draw:points="0,424 0,0 424,0 424,424">
          <text:p/>
        </draw:polygon>
        <draw:polygon draw:style-name="gr7" draw:layer="layout" svg:width="0.423cm" svg:height="0.423cm" svg:x="6.774cm" svg:y="19.714cm" svg:viewBox="0 0 424 424" draw:points="0,424 0,0 424,0 424,424">
          <text:p/>
        </draw:polygon>
        <draw:polygon draw:style-name="gr6" draw:layer="layout" svg:width="0.423cm" svg:height="0.423cm" svg:x="6.774cm" svg:y="19.714cm" svg:viewBox="0 0 424 424" draw:points="0,424 0,0 424,0 424,424">
          <text:p/>
        </draw:polygon>
        <draw:polygon draw:style-name="gr7" draw:layer="layout" svg:width="0.423cm" svg:height="0.423cm" svg:x="6.774cm" svg:y="19.714cm" svg:viewBox="0 0 424 424" draw:points="0,424 0,0 424,0 424,424">
          <text:p/>
        </draw:polygon>
        <draw:polygon draw:style-name="gr6" draw:layer="layout" svg:width="0.423cm" svg:height="0.423cm" svg:x="6.774cm" svg:y="19.291cm" svg:viewBox="0 0 424 424" draw:points="0,424 0,0 424,0 424,424">
          <text:p/>
        </draw:polygon>
        <draw:polygon draw:style-name="gr7" draw:layer="layout" svg:width="0.423cm" svg:height="0.423cm" svg:x="6.774cm" svg:y="19.291cm" svg:viewBox="0 0 424 424" draw:points="0,424 0,0 424,0 424,424">
          <text:p/>
        </draw:polygon>
        <draw:polygon draw:style-name="gr6" draw:layer="layout" svg:width="0.423cm" svg:height="0.423cm" svg:x="6.774cm" svg:y="19.291cm" svg:viewBox="0 0 424 424" draw:points="0,424 0,0 424,0 424,424">
          <text:p/>
        </draw:polygon>
        <draw:polygon draw:style-name="gr7" draw:layer="layout" svg:width="0.423cm" svg:height="0.423cm" svg:x="6.774cm" svg:y="19.291cm" svg:viewBox="0 0 424 424" draw:points="0,424 0,0 424,0 424,424">
          <text:p/>
        </draw:polygon>
        <draw:polygon draw:style-name="gr6" draw:layer="layout" svg:width="0.423cm" svg:height="0.424cm" svg:x="6.774cm" svg:y="18.867cm" svg:viewBox="0 0 424 425" draw:points="0,425 0,0 424,0 424,425">
          <text:p/>
        </draw:polygon>
        <draw:polygon draw:style-name="gr7" draw:layer="layout" svg:width="0.423cm" svg:height="0.424cm" svg:x="6.774cm" svg:y="18.867cm" svg:viewBox="0 0 424 425" draw:points="0,425 0,0 424,0 424,425">
          <text:p/>
        </draw:polygon>
        <draw:polygon draw:style-name="gr6" draw:layer="layout" svg:width="0.423cm" svg:height="0.424cm" svg:x="6.774cm" svg:y="18.867cm" svg:viewBox="0 0 424 425" draw:points="0,425 0,0 424,0 424,425">
          <text:p/>
        </draw:polygon>
        <draw:polygon draw:style-name="gr7" draw:layer="layout" svg:width="0.423cm" svg:height="0.424cm" svg:x="6.774cm" svg:y="18.867cm" svg:viewBox="0 0 424 425" draw:points="0,425 0,0 424,0 424,425">
          <text:p/>
        </draw:polygon>
        <draw:polygon draw:style-name="gr6" draw:layer="layout" svg:width="0.423cm" svg:height="0.423cm" svg:x="6.774cm" svg:y="18.444cm" svg:viewBox="0 0 424 424" draw:points="0,424 0,0 424,0 424,424">
          <text:p/>
        </draw:polygon>
        <draw:polygon draw:style-name="gr7" draw:layer="layout" svg:width="0.423cm" svg:height="0.423cm" svg:x="6.774cm" svg:y="18.444cm" svg:viewBox="0 0 424 424" draw:points="0,424 0,0 424,0 424,424">
          <text:p/>
        </draw:polygon>
        <draw:polygon draw:style-name="gr6" draw:layer="layout" svg:width="0.423cm" svg:height="0.423cm" svg:x="6.774cm" svg:y="18.444cm" svg:viewBox="0 0 424 424" draw:points="0,424 0,0 424,0 424,424">
          <text:p/>
        </draw:polygon>
        <draw:polygon draw:style-name="gr7" draw:layer="layout" svg:width="0.423cm" svg:height="0.423cm" svg:x="6.774cm" svg:y="18.444cm" svg:viewBox="0 0 424 424" draw:points="0,424 0,0 424,0 424,424">
          <text:p/>
        </draw:polygon>
        <draw:polygon draw:style-name="gr6" draw:layer="layout" svg:width="0.423cm" svg:height="0.423cm" svg:x="6.774cm" svg:y="18.021cm" svg:viewBox="0 0 424 424" draw:points="0,424 0,0 424,0 424,424">
          <text:p/>
        </draw:polygon>
        <draw:polygon draw:style-name="gr7" draw:layer="layout" svg:width="0.423cm" svg:height="0.423cm" svg:x="6.774cm" svg:y="18.021cm" svg:viewBox="0 0 424 424" draw:points="0,424 0,0 424,0 424,424">
          <text:p/>
        </draw:polygon>
        <draw:polygon draw:style-name="gr6" draw:layer="layout" svg:width="0.423cm" svg:height="0.423cm" svg:x="6.774cm" svg:y="18.021cm" svg:viewBox="0 0 424 424" draw:points="0,424 0,0 424,0 424,424">
          <text:p/>
        </draw:polygon>
        <draw:polygon draw:style-name="gr7" draw:layer="layout" svg:width="0.423cm" svg:height="0.423cm" svg:x="6.774cm" svg:y="18.021cm" svg:viewBox="0 0 424 424" draw:points="0,424 0,0 424,0 424,424">
          <text:p/>
        </draw:polygon>
        <draw:polygon draw:style-name="gr6" draw:layer="layout" svg:width="0.423cm" svg:height="0.424cm" svg:x="6.774cm" svg:y="17.597cm" svg:viewBox="0 0 424 425" draw:points="0,425 0,0 424,0 424,425">
          <text:p/>
        </draw:polygon>
        <draw:polygon draw:style-name="gr7" draw:layer="layout" svg:width="0.423cm" svg:height="0.424cm" svg:x="6.774cm" svg:y="17.597cm" svg:viewBox="0 0 424 425" draw:points="0,425 0,0 424,0 424,425">
          <text:p/>
        </draw:polygon>
        <draw:polygon draw:style-name="gr6" draw:layer="layout" svg:width="0.423cm" svg:height="0.424cm" svg:x="6.774cm" svg:y="17.597cm" svg:viewBox="0 0 424 425" draw:points="0,425 0,0 424,0 424,425">
          <text:p/>
        </draw:polygon>
        <draw:polygon draw:style-name="gr7" draw:layer="layout" svg:width="0.423cm" svg:height="0.424cm" svg:x="6.774cm" svg:y="17.597cm" svg:viewBox="0 0 424 425" draw:points="0,425 0,0 424,0 424,425">
          <text:p/>
        </draw:polygon>
        <draw:polygon draw:style-name="gr6" draw:layer="layout" svg:width="0.423cm" svg:height="0.423cm" svg:x="6.774cm" svg:y="17.174cm" svg:viewBox="0 0 424 424" draw:points="0,424 0,0 424,0 424,424">
          <text:p/>
        </draw:polygon>
        <draw:polygon draw:style-name="gr7" draw:layer="layout" svg:width="0.423cm" svg:height="0.423cm" svg:x="6.774cm" svg:y="17.174cm" svg:viewBox="0 0 424 424" draw:points="0,424 0,0 424,0 424,424">
          <text:p/>
        </draw:polygon>
        <draw:polygon draw:style-name="gr6" draw:layer="layout" svg:width="0.423cm" svg:height="0.423cm" svg:x="6.774cm" svg:y="17.174cm" svg:viewBox="0 0 424 424" draw:points="0,424 0,0 424,0 424,424">
          <text:p/>
        </draw:polygon>
        <draw:polygon draw:style-name="gr7" draw:layer="layout" svg:width="0.423cm" svg:height="0.423cm" svg:x="6.774cm" svg:y="17.174cm" svg:viewBox="0 0 424 424" draw:points="0,424 0,0 424,0 424,424">
          <text:p/>
        </draw:polygon>
        <draw:polygon draw:style-name="gr6" draw:layer="layout" svg:width="0.423cm" svg:height="0.423cm" svg:x="6.774cm" svg:y="16.751cm" svg:viewBox="0 0 424 424" draw:points="0,424 0,0 424,0 424,424">
          <text:p/>
        </draw:polygon>
        <draw:polygon draw:style-name="gr7" draw:layer="layout" svg:width="0.423cm" svg:height="0.423cm" svg:x="6.774cm" svg:y="16.751cm" svg:viewBox="0 0 424 424" draw:points="0,424 0,0 424,0 424,424">
          <text:p/>
        </draw:polygon>
        <draw:polygon draw:style-name="gr6" draw:layer="layout" svg:width="0.423cm" svg:height="0.423cm" svg:x="6.774cm" svg:y="16.751cm" svg:viewBox="0 0 424 424" draw:points="0,424 0,0 424,0 424,424">
          <text:p/>
        </draw:polygon>
        <draw:polygon draw:style-name="gr7" draw:layer="layout" svg:width="0.423cm" svg:height="0.423cm" svg:x="6.774cm" svg:y="16.751cm" svg:viewBox="0 0 424 424" draw:points="0,424 0,0 424,0 424,424">
          <text:p/>
        </draw:polygon>
        <draw:polygon draw:style-name="gr6" draw:layer="layout" svg:width="0.423cm" svg:height="0.424cm" svg:x="6.774cm" svg:y="16.327cm" svg:viewBox="0 0 424 425" draw:points="0,425 0,0 424,0 424,425">
          <text:p/>
        </draw:polygon>
        <draw:polygon draw:style-name="gr7" draw:layer="layout" svg:width="0.423cm" svg:height="0.424cm" svg:x="6.774cm" svg:y="16.327cm" svg:viewBox="0 0 424 425" draw:points="0,425 0,0 424,0 424,425">
          <text:p/>
        </draw:polygon>
        <draw:polygon draw:style-name="gr6" draw:layer="layout" svg:width="0.423cm" svg:height="0.424cm" svg:x="6.774cm" svg:y="16.327cm" svg:viewBox="0 0 424 425" draw:points="0,425 0,0 424,0 424,425">
          <text:p/>
        </draw:polygon>
        <draw:polygon draw:style-name="gr7" draw:layer="layout" svg:width="0.423cm" svg:height="0.424cm" svg:x="6.774cm" svg:y="16.327cm" svg:viewBox="0 0 424 425" draw:points="0,425 0,0 424,0 424,425">
          <text:p/>
        </draw:polygon>
        <draw:polygon draw:style-name="gr6" draw:layer="layout" svg:width="0.423cm" svg:height="0.423cm" svg:x="6.774cm" svg:y="15.904cm" svg:viewBox="0 0 424 424" draw:points="0,424 0,0 424,0 424,424">
          <text:p/>
        </draw:polygon>
        <draw:polygon draw:style-name="gr7" draw:layer="layout" svg:width="0.423cm" svg:height="0.423cm" svg:x="6.774cm" svg:y="15.904cm" svg:viewBox="0 0 424 424" draw:points="0,424 0,0 424,0 424,424">
          <text:p/>
        </draw:polygon>
        <draw:polygon draw:style-name="gr6" draw:layer="layout" svg:width="0.423cm" svg:height="0.423cm" svg:x="6.774cm" svg:y="15.904cm" svg:viewBox="0 0 424 424" draw:points="0,424 0,0 424,0 424,424">
          <text:p/>
        </draw:polygon>
        <draw:polygon draw:style-name="gr7" draw:layer="layout" svg:width="0.423cm" svg:height="0.423cm" svg:x="6.774cm" svg:y="15.904cm" svg:viewBox="0 0 424 424" draw:points="0,424 0,0 424,0 424,424">
          <text:p/>
        </draw:polygon>
        <draw:polygon draw:style-name="gr6" draw:layer="layout" svg:width="0.423cm" svg:height="0.423cm" svg:x="6.774cm" svg:y="15.481cm" svg:viewBox="0 0 424 424" draw:points="0,424 0,0 424,0 424,424">
          <text:p/>
        </draw:polygon>
        <draw:polygon draw:style-name="gr7" draw:layer="layout" svg:width="0.423cm" svg:height="0.423cm" svg:x="6.774cm" svg:y="15.481cm" svg:viewBox="0 0 424 424" draw:points="0,424 0,0 424,0 424,424">
          <text:p/>
        </draw:polygon>
        <draw:polygon draw:style-name="gr6" draw:layer="layout" svg:width="0.423cm" svg:height="0.423cm" svg:x="6.774cm" svg:y="15.481cm" svg:viewBox="0 0 424 424" draw:points="0,424 0,0 424,0 424,424">
          <text:p/>
        </draw:polygon>
        <draw:polygon draw:style-name="gr7" draw:layer="layout" svg:width="0.423cm" svg:height="0.423cm" svg:x="6.774cm" svg:y="15.481cm" svg:viewBox="0 0 424 424" draw:points="0,424 0,0 424,0 424,424">
          <text:p/>
        </draw:polygon>
        <draw:polygon draw:style-name="gr6" draw:layer="layout" svg:width="0.423cm" svg:height="0.424cm" svg:x="6.774cm" svg:y="15.057cm" svg:viewBox="0 0 424 425" draw:points="0,425 0,0 424,0 424,425">
          <text:p/>
        </draw:polygon>
        <draw:polygon draw:style-name="gr7" draw:layer="layout" svg:width="0.423cm" svg:height="0.424cm" svg:x="6.774cm" svg:y="15.057cm" svg:viewBox="0 0 424 425" draw:points="0,425 0,0 424,0 424,425">
          <text:p/>
        </draw:polygon>
        <draw:polygon draw:style-name="gr6" draw:layer="layout" svg:width="0.423cm" svg:height="0.424cm" svg:x="6.774cm" svg:y="15.057cm" svg:viewBox="0 0 424 425" draw:points="0,425 0,0 424,0 424,425">
          <text:p/>
        </draw:polygon>
        <draw:polygon draw:style-name="gr7" draw:layer="layout" svg:width="0.423cm" svg:height="0.424cm" svg:x="6.774cm" svg:y="15.057cm" svg:viewBox="0 0 424 425" draw:points="0,425 0,0 424,0 424,425">
          <text:p/>
        </draw:polygon>
        <draw:polygon draw:style-name="gr6" draw:layer="layout" svg:width="0.423cm" svg:height="0.423cm" svg:x="6.774cm" svg:y="14.634cm" svg:viewBox="0 0 424 424" draw:points="0,424 0,0 424,0 424,424">
          <text:p/>
        </draw:polygon>
        <draw:polygon draw:style-name="gr7" draw:layer="layout" svg:width="0.423cm" svg:height="0.423cm" svg:x="6.774cm" svg:y="14.634cm" svg:viewBox="0 0 424 424" draw:points="0,424 0,0 424,0 424,424">
          <text:p/>
        </draw:polygon>
        <draw:polygon draw:style-name="gr6" draw:layer="layout" svg:width="0.423cm" svg:height="0.423cm" svg:x="6.774cm" svg:y="14.634cm" svg:viewBox="0 0 424 424" draw:points="0,424 0,0 424,0 424,424">
          <text:p/>
        </draw:polygon>
        <draw:polygon draw:style-name="gr7" draw:layer="layout" svg:width="0.423cm" svg:height="0.423cm" svg:x="6.774cm" svg:y="14.634cm" svg:viewBox="0 0 424 424" draw:points="0,424 0,0 424,0 424,424">
          <text:p/>
        </draw:polygon>
        <draw:polygon draw:style-name="gr6" draw:layer="layout" svg:width="0.423cm" svg:height="0.423cm" svg:x="6.774cm" svg:y="14.211cm" svg:viewBox="0 0 424 424" draw:points="0,424 0,0 424,0 424,424">
          <text:p/>
        </draw:polygon>
        <draw:polygon draw:style-name="gr7" draw:layer="layout" svg:width="0.423cm" svg:height="0.423cm" svg:x="6.774cm" svg:y="14.211cm" svg:viewBox="0 0 424 424" draw:points="0,424 0,0 424,0 424,424">
          <text:p/>
        </draw:polygon>
        <draw:polygon draw:style-name="gr6" draw:layer="layout" svg:width="0.423cm" svg:height="0.423cm" svg:x="6.774cm" svg:y="14.211cm" svg:viewBox="0 0 424 424" draw:points="0,424 0,0 424,0 424,424">
          <text:p/>
        </draw:polygon>
        <draw:polygon draw:style-name="gr7" draw:layer="layout" svg:width="0.423cm" svg:height="0.423cm" svg:x="6.774cm" svg:y="14.211cm" svg:viewBox="0 0 424 424" draw:points="0,424 0,0 424,0 424,424">
          <text:p/>
        </draw:polygon>
        <draw:polygon draw:style-name="gr6" draw:layer="layout" svg:width="0.423cm" svg:height="0.424cm" svg:x="6.774cm" svg:y="13.787cm" svg:viewBox="0 0 424 425" draw:points="0,425 0,0 424,0 424,425">
          <text:p/>
        </draw:polygon>
        <draw:polygon draw:style-name="gr7" draw:layer="layout" svg:width="0.423cm" svg:height="0.424cm" svg:x="6.774cm" svg:y="13.787cm" svg:viewBox="0 0 424 425" draw:points="0,425 0,0 424,0 424,425">
          <text:p/>
        </draw:polygon>
        <draw:polygon draw:style-name="gr6" draw:layer="layout" svg:width="0.423cm" svg:height="0.424cm" svg:x="6.774cm" svg:y="13.787cm" svg:viewBox="0 0 424 425" draw:points="0,425 0,0 424,0 424,425">
          <text:p/>
        </draw:polygon>
        <draw:polygon draw:style-name="gr7" draw:layer="layout" svg:width="0.423cm" svg:height="0.424cm" svg:x="6.774cm" svg:y="13.787cm" svg:viewBox="0 0 424 425" draw:points="0,425 0,0 424,0 424,425">
          <text:p/>
        </draw:polygon>
        <draw:polygon draw:style-name="gr6" draw:layer="layout" svg:width="0.423cm" svg:height="0.423cm" svg:x="6.774cm" svg:y="13.364cm" svg:viewBox="0 0 424 424" draw:points="0,424 0,0 424,0 424,424">
          <text:p/>
        </draw:polygon>
        <draw:polygon draw:style-name="gr7" draw:layer="layout" svg:width="0.423cm" svg:height="0.423cm" svg:x="6.774cm" svg:y="13.364cm" svg:viewBox="0 0 424 424" draw:points="0,424 0,0 424,0 424,424">
          <text:p/>
        </draw:polygon>
        <draw:polygon draw:style-name="gr6" draw:layer="layout" svg:width="0.423cm" svg:height="0.423cm" svg:x="6.774cm" svg:y="13.364cm" svg:viewBox="0 0 424 424" draw:points="0,424 0,0 424,0 424,424">
          <text:p/>
        </draw:polygon>
        <draw:polygon draw:style-name="gr7" draw:layer="layout" svg:width="0.423cm" svg:height="0.423cm" svg:x="6.774cm" svg:y="13.364cm" svg:viewBox="0 0 424 424" draw:points="0,424 0,0 424,0 424,424">
          <text:p/>
        </draw:polygon>
        <draw:polygon draw:style-name="gr6" draw:layer="layout" svg:width="0.423cm" svg:height="0.423cm" svg:x="6.774cm" svg:y="12.941cm" svg:viewBox="0 0 424 424" draw:points="0,424 0,0 424,0 424,424">
          <text:p/>
        </draw:polygon>
        <draw:polygon draw:style-name="gr7" draw:layer="layout" svg:width="0.423cm" svg:height="0.423cm" svg:x="6.774cm" svg:y="12.941cm" svg:viewBox="0 0 424 424" draw:points="0,424 0,0 424,0 424,424">
          <text:p/>
        </draw:polygon>
        <draw:polygon draw:style-name="gr6" draw:layer="layout" svg:width="0.423cm" svg:height="0.423cm" svg:x="6.774cm" svg:y="12.941cm" svg:viewBox="0 0 424 424" draw:points="0,424 0,0 424,0 424,424">
          <text:p/>
        </draw:polygon>
        <draw:polygon draw:style-name="gr7" draw:layer="layout" svg:width="0.423cm" svg:height="0.423cm" svg:x="6.774cm" svg:y="12.941cm" svg:viewBox="0 0 424 424" draw:points="0,424 0,0 424,0 424,424">
          <text:p/>
        </draw:polygon>
        <draw:polygon draw:style-name="gr6" draw:layer="layout" svg:width="0.423cm" svg:height="0.424cm" svg:x="6.774cm" svg:y="12.517cm" svg:viewBox="0 0 424 425" draw:points="0,425 0,0 424,0 424,425">
          <text:p/>
        </draw:polygon>
        <draw:polygon draw:style-name="gr7" draw:layer="layout" svg:width="0.423cm" svg:height="0.424cm" svg:x="6.774cm" svg:y="12.517cm" svg:viewBox="0 0 424 425" draw:points="0,425 0,0 424,0 424,425">
          <text:p/>
        </draw:polygon>
        <draw:polygon draw:style-name="gr6" draw:layer="layout" svg:width="0.423cm" svg:height="0.424cm" svg:x="6.774cm" svg:y="12.517cm" svg:viewBox="0 0 424 425" draw:points="0,425 0,0 424,0 424,425">
          <text:p/>
        </draw:polygon>
        <draw:polygon draw:style-name="gr7" draw:layer="layout" svg:width="0.423cm" svg:height="0.424cm" svg:x="6.774cm" svg:y="12.517cm" svg:viewBox="0 0 424 425" draw:points="0,425 0,0 424,0 424,425">
          <text:p/>
        </draw:polygon>
        <draw:polygon draw:style-name="gr6" draw:layer="layout" svg:width="0.423cm" svg:height="0.423cm" svg:x="6.774cm" svg:y="12.094cm" svg:viewBox="0 0 424 424" draw:points="0,424 0,0 424,0 424,424">
          <text:p/>
        </draw:polygon>
        <draw:polygon draw:style-name="gr7" draw:layer="layout" svg:width="0.423cm" svg:height="0.423cm" svg:x="6.774cm" svg:y="12.094cm" svg:viewBox="0 0 424 424" draw:points="0,424 0,0 424,0 424,424">
          <text:p/>
        </draw:polygon>
        <draw:polygon draw:style-name="gr6" draw:layer="layout" svg:width="0.423cm" svg:height="0.423cm" svg:x="6.774cm" svg:y="12.094cm" svg:viewBox="0 0 424 424" draw:points="0,424 0,0 424,0 424,424">
          <text:p/>
        </draw:polygon>
        <draw:polygon draw:style-name="gr7" draw:layer="layout" svg:width="0.423cm" svg:height="0.423cm" svg:x="6.774cm" svg:y="12.094cm" svg:viewBox="0 0 424 424" draw:points="0,424 0,0 424,0 424,424">
          <text:p/>
        </draw:polygon>
        <draw:polygon draw:style-name="gr6" draw:layer="layout" svg:width="0.423cm" svg:height="0.423cm" svg:x="6.774cm" svg:y="11.671cm" svg:viewBox="0 0 424 424" draw:points="0,424 0,0 424,0 424,424">
          <text:p/>
        </draw:polygon>
        <draw:polygon draw:style-name="gr7" draw:layer="layout" svg:width="0.423cm" svg:height="0.423cm" svg:x="6.774cm" svg:y="11.671cm" svg:viewBox="0 0 424 424" draw:points="0,424 0,0 424,0 424,424">
          <text:p/>
        </draw:polygon>
        <draw:polygon draw:style-name="gr6" draw:layer="layout" svg:width="0.423cm" svg:height="0.423cm" svg:x="6.774cm" svg:y="11.671cm" svg:viewBox="0 0 424 424" draw:points="0,424 0,0 424,0 424,424">
          <text:p/>
        </draw:polygon>
        <draw:polygon draw:style-name="gr7" draw:layer="layout" svg:width="0.423cm" svg:height="0.423cm" svg:x="6.774cm" svg:y="11.671cm" svg:viewBox="0 0 424 424" draw:points="0,424 0,0 424,0 424,424">
          <text:p/>
        </draw:polygon>
        <draw:polygon draw:style-name="gr6" draw:layer="layout" svg:width="0.423cm" svg:height="0.424cm" svg:x="6.774cm" svg:y="11.247cm" svg:viewBox="0 0 424 425" draw:points="0,425 0,0 424,0 424,425">
          <text:p/>
        </draw:polygon>
        <draw:polygon draw:style-name="gr7" draw:layer="layout" svg:width="0.423cm" svg:height="0.424cm" svg:x="6.774cm" svg:y="11.247cm" svg:viewBox="0 0 424 425" draw:points="0,425 0,0 424,0 424,425">
          <text:p/>
        </draw:polygon>
        <draw:polygon draw:style-name="gr6" draw:layer="layout" svg:width="0.423cm" svg:height="0.424cm" svg:x="6.774cm" svg:y="11.247cm" svg:viewBox="0 0 424 425" draw:points="0,425 0,0 424,0 424,425">
          <text:p/>
        </draw:polygon>
        <draw:polygon draw:style-name="gr7" draw:layer="layout" svg:width="0.423cm" svg:height="0.424cm" svg:x="6.774cm" svg:y="11.247cm" svg:viewBox="0 0 424 425" draw:points="0,425 0,0 424,0 424,425">
          <text:p/>
        </draw:polygon>
        <draw:polygon draw:style-name="gr6" draw:layer="layout" svg:width="0.423cm" svg:height="0.423cm" svg:x="6.774cm" svg:y="10.824cm" svg:viewBox="0 0 424 424" draw:points="0,424 0,0 424,0 424,424">
          <text:p/>
        </draw:polygon>
        <draw:polygon draw:style-name="gr7" draw:layer="layout" svg:width="0.423cm" svg:height="0.423cm" svg:x="6.774cm" svg:y="10.824cm" svg:viewBox="0 0 424 424" draw:points="0,424 0,0 424,0 424,424">
          <text:p/>
        </draw:polygon>
        <draw:polygon draw:style-name="gr6" draw:layer="layout" svg:width="0.423cm" svg:height="0.423cm" svg:x="6.774cm" svg:y="10.824cm" svg:viewBox="0 0 424 424" draw:points="0,424 0,0 424,0 424,424">
          <text:p/>
        </draw:polygon>
        <draw:polygon draw:style-name="gr7" draw:layer="layout" svg:width="0.423cm" svg:height="0.423cm" svg:x="6.774cm" svg:y="10.824cm" svg:viewBox="0 0 424 424" draw:points="0,424 0,0 424,0 424,424">
          <text:p/>
        </draw:polygon>
        <draw:polygon draw:style-name="gr6" draw:layer="layout" svg:width="0.423cm" svg:height="0.423cm" svg:x="6.774cm" svg:y="10.401cm" svg:viewBox="0 0 424 424" draw:points="0,424 0,0 424,0 424,424">
          <text:p/>
        </draw:polygon>
        <draw:polygon draw:style-name="gr7" draw:layer="layout" svg:width="0.423cm" svg:height="0.423cm" svg:x="6.774cm" svg:y="10.401cm" svg:viewBox="0 0 424 424" draw:points="0,424 0,0 424,0 424,424">
          <text:p/>
        </draw:polygon>
        <draw:polygon draw:style-name="gr6" draw:layer="layout" svg:width="0.423cm" svg:height="0.423cm" svg:x="6.774cm" svg:y="10.401cm" svg:viewBox="0 0 424 424" draw:points="0,424 0,0 424,0 424,424">
          <text:p/>
        </draw:polygon>
        <draw:polygon draw:style-name="gr7" draw:layer="layout" svg:width="0.423cm" svg:height="0.423cm" svg:x="6.774cm" svg:y="10.401cm" svg:viewBox="0 0 424 424" draw:points="0,424 0,0 424,0 424,424">
          <text:p/>
        </draw:polygon>
        <draw:polygon draw:style-name="gr6" draw:layer="layout" svg:width="0.424cm" svg:height="0.424cm" svg:x="7.197cm" svg:y="20.137cm" svg:viewBox="0 0 425 425" draw:points="0,425 0,0 425,0 425,425">
          <text:p/>
        </draw:polygon>
        <draw:polygon draw:style-name="gr7" draw:layer="layout" svg:width="0.424cm" svg:height="0.424cm" svg:x="7.197cm" svg:y="20.137cm" svg:viewBox="0 0 425 425" draw:points="0,425 0,0 425,0 425,425">
          <text:p/>
        </draw:polygon>
        <draw:polygon draw:style-name="gr6" draw:layer="layout" svg:width="0.424cm" svg:height="0.424cm" svg:x="7.197cm" svg:y="20.137cm" svg:viewBox="0 0 425 425" draw:points="0,425 0,0 425,0 425,425">
          <text:p/>
        </draw:polygon>
        <draw:polygon draw:style-name="gr7" draw:layer="layout" svg:width="0.424cm" svg:height="0.424cm" svg:x="7.197cm" svg:y="20.137cm" svg:viewBox="0 0 425 425" draw:points="0,425 0,0 425,0 425,425">
          <text:p/>
        </draw:polygon>
        <draw:polygon draw:style-name="gr6" draw:layer="layout" svg:width="0.424cm" svg:height="0.423cm" svg:x="7.197cm" svg:y="19.714cm" svg:viewBox="0 0 425 424" draw:points="0,424 0,0 425,0 425,424">
          <text:p/>
        </draw:polygon>
        <draw:polygon draw:style-name="gr7" draw:layer="layout" svg:width="0.424cm" svg:height="0.423cm" svg:x="7.197cm" svg:y="19.714cm" svg:viewBox="0 0 425 424" draw:points="0,424 0,0 425,0 425,424">
          <text:p/>
        </draw:polygon>
        <draw:polygon draw:style-name="gr6" draw:layer="layout" svg:width="0.424cm" svg:height="0.423cm" svg:x="7.197cm" svg:y="19.714cm" svg:viewBox="0 0 425 424" draw:points="0,424 0,0 425,0 425,424">
          <text:p/>
        </draw:polygon>
        <draw:polygon draw:style-name="gr7" draw:layer="layout" svg:width="0.424cm" svg:height="0.423cm" svg:x="7.197cm" svg:y="19.714cm" svg:viewBox="0 0 425 424" draw:points="0,424 0,0 425,0 425,424">
          <text:p/>
        </draw:polygon>
        <draw:polygon draw:style-name="gr6" draw:layer="layout" svg:width="0.424cm" svg:height="0.423cm" svg:x="7.197cm" svg:y="19.291cm" svg:viewBox="0 0 425 424" draw:points="0,424 0,0 425,0 425,424">
          <text:p/>
        </draw:polygon>
        <draw:polygon draw:style-name="gr7" draw:layer="layout" svg:width="0.424cm" svg:height="0.423cm" svg:x="7.197cm" svg:y="19.291cm" svg:viewBox="0 0 425 424" draw:points="0,424 0,0 425,0 425,424">
          <text:p/>
        </draw:polygon>
        <draw:polygon draw:style-name="gr6" draw:layer="layout" svg:width="0.424cm" svg:height="0.423cm" svg:x="7.197cm" svg:y="19.291cm" svg:viewBox="0 0 425 424" draw:points="0,424 0,0 425,0 425,424">
          <text:p/>
        </draw:polygon>
        <draw:polygon draw:style-name="gr7" draw:layer="layout" svg:width="0.424cm" svg:height="0.423cm" svg:x="7.197cm" svg:y="19.291cm" svg:viewBox="0 0 425 424" draw:points="0,424 0,0 425,0 425,424">
          <text:p/>
        </draw:polygon>
        <draw:polygon draw:style-name="gr6" draw:layer="layout" svg:width="0.424cm" svg:height="0.424cm" svg:x="7.197cm" svg:y="18.867cm" svg:viewBox="0 0 425 425" draw:points="0,425 0,0 425,0 425,425">
          <text:p/>
        </draw:polygon>
        <draw:polygon draw:style-name="gr7" draw:layer="layout" svg:width="0.424cm" svg:height="0.424cm" svg:x="7.197cm" svg:y="18.867cm" svg:viewBox="0 0 425 425" draw:points="0,425 0,0 425,0 425,425">
          <text:p/>
        </draw:polygon>
        <draw:polygon draw:style-name="gr6" draw:layer="layout" svg:width="0.424cm" svg:height="0.424cm" svg:x="7.197cm" svg:y="18.867cm" svg:viewBox="0 0 425 425" draw:points="0,425 0,0 425,0 425,425">
          <text:p/>
        </draw:polygon>
        <draw:polygon draw:style-name="gr7" draw:layer="layout" svg:width="0.424cm" svg:height="0.424cm" svg:x="7.197cm" svg:y="18.867cm" svg:viewBox="0 0 425 425" draw:points="0,425 0,0 425,0 425,425">
          <text:p/>
        </draw:polygon>
        <draw:polygon draw:style-name="gr6" draw:layer="layout" svg:width="0.424cm" svg:height="0.423cm" svg:x="7.197cm" svg:y="18.444cm" svg:viewBox="0 0 425 424" draw:points="0,424 0,0 425,0 425,424">
          <text:p/>
        </draw:polygon>
        <draw:polygon draw:style-name="gr7" draw:layer="layout" svg:width="0.424cm" svg:height="0.423cm" svg:x="7.197cm" svg:y="18.444cm" svg:viewBox="0 0 425 424" draw:points="0,424 0,0 425,0 425,424">
          <text:p/>
        </draw:polygon>
        <draw:polygon draw:style-name="gr6" draw:layer="layout" svg:width="0.424cm" svg:height="0.423cm" svg:x="7.197cm" svg:y="18.021cm" svg:viewBox="0 0 425 424" draw:points="0,424 0,0 425,0 425,424">
          <text:p/>
        </draw:polygon>
        <draw:polygon draw:style-name="gr7" draw:layer="layout" svg:width="0.424cm" svg:height="0.423cm" svg:x="7.197cm" svg:y="18.021cm" svg:viewBox="0 0 425 424" draw:points="0,424 0,0 425,0 425,424">
          <text:p/>
        </draw:polygon>
        <draw:polygon draw:style-name="gr6" draw:layer="layout" svg:width="0.424cm" svg:height="0.424cm" svg:x="7.197cm" svg:y="17.597cm" svg:viewBox="0 0 425 425" draw:points="0,425 0,0 425,0 425,425">
          <text:p/>
        </draw:polygon>
        <draw:polygon draw:style-name="gr7" draw:layer="layout" svg:width="0.424cm" svg:height="0.424cm" svg:x="7.197cm" svg:y="17.597cm" svg:viewBox="0 0 425 425" draw:points="0,425 0,0 425,0 425,425">
          <text:p/>
        </draw:polygon>
        <draw:polygon draw:style-name="gr6" draw:layer="layout" svg:width="0.424cm" svg:height="0.423cm" svg:x="7.197cm" svg:y="17.174cm" svg:viewBox="0 0 425 424" draw:points="0,424 0,0 425,0 425,424">
          <text:p/>
        </draw:polygon>
        <draw:polygon draw:style-name="gr7" draw:layer="layout" svg:width="0.424cm" svg:height="0.423cm" svg:x="7.197cm" svg:y="17.174cm" svg:viewBox="0 0 425 424" draw:points="0,424 0,0 425,0 425,424">
          <text:p/>
        </draw:polygon>
        <draw:polygon draw:style-name="gr6" draw:layer="layout" svg:width="0.424cm" svg:height="0.423cm" svg:x="7.197cm" svg:y="16.751cm" svg:viewBox="0 0 425 424" draw:points="0,424 0,0 425,0 425,424">
          <text:p/>
        </draw:polygon>
        <draw:polygon draw:style-name="gr7" draw:layer="layout" svg:width="0.424cm" svg:height="0.423cm" svg:x="7.197cm" svg:y="16.751cm" svg:viewBox="0 0 425 424" draw:points="0,424 0,0 425,0 425,424">
          <text:p/>
        </draw:polygon>
        <draw:polygon draw:style-name="gr6" draw:layer="layout" svg:width="0.424cm" svg:height="0.424cm" svg:x="7.197cm" svg:y="16.327cm" svg:viewBox="0 0 425 425" draw:points="0,425 0,0 425,0 425,425">
          <text:p/>
        </draw:polygon>
        <draw:polygon draw:style-name="gr7" draw:layer="layout" svg:width="0.424cm" svg:height="0.424cm" svg:x="7.197cm" svg:y="16.327cm" svg:viewBox="0 0 425 425" draw:points="0,425 0,0 425,0 425,425">
          <text:p/>
        </draw:polygon>
        <draw:polygon draw:style-name="gr6" draw:layer="layout" svg:width="0.424cm" svg:height="0.423cm" svg:x="7.197cm" svg:y="15.904cm" svg:viewBox="0 0 425 424" draw:points="0,424 0,0 425,0 425,424">
          <text:p/>
        </draw:polygon>
        <draw:polygon draw:style-name="gr7" draw:layer="layout" svg:width="0.424cm" svg:height="0.423cm" svg:x="7.197cm" svg:y="15.904cm" svg:viewBox="0 0 425 424" draw:points="0,424 0,0 425,0 425,424">
          <text:p/>
        </draw:polygon>
        <draw:polygon draw:style-name="gr6" draw:layer="layout" svg:width="0.424cm" svg:height="0.423cm" svg:x="7.197cm" svg:y="15.481cm" svg:viewBox="0 0 425 424" draw:points="0,424 0,0 425,0 425,424">
          <text:p/>
        </draw:polygon>
        <draw:polygon draw:style-name="gr7" draw:layer="layout" svg:width="0.424cm" svg:height="0.423cm" svg:x="7.197cm" svg:y="15.481cm" svg:viewBox="0 0 425 424" draw:points="0,424 0,0 425,0 425,424">
          <text:p/>
        </draw:polygon>
        <draw:polygon draw:style-name="gr6" draw:layer="layout" svg:width="0.424cm" svg:height="0.424cm" svg:x="7.197cm" svg:y="15.057cm" svg:viewBox="0 0 425 425" draw:points="0,425 0,0 425,0 425,425">
          <text:p/>
        </draw:polygon>
        <draw:polygon draw:style-name="gr7" draw:layer="layout" svg:width="0.424cm" svg:height="0.424cm" svg:x="7.197cm" svg:y="15.057cm" svg:viewBox="0 0 425 425" draw:points="0,425 0,0 425,0 425,425">
          <text:p/>
        </draw:polygon>
        <draw:polygon draw:style-name="gr6" draw:layer="layout" svg:width="0.424cm" svg:height="0.423cm" svg:x="7.197cm" svg:y="14.634cm" svg:viewBox="0 0 425 424" draw:points="0,424 0,0 425,0 425,424">
          <text:p/>
        </draw:polygon>
        <draw:polygon draw:style-name="gr7" draw:layer="layout" svg:width="0.424cm" svg:height="0.423cm" svg:x="7.197cm" svg:y="14.634cm" svg:viewBox="0 0 425 424" draw:points="0,424 0,0 425,0 425,424">
          <text:p/>
        </draw:polygon>
        <draw:polygon draw:style-name="gr6" draw:layer="layout" svg:width="0.424cm" svg:height="0.423cm" svg:x="7.197cm" svg:y="14.211cm" svg:viewBox="0 0 425 424" draw:points="0,424 0,0 425,0 425,424">
          <text:p/>
        </draw:polygon>
        <draw:polygon draw:style-name="gr7" draw:layer="layout" svg:width="0.424cm" svg:height="0.423cm" svg:x="7.197cm" svg:y="14.211cm" svg:viewBox="0 0 425 424" draw:points="0,424 0,0 425,0 425,424">
          <text:p/>
        </draw:polygon>
        <draw:polygon draw:style-name="gr6" draw:layer="layout" svg:width="0.424cm" svg:height="0.424cm" svg:x="7.197cm" svg:y="13.787cm" svg:viewBox="0 0 425 425" draw:points="0,425 0,0 425,0 425,425">
          <text:p/>
        </draw:polygon>
        <draw:polygon draw:style-name="gr7" draw:layer="layout" svg:width="0.424cm" svg:height="0.424cm" svg:x="7.197cm" svg:y="13.787cm" svg:viewBox="0 0 425 425" draw:points="0,425 0,0 425,0 425,425">
          <text:p/>
        </draw:polygon>
        <draw:polygon draw:style-name="gr6" draw:layer="layout" svg:width="0.424cm" svg:height="0.423cm" svg:x="7.197cm" svg:y="13.364cm" svg:viewBox="0 0 425 424" draw:points="0,424 0,0 425,0 425,424">
          <text:p/>
        </draw:polygon>
        <draw:polygon draw:style-name="gr7" draw:layer="layout" svg:width="0.424cm" svg:height="0.423cm" svg:x="7.197cm" svg:y="13.364cm" svg:viewBox="0 0 425 424" draw:points="0,424 0,0 425,0 425,424">
          <text:p/>
        </draw:polygon>
        <draw:polygon draw:style-name="gr6" draw:layer="layout" svg:width="0.424cm" svg:height="0.423cm" svg:x="7.197cm" svg:y="12.941cm" svg:viewBox="0 0 425 424" draw:points="0,424 0,0 425,0 425,424">
          <text:p/>
        </draw:polygon>
        <draw:polygon draw:style-name="gr7" draw:layer="layout" svg:width="0.424cm" svg:height="0.423cm" svg:x="7.197cm" svg:y="12.941cm" svg:viewBox="0 0 425 424" draw:points="0,424 0,0 425,0 425,424">
          <text:p/>
        </draw:polygon>
        <draw:polygon draw:style-name="gr6" draw:layer="layout" svg:width="0.424cm" svg:height="0.424cm" svg:x="7.197cm" svg:y="12.517cm" svg:viewBox="0 0 425 425" draw:points="0,425 0,0 425,0 425,425">
          <text:p/>
        </draw:polygon>
        <draw:polygon draw:style-name="gr7" draw:layer="layout" svg:width="0.424cm" svg:height="0.424cm" svg:x="7.197cm" svg:y="12.517cm" svg:viewBox="0 0 425 425" draw:points="0,425 0,0 425,0 425,425">
          <text:p/>
        </draw:polygon>
        <draw:polygon draw:style-name="gr6" draw:layer="layout" svg:width="0.424cm" svg:height="0.423cm" svg:x="7.197cm" svg:y="12.094cm" svg:viewBox="0 0 425 424" draw:points="0,424 0,0 425,0 425,424">
          <text:p/>
        </draw:polygon>
        <draw:polygon draw:style-name="gr7" draw:layer="layout" svg:width="0.424cm" svg:height="0.423cm" svg:x="7.197cm" svg:y="12.094cm" svg:viewBox="0 0 425 424" draw:points="0,424 0,0 425,0 425,424">
          <text:p/>
        </draw:polygon>
        <draw:polygon draw:style-name="gr6" draw:layer="layout" svg:width="0.424cm" svg:height="0.423cm" svg:x="7.197cm" svg:y="11.671cm" svg:viewBox="0 0 425 424" draw:points="0,424 0,0 425,0 425,424">
          <text:p/>
        </draw:polygon>
        <draw:polygon draw:style-name="gr7" draw:layer="layout" svg:width="0.424cm" svg:height="0.423cm" svg:x="7.197cm" svg:y="11.671cm" svg:viewBox="0 0 425 424" draw:points="0,424 0,0 425,0 425,424">
          <text:p/>
        </draw:polygon>
        <draw:polygon draw:style-name="gr6" draw:layer="layout" svg:width="0.424cm" svg:height="0.424cm" svg:x="7.197cm" svg:y="11.247cm" svg:viewBox="0 0 425 425" draw:points="0,425 0,0 425,0 425,425">
          <text:p/>
        </draw:polygon>
        <draw:polygon draw:style-name="gr7" draw:layer="layout" svg:width="0.424cm" svg:height="0.424cm" svg:x="7.197cm" svg:y="11.247cm" svg:viewBox="0 0 425 425" draw:points="0,425 0,0 425,0 425,425">
          <text:p/>
        </draw:polygon>
        <draw:polygon draw:style-name="gr6" draw:layer="layout" svg:width="0.424cm" svg:height="0.424cm" svg:x="7.197cm" svg:y="11.247cm" svg:viewBox="0 0 425 425" draw:points="0,425 0,0 425,0 425,425">
          <text:p/>
        </draw:polygon>
        <draw:polygon draw:style-name="gr7" draw:layer="layout" svg:width="0.424cm" svg:height="0.424cm" svg:x="7.197cm" svg:y="11.247cm" svg:viewBox="0 0 425 425" draw:points="0,425 0,0 425,0 425,425">
          <text:p/>
        </draw:polygon>
        <draw:polygon draw:style-name="gr6" draw:layer="layout" svg:width="0.424cm" svg:height="0.423cm" svg:x="7.197cm" svg:y="10.824cm" svg:viewBox="0 0 425 424" draw:points="0,424 0,0 425,0 425,424">
          <text:p/>
        </draw:polygon>
        <draw:polygon draw:style-name="gr7" draw:layer="layout" svg:width="0.424cm" svg:height="0.423cm" svg:x="7.197cm" svg:y="10.824cm" svg:viewBox="0 0 425 424" draw:points="0,424 0,0 425,0 425,424">
          <text:p/>
        </draw:polygon>
        <draw:polygon draw:style-name="gr6" draw:layer="layout" svg:width="0.424cm" svg:height="0.423cm" svg:x="7.197cm" svg:y="10.824cm" svg:viewBox="0 0 425 424" draw:points="0,424 0,0 425,0 425,424">
          <text:p/>
        </draw:polygon>
        <draw:polygon draw:style-name="gr7" draw:layer="layout" svg:width="0.424cm" svg:height="0.423cm" svg:x="7.197cm" svg:y="10.824cm" svg:viewBox="0 0 425 424" draw:points="0,424 0,0 425,0 425,424">
          <text:p/>
        </draw:polygon>
        <draw:polygon draw:style-name="gr6" draw:layer="layout" svg:width="0.424cm" svg:height="0.423cm" svg:x="7.197cm" svg:y="10.401cm" svg:viewBox="0 0 425 424" draw:points="0,424 0,0 425,0 425,424">
          <text:p/>
        </draw:polygon>
        <draw:polygon draw:style-name="gr7" draw:layer="layout" svg:width="0.424cm" svg:height="0.423cm" svg:x="7.197cm" svg:y="10.401cm" svg:viewBox="0 0 425 424" draw:points="0,424 0,0 425,0 425,424">
          <text:p/>
        </draw:polygon>
        <draw:polygon draw:style-name="gr6" draw:layer="layout" svg:width="0.424cm" svg:height="0.423cm" svg:x="7.197cm" svg:y="10.401cm" svg:viewBox="0 0 425 424" draw:points="0,424 0,0 425,0 425,424">
          <text:p/>
        </draw:polygon>
        <draw:polygon draw:style-name="gr7" draw:layer="layout" svg:width="0.424cm" svg:height="0.423cm" svg:x="7.197cm" svg:y="10.401cm" svg:viewBox="0 0 425 424" draw:points="0,424 0,0 425,0 425,424">
          <text:p/>
        </draw:polygon>
        <draw:polygon draw:style-name="gr6" draw:layer="layout" svg:width="0.423cm" svg:height="0.424cm" svg:x="7.621cm" svg:y="20.137cm" svg:viewBox="0 0 424 425" draw:points="0,425 0,0 424,0 424,425">
          <text:p/>
        </draw:polygon>
        <draw:polygon draw:style-name="gr7" draw:layer="layout" svg:width="0.423cm" svg:height="0.424cm" svg:x="7.621cm" svg:y="20.137cm" svg:viewBox="0 0 424 425" draw:points="0,425 0,0 424,0 424,425">
          <text:p/>
        </draw:polygon>
        <draw:polygon draw:style-name="gr6" draw:layer="layout" svg:width="0.423cm" svg:height="0.424cm" svg:x="7.621cm" svg:y="20.137cm" svg:viewBox="0 0 424 425" draw:points="0,425 0,0 424,0 424,425">
          <text:p/>
        </draw:polygon>
        <draw:polygon draw:style-name="gr7" draw:layer="layout" svg:width="0.423cm" svg:height="0.424cm" svg:x="7.621cm" svg:y="20.137cm" svg:viewBox="0 0 424 425" draw:points="0,425 0,0 424,0 424,425">
          <text:p/>
        </draw:polygon>
        <draw:polygon draw:style-name="gr6" draw:layer="layout" svg:width="0.423cm" svg:height="0.423cm" svg:x="7.621cm" svg:y="19.714cm" svg:viewBox="0 0 424 424" draw:points="0,424 0,0 424,0 424,424">
          <text:p/>
        </draw:polygon>
        <draw:polygon draw:style-name="gr7" draw:layer="layout" svg:width="0.423cm" svg:height="0.423cm" svg:x="7.621cm" svg:y="19.714cm" svg:viewBox="0 0 424 424" draw:points="0,424 0,0 424,0 424,424">
          <text:p/>
        </draw:polygon>
        <draw:polygon draw:style-name="gr6" draw:layer="layout" svg:width="0.423cm" svg:height="0.423cm" svg:x="7.621cm" svg:y="19.714cm" svg:viewBox="0 0 424 424" draw:points="0,424 0,0 424,0 424,424">
          <text:p/>
        </draw:polygon>
        <draw:polygon draw:style-name="gr7" draw:layer="layout" svg:width="0.423cm" svg:height="0.423cm" svg:x="7.621cm" svg:y="19.714cm" svg:viewBox="0 0 424 424" draw:points="0,424 0,0 424,0 424,424">
          <text:p/>
        </draw:polygon>
        <draw:polygon draw:style-name="gr6" draw:layer="layout" svg:width="0.423cm" svg:height="0.423cm" svg:x="7.621cm" svg:y="19.291cm" svg:viewBox="0 0 424 424" draw:points="0,424 0,0 424,0 424,424">
          <text:p/>
        </draw:polygon>
        <draw:polygon draw:style-name="gr7" draw:layer="layout" svg:width="0.423cm" svg:height="0.423cm" svg:x="7.621cm" svg:y="19.291cm" svg:viewBox="0 0 424 424" draw:points="0,424 0,0 424,0 424,424">
          <text:p/>
        </draw:polygon>
        <draw:polygon draw:style-name="gr6" draw:layer="layout" svg:width="0.423cm" svg:height="0.423cm" svg:x="7.621cm" svg:y="19.291cm" svg:viewBox="0 0 424 424" draw:points="0,424 0,0 424,0 424,424">
          <text:p/>
        </draw:polygon>
        <draw:polygon draw:style-name="gr7" draw:layer="layout" svg:width="0.423cm" svg:height="0.423cm" svg:x="7.621cm" svg:y="19.291cm" svg:viewBox="0 0 424 424" draw:points="0,424 0,0 424,0 424,424">
          <text:p/>
        </draw:polygon>
        <draw:polygon draw:style-name="gr6" draw:layer="layout" svg:width="0.423cm" svg:height="0.424cm" svg:x="7.621cm" svg:y="18.867cm" svg:viewBox="0 0 424 425" draw:points="0,425 0,0 424,0 424,425">
          <text:p/>
        </draw:polygon>
        <draw:polygon draw:style-name="gr7" draw:layer="layout" svg:width="0.423cm" svg:height="0.424cm" svg:x="7.621cm" svg:y="18.867cm" svg:viewBox="0 0 424 425" draw:points="0,425 0,0 424,0 424,425">
          <text:p/>
        </draw:polygon>
        <draw:polygon draw:style-name="gr6" draw:layer="layout" svg:width="0.423cm" svg:height="0.424cm" svg:x="7.621cm" svg:y="18.867cm" svg:viewBox="0 0 424 425" draw:points="0,425 0,0 424,0 424,425">
          <text:p/>
        </draw:polygon>
        <draw:polygon draw:style-name="gr7" draw:layer="layout" svg:width="0.423cm" svg:height="0.424cm" svg:x="7.621cm" svg:y="18.867cm" svg:viewBox="0 0 424 425" draw:points="0,425 0,0 424,0 424,425">
          <text:p/>
        </draw:polygon>
        <draw:polygon draw:style-name="gr6" draw:layer="layout" svg:width="0.423cm" svg:height="0.423cm" svg:x="7.621cm" svg:y="18.444cm" svg:viewBox="0 0 424 424" draw:points="0,424 0,0 424,0 424,424">
          <text:p/>
        </draw:polygon>
        <draw:polygon draw:style-name="gr7" draw:layer="layout" svg:width="0.423cm" svg:height="0.423cm" svg:x="7.621cm" svg:y="18.444cm" svg:viewBox="0 0 424 424" draw:points="0,424 0,0 424,0 424,424">
          <text:p/>
        </draw:polygon>
        <draw:polygon draw:style-name="gr6" draw:layer="layout" svg:width="0.423cm" svg:height="0.423cm" svg:x="7.621cm" svg:y="18.021cm" svg:viewBox="0 0 424 424" draw:points="0,424 0,0 424,0 424,424">
          <text:p/>
        </draw:polygon>
        <draw:polygon draw:style-name="gr7" draw:layer="layout" svg:width="0.423cm" svg:height="0.423cm" svg:x="7.621cm" svg:y="18.021cm" svg:viewBox="0 0 424 424" draw:points="0,424 0,0 424,0 424,424">
          <text:p/>
        </draw:polygon>
        <draw:polygon draw:style-name="gr6" draw:layer="layout" svg:width="0.423cm" svg:height="0.424cm" svg:x="7.621cm" svg:y="17.597cm" svg:viewBox="0 0 424 425" draw:points="0,425 0,0 424,0 424,425">
          <text:p/>
        </draw:polygon>
        <draw:polygon draw:style-name="gr7" draw:layer="layout" svg:width="0.423cm" svg:height="0.424cm" svg:x="7.621cm" svg:y="17.597cm" svg:viewBox="0 0 424 425" draw:points="0,425 0,0 424,0 424,425">
          <text:p/>
        </draw:polygon>
        <draw:polygon draw:style-name="gr6" draw:layer="layout" svg:width="0.423cm" svg:height="0.423cm" svg:x="7.621cm" svg:y="17.174cm" svg:viewBox="0 0 424 424" draw:points="0,424 0,0 424,0 424,424">
          <text:p/>
        </draw:polygon>
        <draw:polygon draw:style-name="gr7" draw:layer="layout" svg:width="0.423cm" svg:height="0.423cm" svg:x="7.621cm" svg:y="17.174cm" svg:viewBox="0 0 424 424" draw:points="0,424 0,0 424,0 424,424">
          <text:p/>
        </draw:polygon>
        <draw:polygon draw:style-name="gr6" draw:layer="layout" svg:width="0.423cm" svg:height="0.423cm" svg:x="7.621cm" svg:y="16.751cm" svg:viewBox="0 0 424 424" draw:points="0,424 0,0 424,0 424,424">
          <text:p/>
        </draw:polygon>
        <draw:polygon draw:style-name="gr7" draw:layer="layout" svg:width="0.423cm" svg:height="0.423cm" svg:x="7.621cm" svg:y="16.751cm" svg:viewBox="0 0 424 424" draw:points="0,424 0,0 424,0 424,424">
          <text:p/>
        </draw:polygon>
        <draw:polygon draw:style-name="gr6" draw:layer="layout" svg:width="0.423cm" svg:height="0.424cm" svg:x="7.621cm" svg:y="16.327cm" svg:viewBox="0 0 424 425" draw:points="0,425 0,0 424,0 424,425">
          <text:p/>
        </draw:polygon>
        <draw:polygon draw:style-name="gr7" draw:layer="layout" svg:width="0.423cm" svg:height="0.424cm" svg:x="7.621cm" svg:y="16.327cm" svg:viewBox="0 0 424 425" draw:points="0,425 0,0 424,0 424,425">
          <text:p/>
        </draw:polygon>
        <draw:polygon draw:style-name="gr6" draw:layer="layout" svg:width="0.423cm" svg:height="0.423cm" svg:x="7.621cm" svg:y="15.904cm" svg:viewBox="0 0 424 424" draw:points="0,424 0,0 424,0 424,424">
          <text:p/>
        </draw:polygon>
        <draw:polygon draw:style-name="gr7" draw:layer="layout" svg:width="0.423cm" svg:height="0.423cm" svg:x="7.621cm" svg:y="15.904cm" svg:viewBox="0 0 424 424" draw:points="0,424 0,0 424,0 424,424">
          <text:p/>
        </draw:polygon>
        <draw:polygon draw:style-name="gr6" draw:layer="layout" svg:width="0.423cm" svg:height="0.423cm" svg:x="7.621cm" svg:y="15.481cm" svg:viewBox="0 0 424 424" draw:points="0,424 0,0 424,0 424,424">
          <text:p/>
        </draw:polygon>
        <draw:polygon draw:style-name="gr7" draw:layer="layout" svg:width="0.423cm" svg:height="0.423cm" svg:x="7.621cm" svg:y="15.481cm" svg:viewBox="0 0 424 424" draw:points="0,424 0,0 424,0 424,424">
          <text:p/>
        </draw:polygon>
        <draw:polygon draw:style-name="gr6" draw:layer="layout" svg:width="0.423cm" svg:height="0.424cm" svg:x="7.621cm" svg:y="15.057cm" svg:viewBox="0 0 424 425" draw:points="0,425 0,0 424,0 424,425">
          <text:p/>
        </draw:polygon>
        <draw:polygon draw:style-name="gr7" draw:layer="layout" svg:width="0.423cm" svg:height="0.424cm" svg:x="7.621cm" svg:y="15.057cm" svg:viewBox="0 0 424 425" draw:points="0,425 0,0 424,0 424,425">
          <text:p/>
        </draw:polygon>
        <draw:polygon draw:style-name="gr6" draw:layer="layout" svg:width="0.423cm" svg:height="0.423cm" svg:x="7.621cm" svg:y="14.634cm" svg:viewBox="0 0 424 424" draw:points="0,424 0,0 424,0 424,424">
          <text:p/>
        </draw:polygon>
        <draw:polygon draw:style-name="gr7" draw:layer="layout" svg:width="0.423cm" svg:height="0.423cm" svg:x="7.621cm" svg:y="14.634cm" svg:viewBox="0 0 424 424" draw:points="0,424 0,0 424,0 424,424">
          <text:p/>
        </draw:polygon>
        <draw:polygon draw:style-name="gr6" draw:layer="layout" svg:width="0.423cm" svg:height="0.423cm" svg:x="7.621cm" svg:y="14.211cm" svg:viewBox="0 0 424 424" draw:points="0,424 0,0 424,0 424,424">
          <text:p/>
        </draw:polygon>
        <draw:polygon draw:style-name="gr7" draw:layer="layout" svg:width="0.423cm" svg:height="0.423cm" svg:x="7.621cm" svg:y="14.211cm" svg:viewBox="0 0 424 424" draw:points="0,424 0,0 424,0 424,424">
          <text:p/>
        </draw:polygon>
        <draw:polygon draw:style-name="gr6" draw:layer="layout" svg:width="0.423cm" svg:height="0.424cm" svg:x="7.621cm" svg:y="13.787cm" svg:viewBox="0 0 424 425" draw:points="0,425 0,0 424,0 424,425">
          <text:p/>
        </draw:polygon>
        <draw:polygon draw:style-name="gr7" draw:layer="layout" svg:width="0.423cm" svg:height="0.424cm" svg:x="7.621cm" svg:y="13.787cm" svg:viewBox="0 0 424 425" draw:points="0,425 0,0 424,0 424,425">
          <text:p/>
        </draw:polygon>
        <draw:polygon draw:style-name="gr6" draw:layer="layout" svg:width="0.423cm" svg:height="0.423cm" svg:x="7.621cm" svg:y="13.364cm" svg:viewBox="0 0 424 424" draw:points="0,424 0,0 424,0 424,424">
          <text:p/>
        </draw:polygon>
        <draw:polygon draw:style-name="gr7" draw:layer="layout" svg:width="0.423cm" svg:height="0.423cm" svg:x="7.621cm" svg:y="13.364cm" svg:viewBox="0 0 424 424" draw:points="0,424 0,0 424,0 424,424">
          <text:p/>
        </draw:polygon>
        <draw:polygon draw:style-name="gr6" draw:layer="layout" svg:width="0.423cm" svg:height="0.423cm" svg:x="7.621cm" svg:y="12.941cm" svg:viewBox="0 0 424 424" draw:points="0,424 0,0 424,0 424,424">
          <text:p/>
        </draw:polygon>
        <draw:polygon draw:style-name="gr7" draw:layer="layout" svg:width="0.423cm" svg:height="0.423cm" svg:x="7.621cm" svg:y="12.941cm" svg:viewBox="0 0 424 424" draw:points="0,424 0,0 424,0 424,424">
          <text:p/>
        </draw:polygon>
        <draw:polygon draw:style-name="gr6" draw:layer="layout" svg:width="0.423cm" svg:height="0.424cm" svg:x="7.621cm" svg:y="12.517cm" svg:viewBox="0 0 424 425" draw:points="0,425 0,0 424,0 424,425">
          <text:p/>
        </draw:polygon>
        <draw:polygon draw:style-name="gr7" draw:layer="layout" svg:width="0.423cm" svg:height="0.424cm" svg:x="7.621cm" svg:y="12.517cm" svg:viewBox="0 0 424 425" draw:points="0,425 0,0 424,0 424,425">
          <text:p/>
        </draw:polygon>
        <draw:polygon draw:style-name="gr6" draw:layer="layout" svg:width="0.423cm" svg:height="0.423cm" svg:x="7.621cm" svg:y="12.094cm" svg:viewBox="0 0 424 424" draw:points="0,424 0,0 424,0 424,424">
          <text:p/>
        </draw:polygon>
        <draw:polygon draw:style-name="gr7" draw:layer="layout" svg:width="0.423cm" svg:height="0.423cm" svg:x="7.621cm" svg:y="12.094cm" svg:viewBox="0 0 424 424" draw:points="0,424 0,0 424,0 424,424">
          <text:p/>
        </draw:polygon>
        <draw:polygon draw:style-name="gr6" draw:layer="layout" svg:width="0.423cm" svg:height="0.423cm" svg:x="7.621cm" svg:y="11.671cm" svg:viewBox="0 0 424 424" draw:points="0,424 0,0 424,0 424,424">
          <text:p/>
        </draw:polygon>
        <draw:polygon draw:style-name="gr7" draw:layer="layout" svg:width="0.423cm" svg:height="0.423cm" svg:x="7.621cm" svg:y="11.671cm" svg:viewBox="0 0 424 424" draw:points="0,424 0,0 424,0 424,424">
          <text:p/>
        </draw:polygon>
        <draw:polygon draw:style-name="gr6" draw:layer="layout" svg:width="0.423cm" svg:height="0.424cm" svg:x="7.621cm" svg:y="11.247cm" svg:viewBox="0 0 424 425" draw:points="0,425 0,0 424,0 424,425">
          <text:p/>
        </draw:polygon>
        <draw:polygon draw:style-name="gr7" draw:layer="layout" svg:width="0.423cm" svg:height="0.424cm" svg:x="7.621cm" svg:y="11.247cm" svg:viewBox="0 0 424 425" draw:points="0,425 0,0 424,0 424,425">
          <text:p/>
        </draw:polygon>
        <draw:polygon draw:style-name="gr6" draw:layer="layout" svg:width="0.423cm" svg:height="0.424cm" svg:x="7.621cm" svg:y="11.247cm" svg:viewBox="0 0 424 425" draw:points="0,425 0,0 424,0 424,425">
          <text:p/>
        </draw:polygon>
        <draw:polygon draw:style-name="gr7" draw:layer="layout" svg:width="0.423cm" svg:height="0.424cm" svg:x="7.621cm" svg:y="11.247cm" svg:viewBox="0 0 424 425" draw:points="0,425 0,0 424,0 424,425">
          <text:p/>
        </draw:polygon>
        <draw:polygon draw:style-name="gr6" draw:layer="layout" svg:width="0.423cm" svg:height="0.423cm" svg:x="7.621cm" svg:y="10.824cm" svg:viewBox="0 0 424 424" draw:points="0,424 0,0 424,0 424,424">
          <text:p/>
        </draw:polygon>
        <draw:polygon draw:style-name="gr7" draw:layer="layout" svg:width="0.423cm" svg:height="0.423cm" svg:x="7.621cm" svg:y="10.824cm" svg:viewBox="0 0 424 424" draw:points="0,424 0,0 424,0 424,424">
          <text:p/>
        </draw:polygon>
        <draw:polygon draw:style-name="gr6" draw:layer="layout" svg:width="0.423cm" svg:height="0.423cm" svg:x="7.621cm" svg:y="10.824cm" svg:viewBox="0 0 424 424" draw:points="0,424 0,0 424,0 424,424">
          <text:p/>
        </draw:polygon>
        <draw:polygon draw:style-name="gr7" draw:layer="layout" svg:width="0.423cm" svg:height="0.423cm" svg:x="7.621cm" svg:y="10.824cm" svg:viewBox="0 0 424 424" draw:points="0,424 0,0 424,0 424,424">
          <text:p/>
        </draw:polygon>
        <draw:polygon draw:style-name="gr6" draw:layer="layout" svg:width="0.423cm" svg:height="0.423cm" svg:x="7.621cm" svg:y="10.401cm" svg:viewBox="0 0 424 424" draw:points="0,424 0,0 424,0 424,424">
          <text:p/>
        </draw:polygon>
        <draw:polygon draw:style-name="gr7" draw:layer="layout" svg:width="0.423cm" svg:height="0.423cm" svg:x="7.621cm" svg:y="10.401cm" svg:viewBox="0 0 424 424" draw:points="0,424 0,0 424,0 424,424">
          <text:p/>
        </draw:polygon>
        <draw:polygon draw:style-name="gr6" draw:layer="layout" svg:width="0.423cm" svg:height="0.423cm" svg:x="7.621cm" svg:y="10.401cm" svg:viewBox="0 0 424 424" draw:points="0,424 0,0 424,0 424,424">
          <text:p/>
        </draw:polygon>
        <draw:polygon draw:style-name="gr7" draw:layer="layout" svg:width="0.423cm" svg:height="0.423cm" svg:x="7.621cm" svg:y="10.401cm" svg:viewBox="0 0 424 424" draw:points="0,424 0,0 424,0 424,424">
          <text:p/>
        </draw:polygon>
        <draw:polygon draw:style-name="gr6" draw:layer="layout" svg:width="0.423cm" svg:height="0.424cm" svg:x="8.044cm" svg:y="20.137cm" svg:viewBox="0 0 424 425" draw:points="0,425 0,0 424,0 424,425">
          <text:p/>
        </draw:polygon>
        <draw:polygon draw:style-name="gr7" draw:layer="layout" svg:width="0.423cm" svg:height="0.424cm" svg:x="8.044cm" svg:y="20.137cm" svg:viewBox="0 0 424 425" draw:points="0,425 0,0 424,0 424,425">
          <text:p/>
        </draw:polygon>
        <draw:polygon draw:style-name="gr6" draw:layer="layout" svg:width="0.423cm" svg:height="0.424cm" svg:x="8.044cm" svg:y="20.137cm" svg:viewBox="0 0 424 425" draw:points="0,425 0,0 424,0 424,425">
          <text:p/>
        </draw:polygon>
        <draw:polygon draw:style-name="gr7" draw:layer="layout" svg:width="0.423cm" svg:height="0.424cm" svg:x="8.044cm" svg:y="20.137cm" svg:viewBox="0 0 424 425" draw:points="0,425 0,0 424,0 424,425">
          <text:p/>
        </draw:polygon>
        <draw:polygon draw:style-name="gr6" draw:layer="layout" svg:width="0.423cm" svg:height="0.423cm" svg:x="8.044cm" svg:y="19.714cm" svg:viewBox="0 0 424 424" draw:points="0,424 0,0 424,0 424,424">
          <text:p/>
        </draw:polygon>
        <draw:polygon draw:style-name="gr7" draw:layer="layout" svg:width="0.423cm" svg:height="0.423cm" svg:x="8.044cm" svg:y="19.714cm" svg:viewBox="0 0 424 424" draw:points="0,424 0,0 424,0 424,424">
          <text:p/>
        </draw:polygon>
        <draw:polygon draw:style-name="gr6" draw:layer="layout" svg:width="0.423cm" svg:height="0.423cm" svg:x="8.044cm" svg:y="19.714cm" svg:viewBox="0 0 424 424" draw:points="0,424 0,0 424,0 424,424">
          <text:p/>
        </draw:polygon>
        <draw:polygon draw:style-name="gr7" draw:layer="layout" svg:width="0.423cm" svg:height="0.423cm" svg:x="8.044cm" svg:y="19.714cm" svg:viewBox="0 0 424 424" draw:points="0,424 0,0 424,0 424,424">
          <text:p/>
        </draw:polygon>
        <draw:polygon draw:style-name="gr6" draw:layer="layout" svg:width="0.423cm" svg:height="0.423cm" svg:x="8.044cm" svg:y="19.291cm" svg:viewBox="0 0 424 424" draw:points="0,424 0,0 424,0 424,424">
          <text:p/>
        </draw:polygon>
        <draw:polygon draw:style-name="gr7" draw:layer="layout" svg:width="0.423cm" svg:height="0.423cm" svg:x="8.044cm" svg:y="19.291cm" svg:viewBox="0 0 424 424" draw:points="0,424 0,0 424,0 424,424">
          <text:p/>
        </draw:polygon>
        <draw:polygon draw:style-name="gr6" draw:layer="layout" svg:width="0.423cm" svg:height="0.423cm" svg:x="8.044cm" svg:y="19.291cm" svg:viewBox="0 0 424 424" draw:points="0,424 0,0 424,0 424,424">
          <text:p/>
        </draw:polygon>
        <draw:polygon draw:style-name="gr7" draw:layer="layout" svg:width="0.423cm" svg:height="0.423cm" svg:x="8.044cm" svg:y="19.291cm" svg:viewBox="0 0 424 424" draw:points="0,424 0,0 424,0 424,424">
          <text:p/>
        </draw:polygon>
        <draw:polygon draw:style-name="gr6" draw:layer="layout" svg:width="0.423cm" svg:height="0.424cm" svg:x="8.044cm" svg:y="18.867cm" svg:viewBox="0 0 424 425" draw:points="0,425 0,0 424,0 424,425">
          <text:p/>
        </draw:polygon>
        <draw:polygon draw:style-name="gr7" draw:layer="layout" svg:width="0.423cm" svg:height="0.424cm" svg:x="8.044cm" svg:y="18.867cm" svg:viewBox="0 0 424 425" draw:points="0,425 0,0 424,0 424,425">
          <text:p/>
        </draw:polygon>
        <draw:polygon draw:style-name="gr6" draw:layer="layout" svg:width="0.423cm" svg:height="0.424cm" svg:x="8.044cm" svg:y="18.867cm" svg:viewBox="0 0 424 425" draw:points="0,425 0,0 424,0 424,425">
          <text:p/>
        </draw:polygon>
        <draw:polygon draw:style-name="gr7" draw:layer="layout" svg:width="0.423cm" svg:height="0.424cm" svg:x="8.044cm" svg:y="18.867cm" svg:viewBox="0 0 424 425" draw:points="0,425 0,0 424,0 424,425">
          <text:p/>
        </draw:polygon>
        <draw:polygon draw:style-name="gr6" draw:layer="layout" svg:width="0.423cm" svg:height="0.423cm" svg:x="8.044cm" svg:y="18.444cm" svg:viewBox="0 0 424 424" draw:points="0,424 0,0 424,0 424,424">
          <text:p/>
        </draw:polygon>
        <draw:polygon draw:style-name="gr7" draw:layer="layout" svg:width="0.423cm" svg:height="0.423cm" svg:x="8.044cm" svg:y="18.444cm" svg:viewBox="0 0 424 424" draw:points="0,424 0,0 424,0 424,424">
          <text:p/>
        </draw:polygon>
        <draw:polygon draw:style-name="gr6" draw:layer="layout" svg:width="0.423cm" svg:height="0.423cm" svg:x="8.044cm" svg:y="18.444cm" svg:viewBox="0 0 424 424" draw:points="0,424 0,0 424,0 424,424">
          <text:p/>
        </draw:polygon>
        <draw:polygon draw:style-name="gr7" draw:layer="layout" svg:width="0.423cm" svg:height="0.423cm" svg:x="8.044cm" svg:y="18.444cm" svg:viewBox="0 0 424 424" draw:points="0,424 0,0 424,0 424,424">
          <text:p/>
        </draw:polygon>
        <draw:polygon draw:style-name="gr6" draw:layer="layout" svg:width="0.423cm" svg:height="0.423cm" svg:x="8.044cm" svg:y="18.021cm" svg:viewBox="0 0 424 424" draw:points="0,424 0,0 424,0 424,424">
          <text:p/>
        </draw:polygon>
        <draw:polygon draw:style-name="gr7" draw:layer="layout" svg:width="0.423cm" svg:height="0.423cm" svg:x="8.044cm" svg:y="18.021cm" svg:viewBox="0 0 424 424" draw:points="0,424 0,0 424,0 424,424">
          <text:p/>
        </draw:polygon>
        <draw:polygon draw:style-name="gr6" draw:layer="layout" svg:width="0.423cm" svg:height="0.424cm" svg:x="8.044cm" svg:y="17.597cm" svg:viewBox="0 0 424 425" draw:points="0,425 0,0 424,0 424,425">
          <text:p/>
        </draw:polygon>
        <draw:polygon draw:style-name="gr7" draw:layer="layout" svg:width="0.423cm" svg:height="0.424cm" svg:x="8.044cm" svg:y="17.597cm" svg:viewBox="0 0 424 425" draw:points="0,425 0,0 424,0 424,425">
          <text:p/>
        </draw:polygon>
        <draw:polygon draw:style-name="gr6" draw:layer="layout" svg:width="0.423cm" svg:height="0.423cm" svg:x="8.044cm" svg:y="17.174cm" svg:viewBox="0 0 424 424" draw:points="0,424 0,0 424,0 424,424">
          <text:p/>
        </draw:polygon>
        <draw:polygon draw:style-name="gr7" draw:layer="layout" svg:width="0.423cm" svg:height="0.423cm" svg:x="8.044cm" svg:y="17.174cm" svg:viewBox="0 0 424 424" draw:points="0,424 0,0 424,0 424,424">
          <text:p/>
        </draw:polygon>
        <draw:polygon draw:style-name="gr6" draw:layer="layout" svg:width="0.423cm" svg:height="0.423cm" svg:x="8.044cm" svg:y="16.751cm" svg:viewBox="0 0 424 424" draw:points="0,424 0,0 424,0 424,424">
          <text:p/>
        </draw:polygon>
        <draw:polygon draw:style-name="gr7" draw:layer="layout" svg:width="0.423cm" svg:height="0.423cm" svg:x="8.044cm" svg:y="16.751cm" svg:viewBox="0 0 424 424" draw:points="0,424 0,0 424,0 424,424">
          <text:p/>
        </draw:polygon>
        <draw:polygon draw:style-name="gr6" draw:layer="layout" svg:width="0.423cm" svg:height="0.424cm" svg:x="8.044cm" svg:y="16.327cm" svg:viewBox="0 0 424 425" draw:points="0,425 0,0 424,0 424,425">
          <text:p/>
        </draw:polygon>
        <draw:polygon draw:style-name="gr7" draw:layer="layout" svg:width="0.423cm" svg:height="0.424cm" svg:x="8.044cm" svg:y="16.327cm" svg:viewBox="0 0 424 425" draw:points="0,425 0,0 424,0 424,425">
          <text:p/>
        </draw:polygon>
        <draw:polygon draw:style-name="gr6" draw:layer="layout" svg:width="0.423cm" svg:height="0.423cm" svg:x="8.044cm" svg:y="15.904cm" svg:viewBox="0 0 424 424" draw:points="0,424 0,0 424,0 424,424">
          <text:p/>
        </draw:polygon>
        <draw:polygon draw:style-name="gr7" draw:layer="layout" svg:width="0.423cm" svg:height="0.423cm" svg:x="8.044cm" svg:y="15.904cm" svg:viewBox="0 0 424 424" draw:points="0,424 0,0 424,0 424,424">
          <text:p/>
        </draw:polygon>
        <draw:polygon draw:style-name="gr6" draw:layer="layout" svg:width="0.423cm" svg:height="0.423cm" svg:x="8.044cm" svg:y="15.481cm" svg:viewBox="0 0 424 424" draw:points="0,424 0,0 424,0 424,424">
          <text:p/>
        </draw:polygon>
        <draw:polygon draw:style-name="gr7" draw:layer="layout" svg:width="0.423cm" svg:height="0.423cm" svg:x="8.044cm" svg:y="15.481cm" svg:viewBox="0 0 424 424" draw:points="0,424 0,0 424,0 424,424">
          <text:p/>
        </draw:polygon>
        <draw:polygon draw:style-name="gr6" draw:layer="layout" svg:width="0.423cm" svg:height="0.424cm" svg:x="8.044cm" svg:y="15.057cm" svg:viewBox="0 0 424 425" draw:points="0,425 0,0 424,0 424,425">
          <text:p/>
        </draw:polygon>
        <draw:polygon draw:style-name="gr7" draw:layer="layout" svg:width="0.423cm" svg:height="0.424cm" svg:x="8.044cm" svg:y="15.057cm" svg:viewBox="0 0 424 425" draw:points="0,425 0,0 424,0 424,425">
          <text:p/>
        </draw:polygon>
        <draw:polygon draw:style-name="gr6" draw:layer="layout" svg:width="0.423cm" svg:height="0.423cm" svg:x="8.044cm" svg:y="14.634cm" svg:viewBox="0 0 424 424" draw:points="0,424 0,0 424,0 424,424">
          <text:p/>
        </draw:polygon>
        <draw:polygon draw:style-name="gr7" draw:layer="layout" svg:width="0.423cm" svg:height="0.423cm" svg:x="8.044cm" svg:y="14.634cm" svg:viewBox="0 0 424 424" draw:points="0,424 0,0 424,0 424,424">
          <text:p/>
        </draw:polygon>
        <draw:polygon draw:style-name="gr6" draw:layer="layout" svg:width="0.423cm" svg:height="0.423cm" svg:x="8.044cm" svg:y="14.211cm" svg:viewBox="0 0 424 424" draw:points="0,424 0,0 424,0 424,424">
          <text:p/>
        </draw:polygon>
        <draw:polygon draw:style-name="gr7" draw:layer="layout" svg:width="0.423cm" svg:height="0.423cm" svg:x="8.044cm" svg:y="14.211cm" svg:viewBox="0 0 424 424" draw:points="0,424 0,0 424,0 424,424">
          <text:p/>
        </draw:polygon>
        <draw:polygon draw:style-name="gr6" draw:layer="layout" svg:width="0.423cm" svg:height="0.424cm" svg:x="8.044cm" svg:y="13.787cm" svg:viewBox="0 0 424 425" draw:points="0,425 0,0 424,0 424,425">
          <text:p/>
        </draw:polygon>
        <draw:polygon draw:style-name="gr7" draw:layer="layout" svg:width="0.423cm" svg:height="0.424cm" svg:x="8.044cm" svg:y="13.787cm" svg:viewBox="0 0 424 425" draw:points="0,425 0,0 424,0 424,425">
          <text:p/>
        </draw:polygon>
        <draw:polygon draw:style-name="gr6" draw:layer="layout" svg:width="0.423cm" svg:height="0.423cm" svg:x="8.044cm" svg:y="13.364cm" svg:viewBox="0 0 424 424" draw:points="0,424 0,0 424,0 424,424">
          <text:p/>
        </draw:polygon>
        <draw:polygon draw:style-name="gr7" draw:layer="layout" svg:width="0.423cm" svg:height="0.423cm" svg:x="8.044cm" svg:y="13.364cm" svg:viewBox="0 0 424 424" draw:points="0,424 0,0 424,0 424,424">
          <text:p/>
        </draw:polygon>
        <draw:polygon draw:style-name="gr6" draw:layer="layout" svg:width="0.423cm" svg:height="0.423cm" svg:x="8.044cm" svg:y="12.941cm" svg:viewBox="0 0 424 424" draw:points="0,424 0,0 424,0 424,424">
          <text:p/>
        </draw:polygon>
        <draw:polygon draw:style-name="gr7" draw:layer="layout" svg:width="0.423cm" svg:height="0.423cm" svg:x="8.044cm" svg:y="12.941cm" svg:viewBox="0 0 424 424" draw:points="0,424 0,0 424,0 424,424">
          <text:p/>
        </draw:polygon>
        <draw:polygon draw:style-name="gr6" draw:layer="layout" svg:width="0.423cm" svg:height="0.424cm" svg:x="8.044cm" svg:y="12.517cm" svg:viewBox="0 0 424 425" draw:points="0,425 0,0 424,0 424,425">
          <text:p/>
        </draw:polygon>
        <draw:polygon draw:style-name="gr7" draw:layer="layout" svg:width="0.423cm" svg:height="0.424cm" svg:x="8.044cm" svg:y="12.517cm" svg:viewBox="0 0 424 425" draw:points="0,425 0,0 424,0 424,425">
          <text:p/>
        </draw:polygon>
        <draw:polygon draw:style-name="gr6" draw:layer="layout" svg:width="0.423cm" svg:height="0.423cm" svg:x="8.044cm" svg:y="12.094cm" svg:viewBox="0 0 424 424" draw:points="0,424 0,0 424,0 424,424">
          <text:p/>
        </draw:polygon>
        <draw:polygon draw:style-name="gr7" draw:layer="layout" svg:width="0.423cm" svg:height="0.423cm" svg:x="8.044cm" svg:y="12.094cm" svg:viewBox="0 0 424 424" draw:points="0,424 0,0 424,0 424,424">
          <text:p/>
        </draw:polygon>
        <draw:polygon draw:style-name="gr6" draw:layer="layout" svg:width="0.423cm" svg:height="0.423cm" svg:x="8.044cm" svg:y="11.671cm" svg:viewBox="0 0 424 424" draw:points="0,424 0,0 424,0 424,424">
          <text:p/>
        </draw:polygon>
        <draw:polygon draw:style-name="gr7" draw:layer="layout" svg:width="0.423cm" svg:height="0.423cm" svg:x="8.044cm" svg:y="11.671cm" svg:viewBox="0 0 424 424" draw:points="0,424 0,0 424,0 424,424">
          <text:p/>
        </draw:polygon>
        <draw:polygon draw:style-name="gr6" draw:layer="layout" svg:width="0.423cm" svg:height="0.423cm" svg:x="8.044cm" svg:y="11.671cm" svg:viewBox="0 0 424 424" draw:points="0,424 0,0 424,0 424,424">
          <text:p/>
        </draw:polygon>
        <draw:polygon draw:style-name="gr7" draw:layer="layout" svg:width="0.423cm" svg:height="0.423cm" svg:x="8.044cm" svg:y="11.671cm" svg:viewBox="0 0 424 424" draw:points="0,424 0,0 424,0 424,424">
          <text:p/>
        </draw:polygon>
        <draw:polygon draw:style-name="gr6" draw:layer="layout" svg:width="0.423cm" svg:height="0.424cm" svg:x="8.044cm" svg:y="11.247cm" svg:viewBox="0 0 424 425" draw:points="0,425 0,0 424,0 424,425">
          <text:p/>
        </draw:polygon>
        <draw:polygon draw:style-name="gr7" draw:layer="layout" svg:width="0.423cm" svg:height="0.424cm" svg:x="8.044cm" svg:y="11.247cm" svg:viewBox="0 0 424 425" draw:points="0,425 0,0 424,0 424,425">
          <text:p/>
        </draw:polygon>
        <draw:polygon draw:style-name="gr6" draw:layer="layout" svg:width="0.423cm" svg:height="0.424cm" svg:x="8.044cm" svg:y="11.247cm" svg:viewBox="0 0 424 425" draw:points="0,425 0,0 424,0 424,425">
          <text:p/>
        </draw:polygon>
        <draw:polygon draw:style-name="gr7" draw:layer="layout" svg:width="0.423cm" svg:height="0.424cm" svg:x="8.044cm" svg:y="11.247cm" svg:viewBox="0 0 424 425" draw:points="0,425 0,0 424,0 424,425">
          <text:p/>
        </draw:polygon>
        <draw:polygon draw:style-name="gr6" draw:layer="layout" svg:width="0.423cm" svg:height="0.423cm" svg:x="8.044cm" svg:y="10.824cm" svg:viewBox="0 0 424 424" draw:points="0,424 0,0 424,0 424,424">
          <text:p/>
        </draw:polygon>
        <draw:polygon draw:style-name="gr7" draw:layer="layout" svg:width="0.423cm" svg:height="0.423cm" svg:x="8.044cm" svg:y="10.824cm" svg:viewBox="0 0 424 424" draw:points="0,424 0,0 424,0 424,424">
          <text:p/>
        </draw:polygon>
        <draw:polygon draw:style-name="gr6" draw:layer="layout" svg:width="0.423cm" svg:height="0.423cm" svg:x="8.044cm" svg:y="10.824cm" svg:viewBox="0 0 424 424" draw:points="0,424 0,0 424,0 424,424">
          <text:p/>
        </draw:polygon>
        <draw:polygon draw:style-name="gr7" draw:layer="layout" svg:width="0.423cm" svg:height="0.423cm" svg:x="8.044cm" svg:y="10.824cm" svg:viewBox="0 0 424 424" draw:points="0,424 0,0 424,0 424,424">
          <text:p/>
        </draw:polygon>
        <draw:polygon draw:style-name="gr6" draw:layer="layout" svg:width="0.423cm" svg:height="0.423cm" svg:x="8.044cm" svg:y="10.401cm" svg:viewBox="0 0 424 424" draw:points="0,424 0,0 424,0 424,424">
          <text:p/>
        </draw:polygon>
        <draw:polygon draw:style-name="gr7" draw:layer="layout" svg:width="0.423cm" svg:height="0.423cm" svg:x="8.044cm" svg:y="10.401cm" svg:viewBox="0 0 424 424" draw:points="0,424 0,0 424,0 424,424">
          <text:p/>
        </draw:polygon>
        <draw:polygon draw:style-name="gr6" draw:layer="layout" svg:width="0.423cm" svg:height="0.423cm" svg:x="8.044cm" svg:y="10.401cm" svg:viewBox="0 0 424 424" draw:points="0,424 0,0 424,0 424,424">
          <text:p/>
        </draw:polygon>
        <draw:polygon draw:style-name="gr7" draw:layer="layout" svg:width="0.423cm" svg:height="0.423cm" svg:x="8.044cm" svg:y="10.401cm" svg:viewBox="0 0 424 424" draw:points="0,424 0,0 424,0 424,424">
          <text:p/>
        </draw:polygon>
        <draw:polygon draw:style-name="gr6" draw:layer="layout" svg:width="0.424cm" svg:height="0.424cm" svg:x="8.467cm" svg:y="20.137cm" svg:viewBox="0 0 425 425" draw:points="0,425 0,0 425,0 425,425">
          <text:p/>
        </draw:polygon>
        <draw:polygon draw:style-name="gr7" draw:layer="layout" svg:width="0.424cm" svg:height="0.424cm" svg:x="8.467cm" svg:y="20.137cm" svg:viewBox="0 0 425 425" draw:points="0,425 0,0 425,0 425,425">
          <text:p/>
        </draw:polygon>
        <draw:polygon draw:style-name="gr6" draw:layer="layout" svg:width="0.424cm" svg:height="0.424cm" svg:x="8.467cm" svg:y="20.137cm" svg:viewBox="0 0 425 425" draw:points="0,425 0,0 425,0 425,425">
          <text:p/>
        </draw:polygon>
        <draw:polygon draw:style-name="gr7" draw:layer="layout" svg:width="0.424cm" svg:height="0.424cm" svg:x="8.467cm" svg:y="20.137cm" svg:viewBox="0 0 425 425" draw:points="0,425 0,0 425,0 425,425">
          <text:p/>
        </draw:polygon>
        <draw:polygon draw:style-name="gr6" draw:layer="layout" svg:width="0.424cm" svg:height="0.423cm" svg:x="8.467cm" svg:y="19.714cm" svg:viewBox="0 0 425 424" draw:points="0,424 0,0 425,0 425,424">
          <text:p/>
        </draw:polygon>
        <draw:polygon draw:style-name="gr7" draw:layer="layout" svg:width="0.424cm" svg:height="0.423cm" svg:x="8.467cm" svg:y="19.714cm" svg:viewBox="0 0 425 424" draw:points="0,424 0,0 425,0 425,424">
          <text:p/>
        </draw:polygon>
        <draw:polygon draw:style-name="gr6" draw:layer="layout" svg:width="0.424cm" svg:height="0.423cm" svg:x="8.467cm" svg:y="19.714cm" svg:viewBox="0 0 425 424" draw:points="0,424 0,0 425,0 425,424">
          <text:p/>
        </draw:polygon>
        <draw:polygon draw:style-name="gr7" draw:layer="layout" svg:width="0.424cm" svg:height="0.423cm" svg:x="8.467cm" svg:y="19.714cm" svg:viewBox="0 0 425 424" draw:points="0,424 0,0 425,0 425,424">
          <text:p/>
        </draw:polygon>
        <draw:polygon draw:style-name="gr6" draw:layer="layout" svg:width="0.424cm" svg:height="0.423cm" svg:x="8.467cm" svg:y="19.291cm" svg:viewBox="0 0 425 424" draw:points="0,424 0,0 425,0 425,424">
          <text:p/>
        </draw:polygon>
        <draw:polygon draw:style-name="gr7" draw:layer="layout" svg:width="0.424cm" svg:height="0.423cm" svg:x="8.467cm" svg:y="19.291cm" svg:viewBox="0 0 425 424" draw:points="0,424 0,0 425,0 425,424">
          <text:p/>
        </draw:polygon>
        <draw:polygon draw:style-name="gr6" draw:layer="layout" svg:width="0.424cm" svg:height="0.423cm" svg:x="8.467cm" svg:y="19.291cm" svg:viewBox="0 0 425 424" draw:points="0,424 0,0 425,0 425,424">
          <text:p/>
        </draw:polygon>
        <draw:polygon draw:style-name="gr7" draw:layer="layout" svg:width="0.424cm" svg:height="0.423cm" svg:x="8.467cm" svg:y="19.291cm" svg:viewBox="0 0 425 424" draw:points="0,424 0,0 425,0 425,424">
          <text:p/>
        </draw:polygon>
        <draw:polygon draw:style-name="gr6" draw:layer="layout" svg:width="0.424cm" svg:height="0.424cm" svg:x="8.467cm" svg:y="18.867cm" svg:viewBox="0 0 425 425" draw:points="0,425 0,0 425,0 425,425">
          <text:p/>
        </draw:polygon>
        <draw:polygon draw:style-name="gr7" draw:layer="layout" svg:width="0.424cm" svg:height="0.424cm" svg:x="8.467cm" svg:y="18.867cm" svg:viewBox="0 0 425 425" draw:points="0,425 0,0 425,0 425,425">
          <text:p/>
        </draw:polygon>
        <draw:polygon draw:style-name="gr6" draw:layer="layout" svg:width="0.424cm" svg:height="0.424cm" svg:x="8.467cm" svg:y="18.867cm" svg:viewBox="0 0 425 425" draw:points="0,425 0,0 425,0 425,425">
          <text:p/>
        </draw:polygon>
        <draw:polygon draw:style-name="gr7" draw:layer="layout" svg:width="0.424cm" svg:height="0.424cm" svg:x="8.467cm" svg:y="18.867cm" svg:viewBox="0 0 425 425" draw:points="0,425 0,0 425,0 425,425">
          <text:p/>
        </draw:polygon>
        <draw:polygon draw:style-name="gr6" draw:layer="layout" svg:width="0.424cm" svg:height="0.423cm" svg:x="8.467cm" svg:y="18.444cm" svg:viewBox="0 0 425 424" draw:points="0,424 0,0 425,0 425,424">
          <text:p/>
        </draw:polygon>
        <draw:polygon draw:style-name="gr7" draw:layer="layout" svg:width="0.424cm" svg:height="0.423cm" svg:x="8.467cm" svg:y="18.444cm" svg:viewBox="0 0 425 424" draw:points="0,424 0,0 425,0 425,424">
          <text:p/>
        </draw:polygon>
        <draw:polygon draw:style-name="gr6" draw:layer="layout" svg:width="0.424cm" svg:height="0.423cm" svg:x="8.467cm" svg:y="18.444cm" svg:viewBox="0 0 425 424" draw:points="0,424 0,0 425,0 425,424">
          <text:p/>
        </draw:polygon>
        <draw:polygon draw:style-name="gr7" draw:layer="layout" svg:width="0.424cm" svg:height="0.423cm" svg:x="8.467cm" svg:y="18.444cm" svg:viewBox="0 0 425 424" draw:points="0,424 0,0 425,0 425,424">
          <text:p/>
        </draw:polygon>
        <draw:polygon draw:style-name="gr6" draw:layer="layout" svg:width="0.424cm" svg:height="0.423cm" svg:x="8.467cm" svg:y="18.021cm" svg:viewBox="0 0 425 424" draw:points="0,424 0,0 425,0 425,424">
          <text:p/>
        </draw:polygon>
        <draw:polygon draw:style-name="gr7" draw:layer="layout" svg:width="0.424cm" svg:height="0.423cm" svg:x="8.467cm" svg:y="18.021cm" svg:viewBox="0 0 425 424" draw:points="0,424 0,0 425,0 425,424">
          <text:p/>
        </draw:polygon>
        <draw:polygon draw:style-name="gr6" draw:layer="layout" svg:width="0.424cm" svg:height="0.423cm" svg:x="8.467cm" svg:y="18.021cm" svg:viewBox="0 0 425 424" draw:points="0,424 0,0 425,0 425,424">
          <text:p/>
        </draw:polygon>
        <draw:polygon draw:style-name="gr7" draw:layer="layout" svg:width="0.424cm" svg:height="0.423cm" svg:x="8.467cm" svg:y="18.021cm" svg:viewBox="0 0 425 424" draw:points="0,424 0,0 425,0 425,424">
          <text:p/>
        </draw:polygon>
        <draw:polygon draw:style-name="gr6" draw:layer="layout" svg:width="0.424cm" svg:height="0.424cm" svg:x="8.467cm" svg:y="17.597cm" svg:viewBox="0 0 425 425" draw:points="0,425 0,0 425,0 425,425">
          <text:p/>
        </draw:polygon>
        <draw:polygon draw:style-name="gr7" draw:layer="layout" svg:width="0.424cm" svg:height="0.424cm" svg:x="8.467cm" svg:y="17.597cm" svg:viewBox="0 0 425 425" draw:points="0,425 0,0 425,0 425,425">
          <text:p/>
        </draw:polygon>
        <draw:polygon draw:style-name="gr6" draw:layer="layout" svg:width="0.424cm" svg:height="0.423cm" svg:x="8.467cm" svg:y="17.174cm" svg:viewBox="0 0 425 424" draw:points="0,424 0,0 425,0 425,424">
          <text:p/>
        </draw:polygon>
        <draw:polygon draw:style-name="gr7" draw:layer="layout" svg:width="0.424cm" svg:height="0.423cm" svg:x="8.467cm" svg:y="17.174cm" svg:viewBox="0 0 425 424" draw:points="0,424 0,0 425,0 425,424">
          <text:p/>
        </draw:polygon>
        <draw:polygon draw:style-name="gr6" draw:layer="layout" svg:width="0.424cm" svg:height="0.423cm" svg:x="8.467cm" svg:y="16.751cm" svg:viewBox="0 0 425 424" draw:points="0,424 0,0 425,0 425,424">
          <text:p/>
        </draw:polygon>
        <draw:polygon draw:style-name="gr7" draw:layer="layout" svg:width="0.424cm" svg:height="0.423cm" svg:x="8.467cm" svg:y="16.751cm" svg:viewBox="0 0 425 424" draw:points="0,424 0,0 425,0 425,424">
          <text:p/>
        </draw:polygon>
        <draw:polygon draw:style-name="gr6" draw:layer="layout" svg:width="0.424cm" svg:height="0.424cm" svg:x="8.467cm" svg:y="16.327cm" svg:viewBox="0 0 425 425" draw:points="0,425 0,0 425,0 425,425">
          <text:p/>
        </draw:polygon>
        <draw:polygon draw:style-name="gr7" draw:layer="layout" svg:width="0.424cm" svg:height="0.424cm" svg:x="8.467cm" svg:y="16.327cm" svg:viewBox="0 0 425 425" draw:points="0,425 0,0 425,0 425,425">
          <text:p/>
        </draw:polygon>
        <draw:polygon draw:style-name="gr6" draw:layer="layout" svg:width="0.424cm" svg:height="0.423cm" svg:x="8.467cm" svg:y="15.904cm" svg:viewBox="0 0 425 424" draw:points="0,424 0,0 425,0 425,424">
          <text:p/>
        </draw:polygon>
        <draw:polygon draw:style-name="gr7" draw:layer="layout" svg:width="0.424cm" svg:height="0.423cm" svg:x="8.467cm" svg:y="15.904cm" svg:viewBox="0 0 425 424" draw:points="0,424 0,0 425,0 425,424">
          <text:p/>
        </draw:polygon>
        <draw:polygon draw:style-name="gr6" draw:layer="layout" svg:width="0.424cm" svg:height="0.423cm" svg:x="8.467cm" svg:y="15.481cm" svg:viewBox="0 0 425 424" draw:points="0,424 0,0 425,0 425,424">
          <text:p/>
        </draw:polygon>
        <draw:polygon draw:style-name="gr7" draw:layer="layout" svg:width="0.424cm" svg:height="0.423cm" svg:x="8.467cm" svg:y="15.481cm" svg:viewBox="0 0 425 424" draw:points="0,424 0,0 425,0 425,424">
          <text:p/>
        </draw:polygon>
        <draw:polygon draw:style-name="gr6" draw:layer="layout" svg:width="0.424cm" svg:height="0.424cm" svg:x="8.467cm" svg:y="15.057cm" svg:viewBox="0 0 425 425" draw:points="0,425 0,0 425,0 425,425">
          <text:p/>
        </draw:polygon>
        <draw:polygon draw:style-name="gr7" draw:layer="layout" svg:width="0.424cm" svg:height="0.424cm" svg:x="8.467cm" svg:y="15.057cm" svg:viewBox="0 0 425 425" draw:points="0,425 0,0 425,0 425,425">
          <text:p/>
        </draw:polygon>
        <draw:polygon draw:style-name="gr6" draw:layer="layout" svg:width="0.424cm" svg:height="0.423cm" svg:x="8.467cm" svg:y="14.634cm" svg:viewBox="0 0 425 424" draw:points="0,424 0,0 425,0 425,424">
          <text:p/>
        </draw:polygon>
        <draw:polygon draw:style-name="gr7" draw:layer="layout" svg:width="0.424cm" svg:height="0.423cm" svg:x="8.467cm" svg:y="14.634cm" svg:viewBox="0 0 425 424" draw:points="0,424 0,0 425,0 425,424">
          <text:p/>
        </draw:polygon>
        <draw:polygon draw:style-name="gr6" draw:layer="layout" svg:width="0.424cm" svg:height="0.423cm" svg:x="8.467cm" svg:y="14.211cm" svg:viewBox="0 0 425 424" draw:points="0,424 0,0 425,0 425,424">
          <text:p/>
        </draw:polygon>
        <draw:polygon draw:style-name="gr7" draw:layer="layout" svg:width="0.424cm" svg:height="0.423cm" svg:x="8.467cm" svg:y="14.211cm" svg:viewBox="0 0 425 424" draw:points="0,424 0,0 425,0 425,424">
          <text:p/>
        </draw:polygon>
        <draw:polygon draw:style-name="gr6" draw:layer="layout" svg:width="0.424cm" svg:height="0.424cm" svg:x="8.467cm" svg:y="13.787cm" svg:viewBox="0 0 425 425" draw:points="0,425 0,0 425,0 425,425">
          <text:p/>
        </draw:polygon>
        <draw:polygon draw:style-name="gr7" draw:layer="layout" svg:width="0.424cm" svg:height="0.424cm" svg:x="8.467cm" svg:y="13.787cm" svg:viewBox="0 0 425 425" draw:points="0,425 0,0 425,0 425,425">
          <text:p/>
        </draw:polygon>
        <draw:polygon draw:style-name="gr6" draw:layer="layout" svg:width="0.424cm" svg:height="0.423cm" svg:x="8.467cm" svg:y="13.364cm" svg:viewBox="0 0 425 424" draw:points="0,424 0,0 425,0 425,424">
          <text:p/>
        </draw:polygon>
        <draw:polygon draw:style-name="gr7" draw:layer="layout" svg:width="0.424cm" svg:height="0.423cm" svg:x="8.467cm" svg:y="13.364cm" svg:viewBox="0 0 425 424" draw:points="0,424 0,0 425,0 425,424">
          <text:p/>
        </draw:polygon>
        <draw:polygon draw:style-name="gr6" draw:layer="layout" svg:width="0.424cm" svg:height="0.423cm" svg:x="8.467cm" svg:y="12.941cm" svg:viewBox="0 0 425 424" draw:points="0,424 0,0 425,0 425,424">
          <text:p/>
        </draw:polygon>
        <draw:polygon draw:style-name="gr7" draw:layer="layout" svg:width="0.424cm" svg:height="0.423cm" svg:x="8.467cm" svg:y="12.941cm" svg:viewBox="0 0 425 424" draw:points="0,424 0,0 425,0 425,424">
          <text:p/>
        </draw:polygon>
        <draw:polygon draw:style-name="gr6" draw:layer="layout" svg:width="0.424cm" svg:height="0.424cm" svg:x="8.467cm" svg:y="12.517cm" svg:viewBox="0 0 425 425" draw:points="0,425 0,0 425,0 425,425">
          <text:p/>
        </draw:polygon>
        <draw:polygon draw:style-name="gr7" draw:layer="layout" svg:width="0.424cm" svg:height="0.424cm" svg:x="8.467cm" svg:y="12.517cm" svg:viewBox="0 0 425 425" draw:points="0,425 0,0 425,0 425,425">
          <text:p/>
        </draw:polygon>
        <draw:polygon draw:style-name="gr6" draw:layer="layout" svg:width="0.424cm" svg:height="0.423cm" svg:x="8.467cm" svg:y="12.094cm" svg:viewBox="0 0 425 424" draw:points="0,424 0,0 425,0 425,424">
          <text:p/>
        </draw:polygon>
        <draw:polygon draw:style-name="gr7" draw:layer="layout" svg:width="0.424cm" svg:height="0.423cm" svg:x="8.467cm" svg:y="12.094cm" svg:viewBox="0 0 425 424" draw:points="0,424 0,0 425,0 425,424">
          <text:p/>
        </draw:polygon>
        <draw:polygon draw:style-name="gr6" draw:layer="layout" svg:width="0.424cm" svg:height="0.423cm" svg:x="8.467cm" svg:y="12.094cm" svg:viewBox="0 0 425 424" draw:points="0,424 0,0 425,0 425,424">
          <text:p/>
        </draw:polygon>
        <draw:polygon draw:style-name="gr7" draw:layer="layout" svg:width="0.424cm" svg:height="0.423cm" svg:x="8.467cm" svg:y="12.094cm" svg:viewBox="0 0 425 424" draw:points="0,424 0,0 425,0 425,424">
          <text:p/>
        </draw:polygon>
        <draw:polygon draw:style-name="gr6" draw:layer="layout" svg:width="0.424cm" svg:height="0.423cm" svg:x="8.467cm" svg:y="11.671cm" svg:viewBox="0 0 425 424" draw:points="0,424 0,0 425,0 425,424">
          <text:p/>
        </draw:polygon>
        <draw:polygon draw:style-name="gr7" draw:layer="layout" svg:width="0.424cm" svg:height="0.423cm" svg:x="8.467cm" svg:y="11.671cm" svg:viewBox="0 0 425 424" draw:points="0,424 0,0 425,0 425,424">
          <text:p/>
        </draw:polygon>
        <draw:polygon draw:style-name="gr6" draw:layer="layout" svg:width="0.424cm" svg:height="0.423cm" svg:x="8.467cm" svg:y="11.671cm" svg:viewBox="0 0 425 424" draw:points="0,424 0,0 425,0 425,424">
          <text:p/>
        </draw:polygon>
        <draw:polygon draw:style-name="gr7" draw:layer="layout" svg:width="0.424cm" svg:height="0.423cm" svg:x="8.467cm" svg:y="11.671cm" svg:viewBox="0 0 425 424" draw:points="0,424 0,0 425,0 425,424">
          <text:p/>
        </draw:polygon>
        <draw:polygon draw:style-name="gr6" draw:layer="layout" svg:width="0.424cm" svg:height="0.424cm" svg:x="8.467cm" svg:y="11.247cm" svg:viewBox="0 0 425 425" draw:points="0,425 0,0 425,0 425,425">
          <text:p/>
        </draw:polygon>
        <draw:polygon draw:style-name="gr7" draw:layer="layout" svg:width="0.424cm" svg:height="0.424cm" svg:x="8.467cm" svg:y="11.247cm" svg:viewBox="0 0 425 425" draw:points="0,425 0,0 425,0 425,425">
          <text:p/>
        </draw:polygon>
        <draw:polygon draw:style-name="gr6" draw:layer="layout" svg:width="0.424cm" svg:height="0.424cm" svg:x="8.467cm" svg:y="11.247cm" svg:viewBox="0 0 425 425" draw:points="0,425 0,0 425,0 425,425">
          <text:p/>
        </draw:polygon>
        <draw:polygon draw:style-name="gr7" draw:layer="layout" svg:width="0.424cm" svg:height="0.424cm" svg:x="8.467cm" svg:y="11.247cm" svg:viewBox="0 0 425 425" draw:points="0,425 0,0 425,0 425,425">
          <text:p/>
        </draw:polygon>
        <draw:polygon draw:style-name="gr6" draw:layer="layout" svg:width="0.424cm" svg:height="0.423cm" svg:x="8.467cm" svg:y="10.824cm" svg:viewBox="0 0 425 424" draw:points="0,424 0,0 425,0 425,424">
          <text:p/>
        </draw:polygon>
        <draw:polygon draw:style-name="gr7" draw:layer="layout" svg:width="0.424cm" svg:height="0.423cm" svg:x="8.467cm" svg:y="10.824cm" svg:viewBox="0 0 425 424" draw:points="0,424 0,0 425,0 425,424">
          <text:p/>
        </draw:polygon>
        <draw:polygon draw:style-name="gr6" draw:layer="layout" svg:width="0.424cm" svg:height="0.423cm" svg:x="8.467cm" svg:y="10.824cm" svg:viewBox="0 0 425 424" draw:points="0,424 0,0 425,0 425,424">
          <text:p/>
        </draw:polygon>
        <draw:polygon draw:style-name="gr7" draw:layer="layout" svg:width="0.424cm" svg:height="0.423cm" svg:x="8.467cm" svg:y="10.824cm" svg:viewBox="0 0 425 424" draw:points="0,424 0,0 425,0 425,424">
          <text:p/>
        </draw:polygon>
        <draw:polygon draw:style-name="gr6" draw:layer="layout" svg:width="0.424cm" svg:height="0.423cm" svg:x="8.467cm" svg:y="10.401cm" svg:viewBox="0 0 425 424" draw:points="0,424 0,0 425,0 425,424">
          <text:p/>
        </draw:polygon>
        <draw:polygon draw:style-name="gr7" draw:layer="layout" svg:width="0.424cm" svg:height="0.423cm" svg:x="8.467cm" svg:y="10.401cm" svg:viewBox="0 0 425 424" draw:points="0,424 0,0 425,0 425,424">
          <text:p/>
        </draw:polygon>
        <draw:polygon draw:style-name="gr6" draw:layer="layout" svg:width="0.424cm" svg:height="0.423cm" svg:x="8.467cm" svg:y="10.401cm" svg:viewBox="0 0 425 424" draw:points="0,424 0,0 425,0 425,424">
          <text:p/>
        </draw:polygon>
        <draw:polygon draw:style-name="gr7" draw:layer="layout" svg:width="0.424cm" svg:height="0.423cm" svg:x="8.467cm" svg:y="10.401cm" svg:viewBox="0 0 425 424" draw:points="0,424 0,0 425,0 425,424">
          <text:p/>
        </draw:polygon>
        <draw:polygon draw:style-name="gr6" draw:layer="layout" svg:width="0.423cm" svg:height="0.424cm" svg:x="8.891cm" svg:y="20.137cm" svg:viewBox="0 0 424 425" draw:points="0,425 0,0 424,0 424,425">
          <text:p/>
        </draw:polygon>
        <draw:polygon draw:style-name="gr7" draw:layer="layout" svg:width="0.423cm" svg:height="0.424cm" svg:x="8.891cm" svg:y="20.137cm" svg:viewBox="0 0 424 425" draw:points="0,425 0,0 424,0 424,425">
          <text:p/>
        </draw:polygon>
        <draw:polygon draw:style-name="gr6" draw:layer="layout" svg:width="0.423cm" svg:height="0.424cm" svg:x="8.891cm" svg:y="20.137cm" svg:viewBox="0 0 424 425" draw:points="0,425 0,0 424,0 424,425">
          <text:p/>
        </draw:polygon>
        <draw:polygon draw:style-name="gr7" draw:layer="layout" svg:width="0.423cm" svg:height="0.424cm" svg:x="8.891cm" svg:y="20.137cm" svg:viewBox="0 0 424 425" draw:points="0,425 0,0 424,0 424,425">
          <text:p/>
        </draw:polygon>
        <draw:polygon draw:style-name="gr6" draw:layer="layout" svg:width="0.423cm" svg:height="0.423cm" svg:x="8.891cm" svg:y="19.714cm" svg:viewBox="0 0 424 424" draw:points="0,424 0,0 424,0 424,424">
          <text:p/>
        </draw:polygon>
        <draw:polygon draw:style-name="gr7" draw:layer="layout" svg:width="0.423cm" svg:height="0.423cm" svg:x="8.891cm" svg:y="19.714cm" svg:viewBox="0 0 424 424" draw:points="0,424 0,0 424,0 424,424">
          <text:p/>
        </draw:polygon>
        <draw:polygon draw:style-name="gr6" draw:layer="layout" svg:width="0.423cm" svg:height="0.423cm" svg:x="8.891cm" svg:y="19.714cm" svg:viewBox="0 0 424 424" draw:points="0,424 0,0 424,0 424,424">
          <text:p/>
        </draw:polygon>
        <draw:polygon draw:style-name="gr7" draw:layer="layout" svg:width="0.423cm" svg:height="0.423cm" svg:x="8.891cm" svg:y="19.714cm" svg:viewBox="0 0 424 424" draw:points="0,424 0,0 424,0 424,424">
          <text:p/>
        </draw:polygon>
        <draw:polygon draw:style-name="gr6" draw:layer="layout" svg:width="0.423cm" svg:height="0.423cm" svg:x="8.891cm" svg:y="19.291cm" svg:viewBox="0 0 424 424" draw:points="0,424 0,0 424,0 424,424">
          <text:p/>
        </draw:polygon>
        <draw:polygon draw:style-name="gr7" draw:layer="layout" svg:width="0.423cm" svg:height="0.423cm" svg:x="8.891cm" svg:y="19.291cm" svg:viewBox="0 0 424 424" draw:points="0,424 0,0 424,0 424,424">
          <text:p/>
        </draw:polygon>
        <draw:polygon draw:style-name="gr6" draw:layer="layout" svg:width="0.423cm" svg:height="0.423cm" svg:x="8.891cm" svg:y="19.291cm" svg:viewBox="0 0 424 424" draw:points="0,424 0,0 424,0 424,424">
          <text:p/>
        </draw:polygon>
        <draw:polygon draw:style-name="gr7" draw:layer="layout" svg:width="0.423cm" svg:height="0.423cm" svg:x="8.891cm" svg:y="19.291cm" svg:viewBox="0 0 424 424" draw:points="0,424 0,0 424,0 424,424">
          <text:p/>
        </draw:polygon>
        <draw:polygon draw:style-name="gr6" draw:layer="layout" svg:width="0.423cm" svg:height="0.424cm" svg:x="8.891cm" svg:y="18.867cm" svg:viewBox="0 0 424 425" draw:points="0,425 0,0 424,0 424,425">
          <text:p/>
        </draw:polygon>
        <draw:polygon draw:style-name="gr7" draw:layer="layout" svg:width="0.423cm" svg:height="0.424cm" svg:x="8.891cm" svg:y="18.867cm" svg:viewBox="0 0 424 425" draw:points="0,425 0,0 424,0 424,425">
          <text:p/>
        </draw:polygon>
        <draw:polygon draw:style-name="gr6" draw:layer="layout" svg:width="0.423cm" svg:height="0.424cm" svg:x="8.891cm" svg:y="18.867cm" svg:viewBox="0 0 424 425" draw:points="0,425 0,0 424,0 424,425">
          <text:p/>
        </draw:polygon>
        <draw:polygon draw:style-name="gr7" draw:layer="layout" svg:width="0.423cm" svg:height="0.424cm" svg:x="8.891cm" svg:y="18.867cm" svg:viewBox="0 0 424 425" draw:points="0,425 0,0 424,0 424,425">
          <text:p/>
        </draw:polygon>
        <draw:polygon draw:style-name="gr6" draw:layer="layout" svg:width="0.423cm" svg:height="0.423cm" svg:x="8.891cm" svg:y="18.444cm" svg:viewBox="0 0 424 424" draw:points="0,424 0,0 424,0 424,424">
          <text:p/>
        </draw:polygon>
        <draw:polygon draw:style-name="gr7" draw:layer="layout" svg:width="0.423cm" svg:height="0.423cm" svg:x="8.891cm" svg:y="18.444cm" svg:viewBox="0 0 424 424" draw:points="0,424 0,0 424,0 424,424">
          <text:p/>
        </draw:polygon>
        <draw:polygon draw:style-name="gr6" draw:layer="layout" svg:width="0.423cm" svg:height="0.423cm" svg:x="8.891cm" svg:y="18.444cm" svg:viewBox="0 0 424 424" draw:points="0,424 0,0 424,0 424,424">
          <text:p/>
        </draw:polygon>
        <draw:polygon draw:style-name="gr7" draw:layer="layout" svg:width="0.423cm" svg:height="0.423cm" svg:x="8.891cm" svg:y="18.444cm" svg:viewBox="0 0 424 424" draw:points="0,424 0,0 424,0 424,424">
          <text:p/>
        </draw:polygon>
        <draw:polygon draw:style-name="gr6" draw:layer="layout" svg:width="0.423cm" svg:height="0.423cm" svg:x="8.891cm" svg:y="18.021cm" svg:viewBox="0 0 424 424" draw:points="0,424 0,0 424,0 424,424">
          <text:p/>
        </draw:polygon>
        <draw:polygon draw:style-name="gr7" draw:layer="layout" svg:width="0.423cm" svg:height="0.423cm" svg:x="8.891cm" svg:y="18.021cm" svg:viewBox="0 0 424 424" draw:points="0,424 0,0 424,0 424,424">
          <text:p/>
        </draw:polygon>
        <draw:polygon draw:style-name="gr6" draw:layer="layout" svg:width="0.423cm" svg:height="0.423cm" svg:x="8.891cm" svg:y="18.021cm" svg:viewBox="0 0 424 424" draw:points="0,424 0,0 424,0 424,424">
          <text:p/>
        </draw:polygon>
        <draw:polygon draw:style-name="gr7" draw:layer="layout" svg:width="0.423cm" svg:height="0.423cm" svg:x="8.891cm" svg:y="18.021cm" svg:viewBox="0 0 424 424" draw:points="0,424 0,0 424,0 424,424">
          <text:p/>
        </draw:polygon>
        <draw:polygon draw:style-name="gr6" draw:layer="layout" svg:width="0.423cm" svg:height="0.424cm" svg:x="8.891cm" svg:y="17.597cm" svg:viewBox="0 0 424 425" draw:points="0,425 0,0 424,0 424,425">
          <text:p/>
        </draw:polygon>
        <draw:polygon draw:style-name="gr7" draw:layer="layout" svg:width="0.423cm" svg:height="0.424cm" svg:x="8.891cm" svg:y="17.597cm" svg:viewBox="0 0 424 425" draw:points="0,425 0,0 424,0 424,425">
          <text:p/>
        </draw:polygon>
        <draw:polygon draw:style-name="gr6" draw:layer="layout" svg:width="0.423cm" svg:height="0.424cm" svg:x="8.891cm" svg:y="17.597cm" svg:viewBox="0 0 424 425" draw:points="0,425 0,0 424,0 424,425">
          <text:p/>
        </draw:polygon>
        <draw:polygon draw:style-name="gr7" draw:layer="layout" svg:width="0.423cm" svg:height="0.424cm" svg:x="8.891cm" svg:y="17.597cm" svg:viewBox="0 0 424 425" draw:points="0,425 0,0 424,0 424,425">
          <text:p/>
        </draw:polygon>
        <draw:polygon draw:style-name="gr6" draw:layer="layout" svg:width="0.423cm" svg:height="0.423cm" svg:x="8.891cm" svg:y="17.174cm" svg:viewBox="0 0 424 424" draw:points="0,424 0,0 424,0 424,424">
          <text:p/>
        </draw:polygon>
        <draw:polygon draw:style-name="gr7" draw:layer="layout" svg:width="0.423cm" svg:height="0.423cm" svg:x="8.891cm" svg:y="17.174cm" svg:viewBox="0 0 424 424" draw:points="0,424 0,0 424,0 424,424">
          <text:p/>
        </draw:polygon>
        <draw:polygon draw:style-name="gr6" draw:layer="layout" svg:width="0.423cm" svg:height="0.423cm" svg:x="8.891cm" svg:y="17.174cm" svg:viewBox="0 0 424 424" draw:points="0,424 0,0 424,0 424,424">
          <text:p/>
        </draw:polygon>
        <draw:polygon draw:style-name="gr7" draw:layer="layout" svg:width="0.423cm" svg:height="0.423cm" svg:x="8.891cm" svg:y="17.174cm" svg:viewBox="0 0 424 424" draw:points="0,424 0,0 424,0 424,424">
          <text:p/>
        </draw:polygon>
        <draw:polygon draw:style-name="gr6" draw:layer="layout" svg:width="0.423cm" svg:height="0.423cm" svg:x="8.891cm" svg:y="16.751cm" svg:viewBox="0 0 424 424" draw:points="0,424 0,0 424,0 424,424">
          <text:p/>
        </draw:polygon>
        <draw:polygon draw:style-name="gr7" draw:layer="layout" svg:width="0.423cm" svg:height="0.423cm" svg:x="8.891cm" svg:y="16.751cm" svg:viewBox="0 0 424 424" draw:points="0,424 0,0 424,0 424,424">
          <text:p/>
        </draw:polygon>
        <draw:polygon draw:style-name="gr6" draw:layer="layout" svg:width="0.423cm" svg:height="0.423cm" svg:x="8.891cm" svg:y="16.751cm" svg:viewBox="0 0 424 424" draw:points="0,424 0,0 424,0 424,424">
          <text:p/>
        </draw:polygon>
        <draw:polygon draw:style-name="gr7" draw:layer="layout" svg:width="0.423cm" svg:height="0.423cm" svg:x="8.891cm" svg:y="16.751cm" svg:viewBox="0 0 424 424" draw:points="0,424 0,0 424,0 424,424">
          <text:p/>
        </draw:polygon>
        <draw:polygon draw:style-name="gr6" draw:layer="layout" svg:width="0.423cm" svg:height="0.424cm" svg:x="8.891cm" svg:y="16.327cm" svg:viewBox="0 0 424 425" draw:points="0,425 0,0 424,0 424,425">
          <text:p/>
        </draw:polygon>
        <draw:polygon draw:style-name="gr7" draw:layer="layout" svg:width="0.423cm" svg:height="0.424cm" svg:x="8.891cm" svg:y="16.327cm" svg:viewBox="0 0 424 425" draw:points="0,425 0,0 424,0 424,425">
          <text:p/>
        </draw:polygon>
        <draw:polygon draw:style-name="gr6" draw:layer="layout" svg:width="0.423cm" svg:height="0.423cm" svg:x="8.891cm" svg:y="15.904cm" svg:viewBox="0 0 424 424" draw:points="0,424 0,0 424,0 424,424">
          <text:p/>
        </draw:polygon>
        <draw:polygon draw:style-name="gr7" draw:layer="layout" svg:width="0.423cm" svg:height="0.423cm" svg:x="8.891cm" svg:y="15.904cm" svg:viewBox="0 0 424 424" draw:points="0,424 0,0 424,0 424,424">
          <text:p/>
        </draw:polygon>
        <draw:polygon draw:style-name="gr6" draw:layer="layout" svg:width="0.423cm" svg:height="0.423cm" svg:x="8.891cm" svg:y="15.481cm" svg:viewBox="0 0 424 424" draw:points="0,424 0,0 424,0 424,424">
          <text:p/>
        </draw:polygon>
        <draw:polygon draw:style-name="gr7" draw:layer="layout" svg:width="0.423cm" svg:height="0.423cm" svg:x="8.891cm" svg:y="15.481cm" svg:viewBox="0 0 424 424" draw:points="0,424 0,0 424,0 424,424">
          <text:p/>
        </draw:polygon>
        <draw:polygon draw:style-name="gr6" draw:layer="layout" svg:width="0.423cm" svg:height="0.423cm" svg:x="8.891cm" svg:y="15.481cm" svg:viewBox="0 0 424 424" draw:points="0,424 0,0 424,0 424,424">
          <text:p/>
        </draw:polygon>
        <draw:polygon draw:style-name="gr7" draw:layer="layout" svg:width="0.423cm" svg:height="0.423cm" svg:x="8.891cm" svg:y="15.481cm" svg:viewBox="0 0 424 424" draw:points="0,424 0,0 424,0 424,424">
          <text:p/>
        </draw:polygon>
        <draw:polygon draw:style-name="gr6" draw:layer="layout" svg:width="0.423cm" svg:height="0.424cm" svg:x="8.891cm" svg:y="15.057cm" svg:viewBox="0 0 424 425" draw:points="0,425 0,0 424,0 424,425">
          <text:p/>
        </draw:polygon>
        <draw:polygon draw:style-name="gr7" draw:layer="layout" svg:width="0.423cm" svg:height="0.424cm" svg:x="8.891cm" svg:y="15.057cm" svg:viewBox="0 0 424 425" draw:points="0,425 0,0 424,0 424,425">
          <text:p/>
        </draw:polygon>
        <draw:polygon draw:style-name="gr6" draw:layer="layout" svg:width="0.423cm" svg:height="0.424cm" svg:x="8.891cm" svg:y="15.057cm" svg:viewBox="0 0 424 425" draw:points="0,425 0,0 424,0 424,425">
          <text:p/>
        </draw:polygon>
        <draw:polygon draw:style-name="gr7" draw:layer="layout" svg:width="0.423cm" svg:height="0.424cm" svg:x="8.891cm" svg:y="15.057cm" svg:viewBox="0 0 424 425" draw:points="0,425 0,0 424,0 424,425">
          <text:p/>
        </draw:polygon>
        <draw:polygon draw:style-name="gr6" draw:layer="layout" svg:width="0.423cm" svg:height="0.423cm" svg:x="8.891cm" svg:y="14.634cm" svg:viewBox="0 0 424 424" draw:points="0,424 0,0 424,0 424,424">
          <text:p/>
        </draw:polygon>
        <draw:polygon draw:style-name="gr7" draw:layer="layout" svg:width="0.423cm" svg:height="0.423cm" svg:x="8.891cm" svg:y="14.634cm" svg:viewBox="0 0 424 424" draw:points="0,424 0,0 424,0 424,424">
          <text:p/>
        </draw:polygon>
        <draw:polygon draw:style-name="gr6" draw:layer="layout" svg:width="0.423cm" svg:height="0.423cm" svg:x="8.891cm" svg:y="14.634cm" svg:viewBox="0 0 424 424" draw:points="0,424 0,0 424,0 424,424">
          <text:p/>
        </draw:polygon>
        <draw:polygon draw:style-name="gr7" draw:layer="layout" svg:width="0.423cm" svg:height="0.423cm" svg:x="8.891cm" svg:y="14.634cm" svg:viewBox="0 0 424 424" draw:points="0,424 0,0 424,0 424,424">
          <text:p/>
        </draw:polygon>
        <draw:polygon draw:style-name="gr6" draw:layer="layout" svg:width="0.423cm" svg:height="0.423cm" svg:x="8.891cm" svg:y="14.211cm" svg:viewBox="0 0 424 424" draw:points="0,424 0,0 424,0 424,424">
          <text:p/>
        </draw:polygon>
        <draw:polygon draw:style-name="gr7" draw:layer="layout" svg:width="0.423cm" svg:height="0.423cm" svg:x="8.891cm" svg:y="14.211cm" svg:viewBox="0 0 424 424" draw:points="0,424 0,0 424,0 424,424">
          <text:p/>
        </draw:polygon>
        <draw:polygon draw:style-name="gr6" draw:layer="layout" svg:width="0.423cm" svg:height="0.424cm" svg:x="8.891cm" svg:y="13.787cm" svg:viewBox="0 0 424 425" draw:points="0,425 0,0 424,0 424,425">
          <text:p/>
        </draw:polygon>
        <draw:polygon draw:style-name="gr7" draw:layer="layout" svg:width="0.423cm" svg:height="0.424cm" svg:x="8.891cm" svg:y="13.787cm" svg:viewBox="0 0 424 425" draw:points="0,425 0,0 424,0 424,425">
          <text:p/>
        </draw:polygon>
        <draw:polygon draw:style-name="gr6" draw:layer="layout" svg:width="0.424cm" svg:height="0.423cm" svg:x="7.197cm" svg:y="18.444cm" svg:viewBox="0 0 425 424" draw:points="0,424 0,0 425,0 425,424">
          <text:p/>
        </draw:polygon>
        <draw:polygon draw:style-name="gr7" draw:layer="layout" svg:width="0.424cm" svg:height="0.423cm" svg:x="7.197cm" svg:y="18.444cm" svg:viewBox="0 0 425 424" draw:points="0,424 0,0 425,0 425,424">
          <text:p/>
        </draw:polygon>
        <draw:polygon draw:style-name="gr6" draw:layer="layout" svg:width="0.424cm" svg:height="0.423cm" svg:x="7.197cm" svg:y="18.021cm" svg:viewBox="0 0 425 424" draw:points="0,424 0,0 425,0 425,424">
          <text:p/>
        </draw:polygon>
        <draw:polygon draw:style-name="gr7" draw:layer="layout" svg:width="0.424cm" svg:height="0.423cm" svg:x="7.197cm" svg:y="18.021cm" svg:viewBox="0 0 425 424" draw:points="0,424 0,0 425,0 425,424">
          <text:p/>
        </draw:polygon>
        <draw:polygon draw:style-name="gr6" draw:layer="layout" svg:width="0.424cm" svg:height="0.424cm" svg:x="7.197cm" svg:y="17.597cm" svg:viewBox="0 0 425 425" draw:points="0,425 0,0 425,0 425,425">
          <text:p/>
        </draw:polygon>
        <draw:polygon draw:style-name="gr7" draw:layer="layout" svg:width="0.424cm" svg:height="0.424cm" svg:x="7.197cm" svg:y="17.597cm" svg:viewBox="0 0 425 425" draw:points="0,425 0,0 425,0 425,425">
          <text:p/>
        </draw:polygon>
        <draw:polygon draw:style-name="gr6" draw:layer="layout" svg:width="0.424cm" svg:height="0.423cm" svg:x="7.197cm" svg:y="17.174cm" svg:viewBox="0 0 425 424" draw:points="0,424 0,0 425,0 425,424">
          <text:p/>
        </draw:polygon>
        <draw:polygon draw:style-name="gr7" draw:layer="layout" svg:width="0.424cm" svg:height="0.423cm" svg:x="7.197cm" svg:y="17.174cm" svg:viewBox="0 0 425 424" draw:points="0,424 0,0 425,0 425,424">
          <text:p/>
        </draw:polygon>
        <draw:polygon draw:style-name="gr6" draw:layer="layout" svg:width="0.424cm" svg:height="0.423cm" svg:x="7.197cm" svg:y="16.751cm" svg:viewBox="0 0 425 424" draw:points="0,424 0,0 425,0 425,424">
          <text:p/>
        </draw:polygon>
        <draw:polygon draw:style-name="gr7" draw:layer="layout" svg:width="0.424cm" svg:height="0.423cm" svg:x="7.197cm" svg:y="16.751cm" svg:viewBox="0 0 425 424" draw:points="0,424 0,0 425,0 425,424">
          <text:p/>
        </draw:polygon>
        <draw:polygon draw:style-name="gr6" draw:layer="layout" svg:width="0.424cm" svg:height="0.424cm" svg:x="7.197cm" svg:y="16.327cm" svg:viewBox="0 0 425 425" draw:points="0,425 0,0 425,0 425,425">
          <text:p/>
        </draw:polygon>
        <draw:polygon draw:style-name="gr7" draw:layer="layout" svg:width="0.424cm" svg:height="0.424cm" svg:x="7.197cm" svg:y="16.327cm" svg:viewBox="0 0 425 425" draw:points="0,425 0,0 425,0 425,425">
          <text:p/>
        </draw:polygon>
        <draw:polygon draw:style-name="gr6" draw:layer="layout" svg:width="0.424cm" svg:height="0.423cm" svg:x="7.197cm" svg:y="15.904cm" svg:viewBox="0 0 425 424" draw:points="0,424 0,0 425,0 425,424">
          <text:p/>
        </draw:polygon>
        <draw:polygon draw:style-name="gr7" draw:layer="layout" svg:width="0.424cm" svg:height="0.423cm" svg:x="7.197cm" svg:y="15.904cm" svg:viewBox="0 0 425 424" draw:points="0,424 0,0 425,0 425,424">
          <text:p/>
        </draw:polygon>
        <draw:polygon draw:style-name="gr6" draw:layer="layout" svg:width="0.424cm" svg:height="0.423cm" svg:x="7.197cm" svg:y="15.481cm" svg:viewBox="0 0 425 424" draw:points="0,424 0,0 425,0 425,424">
          <text:p/>
        </draw:polygon>
        <draw:polygon draw:style-name="gr7" draw:layer="layout" svg:width="0.424cm" svg:height="0.423cm" svg:x="7.197cm" svg:y="15.481cm" svg:viewBox="0 0 425 424" draw:points="0,424 0,0 425,0 425,424">
          <text:p/>
        </draw:polygon>
        <draw:polygon draw:style-name="gr6" draw:layer="layout" svg:width="0.424cm" svg:height="0.424cm" svg:x="7.197cm" svg:y="15.057cm" svg:viewBox="0 0 425 425" draw:points="0,425 0,0 425,0 425,425">
          <text:p/>
        </draw:polygon>
        <draw:polygon draw:style-name="gr7" draw:layer="layout" svg:width="0.424cm" svg:height="0.424cm" svg:x="7.197cm" svg:y="15.057cm" svg:viewBox="0 0 425 425" draw:points="0,425 0,0 425,0 425,425">
          <text:p/>
        </draw:polygon>
        <draw:polygon draw:style-name="gr6" draw:layer="layout" svg:width="0.424cm" svg:height="0.423cm" svg:x="7.197cm" svg:y="14.634cm" svg:viewBox="0 0 425 424" draw:points="0,424 0,0 425,0 425,424">
          <text:p/>
        </draw:polygon>
        <draw:polygon draw:style-name="gr7" draw:layer="layout" svg:width="0.424cm" svg:height="0.423cm" svg:x="7.197cm" svg:y="14.634cm" svg:viewBox="0 0 425 424" draw:points="0,424 0,0 425,0 425,424">
          <text:p/>
        </draw:polygon>
        <draw:polygon draw:style-name="gr6" draw:layer="layout" svg:width="0.424cm" svg:height="0.423cm" svg:x="7.197cm" svg:y="14.211cm" svg:viewBox="0 0 425 424" draw:points="0,424 0,0 425,0 425,424">
          <text:p/>
        </draw:polygon>
        <draw:polygon draw:style-name="gr7" draw:layer="layout" svg:width="0.424cm" svg:height="0.423cm" svg:x="7.197cm" svg:y="14.211cm" svg:viewBox="0 0 425 424" draw:points="0,424 0,0 425,0 425,424">
          <text:p/>
        </draw:polygon>
        <draw:polygon draw:style-name="gr6" draw:layer="layout" svg:width="0.424cm" svg:height="0.424cm" svg:x="7.197cm" svg:y="13.787cm" svg:viewBox="0 0 425 425" draw:points="0,425 0,0 425,0 425,425">
          <text:p/>
        </draw:polygon>
        <draw:polygon draw:style-name="gr7" draw:layer="layout" svg:width="0.424cm" svg:height="0.424cm" svg:x="7.197cm" svg:y="13.787cm" svg:viewBox="0 0 425 425" draw:points="0,425 0,0 425,0 425,425">
          <text:p/>
        </draw:polygon>
        <draw:polygon draw:style-name="gr6" draw:layer="layout" svg:width="0.424cm" svg:height="0.423cm" svg:x="7.197cm" svg:y="13.364cm" svg:viewBox="0 0 425 424" draw:points="0,424 0,0 425,0 425,424">
          <text:p/>
        </draw:polygon>
        <draw:polygon draw:style-name="gr7" draw:layer="layout" svg:width="0.424cm" svg:height="0.423cm" svg:x="7.197cm" svg:y="13.364cm" svg:viewBox="0 0 425 424" draw:points="0,424 0,0 425,0 425,424">
          <text:p/>
        </draw:polygon>
        <draw:polygon draw:style-name="gr6" draw:layer="layout" svg:width="0.424cm" svg:height="0.423cm" svg:x="7.197cm" svg:y="12.941cm" svg:viewBox="0 0 425 424" draw:points="0,424 0,0 425,0 425,424">
          <text:p/>
        </draw:polygon>
        <draw:polygon draw:style-name="gr7" draw:layer="layout" svg:width="0.424cm" svg:height="0.423cm" svg:x="7.197cm" svg:y="12.941cm" svg:viewBox="0 0 425 424" draw:points="0,424 0,0 425,0 425,424">
          <text:p/>
        </draw:polygon>
        <draw:polygon draw:style-name="gr6" draw:layer="layout" svg:width="0.424cm" svg:height="0.424cm" svg:x="7.197cm" svg:y="12.517cm" svg:viewBox="0 0 425 425" draw:points="0,425 0,0 425,0 425,425">
          <text:p/>
        </draw:polygon>
        <draw:polygon draw:style-name="gr7" draw:layer="layout" svg:width="0.424cm" svg:height="0.424cm" svg:x="7.197cm" svg:y="12.517cm" svg:viewBox="0 0 425 425" draw:points="0,425 0,0 425,0 425,425">
          <text:p/>
        </draw:polygon>
        <draw:polygon draw:style-name="gr6" draw:layer="layout" svg:width="0.424cm" svg:height="0.423cm" svg:x="7.197cm" svg:y="12.094cm" svg:viewBox="0 0 425 424" draw:points="0,424 0,0 425,0 425,424">
          <text:p/>
        </draw:polygon>
        <draw:polygon draw:style-name="gr7" draw:layer="layout" svg:width="0.424cm" svg:height="0.423cm" svg:x="7.197cm" svg:y="12.094cm" svg:viewBox="0 0 425 424" draw:points="0,424 0,0 425,0 425,424">
          <text:p/>
        </draw:polygon>
        <draw:polygon draw:style-name="gr6" draw:layer="layout" svg:width="0.424cm" svg:height="0.423cm" svg:x="7.197cm" svg:y="11.671cm" svg:viewBox="0 0 425 424" draw:points="0,424 0,0 425,0 425,424">
          <text:p/>
        </draw:polygon>
        <draw:polygon draw:style-name="gr7" draw:layer="layout" svg:width="0.424cm" svg:height="0.423cm" svg:x="7.197cm" svg:y="11.671cm" svg:viewBox="0 0 425 424" draw:points="0,424 0,0 425,0 425,424">
          <text:p/>
        </draw:polygon>
        <draw:polygon draw:style-name="gr6" draw:layer="layout" svg:width="0.423cm" svg:height="0.423cm" svg:x="7.621cm" svg:y="18.444cm" svg:viewBox="0 0 424 424" draw:points="0,424 0,0 424,0 424,424">
          <text:p/>
        </draw:polygon>
        <draw:polygon draw:style-name="gr7" draw:layer="layout" svg:width="0.423cm" svg:height="0.423cm" svg:x="7.621cm" svg:y="18.444cm" svg:viewBox="0 0 424 424" draw:points="0,424 0,0 424,0 424,424">
          <text:p/>
        </draw:polygon>
        <draw:polygon draw:style-name="gr6" draw:layer="layout" svg:width="0.423cm" svg:height="0.423cm" svg:x="7.621cm" svg:y="18.021cm" svg:viewBox="0 0 424 424" draw:points="0,424 0,0 424,0 424,424">
          <text:p/>
        </draw:polygon>
        <draw:polygon draw:style-name="gr7" draw:layer="layout" svg:width="0.423cm" svg:height="0.423cm" svg:x="7.621cm" svg:y="18.021cm" svg:viewBox="0 0 424 424" draw:points="0,424 0,0 424,0 424,424">
          <text:p/>
        </draw:polygon>
        <draw:polygon draw:style-name="gr6" draw:layer="layout" svg:width="0.423cm" svg:height="0.424cm" svg:x="7.621cm" svg:y="17.597cm" svg:viewBox="0 0 424 425" draw:points="0,425 0,0 424,0 424,425">
          <text:p/>
        </draw:polygon>
        <draw:polygon draw:style-name="gr7" draw:layer="layout" svg:width="0.423cm" svg:height="0.424cm" svg:x="7.621cm" svg:y="17.597cm" svg:viewBox="0 0 424 425" draw:points="0,425 0,0 424,0 424,425">
          <text:p/>
        </draw:polygon>
        <draw:polygon draw:style-name="gr6" draw:layer="layout" svg:width="0.423cm" svg:height="0.423cm" svg:x="7.621cm" svg:y="17.174cm" svg:viewBox="0 0 424 424" draw:points="0,424 0,0 424,0 424,424">
          <text:p/>
        </draw:polygon>
        <draw:polygon draw:style-name="gr7" draw:layer="layout" svg:width="0.423cm" svg:height="0.423cm" svg:x="7.621cm" svg:y="17.174cm" svg:viewBox="0 0 424 424" draw:points="0,424 0,0 424,0 424,424">
          <text:p/>
        </draw:polygon>
        <draw:polygon draw:style-name="gr6" draw:layer="layout" svg:width="0.423cm" svg:height="0.423cm" svg:x="7.621cm" svg:y="16.751cm" svg:viewBox="0 0 424 424" draw:points="0,424 0,0 424,0 424,424">
          <text:p/>
        </draw:polygon>
        <draw:polygon draw:style-name="gr7" draw:layer="layout" svg:width="0.423cm" svg:height="0.423cm" svg:x="7.621cm" svg:y="16.751cm" svg:viewBox="0 0 424 424" draw:points="0,424 0,0 424,0 424,424">
          <text:p/>
        </draw:polygon>
        <draw:polygon draw:style-name="gr6" draw:layer="layout" svg:width="0.423cm" svg:height="0.424cm" svg:x="7.621cm" svg:y="16.327cm" svg:viewBox="0 0 424 425" draw:points="0,425 0,0 424,0 424,425">
          <text:p/>
        </draw:polygon>
        <draw:polygon draw:style-name="gr7" draw:layer="layout" svg:width="0.423cm" svg:height="0.424cm" svg:x="7.621cm" svg:y="16.327cm" svg:viewBox="0 0 424 425" draw:points="0,425 0,0 424,0 424,425">
          <text:p/>
        </draw:polygon>
        <draw:polygon draw:style-name="gr6" draw:layer="layout" svg:width="0.423cm" svg:height="0.423cm" svg:x="7.621cm" svg:y="15.904cm" svg:viewBox="0 0 424 424" draw:points="0,424 0,0 424,0 424,424">
          <text:p/>
        </draw:polygon>
        <draw:polygon draw:style-name="gr7" draw:layer="layout" svg:width="0.423cm" svg:height="0.423cm" svg:x="7.621cm" svg:y="15.904cm" svg:viewBox="0 0 424 424" draw:points="0,424 0,0 424,0 424,424">
          <text:p/>
        </draw:polygon>
        <draw:polygon draw:style-name="gr6" draw:layer="layout" svg:width="0.423cm" svg:height="0.423cm" svg:x="7.621cm" svg:y="15.481cm" svg:viewBox="0 0 424 424" draw:points="0,424 0,0 424,0 424,424">
          <text:p/>
        </draw:polygon>
        <draw:polygon draw:style-name="gr7" draw:layer="layout" svg:width="0.423cm" svg:height="0.423cm" svg:x="7.621cm" svg:y="15.481cm" svg:viewBox="0 0 424 424" draw:points="0,424 0,0 424,0 424,424">
          <text:p/>
        </draw:polygon>
        <draw:polygon draw:style-name="gr6" draw:layer="layout" svg:width="0.423cm" svg:height="0.424cm" svg:x="7.621cm" svg:y="15.057cm" svg:viewBox="0 0 424 425" draw:points="0,425 0,0 424,0 424,425">
          <text:p/>
        </draw:polygon>
        <draw:polygon draw:style-name="gr7" draw:layer="layout" svg:width="0.423cm" svg:height="0.424cm" svg:x="7.621cm" svg:y="15.057cm" svg:viewBox="0 0 424 425" draw:points="0,425 0,0 424,0 424,425">
          <text:p/>
        </draw:polygon>
        <draw:polygon draw:style-name="gr6" draw:layer="layout" svg:width="0.423cm" svg:height="0.423cm" svg:x="7.621cm" svg:y="14.634cm" svg:viewBox="0 0 424 424" draw:points="0,424 0,0 424,0 424,424">
          <text:p/>
        </draw:polygon>
        <draw:polygon draw:style-name="gr7" draw:layer="layout" svg:width="0.423cm" svg:height="0.423cm" svg:x="7.621cm" svg:y="14.634cm" svg:viewBox="0 0 424 424" draw:points="0,424 0,0 424,0 424,424">
          <text:p/>
        </draw:polygon>
        <draw:polygon draw:style-name="gr6" draw:layer="layout" svg:width="0.423cm" svg:height="0.423cm" svg:x="7.621cm" svg:y="14.211cm" svg:viewBox="0 0 424 424" draw:points="0,424 0,0 424,0 424,424">
          <text:p/>
        </draw:polygon>
        <draw:polygon draw:style-name="gr7" draw:layer="layout" svg:width="0.423cm" svg:height="0.423cm" svg:x="7.621cm" svg:y="14.211cm" svg:viewBox="0 0 424 424" draw:points="0,424 0,0 424,0 424,424">
          <text:p/>
        </draw:polygon>
        <draw:polygon draw:style-name="gr6" draw:layer="layout" svg:width="0.423cm" svg:height="0.424cm" svg:x="7.621cm" svg:y="13.787cm" svg:viewBox="0 0 424 425" draw:points="0,425 0,0 424,0 424,425">
          <text:p/>
        </draw:polygon>
        <draw:polygon draw:style-name="gr7" draw:layer="layout" svg:width="0.423cm" svg:height="0.424cm" svg:x="7.621cm" svg:y="13.787cm" svg:viewBox="0 0 424 425" draw:points="0,425 0,0 424,0 424,425">
          <text:p/>
        </draw:polygon>
        <draw:polygon draw:style-name="gr6" draw:layer="layout" svg:width="0.423cm" svg:height="0.423cm" svg:x="7.621cm" svg:y="13.364cm" svg:viewBox="0 0 424 424" draw:points="0,424 0,0 424,0 424,424">
          <text:p/>
        </draw:polygon>
        <draw:polygon draw:style-name="gr7" draw:layer="layout" svg:width="0.423cm" svg:height="0.423cm" svg:x="7.621cm" svg:y="13.364cm" svg:viewBox="0 0 424 424" draw:points="0,424 0,0 424,0 424,424">
          <text:p/>
        </draw:polygon>
        <draw:polygon draw:style-name="gr6" draw:layer="layout" svg:width="0.423cm" svg:height="0.423cm" svg:x="7.621cm" svg:y="12.941cm" svg:viewBox="0 0 424 424" draw:points="0,424 0,0 424,0 424,424">
          <text:p/>
        </draw:polygon>
        <draw:polygon draw:style-name="gr7" draw:layer="layout" svg:width="0.423cm" svg:height="0.423cm" svg:x="7.621cm" svg:y="12.941cm" svg:viewBox="0 0 424 424" draw:points="0,424 0,0 424,0 424,424">
          <text:p/>
        </draw:polygon>
        <draw:polygon draw:style-name="gr6" draw:layer="layout" svg:width="0.423cm" svg:height="0.424cm" svg:x="7.621cm" svg:y="12.517cm" svg:viewBox="0 0 424 425" draw:points="0,425 0,0 424,0 424,425">
          <text:p/>
        </draw:polygon>
        <draw:polygon draw:style-name="gr7" draw:layer="layout" svg:width="0.423cm" svg:height="0.424cm" svg:x="7.621cm" svg:y="12.517cm" svg:viewBox="0 0 424 425" draw:points="0,425 0,0 424,0 424,425">
          <text:p/>
        </draw:polygon>
        <draw:polygon draw:style-name="gr6" draw:layer="layout" svg:width="0.423cm" svg:height="0.423cm" svg:x="7.621cm" svg:y="12.094cm" svg:viewBox="0 0 424 424" draw:points="0,424 0,0 424,0 424,424">
          <text:p/>
        </draw:polygon>
        <draw:polygon draw:style-name="gr7" draw:layer="layout" svg:width="0.423cm" svg:height="0.423cm" svg:x="7.621cm" svg:y="12.094cm" svg:viewBox="0 0 424 424" draw:points="0,424 0,0 424,0 424,424">
          <text:p/>
        </draw:polygon>
        <draw:polygon draw:style-name="gr6" draw:layer="layout" svg:width="0.423cm" svg:height="0.423cm" svg:x="7.621cm" svg:y="11.671cm" svg:viewBox="0 0 424 424" draw:points="0,424 0,0 424,0 424,424">
          <text:p/>
        </draw:polygon>
        <draw:polygon draw:style-name="gr7" draw:layer="layout" svg:width="0.423cm" svg:height="0.423cm" svg:x="7.621cm" svg:y="11.671cm" svg:viewBox="0 0 424 424" draw:points="0,424 0,0 424,0 424,424">
          <text:p/>
        </draw:polygon>
        <draw:polygon draw:style-name="gr6" draw:layer="layout" svg:width="0.423cm" svg:height="0.423cm" svg:x="8.044cm" svg:y="18.021cm" svg:viewBox="0 0 424 424" draw:points="0,424 0,0 424,0 424,424">
          <text:p/>
        </draw:polygon>
        <draw:polygon draw:style-name="gr7" draw:layer="layout" svg:width="0.423cm" svg:height="0.423cm" svg:x="8.044cm" svg:y="18.021cm" svg:viewBox="0 0 424 424" draw:points="0,424 0,0 424,0 424,424">
          <text:p/>
        </draw:polygon>
        <draw:polygon draw:style-name="gr6" draw:layer="layout" svg:width="0.423cm" svg:height="0.424cm" svg:x="8.044cm" svg:y="17.597cm" svg:viewBox="0 0 424 425" draw:points="0,425 0,0 424,0 424,425">
          <text:p/>
        </draw:polygon>
        <draw:polygon draw:style-name="gr7" draw:layer="layout" svg:width="0.423cm" svg:height="0.424cm" svg:x="8.044cm" svg:y="17.597cm" svg:viewBox="0 0 424 425" draw:points="0,425 0,0 424,0 424,425">
          <text:p/>
        </draw:polygon>
        <draw:polygon draw:style-name="gr6" draw:layer="layout" svg:width="0.423cm" svg:height="0.423cm" svg:x="8.044cm" svg:y="17.174cm" svg:viewBox="0 0 424 424" draw:points="0,424 0,0 424,0 424,424">
          <text:p/>
        </draw:polygon>
        <draw:polygon draw:style-name="gr7" draw:layer="layout" svg:width="0.423cm" svg:height="0.423cm" svg:x="8.044cm" svg:y="17.174cm" svg:viewBox="0 0 424 424" draw:points="0,424 0,0 424,0 424,424">
          <text:p/>
        </draw:polygon>
        <draw:polygon draw:style-name="gr6" draw:layer="layout" svg:width="0.423cm" svg:height="0.423cm" svg:x="8.044cm" svg:y="16.751cm" svg:viewBox="0 0 424 424" draw:points="0,424 0,0 424,0 424,424">
          <text:p/>
        </draw:polygon>
        <draw:polygon draw:style-name="gr7" draw:layer="layout" svg:width="0.423cm" svg:height="0.423cm" svg:x="8.044cm" svg:y="16.751cm" svg:viewBox="0 0 424 424" draw:points="0,424 0,0 424,0 424,424">
          <text:p/>
        </draw:polygon>
        <draw:polygon draw:style-name="gr6" draw:layer="layout" svg:width="0.423cm" svg:height="0.424cm" svg:x="8.044cm" svg:y="16.327cm" svg:viewBox="0 0 424 425" draw:points="0,425 0,0 424,0 424,425">
          <text:p/>
        </draw:polygon>
        <draw:polygon draw:style-name="gr7" draw:layer="layout" svg:width="0.423cm" svg:height="0.424cm" svg:x="8.044cm" svg:y="16.327cm" svg:viewBox="0 0 424 425" draw:points="0,425 0,0 424,0 424,425">
          <text:p/>
        </draw:polygon>
        <draw:polygon draw:style-name="gr6" draw:layer="layout" svg:width="0.423cm" svg:height="0.423cm" svg:x="8.044cm" svg:y="15.904cm" svg:viewBox="0 0 424 424" draw:points="0,424 0,0 424,0 424,424">
          <text:p/>
        </draw:polygon>
        <draw:polygon draw:style-name="gr7" draw:layer="layout" svg:width="0.423cm" svg:height="0.423cm" svg:x="8.044cm" svg:y="15.904cm" svg:viewBox="0 0 424 424" draw:points="0,424 0,0 424,0 424,424">
          <text:p/>
        </draw:polygon>
        <draw:polygon draw:style-name="gr6" draw:layer="layout" svg:width="0.423cm" svg:height="0.423cm" svg:x="8.044cm" svg:y="15.481cm" svg:viewBox="0 0 424 424" draw:points="0,424 0,0 424,0 424,424">
          <text:p/>
        </draw:polygon>
        <draw:polygon draw:style-name="gr7" draw:layer="layout" svg:width="0.423cm" svg:height="0.423cm" svg:x="8.044cm" svg:y="15.481cm" svg:viewBox="0 0 424 424" draw:points="0,424 0,0 424,0 424,424">
          <text:p/>
        </draw:polygon>
        <draw:polygon draw:style-name="gr6" draw:layer="layout" svg:width="0.423cm" svg:height="0.424cm" svg:x="8.044cm" svg:y="15.057cm" svg:viewBox="0 0 424 425" draw:points="0,425 0,0 424,0 424,425">
          <text:p/>
        </draw:polygon>
        <draw:polygon draw:style-name="gr7" draw:layer="layout" svg:width="0.423cm" svg:height="0.424cm" svg:x="8.044cm" svg:y="15.057cm" svg:viewBox="0 0 424 425" draw:points="0,425 0,0 424,0 424,425">
          <text:p/>
        </draw:polygon>
        <draw:polygon draw:style-name="gr6" draw:layer="layout" svg:width="0.423cm" svg:height="0.423cm" svg:x="8.044cm" svg:y="14.634cm" svg:viewBox="0 0 424 424" draw:points="0,424 0,0 424,0 424,424">
          <text:p/>
        </draw:polygon>
        <draw:polygon draw:style-name="gr7" draw:layer="layout" svg:width="0.423cm" svg:height="0.423cm" svg:x="8.044cm" svg:y="14.634cm" svg:viewBox="0 0 424 424" draw:points="0,424 0,0 424,0 424,424">
          <text:p/>
        </draw:polygon>
        <draw:polygon draw:style-name="gr6" draw:layer="layout" svg:width="0.423cm" svg:height="0.423cm" svg:x="8.044cm" svg:y="14.211cm" svg:viewBox="0 0 424 424" draw:points="0,424 0,0 424,0 424,424">
          <text:p/>
        </draw:polygon>
        <draw:polygon draw:style-name="gr7" draw:layer="layout" svg:width="0.423cm" svg:height="0.423cm" svg:x="8.044cm" svg:y="14.211cm" svg:viewBox="0 0 424 424" draw:points="0,424 0,0 424,0 424,424">
          <text:p/>
        </draw:polygon>
        <draw:polygon draw:style-name="gr6" draw:layer="layout" svg:width="0.423cm" svg:height="0.424cm" svg:x="8.044cm" svg:y="13.787cm" svg:viewBox="0 0 424 425" draw:points="0,425 0,0 424,0 424,425">
          <text:p/>
        </draw:polygon>
        <draw:polygon draw:style-name="gr7" draw:layer="layout" svg:width="0.423cm" svg:height="0.424cm" svg:x="8.044cm" svg:y="13.787cm" svg:viewBox="0 0 424 425" draw:points="0,425 0,0 424,0 424,425">
          <text:p/>
        </draw:polygon>
        <draw:polygon draw:style-name="gr6" draw:layer="layout" svg:width="0.423cm" svg:height="0.423cm" svg:x="8.044cm" svg:y="13.364cm" svg:viewBox="0 0 424 424" draw:points="0,424 0,0 424,0 424,424">
          <text:p/>
        </draw:polygon>
        <draw:polygon draw:style-name="gr7" draw:layer="layout" svg:width="0.423cm" svg:height="0.423cm" svg:x="8.044cm" svg:y="13.364cm" svg:viewBox="0 0 424 424" draw:points="0,424 0,0 424,0 424,424">
          <text:p/>
        </draw:polygon>
        <draw:polygon draw:style-name="gr6" draw:layer="layout" svg:width="0.423cm" svg:height="0.423cm" svg:x="8.044cm" svg:y="12.941cm" svg:viewBox="0 0 424 424" draw:points="0,424 0,0 424,0 424,424">
          <text:p/>
        </draw:polygon>
        <draw:polygon draw:style-name="gr7" draw:layer="layout" svg:width="0.423cm" svg:height="0.423cm" svg:x="8.044cm" svg:y="12.941cm" svg:viewBox="0 0 424 424" draw:points="0,424 0,0 424,0 424,424">
          <text:p/>
        </draw:polygon>
        <draw:polygon draw:style-name="gr6" draw:layer="layout" svg:width="0.423cm" svg:height="0.424cm" svg:x="8.044cm" svg:y="12.517cm" svg:viewBox="0 0 424 425" draw:points="0,425 0,0 424,0 424,425">
          <text:p/>
        </draw:polygon>
        <draw:polygon draw:style-name="gr7" draw:layer="layout" svg:width="0.423cm" svg:height="0.424cm" svg:x="8.044cm" svg:y="12.517cm" svg:viewBox="0 0 424 425" draw:points="0,425 0,0 424,0 424,425">
          <text:p/>
        </draw:polygon>
        <draw:polygon draw:style-name="gr6" draw:layer="layout" svg:width="0.423cm" svg:height="0.423cm" svg:x="8.044cm" svg:y="12.094cm" svg:viewBox="0 0 424 424" draw:points="0,424 0,0 424,0 424,424">
          <text:p/>
        </draw:polygon>
        <draw:polygon draw:style-name="gr7" draw:layer="layout" svg:width="0.423cm" svg:height="0.423cm" svg:x="8.044cm" svg:y="12.094cm" svg:viewBox="0 0 424 424" draw:points="0,424 0,0 424,0 424,424">
          <text:p/>
        </draw:polygon>
        <draw:polygon draw:style-name="gr6" draw:layer="layout" svg:width="0.424cm" svg:height="0.424cm" svg:x="8.467cm" svg:y="17.597cm" svg:viewBox="0 0 425 425" draw:points="0,425 0,0 425,0 425,425">
          <text:p/>
        </draw:polygon>
        <draw:polygon draw:style-name="gr7" draw:layer="layout" svg:width="0.424cm" svg:height="0.424cm" svg:x="8.467cm" svg:y="17.597cm" svg:viewBox="0 0 425 425" draw:points="0,425 0,0 425,0 425,425">
          <text:p/>
        </draw:polygon>
        <draw:polygon draw:style-name="gr6" draw:layer="layout" svg:width="0.424cm" svg:height="0.423cm" svg:x="8.467cm" svg:y="17.174cm" svg:viewBox="0 0 425 424" draw:points="0,424 0,0 425,0 425,424">
          <text:p/>
        </draw:polygon>
        <draw:polygon draw:style-name="gr7" draw:layer="layout" svg:width="0.424cm" svg:height="0.423cm" svg:x="8.467cm" svg:y="17.174cm" svg:viewBox="0 0 425 424" draw:points="0,424 0,0 425,0 425,424">
          <text:p/>
        </draw:polygon>
        <draw:polygon draw:style-name="gr6" draw:layer="layout" svg:width="0.424cm" svg:height="0.423cm" svg:x="8.467cm" svg:y="16.751cm" svg:viewBox="0 0 425 424" draw:points="0,424 0,0 425,0 425,424">
          <text:p/>
        </draw:polygon>
        <draw:polygon draw:style-name="gr7" draw:layer="layout" svg:width="0.424cm" svg:height="0.423cm" svg:x="8.467cm" svg:y="16.751cm" svg:viewBox="0 0 425 424" draw:points="0,424 0,0 425,0 425,424">
          <text:p/>
        </draw:polygon>
        <draw:polygon draw:style-name="gr6" draw:layer="layout" svg:width="0.424cm" svg:height="0.424cm" svg:x="8.467cm" svg:y="16.327cm" svg:viewBox="0 0 425 425" draw:points="0,425 0,0 425,0 425,425">
          <text:p/>
        </draw:polygon>
        <draw:polygon draw:style-name="gr7" draw:layer="layout" svg:width="0.424cm" svg:height="0.424cm" svg:x="8.467cm" svg:y="16.327cm" svg:viewBox="0 0 425 425" draw:points="0,425 0,0 425,0 425,425">
          <text:p/>
        </draw:polygon>
        <draw:polygon draw:style-name="gr6" draw:layer="layout" svg:width="0.424cm" svg:height="0.423cm" svg:x="8.467cm" svg:y="15.904cm" svg:viewBox="0 0 425 424" draw:points="0,424 0,0 425,0 425,424">
          <text:p/>
        </draw:polygon>
        <draw:polygon draw:style-name="gr7" draw:layer="layout" svg:width="0.424cm" svg:height="0.423cm" svg:x="8.467cm" svg:y="15.904cm" svg:viewBox="0 0 425 424" draw:points="0,424 0,0 425,0 425,424">
          <text:p/>
        </draw:polygon>
        <draw:polygon draw:style-name="gr6" draw:layer="layout" svg:width="0.424cm" svg:height="0.423cm" svg:x="8.467cm" svg:y="15.481cm" svg:viewBox="0 0 425 424" draw:points="0,424 0,0 425,0 425,424">
          <text:p/>
        </draw:polygon>
        <draw:polygon draw:style-name="gr7" draw:layer="layout" svg:width="0.424cm" svg:height="0.423cm" svg:x="8.467cm" svg:y="15.481cm" svg:viewBox="0 0 425 424" draw:points="0,424 0,0 425,0 425,424">
          <text:p/>
        </draw:polygon>
        <draw:polygon draw:style-name="gr6" draw:layer="layout" svg:width="0.424cm" svg:height="0.424cm" svg:x="8.467cm" svg:y="15.057cm" svg:viewBox="0 0 425 425" draw:points="0,425 0,0 425,0 425,425">
          <text:p/>
        </draw:polygon>
        <draw:polygon draw:style-name="gr7" draw:layer="layout" svg:width="0.424cm" svg:height="0.424cm" svg:x="8.467cm" svg:y="15.057cm" svg:viewBox="0 0 425 425" draw:points="0,425 0,0 425,0 425,425">
          <text:p/>
        </draw:polygon>
        <draw:polygon draw:style-name="gr6" draw:layer="layout" svg:width="0.424cm" svg:height="0.423cm" svg:x="8.467cm" svg:y="14.634cm" svg:viewBox="0 0 425 424" draw:points="0,424 0,0 425,0 425,424">
          <text:p/>
        </draw:polygon>
        <draw:polygon draw:style-name="gr7" draw:layer="layout" svg:width="0.424cm" svg:height="0.423cm" svg:x="8.467cm" svg:y="14.634cm" svg:viewBox="0 0 425 424" draw:points="0,424 0,0 425,0 425,424">
          <text:p/>
        </draw:polygon>
        <draw:polygon draw:style-name="gr6" draw:layer="layout" svg:width="0.424cm" svg:height="0.423cm" svg:x="8.467cm" svg:y="14.211cm" svg:viewBox="0 0 425 424" draw:points="0,424 0,0 425,0 425,424">
          <text:p/>
        </draw:polygon>
        <draw:polygon draw:style-name="gr7" draw:layer="layout" svg:width="0.424cm" svg:height="0.423cm" svg:x="8.467cm" svg:y="14.211cm" svg:viewBox="0 0 425 424" draw:points="0,424 0,0 425,0 425,424">
          <text:p/>
        </draw:polygon>
        <draw:polygon draw:style-name="gr6" draw:layer="layout" svg:width="0.424cm" svg:height="0.424cm" svg:x="8.467cm" svg:y="13.787cm" svg:viewBox="0 0 425 425" draw:points="0,425 0,0 425,0 425,425">
          <text:p/>
        </draw:polygon>
        <draw:polygon draw:style-name="gr7" draw:layer="layout" svg:width="0.424cm" svg:height="0.424cm" svg:x="8.467cm" svg:y="13.787cm" svg:viewBox="0 0 425 425" draw:points="0,425 0,0 425,0 425,425">
          <text:p/>
        </draw:polygon>
        <draw:polygon draw:style-name="gr6" draw:layer="layout" svg:width="0.424cm" svg:height="0.423cm" svg:x="8.467cm" svg:y="13.364cm" svg:viewBox="0 0 425 424" draw:points="0,424 0,0 425,0 425,424">
          <text:p/>
        </draw:polygon>
        <draw:polygon draw:style-name="gr7" draw:layer="layout" svg:width="0.424cm" svg:height="0.423cm" svg:x="8.467cm" svg:y="13.364cm" svg:viewBox="0 0 425 424" draw:points="0,424 0,0 425,0 425,424">
          <text:p/>
        </draw:polygon>
        <draw:polygon draw:style-name="gr6" draw:layer="layout" svg:width="0.424cm" svg:height="0.423cm" svg:x="8.467cm" svg:y="12.941cm" svg:viewBox="0 0 425 424" draw:points="0,424 0,0 425,0 425,424">
          <text:p/>
        </draw:polygon>
        <draw:polygon draw:style-name="gr7" draw:layer="layout" svg:width="0.424cm" svg:height="0.423cm" svg:x="8.467cm" svg:y="12.941cm" svg:viewBox="0 0 425 424" draw:points="0,424 0,0 425,0 425,424">
          <text:p/>
        </draw:polygon>
        <draw:polygon draw:style-name="gr6" draw:layer="layout" svg:width="0.424cm" svg:height="0.424cm" svg:x="8.467cm" svg:y="12.517cm" svg:viewBox="0 0 425 425" draw:points="0,425 0,0 425,0 425,425">
          <text:p/>
        </draw:polygon>
        <draw:polygon draw:style-name="gr7" draw:layer="layout" svg:width="0.424cm" svg:height="0.424cm" svg:x="8.467cm" svg:y="12.517cm" svg:viewBox="0 0 425 425" draw:points="0,425 0,0 425,0 425,425">
          <text:p/>
        </draw:polygon>
        <draw:polygon draw:style-name="gr6" draw:layer="layout" svg:width="0.423cm" svg:height="0.423cm" svg:x="8.891cm" svg:y="16.751cm" svg:viewBox="0 0 424 424" draw:points="0,424 0,0 424,0 424,424">
          <text:p/>
        </draw:polygon>
        <draw:polygon draw:style-name="gr6" draw:layer="layout" svg:width="0.423cm" svg:height="0.424cm" svg:x="8.891cm" svg:y="16.327cm" svg:viewBox="0 0 424 425" draw:points="0,425 0,0 424,0 424,425">
          <text:p/>
        </draw:polygon>
        <draw:polygon draw:style-name="gr7" draw:layer="layout" svg:width="0.423cm" svg:height="0.424cm" svg:x="8.891cm" svg:y="16.327cm" svg:viewBox="0 0 424 425" draw:points="0,425 0,0 424,0 424,425">
          <text:p/>
        </draw:polygon>
        <draw:polygon draw:style-name="gr6" draw:layer="layout" svg:width="0.423cm" svg:height="0.423cm" svg:x="8.891cm" svg:y="15.904cm" svg:viewBox="0 0 424 424" draw:points="0,424 0,0 424,0 424,424">
          <text:p/>
        </draw:polygon>
        <draw:polygon draw:style-name="gr7" draw:layer="layout" svg:width="0.423cm" svg:height="0.423cm" svg:x="8.891cm" svg:y="15.904cm" svg:viewBox="0 0 424 424" draw:points="0,424 0,0 424,0 424,424">
          <text:p/>
        </draw:polygon>
        <draw:polygon draw:style-name="gr6" draw:layer="layout" svg:width="0.423cm" svg:height="0.423cm" svg:x="8.891cm" svg:y="14.211cm" svg:viewBox="0 0 424 424" draw:points="0,424 0,0 424,0 424,424">
          <text:p/>
        </draw:polygon>
        <draw:polygon draw:style-name="gr7" draw:layer="layout" svg:width="0.423cm" svg:height="0.423cm" svg:x="8.891cm" svg:y="14.211cm" svg:viewBox="0 0 424 424" draw:points="0,424 0,0 424,0 424,424">
          <text:p/>
        </draw:polygon>
        <draw:polygon draw:style-name="gr6" draw:layer="layout" svg:width="0.423cm" svg:height="0.424cm" svg:x="8.891cm" svg:y="13.787cm" svg:viewBox="0 0 424 425" draw:points="0,425 0,0 424,0 424,425">
          <text:p/>
        </draw:polygon>
        <draw:polygon draw:style-name="gr7" draw:layer="layout" svg:width="0.423cm" svg:height="0.424cm" svg:x="8.891cm" svg:y="13.787cm" svg:viewBox="0 0 424 425" draw:points="0,425 0,0 424,0 424,425">
          <text:p/>
        </draw:polygon>
        <draw:polygon draw:style-name="gr6" draw:layer="layout" svg:width="0.423cm" svg:height="0.423cm" svg:x="8.891cm" svg:y="13.364cm" svg:viewBox="0 0 424 424" draw:points="0,424 0,0 424,0 424,424">
          <text:p/>
        </draw:polygon>
        <draw:polygon draw:style-name="gr7" draw:layer="layout" svg:width="0.423cm" svg:height="0.423cm" svg:x="8.891cm" svg:y="13.364cm" svg:viewBox="0 0 424 424" draw:points="0,424 0,0 424,0 424,424">
          <text:p/>
        </draw:polygon>
        <draw:polygon draw:style-name="gr6" draw:layer="layout" svg:width="0.423cm" svg:height="0.423cm" svg:x="8.891cm" svg:y="13.364cm" svg:viewBox="0 0 424 424" draw:points="0,424 0,0 424,0 424,424">
          <text:p/>
        </draw:polygon>
        <draw:polygon draw:style-name="gr7" draw:layer="layout" svg:width="0.423cm" svg:height="0.423cm" svg:x="8.891cm" svg:y="13.364cm" svg:viewBox="0 0 424 424" draw:points="0,424 0,0 424,0 424,424">
          <text:p/>
        </draw:polygon>
        <draw:polygon draw:style-name="gr6" draw:layer="layout" svg:width="0.423cm" svg:height="0.423cm" svg:x="8.891cm" svg:y="12.941cm" svg:viewBox="0 0 424 424" draw:points="0,424 0,0 424,0 424,424">
          <text:p/>
        </draw:polygon>
        <draw:polygon draw:style-name="gr7" draw:layer="layout" svg:width="0.423cm" svg:height="0.423cm" svg:x="8.891cm" svg:y="12.941cm" svg:viewBox="0 0 424 424" draw:points="0,424 0,0 424,0 424,424">
          <text:p/>
        </draw:polygon>
        <draw:polygon draw:style-name="gr6" draw:layer="layout" svg:width="0.423cm" svg:height="0.423cm" svg:x="8.891cm" svg:y="12.941cm" svg:viewBox="0 0 424 424" draw:points="0,424 0,0 424,0 424,424">
          <text:p/>
        </draw:polygon>
        <draw:polygon draw:style-name="gr7" draw:layer="layout" svg:width="0.423cm" svg:height="0.423cm" svg:x="8.891cm" svg:y="12.941cm" svg:viewBox="0 0 424 424" draw:points="0,424 0,0 424,0 424,424">
          <text:p/>
        </draw:polygon>
        <draw:polygon draw:style-name="gr6" draw:layer="layout" svg:width="0.423cm" svg:height="0.424cm" svg:x="8.891cm" svg:y="12.517cm" svg:viewBox="0 0 424 425" draw:points="0,425 0,0 424,0 424,425">
          <text:p/>
        </draw:polygon>
        <draw:polygon draw:style-name="gr7" draw:layer="layout" svg:width="0.423cm" svg:height="0.424cm" svg:x="8.891cm" svg:y="12.517cm" svg:viewBox="0 0 424 425" draw:points="0,425 0,0 424,0 424,425">
          <text:p/>
        </draw:polygon>
        <draw:polygon draw:style-name="gr6" draw:layer="layout" svg:width="0.423cm" svg:height="0.424cm" svg:x="8.891cm" svg:y="12.517cm" svg:viewBox="0 0 424 425" draw:points="0,425 0,0 424,0 424,425">
          <text:p/>
        </draw:polygon>
        <draw:polygon draw:style-name="gr7" draw:layer="layout" svg:width="0.423cm" svg:height="0.424cm" svg:x="8.891cm" svg:y="12.517cm" svg:viewBox="0 0 424 425" draw:points="0,425 0,0 424,0 424,425">
          <text:p/>
        </draw:polygon>
        <draw:polygon draw:style-name="gr6" draw:layer="layout" svg:width="0.423cm" svg:height="0.423cm" svg:x="8.891cm" svg:y="12.094cm" svg:viewBox="0 0 424 424" draw:points="0,424 0,0 424,0 424,424">
          <text:p/>
        </draw:polygon>
        <draw:polygon draw:style-name="gr7" draw:layer="layout" svg:width="0.423cm" svg:height="0.423cm" svg:x="8.891cm" svg:y="12.094cm" svg:viewBox="0 0 424 424" draw:points="0,424 0,0 424,0 424,424">
          <text:p/>
        </draw:polygon>
        <draw:polygon draw:style-name="gr6" draw:layer="layout" svg:width="0.423cm" svg:height="0.423cm" svg:x="8.891cm" svg:y="12.094cm" svg:viewBox="0 0 424 424" draw:points="0,424 0,0 424,0 424,424">
          <text:p/>
        </draw:polygon>
        <draw:polygon draw:style-name="gr7" draw:layer="layout" svg:width="0.423cm" svg:height="0.423cm" svg:x="8.891cm" svg:y="12.094cm" svg:viewBox="0 0 424 424" draw:points="0,424 0,0 424,0 424,424">
          <text:p/>
        </draw:polygon>
        <draw:polygon draw:style-name="gr6" draw:layer="layout" svg:width="0.423cm" svg:height="0.423cm" svg:x="8.891cm" svg:y="11.671cm" svg:viewBox="0 0 424 424" draw:points="0,424 0,0 424,0 424,424">
          <text:p/>
        </draw:polygon>
        <draw:polygon draw:style-name="gr7" draw:layer="layout" svg:width="0.423cm" svg:height="0.423cm" svg:x="8.891cm" svg:y="11.671cm" svg:viewBox="0 0 424 424" draw:points="0,424 0,0 424,0 424,424">
          <text:p/>
        </draw:polygon>
        <draw:polygon draw:style-name="gr6" draw:layer="layout" svg:width="0.423cm" svg:height="0.423cm" svg:x="8.891cm" svg:y="11.671cm" svg:viewBox="0 0 424 424" draw:points="0,424 0,0 424,0 424,424">
          <text:p/>
        </draw:polygon>
        <draw:polygon draw:style-name="gr7" draw:layer="layout" svg:width="0.423cm" svg:height="0.423cm" svg:x="8.891cm" svg:y="11.671cm" svg:viewBox="0 0 424 424" draw:points="0,424 0,0 424,0 424,424">
          <text:p/>
        </draw:polygon>
        <draw:polygon draw:style-name="gr6" draw:layer="layout" svg:width="0.423cm" svg:height="0.424cm" svg:x="8.891cm" svg:y="11.247cm" svg:viewBox="0 0 424 425" draw:points="0,425 0,0 424,0 424,425">
          <text:p/>
        </draw:polygon>
        <draw:polygon draw:style-name="gr7" draw:layer="layout" svg:width="0.423cm" svg:height="0.424cm" svg:x="8.891cm" svg:y="11.247cm" svg:viewBox="0 0 424 425" draw:points="0,425 0,0 424,0 424,425">
          <text:p/>
        </draw:polygon>
        <draw:polygon draw:style-name="gr6" draw:layer="layout" svg:width="0.423cm" svg:height="0.424cm" svg:x="8.891cm" svg:y="11.247cm" svg:viewBox="0 0 424 425" draw:points="0,425 0,0 424,0 424,425">
          <text:p/>
        </draw:polygon>
        <draw:polygon draw:style-name="gr7" draw:layer="layout" svg:width="0.423cm" svg:height="0.424cm" svg:x="8.891cm" svg:y="11.247cm" svg:viewBox="0 0 424 425" draw:points="0,425 0,0 424,0 424,425">
          <text:p/>
        </draw:polygon>
        <draw:polygon draw:style-name="gr6" draw:layer="layout" svg:width="0.423cm" svg:height="0.423cm" svg:x="8.891cm" svg:y="10.824cm" svg:viewBox="0 0 424 424" draw:points="0,424 0,0 424,0 424,424">
          <text:p/>
        </draw:polygon>
        <draw:polygon draw:style-name="gr7" draw:layer="layout" svg:width="0.423cm" svg:height="0.423cm" svg:x="8.891cm" svg:y="10.824cm" svg:viewBox="0 0 424 424" draw:points="0,424 0,0 424,0 424,424">
          <text:p/>
        </draw:polygon>
        <draw:polygon draw:style-name="gr6" draw:layer="layout" svg:width="0.423cm" svg:height="0.423cm" svg:x="8.891cm" svg:y="10.824cm" svg:viewBox="0 0 424 424" draw:points="0,424 0,0 424,0 424,424">
          <text:p/>
        </draw:polygon>
        <draw:polygon draw:style-name="gr7" draw:layer="layout" svg:width="0.423cm" svg:height="0.423cm" svg:x="8.891cm" svg:y="10.824cm" svg:viewBox="0 0 424 424" draw:points="0,424 0,0 424,0 424,424">
          <text:p/>
        </draw:polygon>
        <draw:polygon draw:style-name="gr6" draw:layer="layout" svg:width="0.423cm" svg:height="0.423cm" svg:x="8.891cm" svg:y="10.401cm" svg:viewBox="0 0 424 424" draw:points="0,424 0,0 424,0 424,424">
          <text:p/>
        </draw:polygon>
        <draw:polygon draw:style-name="gr7" draw:layer="layout" svg:width="0.423cm" svg:height="0.423cm" svg:x="8.891cm" svg:y="10.401cm" svg:viewBox="0 0 424 424" draw:points="0,424 0,0 424,0 424,424">
          <text:p/>
        </draw:polygon>
        <draw:polygon draw:style-name="gr6" draw:layer="layout" svg:width="0.423cm" svg:height="0.423cm" svg:x="8.891cm" svg:y="10.401cm" svg:viewBox="0 0 424 424" draw:points="0,424 0,0 424,0 424,424">
          <text:p/>
        </draw:polygon>
        <draw:polygon draw:style-name="gr7" draw:layer="layout" svg:width="0.423cm" svg:height="0.423cm" svg:x="8.891cm" svg:y="10.401cm" svg:viewBox="0 0 424 424" draw:points="0,424 0,0 424,0 424,424">
          <text:p/>
        </draw:polygon>
        <draw:polygon draw:style-name="gr6" draw:layer="layout" svg:width="0.423cm" svg:height="0.424cm" svg:x="9.314cm" svg:y="20.137cm" svg:viewBox="0 0 424 425" draw:points="0,425 0,0 424,0 424,425">
          <text:p/>
        </draw:polygon>
        <draw:polygon draw:style-name="gr7" draw:layer="layout" svg:width="0.423cm" svg:height="0.424cm" svg:x="9.314cm" svg:y="20.137cm" svg:viewBox="0 0 424 425" draw:points="0,425 0,0 424,0 424,425">
          <text:p/>
        </draw:polygon>
        <draw:polygon draw:style-name="gr6" draw:layer="layout" svg:width="0.423cm" svg:height="0.424cm" svg:x="9.314cm" svg:y="20.137cm" svg:viewBox="0 0 424 425" draw:points="0,425 0,0 424,0 424,425">
          <text:p/>
        </draw:polygon>
        <draw:polygon draw:style-name="gr7" draw:layer="layout" svg:width="0.423cm" svg:height="0.424cm" svg:x="9.314cm" svg:y="20.137cm" svg:viewBox="0 0 424 425" draw:points="0,425 0,0 424,0 424,425">
          <text:p/>
        </draw:polygon>
        <draw:polygon draw:style-name="gr6" draw:layer="layout" svg:width="0.423cm" svg:height="0.423cm" svg:x="9.314cm" svg:y="19.714cm" svg:viewBox="0 0 424 424" draw:points="0,424 0,0 424,0 424,424">
          <text:p/>
        </draw:polygon>
        <draw:polygon draw:style-name="gr7" draw:layer="layout" svg:width="0.423cm" svg:height="0.423cm" svg:x="9.314cm" svg:y="19.714cm" svg:viewBox="0 0 424 424" draw:points="0,424 0,0 424,0 424,424">
          <text:p/>
        </draw:polygon>
        <draw:polygon draw:style-name="gr6" draw:layer="layout" svg:width="0.423cm" svg:height="0.423cm" svg:x="9.314cm" svg:y="19.714cm" svg:viewBox="0 0 424 424" draw:points="0,424 0,0 424,0 424,424">
          <text:p/>
        </draw:polygon>
        <draw:polygon draw:style-name="gr7" draw:layer="layout" svg:width="0.423cm" svg:height="0.423cm" svg:x="9.314cm" svg:y="19.714cm" svg:viewBox="0 0 424 424" draw:points="0,424 0,0 424,0 424,424">
          <text:p/>
        </draw:polygon>
        <draw:polygon draw:style-name="gr6" draw:layer="layout" svg:width="0.423cm" svg:height="0.423cm" svg:x="9.314cm" svg:y="19.291cm" svg:viewBox="0 0 424 424" draw:points="0,424 0,0 424,0 424,424">
          <text:p/>
        </draw:polygon>
        <draw:polygon draw:style-name="gr7" draw:layer="layout" svg:width="0.423cm" svg:height="0.423cm" svg:x="9.314cm" svg:y="19.291cm" svg:viewBox="0 0 424 424" draw:points="0,424 0,0 424,0 424,424">
          <text:p/>
        </draw:polygon>
        <draw:polygon draw:style-name="gr6" draw:layer="layout" svg:width="0.423cm" svg:height="0.423cm" svg:x="9.314cm" svg:y="19.291cm" svg:viewBox="0 0 424 424" draw:points="0,424 0,0 424,0 424,424">
          <text:p/>
        </draw:polygon>
        <draw:polygon draw:style-name="gr7" draw:layer="layout" svg:width="0.423cm" svg:height="0.423cm" svg:x="9.314cm" svg:y="19.291cm" svg:viewBox="0 0 424 424" draw:points="0,424 0,0 424,0 424,424">
          <text:p/>
        </draw:polygon>
        <draw:polygon draw:style-name="gr6" draw:layer="layout" svg:width="0.423cm" svg:height="0.424cm" svg:x="9.314cm" svg:y="18.867cm" svg:viewBox="0 0 424 425" draw:points="0,425 0,0 424,0 424,425">
          <text:p/>
        </draw:polygon>
        <draw:polygon draw:style-name="gr7" draw:layer="layout" svg:width="0.423cm" svg:height="0.424cm" svg:x="9.314cm" svg:y="18.867cm" svg:viewBox="0 0 424 425" draw:points="0,425 0,0 424,0 424,425">
          <text:p/>
        </draw:polygon>
        <draw:polygon draw:style-name="gr6" draw:layer="layout" svg:width="0.423cm" svg:height="0.424cm" svg:x="9.314cm" svg:y="18.867cm" svg:viewBox="0 0 424 425" draw:points="0,425 0,0 424,0 424,425">
          <text:p/>
        </draw:polygon>
        <draw:polygon draw:style-name="gr7" draw:layer="layout" svg:width="0.423cm" svg:height="0.424cm" svg:x="9.314cm" svg:y="18.867cm" svg:viewBox="0 0 424 425" draw:points="0,425 0,0 424,0 424,425">
          <text:p/>
        </draw:polygon>
        <draw:polygon draw:style-name="gr6" draw:layer="layout" svg:width="0.423cm" svg:height="0.423cm" svg:x="9.314cm" svg:y="18.444cm" svg:viewBox="0 0 424 424" draw:points="0,424 0,0 424,0 424,424">
          <text:p/>
        </draw:polygon>
        <draw:polygon draw:style-name="gr7" draw:layer="layout" svg:width="0.423cm" svg:height="0.423cm" svg:x="9.314cm" svg:y="18.444cm" svg:viewBox="0 0 424 424" draw:points="0,424 0,0 424,0 424,424">
          <text:p/>
        </draw:polygon>
        <draw:polygon draw:style-name="gr6" draw:layer="layout" svg:width="0.423cm" svg:height="0.423cm" svg:x="9.314cm" svg:y="18.444cm" svg:viewBox="0 0 424 424" draw:points="0,424 0,0 424,0 424,424">
          <text:p/>
        </draw:polygon>
        <draw:polygon draw:style-name="gr7" draw:layer="layout" svg:width="0.423cm" svg:height="0.423cm" svg:x="9.314cm" svg:y="18.444cm" svg:viewBox="0 0 424 424" draw:points="0,424 0,0 424,0 424,424">
          <text:p/>
        </draw:polygon>
        <draw:polygon draw:style-name="gr6" draw:layer="layout" svg:width="0.423cm" svg:height="0.423cm" svg:x="9.314cm" svg:y="18.021cm" svg:viewBox="0 0 424 424" draw:points="0,424 0,0 424,0 424,424">
          <text:p/>
        </draw:polygon>
        <draw:polygon draw:style-name="gr7" draw:layer="layout" svg:width="0.423cm" svg:height="0.423cm" svg:x="9.314cm" svg:y="18.021cm" svg:viewBox="0 0 424 424" draw:points="0,424 0,0 424,0 424,424">
          <text:p/>
        </draw:polygon>
        <draw:polygon draw:style-name="gr6" draw:layer="layout" svg:width="0.423cm" svg:height="0.423cm" svg:x="9.314cm" svg:y="18.021cm" svg:viewBox="0 0 424 424" draw:points="0,424 0,0 424,0 424,424">
          <text:p/>
        </draw:polygon>
        <draw:polygon draw:style-name="gr7" draw:layer="layout" svg:width="0.423cm" svg:height="0.423cm" svg:x="9.314cm" svg:y="18.021cm" svg:viewBox="0 0 424 424" draw:points="0,424 0,0 424,0 424,424">
          <text:p/>
        </draw:polygon>
        <draw:polygon draw:style-name="gr6" draw:layer="layout" svg:width="0.423cm" svg:height="0.424cm" svg:x="9.314cm" svg:y="17.597cm" svg:viewBox="0 0 424 425" draw:points="0,425 0,0 424,0 424,425">
          <text:p/>
        </draw:polygon>
        <draw:polygon draw:style-name="gr7" draw:layer="layout" svg:width="0.423cm" svg:height="0.424cm" svg:x="9.314cm" svg:y="17.597cm" svg:viewBox="0 0 424 425" draw:points="0,425 0,0 424,0 424,425">
          <text:p/>
        </draw:polygon>
        <draw:polygon draw:style-name="gr6" draw:layer="layout" svg:width="0.423cm" svg:height="0.424cm" svg:x="9.314cm" svg:y="17.597cm" svg:viewBox="0 0 424 425" draw:points="0,425 0,0 424,0 424,425">
          <text:p/>
        </draw:polygon>
        <draw:polygon draw:style-name="gr7" draw:layer="layout" svg:width="0.423cm" svg:height="0.424cm" svg:x="9.314cm" svg:y="17.597cm" svg:viewBox="0 0 424 425" draw:points="0,425 0,0 424,0 424,425">
          <text:p/>
        </draw:polygon>
        <draw:polygon draw:style-name="gr6" draw:layer="layout" svg:width="0.423cm" svg:height="0.423cm" svg:x="9.314cm" svg:y="17.174cm" svg:viewBox="0 0 424 424" draw:points="0,424 0,0 424,0 424,424">
          <text:p/>
        </draw:polygon>
        <draw:polygon draw:style-name="gr7" draw:layer="layout" svg:width="0.423cm" svg:height="0.423cm" svg:x="9.314cm" svg:y="17.174cm" svg:viewBox="0 0 424 424" draw:points="0,424 0,0 424,0 424,424">
          <text:p/>
        </draw:polygon>
        <draw:polygon draw:style-name="gr6" draw:layer="layout" svg:width="0.423cm" svg:height="0.423cm" svg:x="9.314cm" svg:y="17.174cm" svg:viewBox="0 0 424 424" draw:points="0,424 0,0 424,0 424,424">
          <text:p/>
        </draw:polygon>
        <draw:polygon draw:style-name="gr7" draw:layer="layout" svg:width="0.423cm" svg:height="0.423cm" svg:x="9.314cm" svg:y="17.174cm" svg:viewBox="0 0 424 424" draw:points="0,424 0,0 424,0 424,424">
          <text:p/>
        </draw:polygon>
        <draw:polygon draw:style-name="gr6" draw:layer="layout" svg:width="0.423cm" svg:height="0.423cm" svg:x="9.314cm" svg:y="16.751cm" svg:viewBox="0 0 424 424" draw:points="0,424 0,0 424,0 424,424">
          <text:p/>
        </draw:polygon>
        <draw:polygon draw:style-name="gr7" draw:layer="layout" svg:width="0.423cm" svg:height="0.423cm" svg:x="9.314cm" svg:y="16.751cm" svg:viewBox="0 0 424 424" draw:points="0,424 0,0 424,0 424,424">
          <text:p/>
        </draw:polygon>
        <draw:polygon draw:style-name="gr6" draw:layer="layout" svg:width="0.423cm" svg:height="0.423cm" svg:x="9.314cm" svg:y="16.751cm" svg:viewBox="0 0 424 424" draw:points="0,424 0,0 424,0 424,424">
          <text:p/>
        </draw:polygon>
        <draw:polygon draw:style-name="gr7" draw:layer="layout" svg:width="0.423cm" svg:height="0.423cm" svg:x="9.314cm" svg:y="16.751cm" svg:viewBox="0 0 424 424" draw:points="0,424 0,0 424,0 424,424">
          <text:p/>
        </draw:polygon>
        <draw:polygon draw:style-name="gr6" draw:layer="layout" svg:width="0.423cm" svg:height="0.424cm" svg:x="9.314cm" svg:y="16.327cm" svg:viewBox="0 0 424 425" draw:points="0,425 0,0 424,0 424,425">
          <text:p/>
        </draw:polygon>
        <draw:polygon draw:style-name="gr7" draw:layer="layout" svg:width="0.423cm" svg:height="0.424cm" svg:x="9.314cm" svg:y="16.327cm" svg:viewBox="0 0 424 425" draw:points="0,425 0,0 424,0 424,425">
          <text:p/>
        </draw:polygon>
        <draw:polygon draw:style-name="gr6" draw:layer="layout" svg:width="0.423cm" svg:height="0.424cm" svg:x="9.314cm" svg:y="16.327cm" svg:viewBox="0 0 424 425" draw:points="0,425 0,0 424,0 424,425">
          <text:p/>
        </draw:polygon>
        <draw:polygon draw:style-name="gr7" draw:layer="layout" svg:width="0.423cm" svg:height="0.424cm" svg:x="9.314cm" svg:y="16.327cm" svg:viewBox="0 0 424 425" draw:points="0,425 0,0 424,0 424,425">
          <text:p/>
        </draw:polygon>
        <draw:polygon draw:style-name="gr6" draw:layer="layout" svg:width="0.423cm" svg:height="0.423cm" svg:x="9.314cm" svg:y="15.904cm" svg:viewBox="0 0 424 424" draw:points="0,424 0,0 424,0 424,424">
          <text:p/>
        </draw:polygon>
        <draw:polygon draw:style-name="gr7" draw:layer="layout" svg:width="0.423cm" svg:height="0.423cm" svg:x="9.314cm" svg:y="15.904cm" svg:viewBox="0 0 424 424" draw:points="0,424 0,0 424,0 424,424">
          <text:p/>
        </draw:polygon>
        <draw:polygon draw:style-name="gr6" draw:layer="layout" svg:width="0.423cm" svg:height="0.423cm" svg:x="9.314cm" svg:y="15.904cm" svg:viewBox="0 0 424 424" draw:points="0,424 0,0 424,0 424,424">
          <text:p/>
        </draw:polygon>
        <draw:polygon draw:style-name="gr7" draw:layer="layout" svg:width="0.423cm" svg:height="0.423cm" svg:x="9.314cm" svg:y="15.904cm" svg:viewBox="0 0 424 424" draw:points="0,424 0,0 424,0 424,424">
          <text:p/>
        </draw:polygon>
        <draw:polygon draw:style-name="gr6" draw:layer="layout" svg:width="0.423cm" svg:height="0.423cm" svg:x="9.314cm" svg:y="15.481cm" svg:viewBox="0 0 424 424" draw:points="0,424 0,0 424,0 424,424">
          <text:p/>
        </draw:polygon>
        <draw:polygon draw:style-name="gr7" draw:layer="layout" svg:width="0.423cm" svg:height="0.423cm" svg:x="9.314cm" svg:y="15.481cm" svg:viewBox="0 0 424 424" draw:points="0,424 0,0 424,0 424,424">
          <text:p/>
        </draw:polygon>
        <draw:polygon draw:style-name="gr13" draw:layer="layout" svg:width="0.423cm" svg:height="0.423cm" svg:x="9.314cm" svg:y="15.481cm" svg:viewBox="0 0 424 424" draw:points="0,424 0,0 424,0 424,424">
          <text:p/>
        </draw:polygon>
        <draw:polygon draw:style-name="gr7" draw:layer="layout" svg:width="0.423cm" svg:height="0.423cm" svg:x="9.314cm" svg:y="15.481cm" svg:viewBox="0 0 424 424" draw:points="0,424 0,0 424,0 424,424">
          <text:p/>
        </draw:polygon>
        <draw:polygon draw:style-name="gr6" draw:layer="layout" svg:width="0.423cm" svg:height="0.424cm" svg:x="9.314cm" svg:y="15.057cm" svg:viewBox="0 0 424 425" draw:points="0,425 0,0 424,0 424,425">
          <text:p/>
        </draw:polygon>
        <draw:polygon draw:style-name="gr7" draw:layer="layout" svg:width="0.423cm" svg:height="0.424cm" svg:x="9.314cm" svg:y="15.057cm" svg:viewBox="0 0 424 425" draw:points="0,425 0,0 424,0 424,425">
          <text:p/>
        </draw:polygon>
        <draw:polygon draw:style-name="gr13" draw:layer="layout" svg:width="0.423cm" svg:height="0.424cm" svg:x="9.314cm" svg:y="15.057cm" svg:viewBox="0 0 424 425" draw:points="0,425 0,0 424,0 424,425">
          <text:p/>
        </draw:polygon>
        <draw:polygon draw:style-name="gr7" draw:layer="layout" svg:width="0.423cm" svg:height="0.424cm" svg:x="9.314cm" svg:y="15.057cm" svg:viewBox="0 0 424 425" draw:points="0,425 0,0 424,0 424,425">
          <text:p/>
        </draw:polygon>
        <draw:polygon draw:style-name="gr6" draw:layer="layout" svg:width="0.423cm" svg:height="0.423cm" svg:x="9.314cm" svg:y="14.634cm" svg:viewBox="0 0 424 424" draw:points="0,424 0,0 424,0 424,424">
          <text:p/>
        </draw:polygon>
        <draw:polygon draw:style-name="gr7" draw:layer="layout" svg:width="0.423cm" svg:height="0.423cm" svg:x="9.314cm" svg:y="14.634cm" svg:viewBox="0 0 424 424" draw:points="0,424 0,0 424,0 424,424">
          <text:p/>
        </draw:polygon>
        <draw:polygon draw:style-name="gr13" draw:layer="layout" svg:width="0.423cm" svg:height="0.423cm" svg:x="9.314cm" svg:y="14.634cm" svg:viewBox="0 0 424 424" draw:points="0,424 0,0 424,0 424,424">
          <text:p/>
        </draw:polygon>
        <draw:polygon draw:style-name="gr7" draw:layer="layout" svg:width="0.423cm" svg:height="0.423cm" svg:x="9.314cm" svg:y="14.634cm" svg:viewBox="0 0 424 424" draw:points="0,424 0,0 424,0 424,424">
          <text:p/>
        </draw:polygon>
        <draw:polygon draw:style-name="gr6" draw:layer="layout" svg:width="0.423cm" svg:height="0.423cm" svg:x="9.314cm" svg:y="14.211cm" svg:viewBox="0 0 424 424" draw:points="0,424 0,0 424,0 424,424">
          <text:p/>
        </draw:polygon>
        <draw:polygon draw:style-name="gr7" draw:layer="layout" svg:width="0.423cm" svg:height="0.423cm" svg:x="9.314cm" svg:y="14.211cm" svg:viewBox="0 0 424 424" draw:points="0,424 0,0 424,0 424,424">
          <text:p/>
        </draw:polygon>
        <draw:polygon draw:style-name="gr6" draw:layer="layout" svg:width="0.423cm" svg:height="0.423cm" svg:x="9.314cm" svg:y="14.211cm" svg:viewBox="0 0 424 424" draw:points="0,424 0,0 424,0 424,424">
          <text:p/>
        </draw:polygon>
        <draw:polygon draw:style-name="gr7" draw:layer="layout" svg:width="0.423cm" svg:height="0.423cm" svg:x="9.314cm" svg:y="14.211cm" svg:viewBox="0 0 424 424" draw:points="0,424 0,0 424,0 424,424">
          <text:p/>
        </draw:polygon>
        <draw:polygon draw:style-name="gr6" draw:layer="layout" svg:width="0.423cm" svg:height="0.424cm" svg:x="9.314cm" svg:y="13.787cm" svg:viewBox="0 0 424 425" draw:points="0,425 0,0 424,0 424,425">
          <text:p/>
        </draw:polygon>
        <draw:polygon draw:style-name="gr7" draw:layer="layout" svg:width="0.423cm" svg:height="0.424cm" svg:x="9.314cm" svg:y="13.787cm" svg:viewBox="0 0 424 425" draw:points="0,425 0,0 424,0 424,425">
          <text:p/>
        </draw:polygon>
        <draw:polygon draw:style-name="gr6" draw:layer="layout" svg:width="0.423cm" svg:height="0.424cm" svg:x="9.314cm" svg:y="13.787cm" svg:viewBox="0 0 424 425" draw:points="0,425 0,0 424,0 424,425">
          <text:p/>
        </draw:polygon>
        <draw:polygon draw:style-name="gr7" draw:layer="layout" svg:width="0.423cm" svg:height="0.424cm" svg:x="9.314cm" svg:y="13.787cm" svg:viewBox="0 0 424 425" draw:points="0,425 0,0 424,0 424,425">
          <text:p/>
        </draw:polygon>
        <draw:polygon draw:style-name="gr6" draw:layer="layout" svg:width="0.423cm" svg:height="0.423cm" svg:x="9.314cm" svg:y="13.364cm" svg:viewBox="0 0 424 424" draw:points="0,424 0,0 424,0 424,424">
          <text:p/>
        </draw:polygon>
        <draw:polygon draw:style-name="gr7" draw:layer="layout" svg:width="0.423cm" svg:height="0.423cm" svg:x="9.314cm" svg:y="13.364cm" svg:viewBox="0 0 424 424" draw:points="0,424 0,0 424,0 424,424">
          <text:p/>
        </draw:polygon>
        <draw:polygon draw:style-name="gr6" draw:layer="layout" svg:width="0.423cm" svg:height="0.423cm" svg:x="9.314cm" svg:y="13.364cm" svg:viewBox="0 0 424 424" draw:points="0,424 0,0 424,0 424,424">
          <text:p/>
        </draw:polygon>
        <draw:polygon draw:style-name="gr7" draw:layer="layout" svg:width="0.423cm" svg:height="0.423cm" svg:x="9.314cm" svg:y="13.364cm" svg:viewBox="0 0 424 424" draw:points="0,424 0,0 424,0 424,424">
          <text:p/>
        </draw:polygon>
        <draw:polygon draw:style-name="gr6" draw:layer="layout" svg:width="0.423cm" svg:height="0.423cm" svg:x="9.314cm" svg:y="12.941cm" svg:viewBox="0 0 424 424" draw:points="0,424 0,0 424,0 424,424">
          <text:p/>
        </draw:polygon>
        <draw:polygon draw:style-name="gr7" draw:layer="layout" svg:width="0.423cm" svg:height="0.423cm" svg:x="9.314cm" svg:y="12.941cm" svg:viewBox="0 0 424 424" draw:points="0,424 0,0 424,0 424,424">
          <text:p/>
        </draw:polygon>
        <draw:polygon draw:style-name="gr6" draw:layer="layout" svg:width="0.423cm" svg:height="0.423cm" svg:x="9.314cm" svg:y="12.941cm" svg:viewBox="0 0 424 424" draw:points="0,424 0,0 424,0 424,424">
          <text:p/>
        </draw:polygon>
        <draw:polygon draw:style-name="gr7" draw:layer="layout" svg:width="0.423cm" svg:height="0.423cm" svg:x="9.314cm" svg:y="12.941cm" svg:viewBox="0 0 424 424" draw:points="0,424 0,0 424,0 424,424">
          <text:p/>
        </draw:polygon>
        <draw:polygon draw:style-name="gr6" draw:layer="layout" svg:width="0.423cm" svg:height="0.424cm" svg:x="9.314cm" svg:y="12.517cm" svg:viewBox="0 0 424 425" draw:points="0,425 0,0 424,0 424,425">
          <text:p/>
        </draw:polygon>
        <draw:polygon draw:style-name="gr7" draw:layer="layout" svg:width="0.423cm" svg:height="0.424cm" svg:x="9.314cm" svg:y="12.517cm" svg:viewBox="0 0 424 425" draw:points="0,425 0,0 424,0 424,425">
          <text:p/>
        </draw:polygon>
        <draw:polygon draw:style-name="gr6" draw:layer="layout" svg:width="0.423cm" svg:height="0.424cm" svg:x="9.314cm" svg:y="12.517cm" svg:viewBox="0 0 424 425" draw:points="0,425 0,0 424,0 424,425">
          <text:p/>
        </draw:polygon>
        <draw:polygon draw:style-name="gr7" draw:layer="layout" svg:width="0.423cm" svg:height="0.424cm" svg:x="9.314cm" svg:y="12.517cm" svg:viewBox="0 0 424 425" draw:points="0,425 0,0 424,0 424,425">
          <text:p/>
        </draw:polygon>
        <draw:polygon draw:style-name="gr6" draw:layer="layout" svg:width="0.423cm" svg:height="0.423cm" svg:x="9.314cm" svg:y="12.094cm" svg:viewBox="0 0 424 424" draw:points="0,424 0,0 424,0 424,424">
          <text:p/>
        </draw:polygon>
        <draw:polygon draw:style-name="gr7" draw:layer="layout" svg:width="0.423cm" svg:height="0.423cm" svg:x="9.314cm" svg:y="12.094cm" svg:viewBox="0 0 424 424" draw:points="0,424 0,0 424,0 424,424">
          <text:p/>
        </draw:polygon>
        <draw:polygon draw:style-name="gr6" draw:layer="layout" svg:width="0.423cm" svg:height="0.423cm" svg:x="9.314cm" svg:y="12.094cm" svg:viewBox="0 0 424 424" draw:points="0,424 0,0 424,0 424,424">
          <text:p/>
        </draw:polygon>
        <draw:polygon draw:style-name="gr7" draw:layer="layout" svg:width="0.423cm" svg:height="0.423cm" svg:x="9.314cm" svg:y="12.094cm" svg:viewBox="0 0 424 424" draw:points="0,424 0,0 424,0 424,424">
          <text:p/>
        </draw:polygon>
        <draw:polygon draw:style-name="gr6" draw:layer="layout" svg:width="0.423cm" svg:height="0.423cm" svg:x="9.314cm" svg:y="11.671cm" svg:viewBox="0 0 424 424" draw:points="0,424 0,0 424,0 424,424">
          <text:p/>
        </draw:polygon>
        <draw:polygon draw:style-name="gr7" draw:layer="layout" svg:width="0.423cm" svg:height="0.423cm" svg:x="9.314cm" svg:y="11.671cm" svg:viewBox="0 0 424 424" draw:points="0,424 0,0 424,0 424,424">
          <text:p/>
        </draw:polygon>
        <draw:polygon draw:style-name="gr6" draw:layer="layout" svg:width="0.423cm" svg:height="0.423cm" svg:x="9.314cm" svg:y="11.671cm" svg:viewBox="0 0 424 424" draw:points="0,424 0,0 424,0 424,424">
          <text:p/>
        </draw:polygon>
        <draw:polygon draw:style-name="gr7" draw:layer="layout" svg:width="0.423cm" svg:height="0.423cm" svg:x="9.314cm" svg:y="11.671cm" svg:viewBox="0 0 424 424" draw:points="0,424 0,0 424,0 424,424">
          <text:p/>
        </draw:polygon>
        <draw:polygon draw:style-name="gr6" draw:layer="layout" svg:width="0.423cm" svg:height="0.424cm" svg:x="9.314cm" svg:y="11.247cm" svg:viewBox="0 0 424 425" draw:points="0,425 0,0 424,0 424,425">
          <text:p/>
        </draw:polygon>
        <draw:polygon draw:style-name="gr7" draw:layer="layout" svg:width="0.423cm" svg:height="0.424cm" svg:x="9.314cm" svg:y="11.247cm" svg:viewBox="0 0 424 425" draw:points="0,425 0,0 424,0 424,425">
          <text:p/>
        </draw:polygon>
        <draw:polygon draw:style-name="gr6" draw:layer="layout" svg:width="0.423cm" svg:height="0.424cm" svg:x="9.314cm" svg:y="11.247cm" svg:viewBox="0 0 424 425" draw:points="0,425 0,0 424,0 424,425">
          <text:p/>
        </draw:polygon>
        <draw:polygon draw:style-name="gr7" draw:layer="layout" svg:width="0.423cm" svg:height="0.424cm" svg:x="9.314cm" svg:y="11.247cm" svg:viewBox="0 0 424 425" draw:points="0,425 0,0 424,0 424,425">
          <text:p/>
        </draw:polygon>
        <draw:polygon draw:style-name="gr6" draw:layer="layout" svg:width="0.423cm" svg:height="0.423cm" svg:x="9.314cm" svg:y="10.824cm" svg:viewBox="0 0 424 424" draw:points="0,424 0,0 424,0 424,424">
          <text:p/>
        </draw:polygon>
        <draw:polygon draw:style-name="gr7" draw:layer="layout" svg:width="0.423cm" svg:height="0.423cm" svg:x="9.314cm" svg:y="10.824cm" svg:viewBox="0 0 424 424" draw:points="0,424 0,0 424,0 424,424">
          <text:p/>
        </draw:polygon>
        <draw:polygon draw:style-name="gr6" draw:layer="layout" svg:width="0.423cm" svg:height="0.423cm" svg:x="9.314cm" svg:y="10.824cm" svg:viewBox="0 0 424 424" draw:points="0,424 0,0 424,0 424,424">
          <text:p/>
        </draw:polygon>
        <draw:polygon draw:style-name="gr7" draw:layer="layout" svg:width="0.423cm" svg:height="0.423cm" svg:x="9.314cm" svg:y="10.824cm" svg:viewBox="0 0 424 424" draw:points="0,424 0,0 424,0 424,424">
          <text:p/>
        </draw:polygon>
        <draw:polygon draw:style-name="gr6" draw:layer="layout" svg:width="0.423cm" svg:height="0.423cm" svg:x="9.314cm" svg:y="10.401cm" svg:viewBox="0 0 424 424" draw:points="0,424 0,0 424,0 424,424">
          <text:p/>
        </draw:polygon>
        <draw:polygon draw:style-name="gr7" draw:layer="layout" svg:width="0.423cm" svg:height="0.423cm" svg:x="9.314cm" svg:y="10.401cm" svg:viewBox="0 0 424 424" draw:points="0,424 0,0 424,0 424,424">
          <text:p/>
        </draw:polygon>
        <draw:polygon draw:style-name="gr6" draw:layer="layout" svg:width="0.423cm" svg:height="0.423cm" svg:x="9.314cm" svg:y="10.401cm" svg:viewBox="0 0 424 424" draw:points="0,424 0,0 424,0 424,424">
          <text:p/>
        </draw:polygon>
        <draw:polygon draw:style-name="gr7" draw:layer="layout" svg:width="0.423cm" svg:height="0.423cm" svg:x="9.314cm" svg:y="10.401cm" svg:viewBox="0 0 424 424" draw:points="0,424 0,0 424,0 424,424">
          <text:p/>
        </draw:polygon>
        <draw:polygon draw:style-name="gr6" draw:layer="layout" svg:width="0.424cm" svg:height="0.424cm" svg:x="9.737cm" svg:y="20.137cm" svg:viewBox="0 0 425 425" draw:points="0,425 0,0 425,0 425,425">
          <text:p/>
        </draw:polygon>
        <draw:polygon draw:style-name="gr7" draw:layer="layout" svg:width="0.424cm" svg:height="0.424cm" svg:x="9.737cm" svg:y="20.137cm" svg:viewBox="0 0 425 425" draw:points="0,425 0,0 425,0 425,425">
          <text:p/>
        </draw:polygon>
        <draw:polygon draw:style-name="gr6" draw:layer="layout" svg:width="0.424cm" svg:height="0.424cm" svg:x="9.737cm" svg:y="20.137cm" svg:viewBox="0 0 425 425" draw:points="0,425 0,0 425,0 425,425">
          <text:p/>
        </draw:polygon>
        <draw:polygon draw:style-name="gr7" draw:layer="layout" svg:width="0.424cm" svg:height="0.424cm" svg:x="9.737cm" svg:y="20.137cm" svg:viewBox="0 0 425 425" draw:points="0,425 0,0 425,0 425,425">
          <text:p/>
        </draw:polygon>
        <draw:polygon draw:style-name="gr6" draw:layer="layout" svg:width="0.424cm" svg:height="0.423cm" svg:x="9.737cm" svg:y="19.714cm" svg:viewBox="0 0 425 424" draw:points="0,424 0,0 425,0 425,424">
          <text:p/>
        </draw:polygon>
        <draw:polygon draw:style-name="gr7" draw:layer="layout" svg:width="0.424cm" svg:height="0.423cm" svg:x="9.737cm" svg:y="19.714cm" svg:viewBox="0 0 425 424" draw:points="0,424 0,0 425,0 425,424">
          <text:p/>
        </draw:polygon>
        <draw:polygon draw:style-name="gr6" draw:layer="layout" svg:width="0.424cm" svg:height="0.423cm" svg:x="9.737cm" svg:y="19.714cm" svg:viewBox="0 0 425 424" draw:points="0,424 0,0 425,0 425,424">
          <text:p/>
        </draw:polygon>
        <draw:polygon draw:style-name="gr7" draw:layer="layout" svg:width="0.424cm" svg:height="0.423cm" svg:x="9.737cm" svg:y="19.714cm" svg:viewBox="0 0 425 424" draw:points="0,424 0,0 425,0 425,424">
          <text:p/>
        </draw:polygon>
        <draw:polygon draw:style-name="gr6" draw:layer="layout" svg:width="0.424cm" svg:height="0.423cm" svg:x="9.737cm" svg:y="19.291cm" svg:viewBox="0 0 425 424" draw:points="0,424 0,0 425,0 425,424">
          <text:p/>
        </draw:polygon>
        <draw:polygon draw:style-name="gr7" draw:layer="layout" svg:width="0.424cm" svg:height="0.423cm" svg:x="9.737cm" svg:y="19.291cm" svg:viewBox="0 0 425 424" draw:points="0,424 0,0 425,0 425,424">
          <text:p/>
        </draw:polygon>
        <draw:polygon draw:style-name="gr6" draw:layer="layout" svg:width="0.424cm" svg:height="0.423cm" svg:x="9.737cm" svg:y="19.291cm" svg:viewBox="0 0 425 424" draw:points="0,424 0,0 425,0 425,424">
          <text:p/>
        </draw:polygon>
        <draw:polygon draw:style-name="gr7" draw:layer="layout" svg:width="0.424cm" svg:height="0.423cm" svg:x="9.737cm" svg:y="19.291cm" svg:viewBox="0 0 425 424" draw:points="0,424 0,0 425,0 425,424">
          <text:p/>
        </draw:polygon>
        <draw:polygon draw:style-name="gr6" draw:layer="layout" svg:width="0.424cm" svg:height="0.424cm" svg:x="9.737cm" svg:y="18.867cm" svg:viewBox="0 0 425 425" draw:points="0,425 0,0 425,0 425,425">
          <text:p/>
        </draw:polygon>
        <draw:polygon draw:style-name="gr7" draw:layer="layout" svg:width="0.424cm" svg:height="0.424cm" svg:x="9.737cm" svg:y="18.867cm" svg:viewBox="0 0 425 425" draw:points="0,425 0,0 425,0 425,425">
          <text:p/>
        </draw:polygon>
        <draw:polygon draw:style-name="gr6" draw:layer="layout" svg:width="0.424cm" svg:height="0.424cm" svg:x="9.737cm" svg:y="18.867cm" svg:viewBox="0 0 425 425" draw:points="0,425 0,0 425,0 425,425">
          <text:p/>
        </draw:polygon>
        <draw:polygon draw:style-name="gr7" draw:layer="layout" svg:width="0.424cm" svg:height="0.424cm" svg:x="9.737cm" svg:y="18.867cm" svg:viewBox="0 0 425 425" draw:points="0,425 0,0 425,0 425,425">
          <text:p/>
        </draw:polygon>
        <draw:polygon draw:style-name="gr6" draw:layer="layout" svg:width="0.424cm" svg:height="0.423cm" svg:x="9.737cm" svg:y="18.444cm" svg:viewBox="0 0 425 424" draw:points="0,424 0,0 425,0 425,424">
          <text:p/>
        </draw:polygon>
        <draw:polygon draw:style-name="gr7" draw:layer="layout" svg:width="0.424cm" svg:height="0.423cm" svg:x="9.737cm" svg:y="18.444cm" svg:viewBox="0 0 425 424" draw:points="0,424 0,0 425,0 425,424">
          <text:p/>
        </draw:polygon>
        <draw:polygon draw:style-name="gr6" draw:layer="layout" svg:width="0.424cm" svg:height="0.423cm" svg:x="9.737cm" svg:y="18.444cm" svg:viewBox="0 0 425 424" draw:points="0,424 0,0 425,0 425,424">
          <text:p/>
        </draw:polygon>
        <draw:polygon draw:style-name="gr7" draw:layer="layout" svg:width="0.424cm" svg:height="0.423cm" svg:x="9.737cm" svg:y="18.444cm" svg:viewBox="0 0 425 424" draw:points="0,424 0,0 425,0 425,424">
          <text:p/>
        </draw:polygon>
        <draw:polygon draw:style-name="gr6" draw:layer="layout" svg:width="0.424cm" svg:height="0.423cm" svg:x="9.737cm" svg:y="18.021cm" svg:viewBox="0 0 425 424" draw:points="0,424 0,0 425,0 425,424">
          <text:p/>
        </draw:polygon>
        <draw:polygon draw:style-name="gr7" draw:layer="layout" svg:width="0.424cm" svg:height="0.423cm" svg:x="9.737cm" svg:y="18.021cm" svg:viewBox="0 0 425 424" draw:points="0,424 0,0 425,0 425,424">
          <text:p/>
        </draw:polygon>
        <draw:polygon draw:style-name="gr6" draw:layer="layout" svg:width="0.424cm" svg:height="0.423cm" svg:x="9.737cm" svg:y="18.021cm" svg:viewBox="0 0 425 424" draw:points="0,424 0,0 425,0 425,424">
          <text:p/>
        </draw:polygon>
        <draw:polygon draw:style-name="gr7" draw:layer="layout" svg:width="0.424cm" svg:height="0.423cm" svg:x="9.737cm" svg:y="18.021cm" svg:viewBox="0 0 425 424" draw:points="0,424 0,0 425,0 425,424">
          <text:p/>
        </draw:polygon>
        <draw:polygon draw:style-name="gr6" draw:layer="layout" svg:width="0.424cm" svg:height="0.424cm" svg:x="9.737cm" svg:y="17.597cm" svg:viewBox="0 0 425 425" draw:points="0,425 0,0 425,0 425,425">
          <text:p/>
        </draw:polygon>
        <draw:polygon draw:style-name="gr7" draw:layer="layout" svg:width="0.424cm" svg:height="0.424cm" svg:x="9.737cm" svg:y="17.597cm" svg:viewBox="0 0 425 425" draw:points="0,425 0,0 425,0 425,425">
          <text:p/>
        </draw:polygon>
        <draw:polygon draw:style-name="gr6" draw:layer="layout" svg:width="0.424cm" svg:height="0.424cm" svg:x="9.737cm" svg:y="17.597cm" svg:viewBox="0 0 425 425" draw:points="0,425 0,0 425,0 425,425">
          <text:p/>
        </draw:polygon>
        <draw:polygon draw:style-name="gr7" draw:layer="layout" svg:width="0.424cm" svg:height="0.424cm" svg:x="9.737cm" svg:y="17.597cm" svg:viewBox="0 0 425 425" draw:points="0,425 0,0 425,0 425,425">
          <text:p/>
        </draw:polygon>
        <draw:polygon draw:style-name="gr6" draw:layer="layout" svg:width="0.424cm" svg:height="0.423cm" svg:x="9.737cm" svg:y="17.174cm" svg:viewBox="0 0 425 424" draw:points="0,424 0,0 425,0 425,424">
          <text:p/>
        </draw:polygon>
        <draw:polygon draw:style-name="gr7" draw:layer="layout" svg:width="0.424cm" svg:height="0.423cm" svg:x="9.737cm" svg:y="17.174cm" svg:viewBox="0 0 425 424" draw:points="0,424 0,0 425,0 425,424">
          <text:p/>
        </draw:polygon>
        <draw:polygon draw:style-name="gr6" draw:layer="layout" svg:width="0.424cm" svg:height="0.423cm" svg:x="9.737cm" svg:y="17.174cm" svg:viewBox="0 0 425 424" draw:points="0,424 0,0 425,0 425,424">
          <text:p/>
        </draw:polygon>
        <draw:polygon draw:style-name="gr7" draw:layer="layout" svg:width="0.424cm" svg:height="0.423cm" svg:x="9.737cm" svg:y="17.174cm" svg:viewBox="0 0 425 424" draw:points="0,424 0,0 425,0 425,424">
          <text:p/>
        </draw:polygon>
        <draw:polygon draw:style-name="gr6" draw:layer="layout" svg:width="0.424cm" svg:height="0.423cm" svg:x="9.737cm" svg:y="16.751cm" svg:viewBox="0 0 425 424" draw:points="0,424 0,0 425,0 425,424">
          <text:p/>
        </draw:polygon>
        <draw:polygon draw:style-name="gr7" draw:layer="layout" svg:width="0.424cm" svg:height="0.423cm" svg:x="9.737cm" svg:y="16.751cm" svg:viewBox="0 0 425 424" draw:points="0,424 0,0 425,0 425,424">
          <text:p/>
        </draw:polygon>
        <draw:polygon draw:style-name="gr6" draw:layer="layout" svg:width="0.424cm" svg:height="0.423cm" svg:x="9.737cm" svg:y="16.751cm" svg:viewBox="0 0 425 424" draw:points="0,424 0,0 425,0 425,424">
          <text:p/>
        </draw:polygon>
        <draw:polygon draw:style-name="gr7" draw:layer="layout" svg:width="0.424cm" svg:height="0.423cm" svg:x="9.737cm" svg:y="16.751cm" svg:viewBox="0 0 425 424" draw:points="0,424 0,0 425,0 425,424">
          <text:p/>
        </draw:polygon>
        <draw:polygon draw:style-name="gr6" draw:layer="layout" svg:width="0.424cm" svg:height="0.424cm" svg:x="9.737cm" svg:y="16.327cm" svg:viewBox="0 0 425 425" draw:points="0,425 0,0 425,0 425,425">
          <text:p/>
        </draw:polygon>
        <draw:polygon draw:style-name="gr7" draw:layer="layout" svg:width="0.424cm" svg:height="0.424cm" svg:x="9.737cm" svg:y="16.327cm" svg:viewBox="0 0 425 425" draw:points="0,425 0,0 425,0 425,425">
          <text:p/>
        </draw:polygon>
        <draw:polygon draw:style-name="gr6" draw:layer="layout" svg:width="0.424cm" svg:height="0.424cm" svg:x="9.737cm" svg:y="16.327cm" svg:viewBox="0 0 425 425" draw:points="0,425 0,0 425,0 425,425">
          <text:p/>
        </draw:polygon>
        <draw:polygon draw:style-name="gr7" draw:layer="layout" svg:width="0.424cm" svg:height="0.424cm" svg:x="9.737cm" svg:y="16.327cm" svg:viewBox="0 0 425 425" draw:points="0,425 0,0 425,0 425,425">
          <text:p/>
        </draw:polygon>
        <draw:polygon draw:style-name="gr6" draw:layer="layout" svg:width="0.424cm" svg:height="0.423cm" svg:x="9.737cm" svg:y="15.904cm" svg:viewBox="0 0 425 424" draw:points="0,424 0,0 425,0 425,424">
          <text:p/>
        </draw:polygon>
        <draw:polygon draw:style-name="gr7" draw:layer="layout" svg:width="0.424cm" svg:height="0.423cm" svg:x="9.737cm" svg:y="15.904cm" svg:viewBox="0 0 425 424" draw:points="0,424 0,0 425,0 425,424">
          <text:p/>
        </draw:polygon>
        <draw:polygon draw:style-name="gr6" draw:layer="layout" svg:width="0.424cm" svg:height="0.423cm" svg:x="9.737cm" svg:y="15.904cm" svg:viewBox="0 0 425 424" draw:points="0,424 0,0 425,0 425,424">
          <text:p/>
        </draw:polygon>
        <draw:polygon draw:style-name="gr7" draw:layer="layout" svg:width="0.424cm" svg:height="0.423cm" svg:x="9.737cm" svg:y="15.904cm" svg:viewBox="0 0 425 424" draw:points="0,424 0,0 425,0 425,424">
          <text:p/>
        </draw:polygon>
        <draw:polygon draw:style-name="gr6" draw:layer="layout" svg:width="0.424cm" svg:height="0.423cm" svg:x="9.737cm" svg:y="15.481cm" svg:viewBox="0 0 425 424" draw:points="0,424 0,0 425,0 425,424">
          <text:p/>
        </draw:polygon>
        <draw:polygon draw:style-name="gr7" draw:layer="layout" svg:width="0.424cm" svg:height="0.423cm" svg:x="9.737cm" svg:y="15.481cm" svg:viewBox="0 0 425 424" draw:points="0,424 0,0 425,0 425,424">
          <text:p/>
        </draw:polygon>
        <draw:polygon draw:style-name="gr6" draw:layer="layout" svg:width="0.424cm" svg:height="0.423cm" svg:x="9.737cm" svg:y="15.481cm" svg:viewBox="0 0 425 424" draw:points="0,424 0,0 425,0 425,424">
          <text:p/>
        </draw:polygon>
        <draw:polygon draw:style-name="gr7" draw:layer="layout" svg:width="0.424cm" svg:height="0.423cm" svg:x="9.737cm" svg:y="15.481cm" svg:viewBox="0 0 425 424" draw:points="0,424 0,0 425,0 425,424">
          <text:p/>
        </draw:polygon>
        <draw:polygon draw:style-name="gr6" draw:layer="layout" svg:width="0.424cm" svg:height="0.424cm" svg:x="9.737cm" svg:y="15.057cm" svg:viewBox="0 0 425 425" draw:points="0,425 0,0 425,0 425,425">
          <text:p/>
        </draw:polygon>
        <draw:polygon draw:style-name="gr7" draw:layer="layout" svg:width="0.424cm" svg:height="0.424cm" svg:x="9.737cm" svg:y="15.057cm" svg:viewBox="0 0 425 425" draw:points="0,425 0,0 425,0 425,425">
          <text:p/>
        </draw:polygon>
        <draw:polygon draw:style-name="gr6" draw:layer="layout" svg:width="0.424cm" svg:height="0.424cm" svg:x="9.737cm" svg:y="15.057cm" svg:viewBox="0 0 425 425" draw:points="0,425 0,0 425,0 425,425">
          <text:p/>
        </draw:polygon>
        <draw:polygon draw:style-name="gr7" draw:layer="layout" svg:width="0.424cm" svg:height="0.424cm" svg:x="9.737cm" svg:y="15.057cm" svg:viewBox="0 0 425 425" draw:points="0,425 0,0 425,0 425,425">
          <text:p/>
        </draw:polygon>
        <draw:polygon draw:style-name="gr6" draw:layer="layout" svg:width="0.424cm" svg:height="0.423cm" svg:x="9.737cm" svg:y="14.634cm" svg:viewBox="0 0 425 424" draw:points="0,424 0,0 425,0 425,424">
          <text:p/>
        </draw:polygon>
        <draw:polygon draw:style-name="gr7" draw:layer="layout" svg:width="0.424cm" svg:height="0.423cm" svg:x="9.737cm" svg:y="14.634cm" svg:viewBox="0 0 425 424" draw:points="0,424 0,0 425,0 425,424">
          <text:p/>
        </draw:polygon>
        <draw:polygon draw:style-name="gr6" draw:layer="layout" svg:width="0.424cm" svg:height="0.423cm" svg:x="9.737cm" svg:y="14.634cm" svg:viewBox="0 0 425 424" draw:points="0,424 0,0 425,0 425,424">
          <text:p/>
        </draw:polygon>
        <draw:polygon draw:style-name="gr7" draw:layer="layout" svg:width="0.424cm" svg:height="0.423cm" svg:x="9.737cm" svg:y="14.634cm" svg:viewBox="0 0 425 424" draw:points="0,424 0,0 425,0 425,424">
          <text:p/>
        </draw:polygon>
        <draw:polygon draw:style-name="gr6" draw:layer="layout" svg:width="0.424cm" svg:height="0.423cm" svg:x="9.737cm" svg:y="14.211cm" svg:viewBox="0 0 425 424" draw:points="0,424 0,0 425,0 425,424">
          <text:p/>
        </draw:polygon>
        <draw:polygon draw:style-name="gr7" draw:layer="layout" svg:width="0.424cm" svg:height="0.423cm" svg:x="9.737cm" svg:y="14.211cm" svg:viewBox="0 0 425 424" draw:points="0,424 0,0 425,0 425,424">
          <text:p/>
        </draw:polygon>
        <draw:polygon draw:style-name="gr6" draw:layer="layout" svg:width="0.424cm" svg:height="0.423cm" svg:x="9.737cm" svg:y="14.211cm" svg:viewBox="0 0 425 424" draw:points="0,424 0,0 425,0 425,424">
          <text:p/>
        </draw:polygon>
        <draw:polygon draw:style-name="gr7" draw:layer="layout" svg:width="0.424cm" svg:height="0.423cm" svg:x="9.737cm" svg:y="14.211cm" svg:viewBox="0 0 425 424" draw:points="0,424 0,0 425,0 425,424">
          <text:p/>
        </draw:polygon>
        <draw:polygon draw:style-name="gr6" draw:layer="layout" svg:width="0.424cm" svg:height="0.424cm" svg:x="9.737cm" svg:y="13.787cm" svg:viewBox="0 0 425 425" draw:points="0,425 0,0 425,0 425,425">
          <text:p/>
        </draw:polygon>
        <draw:polygon draw:style-name="gr7" draw:layer="layout" svg:width="0.424cm" svg:height="0.424cm" svg:x="9.737cm" svg:y="13.787cm" svg:viewBox="0 0 425 425" draw:points="0,425 0,0 425,0 425,425">
          <text:p/>
        </draw:polygon>
        <draw:polygon draw:style-name="gr6" draw:layer="layout" svg:width="0.424cm" svg:height="0.424cm" svg:x="9.737cm" svg:y="13.787cm" svg:viewBox="0 0 425 425" draw:points="0,425 0,0 425,0 425,425">
          <text:p/>
        </draw:polygon>
        <draw:polygon draw:style-name="gr7" draw:layer="layout" svg:width="0.424cm" svg:height="0.424cm" svg:x="9.737cm" svg:y="13.787cm" svg:viewBox="0 0 425 425" draw:points="0,425 0,0 425,0 425,425">
          <text:p/>
        </draw:polygon>
        <draw:polygon draw:style-name="gr6" draw:layer="layout" svg:width="0.424cm" svg:height="0.423cm" svg:x="9.737cm" svg:y="13.364cm" svg:viewBox="0 0 425 424" draw:points="0,424 0,0 425,0 425,424">
          <text:p/>
        </draw:polygon>
        <draw:polygon draw:style-name="gr7" draw:layer="layout" svg:width="0.424cm" svg:height="0.423cm" svg:x="9.737cm" svg:y="13.364cm" svg:viewBox="0 0 425 424" draw:points="0,424 0,0 425,0 425,424">
          <text:p/>
        </draw:polygon>
        <draw:polygon draw:style-name="gr6" draw:layer="layout" svg:width="0.424cm" svg:height="0.423cm" svg:x="9.737cm" svg:y="13.364cm" svg:viewBox="0 0 425 424" draw:points="0,424 0,0 425,0 425,424">
          <text:p/>
        </draw:polygon>
        <draw:polygon draw:style-name="gr7" draw:layer="layout" svg:width="0.424cm" svg:height="0.423cm" svg:x="9.737cm" svg:y="13.364cm" svg:viewBox="0 0 425 424" draw:points="0,424 0,0 425,0 425,424">
          <text:p/>
        </draw:polygon>
        <draw:polygon draw:style-name="gr6" draw:layer="layout" svg:width="0.424cm" svg:height="0.423cm" svg:x="9.737cm" svg:y="12.941cm" svg:viewBox="0 0 425 424" draw:points="0,424 0,0 425,0 425,424">
          <text:p/>
        </draw:polygon>
        <draw:polygon draw:style-name="gr7" draw:layer="layout" svg:width="0.424cm" svg:height="0.423cm" svg:x="9.737cm" svg:y="12.941cm" svg:viewBox="0 0 425 424" draw:points="0,424 0,0 425,0 425,424">
          <text:p/>
        </draw:polygon>
        <draw:polygon draw:style-name="gr6" draw:layer="layout" svg:width="0.424cm" svg:height="0.423cm" svg:x="9.737cm" svg:y="12.941cm" svg:viewBox="0 0 425 424" draw:points="0,424 0,0 425,0 425,424">
          <text:p/>
        </draw:polygon>
        <draw:polygon draw:style-name="gr7" draw:layer="layout" svg:width="0.424cm" svg:height="0.423cm" svg:x="9.737cm" svg:y="12.941cm" svg:viewBox="0 0 425 424" draw:points="0,424 0,0 425,0 425,424">
          <text:p/>
        </draw:polygon>
        <draw:polygon draw:style-name="gr6" draw:layer="layout" svg:width="0.424cm" svg:height="0.424cm" svg:x="9.737cm" svg:y="12.517cm" svg:viewBox="0 0 425 425" draw:points="0,425 0,0 425,0 425,425">
          <text:p/>
        </draw:polygon>
        <draw:polygon draw:style-name="gr7" draw:layer="layout" svg:width="0.424cm" svg:height="0.424cm" svg:x="9.737cm" svg:y="12.517cm" svg:viewBox="0 0 425 425" draw:points="0,425 0,0 425,0 425,425">
          <text:p/>
        </draw:polygon>
        <draw:polygon draw:style-name="gr6" draw:layer="layout" svg:width="0.424cm" svg:height="0.424cm" svg:x="9.737cm" svg:y="12.517cm" svg:viewBox="0 0 425 425" draw:points="0,425 0,0 425,0 425,425">
          <text:p/>
        </draw:polygon>
        <draw:polygon draw:style-name="gr7" draw:layer="layout" svg:width="0.424cm" svg:height="0.424cm" svg:x="9.737cm" svg:y="12.517cm" svg:viewBox="0 0 425 425" draw:points="0,425 0,0 425,0 425,425">
          <text:p/>
        </draw:polygon>
        <draw:polygon draw:style-name="gr6" draw:layer="layout" svg:width="0.424cm" svg:height="0.423cm" svg:x="9.737cm" svg:y="12.094cm" svg:viewBox="0 0 425 424" draw:points="0,424 0,0 425,0 425,424">
          <text:p/>
        </draw:polygon>
        <draw:polygon draw:style-name="gr7" draw:layer="layout" svg:width="0.424cm" svg:height="0.423cm" svg:x="9.737cm" svg:y="12.094cm" svg:viewBox="0 0 425 424" draw:points="0,424 0,0 425,0 425,424">
          <text:p/>
        </draw:polygon>
        <draw:polygon draw:style-name="gr6" draw:layer="layout" svg:width="0.424cm" svg:height="0.423cm" svg:x="9.737cm" svg:y="12.094cm" svg:viewBox="0 0 425 424" draw:points="0,424 0,0 425,0 425,424">
          <text:p/>
        </draw:polygon>
        <draw:polygon draw:style-name="gr7" draw:layer="layout" svg:width="0.424cm" svg:height="0.423cm" svg:x="9.737cm" svg:y="12.094cm" svg:viewBox="0 0 425 424" draw:points="0,424 0,0 425,0 425,424">
          <text:p/>
        </draw:polygon>
        <draw:polygon draw:style-name="gr6" draw:layer="layout" svg:width="0.424cm" svg:height="0.423cm" svg:x="9.737cm" svg:y="11.671cm" svg:viewBox="0 0 425 424" draw:points="0,424 0,0 425,0 425,424">
          <text:p/>
        </draw:polygon>
        <draw:polygon draw:style-name="gr7" draw:layer="layout" svg:width="0.424cm" svg:height="0.423cm" svg:x="9.737cm" svg:y="11.671cm" svg:viewBox="0 0 425 424" draw:points="0,424 0,0 425,0 425,424">
          <text:p/>
        </draw:polygon>
        <draw:polygon draw:style-name="gr6" draw:layer="layout" svg:width="0.424cm" svg:height="0.423cm" svg:x="9.737cm" svg:y="11.671cm" svg:viewBox="0 0 425 424" draw:points="0,424 0,0 425,0 425,424">
          <text:p/>
        </draw:polygon>
        <draw:polygon draw:style-name="gr7" draw:layer="layout" svg:width="0.424cm" svg:height="0.423cm" svg:x="9.737cm" svg:y="11.671cm" svg:viewBox="0 0 425 424" draw:points="0,424 0,0 425,0 425,424">
          <text:p/>
        </draw:polygon>
        <draw:polygon draw:style-name="gr6" draw:layer="layout" svg:width="0.424cm" svg:height="0.424cm" svg:x="9.737cm" svg:y="11.247cm" svg:viewBox="0 0 425 425" draw:points="0,425 0,0 425,0 425,425">
          <text:p/>
        </draw:polygon>
        <draw:polygon draw:style-name="gr7" draw:layer="layout" svg:width="0.424cm" svg:height="0.424cm" svg:x="9.737cm" svg:y="11.247cm" svg:viewBox="0 0 425 425" draw:points="0,425 0,0 425,0 425,425">
          <text:p/>
        </draw:polygon>
        <draw:polygon draw:style-name="gr6" draw:layer="layout" svg:width="0.424cm" svg:height="0.424cm" svg:x="9.737cm" svg:y="11.247cm" svg:viewBox="0 0 425 425" draw:points="0,425 0,0 425,0 425,425">
          <text:p/>
        </draw:polygon>
        <draw:polygon draw:style-name="gr7" draw:layer="layout" svg:width="0.424cm" svg:height="0.424cm" svg:x="9.737cm" svg:y="11.247cm" svg:viewBox="0 0 425 425" draw:points="0,425 0,0 425,0 425,425">
          <text:p/>
        </draw:polygon>
        <draw:polygon draw:style-name="gr6" draw:layer="layout" svg:width="0.424cm" svg:height="0.423cm" svg:x="9.737cm" svg:y="10.824cm" svg:viewBox="0 0 425 424" draw:points="0,424 0,0 425,0 425,424">
          <text:p/>
        </draw:polygon>
        <draw:polygon draw:style-name="gr7" draw:layer="layout" svg:width="0.424cm" svg:height="0.423cm" svg:x="9.737cm" svg:y="10.824cm" svg:viewBox="0 0 425 424" draw:points="0,424 0,0 425,0 425,424">
          <text:p/>
        </draw:polygon>
        <draw:polygon draw:style-name="gr6" draw:layer="layout" svg:width="0.424cm" svg:height="0.423cm" svg:x="9.737cm" svg:y="10.824cm" svg:viewBox="0 0 425 424" draw:points="0,424 0,0 425,0 425,424">
          <text:p/>
        </draw:polygon>
        <draw:polygon draw:style-name="gr7" draw:layer="layout" svg:width="0.424cm" svg:height="0.423cm" svg:x="9.737cm" svg:y="10.824cm" svg:viewBox="0 0 425 424" draw:points="0,424 0,0 425,0 425,424">
          <text:p/>
        </draw:polygon>
        <draw:polygon draw:style-name="gr6" draw:layer="layout" svg:width="0.424cm" svg:height="0.423cm" svg:x="9.737cm" svg:y="10.401cm" svg:viewBox="0 0 425 424" draw:points="0,424 0,0 425,0 425,424">
          <text:p/>
        </draw:polygon>
        <draw:polygon draw:style-name="gr7" draw:layer="layout" svg:width="0.424cm" svg:height="0.423cm" svg:x="9.737cm" svg:y="10.401cm" svg:viewBox="0 0 425 424" draw:points="0,424 0,0 425,0 425,424">
          <text:p/>
        </draw:polygon>
        <draw:polygon draw:style-name="gr6" draw:layer="layout" svg:width="0.424cm" svg:height="0.423cm" svg:x="9.737cm" svg:y="10.401cm" svg:viewBox="0 0 425 424" draw:points="0,424 0,0 425,0 425,424">
          <text:p/>
        </draw:polygon>
        <draw:polygon draw:style-name="gr7" draw:layer="layout" svg:width="0.424cm" svg:height="0.423cm" svg:x="9.737cm" svg:y="10.401cm" svg:viewBox="0 0 425 424" draw:points="0,424 0,0 425,0 425,424">
          <text:p/>
        </draw:polygon>
        <draw:polygon draw:style-name="gr14" draw:layer="layout" svg:width="0.424cm" svg:height="0.423cm" svg:x="4.217cm" svg:y="15.481cm" svg:viewBox="0 0 425 424" draw:points="0,424 0,0 425,0 425,424">
          <text:p/>
        </draw:polygon>
        <draw:polygon draw:style-name="gr14" draw:layer="layout" svg:width="0.423cm" svg:height="0.423cm" svg:x="4.641cm" svg:y="15.481cm" svg:viewBox="0 0 424 424" draw:points="0,424 0,0 424,0 424,424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3-01T22:53:08.654297690</dc:date>
    <meta:document-statistic meta:object-count="2311"/>
    <meta:generator>LibreOffice/4.2.8.2$Linux_X86_64 LibreOffice_project/420m0$Build-2</meta:generator>
  </office:meta>
</office:document-meta>
</file>